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7cm" svg:stroke-color="#729fcf" draw:marker-start-width="1.906cm" draw:marker-end-width="1.906cm" draw:stroke-linejoin="bevel" draw:fill="solid" draw:fill-color="#729fcf" draw:textarea-horizontal-align="justify" draw:textarea-vertical-align="middle" draw:auto-grow-height="false" fo:min-height="6.642cm" fo:min-width="14.392cm" fo:padding-top="0.479cm" fo:padding-bottom="0.479cm" fo:padding-left="0.604cm" fo:padding-right="0.604cm"/>
    </style:style>
    <style:style style:name="gr2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149cm" fo:min-width="31.758cm"/>
    </style:style>
    <style:style style:name="gr3" style:family="graphic" style:parent-style-name="standard">
      <style:graphic-properties svg:stroke-width="0.7cm" svg:stroke-color="#000000" draw:marker-start-width="1.906cm" draw:marker-end-width="1.906cm" draw:stroke-linejoin="bevel" draw:fill="solid" draw:fill-color="#729fcf" draw:textarea-horizontal-align="justify" draw:textarea-vertical-align="middle" draw:auto-grow-height="false" fo:min-height="14.642cm" fo:min-width="14.392cm" fo:padding-top="0.479cm" fo:padding-bottom="0.479cm" fo:padding-left="0.604cm" fo:padding-right="0.604cm"/>
    </style:style>
    <style:style style:name="gr4" style:family="graphic" style:parent-style-name="measure">
      <style:graphic-properties draw:stroke-linejoin="bevel" draw:textarea-vertical-align="middle" draw:line-distance="0.6cm"/>
    </style:style>
    <style:style style:name="gr5" style:family="graphic" style:parent-style-name="measure" style:list-style-name="L1">
      <style:graphic-properties draw:textarea-vertical-align="middle" draw:line-distance="0.6cm" draw:placing="above"/>
    </style:style>
    <style:style style:name="gr6" style:family="graphic" style:parent-style-name="measure" style:list-style-name="L1">
      <style:graphic-properties draw:textarea-vertical-align="middle" draw:line-distance="0.6cm" draw:placing="above"/>
    </style:style>
    <style:style style:name="gr7" style:family="graphic" style:parent-style-name="measure" style:list-style-name="L1">
      <style:graphic-properties draw:textarea-vertical-align="middle" draw:line-distance="0.6cm" draw:placing="above"/>
    </style:style>
    <style:style style:name="gr8" style:family="graphic" style:parent-style-name="measure" style:list-style-name="L1">
      <style:graphic-properties draw:textarea-vertical-align="middle" draw:line-distance="0.6cm" draw:placing="above"/>
    </style:style>
    <style:style style:name="gr9" style:family="graphic" style:parent-style-name="standard">
      <style:graphic-properties svg:stroke-width="0.7cm" svg:stroke-color="#729fcf" draw:marker-start-width="1.906cm" draw:marker-end-width="1.906cm" draw:stroke-linejoin="bevel" draw:fill="solid" draw:fill-color="#3465a4" draw:textarea-horizontal-align="justify" draw:textarea-vertical-align="middle" draw:auto-grow-height="false" fo:min-height="16.242cm" fo:min-width="14.392cm" fo:padding-top="0.479cm" fo:padding-bottom="0.479cm" fo:padding-left="0.604cm" fo:padding-right="0.604cm"/>
    </style:style>
    <style:style style:name="gr10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-color="#3465a4" draw:textarea-horizontal-align="right" draw:textarea-vertical-align="middle" draw:auto-grow-height="false" fo:min-height="0cm" fo:min-width="26.898cm" fo:padding-top="0.426cm" fo:padding-bottom="0.426cm" fo:padding-left="0.551cm" fo:padding-right="0.551cm"/>
    </style:style>
    <style:style style:name="gr11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5.846cm" fo:min-width="0cm" fo:padding-top="0.276cm" fo:padding-bottom="0.276cm" fo:padding-left="0.401cm" fo:padding-right="0.401cm"/>
    </style:style>
    <style:style style:name="gr12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5.848cm" fo:min-width="0cm" fo:padding-top="0.276cm" fo:padding-bottom="0.276cm" fo:padding-left="0.401cm" fo:padding-right="0.401cm"/>
    </style:style>
    <style:style style:name="gr13" style:family="graphic" style:parent-style-name="measure">
      <style:graphic-properties draw:stroke-linejoin="bevel" draw:textarea-vertical-align="middle" draw:line-distance="1cm"/>
    </style:style>
    <style:style style:name="gr14" style:family="graphic" style:parent-style-name="measure" style:list-style-name="L1">
      <style:graphic-properties draw:textarea-vertical-align="middle" draw:line-distance="1cm" draw:placing="below"/>
    </style:style>
    <style:style style:name="gr15" style:family="graphic" style:parent-style-name="standard">
      <style:graphic-properties svg:stroke-width="0.1cm" svg:stroke-color="#666666" draw:marker-start-width="0.106cm" draw:marker-end-width="0.106cm" draw:stroke-linejoin="bevel" draw:fill="solid" draw:fill-color="#004586" draw:textarea-horizontal-align="justify" draw:textarea-vertical-align="middle" draw:auto-grow-height="false" fo:min-height="8.042cm" fo:min-width="3.792cm" fo:padding-top="0.179cm" fo:padding-bottom="0.179cm" fo:padding-left="0.304cm" fo:padding-right="0.304cm"/>
    </style:style>
    <style:style style:name="gr16" style:family="graphic" style:parent-style-name="standard">
      <style:graphic-properties svg:stroke-width="0.1cm" svg:stroke-color="#cccccc" draw:marker-start-width="0cm" draw:marker-end-width="0cm" svg:stroke-linecap="round" draw:fill-color="#cccccc" draw:textarea-horizontal-align="justify" draw:textarea-vertical-align="middle" draw:auto-grow-height="false" fo:min-height="0.104cm" fo:min-width="0.1cm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cm" svg:stroke-color="#cccccc" draw:marker-start-width="0cm" draw:marker-end-width="0cm" draw:stroke-linejoin="round" svg:stroke-linecap="round" draw:fill-color="#cccccc" draw:textarea-horizontal-align="right" draw:textarea-vertical-align="middle" draw:auto-grow-height="false" fo:min-height="0.848cm" fo:min-width="1.798cm" fo:padding-top="0.276cm" fo:padding-bottom="0.276cm" fo:padding-left="0.401cm" fo:padding-right="0.401cm"/>
    </style:style>
    <style:style style:name="gr18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cm" fo:min-width="1.498cm" fo:padding-top="0.326cm" fo:padding-bottom="0.326cm" fo:padding-left="0.451cm" fo:padding-right="0.451cm"/>
    </style:style>
    <style:style style:name="gr19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0" style:family="graphic" style:parent-style-name="standard">
      <style:graphic-properties svg:stroke-width="0.1cm" svg:stroke-color="#e6e6e6" draw:marker-start-width="0.106cm" draw:marker-end-width="0.106cm" draw:stroke-linejoin="bevel" draw:fill="solid" draw:fill-color="#e6e6e6" draw:textarea-horizontal-align="justify" draw:textarea-vertical-align="middle" draw:auto-grow-height="false" fo:min-height="1.642cm" fo:min-width="4.592cm" fo:padding-top="0.179cm" fo:padding-bottom="0.179cm" fo:padding-left="0.304cm" fo:padding-right="0.304cm"/>
    </style:style>
    <style:style style:name="gr21" style:family="graphic" style:parent-style-name="standard">
      <style:graphic-properties draw:fill="hatch" draw:fill-color="#cccccc" draw:fill-hatch-name="Trap" draw:fill-hatch-solid="true" draw:textarea-horizontal-align="justify" draw:textarea-vertical-align="middle" draw:auto-grow-height="false" fo:min-height="4.95cm" fo:min-width="1.3cm"/>
    </style:style>
    <style:style style:name="gr22" style:family="graphic" style:parent-style-name="standard">
      <style:graphic-properties draw:stroke="solid" svg:stroke-width="0.1cm" svg:stroke-color="#cccccc" draw:marker-start-width="0cm" draw:marker-end-width="0cm" draw:stroke-linejoin="round" svg:stroke-linecap="round" draw:fill-color="#cccccc" draw:textarea-horizontal-align="right" draw:textarea-vertical-align="middle" draw:auto-grow-height="false" fo:min-height="0.648cm" fo:min-width="2.598cm" fo:padding-top="0.276cm" fo:padding-bottom="0.276cm" fo:padding-left="0.401cm" fo:padding-right="0.401cm"/>
    </style:style>
    <style:style style:name="gr23" style:family="graphic" style:parent-style-name="standard">
      <style:graphic-properties svg:stroke-width="0.2cm" svg:stroke-color="#cccccc" draw:marker-start-width="0.8cm" draw:marker-end-width="0.8cm" draw:fill-color="#b3b3b3" draw:textarea-horizontal-align="justify" draw:textarea-vertical-align="middle" draw:auto-grow-height="false" fo:min-height="0.911cm" fo:min-width="1.301cm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1cm" svg:stroke-color="#cccccc" draw:marker-start-width="0cm" draw:marker-end-width="0cm" draw:stroke-linejoin="round" svg:stroke-linecap="round" draw:fill-color="#cccccc" draw:textarea-horizontal-align="right" draw:textarea-vertical-align="middle" draw:auto-grow-height="false" fo:min-height="0.648cm" fo:min-width="0.798cm" fo:padding-top="0.276cm" fo:padding-bottom="0.276cm" fo:padding-left="0.401cm" fo:padding-right="0.401cm"/>
    </style:style>
    <style:style style:name="gr25" style:family="graphic" style:parent-style-name="standard">
      <style:graphic-properties svg:stroke-width="0.1cm" svg:stroke-color="#cccccc" draw:marker-start-width="0cm" draw:marker-end-width="0cm" svg:stroke-linecap="roun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6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457cm" fo:min-width="0.7cm" fo:padding-top="0.225cm" fo:padding-bottom="0.225cm" fo:padding-left="0.35cm" fo:padding-right="0.35cm"/>
    </style:style>
    <style:style style:name="gr27" style:family="graphic" style:parent-style-name="standard">
      <style:graphic-properties svg:stroke-width="0.2cm" svg:stroke-color="#cccccc" draw:marker-start-width="0.8cm" draw:marker-end-width="0.8cm" svg:stroke-linecap="round" draw:fill-color="#cccc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8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548cm" fo:min-width="0cm" fo:padding-top="0.326cm" fo:padding-bottom="0.326cm" fo:padding-left="0.451cm" fo:padding-right="0.451cm"/>
    </style:style>
    <style:style style:name="gr29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549cm" fo:min-width="3.098cm" fo:padding-top="0.326cm" fo:padding-bottom="0.326cm" fo:padding-left="0.451cm" fo:padding-right="0.451cm"/>
    </style:style>
    <style:style style:name="gr30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548cm" fo:min-width="9.498cm" fo:padding-top="0.326cm" fo:padding-bottom="0.326cm" fo:padding-left="0.451cm" fo:padding-right="0.451cm"/>
    </style:style>
    <style:style style:name="gr31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93cm" fo:min-width="0.601cm" fo:padding-top="0.225cm" fo:padding-bottom="0.225cm" fo:padding-left="0.35cm" fo:padding-right="0.35cm"/>
    </style:style>
    <style:style style:name="gr32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884cm" fo:min-width="2.9cm" fo:padding-top="0.225cm" fo:padding-bottom="0.225cm" fo:padding-left="0.35cm" fo:padding-right="0.35cm"/>
    </style:style>
    <style:style style:name="gr33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28cm" fo:min-width="0.5cm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1.748cm" fo:min-width="1.098cm" fo:padding-top="0.326cm" fo:padding-bottom="0.326cm" fo:padding-left="0.451cm" fo:padding-right="0.451cm"/>
    </style:style>
    <style:style style:name="gr35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.148cm" fo:min-width="3.898cm" fo:padding-top="0.326cm" fo:padding-bottom="0.326cm" fo:padding-left="0.451cm" fo:padding-right="0.451cm"/>
    </style:style>
    <style:style style:name="gr36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4.948cm" fo:min-width="6.698cm" fo:padding-top="0.326cm" fo:padding-bottom="0.326cm" fo:padding-left="0.451cm" fo:padding-right="0.451cm"/>
    </style:style>
    <style:style style:name="gr37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4.548cm" fo:min-width="6.698cm" fo:padding-top="0.326cm" fo:padding-bottom="0.326cm" fo:padding-left="0.451cm" fo:padding-right="0.451cm"/>
    </style:style>
    <style:style style:name="gr38" style:family="graphic" style:parent-style-name="standard">
      <style:graphic-properties draw:stroke="none" svg:stroke-color="#000000" draw:fill="none" draw:fill-color="#ffffff" fo:min-height="1.455cm"/>
    </style:style>
    <style:style style:name="gr39" style:family="graphic" style:parent-style-name="standard">
      <style:graphic-properties svg:stroke-width="0.4cm" svg:stroke-color="#999999" draw:marker-start-width="0.3cm" draw:marker-end-width="0.3cm" draw:stroke-linejoin="round" svg:stroke-linecap="round" draw:fill-color="#b3b3b3" draw:textarea-horizontal-align="justify" draw:textarea-vertical-align="middle" draw:auto-grow-height="false" fo:min-height="0.15cm" fo:min-width="0.102cm" fo:padding-top="0.325cm" fo:padding-bottom="0.325cm" fo:padding-left="0.45cm" fo:padding-right="0.45cm"/>
    </style:style>
    <style:style style:name="gr40" style:family="graphic" style:parent-style-name="standard">
      <style:graphic-properties svg:stroke-width="0.212cm" svg:stroke-color="#999999" draw:marker-start-width="0.518cm" draw:marker-end-width="0.518cm" draw:stroke-linejoin="round" svg:stroke-linecap="round" draw:fill-color="#b3b3b3" draw:textarea-horizontal-align="justify" draw:textarea-vertical-align="middle" draw:auto-grow-height="false" fo:min-height="0cm" fo:min-width="0.488cm" fo:padding-top="0.231cm" fo:padding-bottom="0.231cm" fo:padding-left="0.356cm" fo:padding-right="0.356cm"/>
    </style:style>
    <style:style style:name="gr41" style:family="graphic" style:parent-style-name="standard">
      <style:graphic-properties draw:stroke="none" draw:stroke-linejoin="round" svg:stroke-linecap="round" draw:fill="none" draw:fill-color="#ffff99" draw:fill-image-width="0cm" draw:fill-image-height="0cm" fo:min-height="1.131cm"/>
    </style:style>
    <style:style style:name="gr42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right" draw:textarea-vertical-align="middle" draw:auto-grow-height="false" fo:min-height="0.335cm" fo:min-width="0.088cm" fo:padding-top="0.231cm" fo:padding-bottom="0.231cm" fo:padding-left="0.356cm" fo:padding-right="0.356cm"/>
    </style:style>
    <style:style style:name="gr43" style:family="graphic" style:parent-style-name="standard">
      <style:graphic-properties svg:stroke-width="0.2cm" svg:stroke-color="#cccccc" draw:marker-start-width="0.8cm" draw:marker-end-width="0.8cm" draw:fill="solid" draw:fill-color="#cccccc" draw:fill-image-width="0cm" draw:fill-image-height="0cm" draw:textarea-horizontal-align="justify" draw:textarea-vertical-align="middle" draw:auto-grow-height="false" fo:min-height="0.459cm" fo:min-width="0.7cm" fo:padding-top="0.225cm" fo:padding-bottom="0.225cm" fo:padding-left="0.35cm" fo:padding-right="0.35cm"/>
    </style:style>
    <style:style style:name="gr44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5.348cm" fo:min-width="0.698cm" fo:padding-top="0.326cm" fo:padding-bottom="0.326cm" fo:padding-left="0.451cm" fo:padding-right="0.451cm"/>
    </style:style>
    <style:style style:name="gr45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458cm" fo:min-width="0.7cm" fo:padding-top="0.225cm" fo:padding-bottom="0.225cm" fo:padding-left="0.35cm" fo:padding-right="0.35cm"/>
    </style:style>
    <style:style style:name="gr46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495cm" fo:min-width="2.301cm" fo:padding-top="0.225cm" fo:padding-bottom="0.225cm" fo:padding-left="0.35cm" fo:padding-right="0.35cm"/>
    </style:style>
    <style:style style:name="gr47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99cm" fo:min-width="0.3cm" fo:padding-top="0.225cm" fo:padding-bottom="0.225cm" fo:padding-left="0.35cm" fo:padding-right="0.35cm"/>
    </style:style>
    <style:style style:name="gr48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847cm" fo:min-width="1.301cm" fo:padding-top="0.225cm" fo:padding-bottom="0.225cm" fo:padding-left="0.35cm" fo:padding-right="0.35cm"/>
    </style:style>
    <style:style style:name="gr49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3.748cm" fo:min-width="1.498cm" fo:padding-top="0.326cm" fo:padding-bottom="0.326cm" fo:padding-left="0.451cm" fo:padding-right="0.451cm"/>
    </style:style>
    <style:style style:name="gr50" style:family="graphic" style:parent-style-name="standard">
      <style:graphic-properties svg:stroke-width="0.2cm" svg:stroke-color="#cccccc" draw:marker-start-width="0.746cm" draw:marker-end-width="0.746cm" draw:stroke-linejoin="bevel" svg:stroke-linecap="round" draw:fill="solid" draw:fill-color="#b3b3b3" draw:textarea-horizontal-align="justify" draw:textarea-vertical-align="middle" draw:auto-grow-height="false" fo:min-height="0cm" fo:min-width="0.902cm" fo:padding-top="0.224cm" fo:padding-bottom="0.224cm" fo:padding-left="0.349cm" fo:padding-right="0.349cm"/>
    </style:style>
    <style:style style:name="gr51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0.548cm" fo:min-width="3.498cm" fo:padding-top="0.326cm" fo:padding-bottom="0.326cm" fo:padding-left="0.451cm" fo:padding-right="0.451cm"/>
    </style:style>
    <style:style style:name="gr52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98cm" fo:min-width="0.3cm" fo:padding-top="0.225cm" fo:padding-bottom="0.225cm" fo:padding-left="0.35cm" fo:padding-right="0.35cm"/>
    </style:style>
    <style:style style:name="gr53" style:family="graphic" style:parent-style-name="standard">
      <style:graphic-properties svg:stroke-width="0.1cm" svg:stroke-color="#cccccc" draw:marker-start-width="0cm" draw:marker-end-width="0cm" draw:fill-color="#cccccc" draw:textarea-horizontal-align="justify" draw:textarea-vertical-align="middle" draw:auto-grow-height="false" fo:min-height="0.039cm" fo:min-width="0.001cm" fo:padding-top="0.175cm" fo:padding-bottom="0.175cm" fo:padding-left="0.3cm" fo:padding-right="0.3cm"/>
    </style:style>
    <style:style style:name="gr54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6cm" fo:min-width="0.888cm" fo:padding-top="0.231cm" fo:padding-bottom="0.231cm" fo:padding-left="0.356cm" fo:padding-right="0.356cm"/>
    </style:style>
    <style:style style:name="gr55" style:family="graphic" style:parent-style-name="standard">
      <style:graphic-properties svg:stroke-width="0cm" svg:stroke-color="#999999" draw:stroke-linejoin="miter" svg:stroke-linecap="round" draw:fill="hatch" draw:fill-color="#999999" draw:fill-hatch-name="Trap" draw:fill-hatch-solid="true" draw:opacity="50%" draw:textarea-horizontal-align="center" draw:textarea-vertical-align="bottom" draw:auto-grow-height="false" fo:min-height="5.353cm" fo:min-width="1.5cm" draw:shadow-opacity="50%"/>
    </style:style>
    <style:style style:name="gr56" style:family="graphic" style:parent-style-name="standard">
      <style:graphic-properties svg:stroke-width="0.3cm" svg:stroke-color="#3465a4" draw:marker-start-width="1.1cm" draw:marker-end-width="1.1cm" draw:textarea-horizontal-align="justify" draw:textarea-vertical-align="middle" draw:auto-grow-height="false" fo:min-height="1.587cm" fo:min-width="0.96cm" fo:padding-top="0.275cm" fo:padding-bottom="0.275cm" fo:padding-left="0.4cm" fo:padding-right="0.4cm" draw:shadow="hidden"/>
    </style:style>
    <style:style style:name="gr57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0cm" fo:min-width="0cm" fo:padding-top="0.179cm" fo:padding-bottom="0.179cm" fo:padding-left="0.304cm" fo:padding-right="0.304cm"/>
    </style:style>
    <style:style style:name="gr5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3cm" fo:min-width="0.594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4.595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3.794cm" fo:padding-top="0.178cm" fo:padding-bottom="0.178cm" fo:padding-left="0.303cm" fo:padding-right="0.303cm"/>
    </style:style>
    <style:style style:name="gr61" style:family="graphic" style:parent-style-name="standard">
      <style:graphic-properties draw:stroke="none" svg:stroke-width="0.201cm" svg:stroke-color="#000000" draw:marker-start-width="0.505cm" draw:marker-end-width="0.505cm" draw:stroke-linejoin="miter" draw:fill="none" draw:fill-color="#cccccc" draw:textarea-horizontal-align="center" draw:textarea-vertical-align="middle" draw:auto-grow-height="false" fo:min-height="1.94cm" fo:min-width="2.492cm" fo:padding-top="0.229cm" fo:padding-bottom="0.229cm" fo:padding-left="0.354cm" fo:padding-right="0.354cm"/>
    </style:style>
    <style:style style:name="gr62" style:family="graphic" style:parent-style-name="standard">
      <style:graphic-properties draw:stroke="none" svg:stroke-width="0.201cm" svg:stroke-color="#000000" draw:marker-start-width="0.502cm" draw:marker-end-width="0.502cm" draw:stroke-linejoin="miter" draw:fill="none" draw:fill-color="#cccccc" draw:textarea-horizontal-align="right" draw:textarea-vertical-align="bottom" draw:auto-grow-height="false" fo:min-height="1.148cm" fo:min-width="2.501cm" fo:padding-top="0.226cm" fo:padding-bottom="0.226cm" fo:padding-left="0.351cm" fo:padding-right="0.351cm"/>
    </style:style>
    <style:style style:name="gr63" style:family="graphic" style:parent-style-name="standard">
      <style:graphic-properties draw:stroke="none" svg:stroke-width="0.201cm" svg:stroke-color="#000000" draw:marker-start-width="0.506cm" draw:marker-end-width="0.506cm" draw:stroke-linejoin="miter" draw:fill="none" draw:fill-color="#cccccc" draw:textarea-horizontal-align="justify" draw:textarea-vertical-align="middle" draw:auto-grow-height="false" fo:min-height="0.741cm" fo:min-width="5.143cm" fo:padding-top="0.23cm" fo:padding-bottom="0.23cm" fo:padding-left="0.355cm" fo:padding-right="0.355cm"/>
    </style:style>
    <style:style style:name="gr64" style:family="graphic" style:parent-style-name="standard">
      <style:graphic-properties draw:stroke="none" svg:stroke-width="0.201cm" svg:stroke-color="#000000" draw:marker-start-width="0.303cm" draw:marker-end-width="0.303cm" draw:stroke-linejoin="miter" draw:fill="none" draw:fill-color="#cccccc" draw:textarea-horizontal-align="right" draw:textarea-vertical-align="bottom" draw:auto-grow-height="false" fo:min-height="14.345cm" fo:min-width="7.696cm" fo:padding-top="0.227cm" fo:padding-bottom="0.227cm" fo:padding-left="0.352cm" fo:padding-right="0.352cm"/>
    </style:style>
    <style:style style:name="gr65" style:family="graphic" style:parent-style-name="objectwithoutfill">
      <style:graphic-properties svg:stroke-width="0.3cm" svg:stroke-color="#666666" draw:marker-start-width="0.798cm" draw:marker-end-width="0.798cm" draw:stroke-linejoin="miter" svg:stroke-linecap="round" draw:fill="none" draw:textarea-vertical-align="middle" fo:padding-top="0.276cm" fo:padding-bottom="0.276cm" fo:padding-left="0.401cm" fo:padding-right="0.401cm"/>
    </style:style>
    <style:style style:name="gr66" style:family="graphic" style:parent-style-name="measure">
      <style:graphic-properties draw:textarea-vertical-align="middle" draw:line-distance="0.156cm" draw:placing="above"/>
    </style:style>
    <style:style style:name="gr67" style:family="graphic" style:parent-style-name="measure">
      <style:graphic-properties draw:textarea-vertical-align="middle" draw:line-distance="0.9cm" draw:placing="above"/>
    </style:style>
    <style:style style:name="gr68" style:family="graphic" style:parent-style-name="measure">
      <style:graphic-properties draw:textarea-vertical-align="middle" draw:line-distance="0.2cm" draw:placing="below"/>
    </style:style>
    <style:style style:name="gr69" style:family="graphic" style:parent-style-name="measure" style:list-style-name="L1">
      <style:graphic-properties draw:textarea-vertical-align="middle" draw:line-distance="0.597cm" draw:end-guide="0.003cm"/>
    </style:style>
    <style:style style:name="gr7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622cm" fo:min-width="1.657cm" fo:padding-top="0.178cm" fo:padding-bottom="0.178cm" fo:padding-left="0.303cm" fo:padding-right="0.303cm"/>
    </style:style>
    <style:style style:name="gr71" style:family="graphic" style:parent-style-name="measure" style:list-style-name="L1">
      <style:graphic-properties draw:textarea-vertical-align="middle" draw:line-distance="0.1cm" draw:placing="below"/>
    </style:style>
    <style:style style:name="gr72" style:family="graphic" style:parent-style-name="measure">
      <style:graphic-properties draw:textarea-vertical-align="middle" draw:line-distance="0.7cm" draw:placing="above"/>
    </style:style>
    <style:style style:name="gr73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2cm" fo:min-width="1.373cm" fo:padding-top="0.178cm" fo:padding-bottom="0.178cm" fo:padding-left="0.303cm" fo:padding-right="0.303cm"/>
    </style:style>
    <style:style style:name="gr7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4cm" fo:min-width="1.372cm" fo:padding-top="0.178cm" fo:padding-bottom="0.178cm" fo:padding-left="0.303cm" fo:padding-right="0.303cm"/>
    </style:style>
    <style:style style:name="gr7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1.394cm" fo:padding-top="0.178cm" fo:padding-bottom="0.178cm" fo:padding-left="0.303cm" fo:padding-right="0.303cm"/>
    </style:style>
    <style:style style:name="gr7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2.594cm" fo:padding-top="0.178cm" fo:padding-bottom="0.178cm" fo:padding-left="0.303cm" fo:padding-right="0.303cm"/>
    </style:style>
    <style:style style:name="gr7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993cm" fo:min-width="2.568cm" fo:padding-top="0.178cm" fo:padding-bottom="0.178cm" fo:padding-left="0.303cm" fo:padding-right="0.303cm"/>
    </style:style>
    <style:style style:name="gr7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3cm" fo:min-width="2.594cm" fo:padding-top="0.178cm" fo:padding-bottom="0.178cm" fo:padding-left="0.303cm" fo:padding-right="0.303cm"/>
    </style:style>
    <style:style style:name="gr79" style:family="graphic" style:parent-style-name="measure" style:list-style-name="L1">
      <style:graphic-properties draw:textarea-vertical-align="middle" draw:line-distance="0.2cm" draw:placing="above"/>
    </style:style>
    <style:style style:name="gr80" style:family="graphic" style:parent-style-name="measure" style:list-style-name="L1">
      <style:graphic-properties draw:textarea-vertical-align="middle" draw:line-distance="0.5cm" draw:placing="above"/>
    </style:style>
    <style:style style:name="gr81" style:family="graphic" style:parent-style-name="measure" style:list-style-name="L1">
      <style:graphic-properties draw:textarea-vertical-align="middle" draw:line-distance="0.366cm" draw:placing="above"/>
    </style:style>
    <style:style style:name="gr82" style:family="graphic" style:parent-style-name="measure" style:list-style-name="L1">
      <style:graphic-properties draw:textarea-vertical-align="middle" draw:line-distance="0.366cm" draw:placing="above"/>
    </style:style>
    <style:style style:name="gr83" style:family="graphic" style:parent-style-name="measure">
      <style:graphic-properties draw:textarea-vertical-align="middle" draw:line-distance="0.5cm" draw:placing="below"/>
    </style:style>
    <style:style style:name="gr84" style:family="graphic" style:parent-style-name="objectwithoutfill">
      <style:graphic-properties svg:stroke-width="0.301cm" svg:stroke-color="#cccccc" draw:marker-start-width="0.803cm" draw:marker-end-width="0.803cm" draw:stroke-linejoin="miter" svg:stroke-linecap="round" draw:fill="none" draw:textarea-vertical-align="middle" fo:padding-top="0.277cm" fo:padding-bottom="0.277cm" fo:padding-left="0.402cm" fo:padding-right="0.402cm"/>
    </style:style>
    <style:style style:name="gr85" style:family="graphic" style:parent-style-name="objectwithoutfill">
      <style:graphic-properties svg:stroke-width="0.201cm" svg:stroke-color="#cccccc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86" style:family="graphic" style:parent-style-name="objectwithoutfill">
      <style:graphic-properties svg:stroke-width="0.1cm" svg:stroke-color="#666666" draw:marker-start-width="0.201cm" draw:marker-end-width="0.201cm" draw:stroke-linejoin="miter" svg:stroke-linecap="round" draw:fill="none" draw:textarea-vertical-align="middle" fo:padding-top="0.177cm" fo:padding-bottom="0.177cm" fo:padding-left="0.302cm" fo:padding-right="0.302cm"/>
    </style:style>
    <style:style style:name="gr87" style:family="graphic" style:parent-style-name="objectwithoutfill">
      <style:graphic-properties svg:stroke-width="0.201cm" svg:stroke-color="#666666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88" style:family="graphic" style:parent-style-name="standard">
      <style:graphic-properties svg:stroke-width="0.106cm" svg:stroke-color="#666666" draw:marker-start-width="0.659cm" draw:marker-end-width="0.659cm" draw:fill-color="#b3b3b3" draw:textarea-horizontal-align="justify" draw:textarea-vertical-align="middle" draw:auto-grow-height="false" fo:min-height="0.034cm" fo:min-width="0cm" fo:padding-top="0.178cm" fo:padding-bottom="0.178cm" fo:padding-left="0.303cm" fo:padding-right="0.303cm"/>
    </style:style>
    <style:style style:name="gr8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4.594cm" fo:padding-top="0.178cm" fo:padding-bottom="0.178cm" fo:padding-left="0.303cm" fo:padding-right="0.303cm"/>
    </style:style>
    <style:style style:name="gr9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6cm" fo:min-width="0.594cm" fo:padding-top="0.178cm" fo:padding-bottom="0.178cm" fo:padding-left="0.303cm" fo:padding-right="0.303cm"/>
    </style:style>
    <style:style style:name="gr9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2.192cm" fo:padding-top="0.178cm" fo:padding-bottom="0.178cm" fo:padding-left="0.303cm" fo:padding-right="0.303cm"/>
    </style:style>
    <style:style style:name="gr92" style:family="graphic" style:parent-style-name="measure">
      <style:graphic-properties draw:textarea-vertical-align="middle" draw:line-distance="0.9cm"/>
    </style:style>
    <style:style style:name="gr93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6cm" fo:min-width="2.594cm" fo:padding-top="0.178cm" fo:padding-bottom="0.178cm" fo:padding-left="0.303cm" fo:padding-right="0.303cm"/>
    </style:style>
    <style:style style:name="gr94" style:family="graphic" style:parent-style-name="measure">
      <style:graphic-properties draw:textarea-vertical-align="middle" draw:line-distance="0.3cm" draw:placing="below"/>
    </style:style>
    <style:style style:name="gr95" style:family="graphic" style:parent-style-name="measure">
      <style:graphic-properties draw:textarea-vertical-align="middle" draw:line-distance="0.399cm" draw:start-guide="0.1cm" draw:placing="below"/>
    </style:style>
    <style:style style:name="gr96" style:family="graphic" style:parent-style-name="measure" style:list-style-name="L1">
      <style:graphic-properties draw:textarea-vertical-align="middle" draw:line-distance="0.4cm" draw:start-guide="0cm" draw:placing="above"/>
    </style:style>
    <style:style style:name="gr97" style:family="graphic" style:parent-style-name="measure">
      <style:graphic-properties draw:textarea-vertical-align="middle" draw:line-distance="0.05cm" draw:placing="below"/>
    </style:style>
    <style:style style:name="gr98" style:family="graphic" style:parent-style-name="measure">
      <style:graphic-properties draw:textarea-vertical-align="middle" draw:line-distance="0.65cm" draw:placing="above"/>
    </style:style>
    <style:style style:name="gr99" style:family="graphic" style:parent-style-name="measure" style:list-style-name="L1">
      <style:graphic-properties draw:textarea-vertical-align="middle" draw:line-distance="1.1cm" draw:placing="above"/>
    </style:style>
    <style:style style:name="gr100" style:family="graphic" style:parent-style-name="measure">
      <style:graphic-properties draw:textarea-vertical-align="middle" draw:line-distance="3.1cm" draw:placing="above"/>
    </style:style>
    <style:style style:name="gr101" style:family="graphic" style:parent-style-name="measure">
      <style:graphic-properties draw:textarea-vertical-align="middle" draw:line-distance="0.4cm" draw:placing="below"/>
    </style:style>
    <style:style style:name="gr102" style:family="graphic" style:parent-style-name="measure" style:list-style-name="L1">
      <style:graphic-properties draw:textarea-vertical-align="middle" draw:line-distance="0.5cm" draw:placing="below"/>
    </style:style>
    <style:style style:name="gr103" style:family="graphic" style:parent-style-name="measure">
      <style:graphic-properties draw:textarea-vertical-align="middle" draw:line-distance="0.7cm" draw:start-guide="-0.111cm" draw:end-guide="0.2cm" draw:placing="above"/>
    </style:style>
    <style:style style:name="gr104" style:family="graphic" style:parent-style-name="measure" style:list-style-name="L1">
      <style:graphic-properties draw:textarea-vertical-align="middle" draw:line-distance="0.8cm" draw:end-guide="0.003cm"/>
    </style:style>
    <style:style style:name="gr105" style:family="graphic" style:parent-style-name="measure">
      <style:graphic-properties draw:textarea-vertical-align="middle" draw:line-distance="0.2cm" draw:placing="above"/>
    </style:style>
    <style:style style:name="gr106" style:family="graphic" style:parent-style-name="measure" style:list-style-name="L1">
      <style:graphic-properties draw:textarea-vertical-align="middle" draw:line-distance="0.366cm" draw:placing="below"/>
    </style:style>
    <style:style style:name="gr107" style:family="graphic" style:parent-style-name="measure">
      <style:graphic-properties draw:textarea-vertical-align="middle" draw:line-distance="0.412cm" draw:placing="above"/>
    </style:style>
    <style:style style:name="gr108" style:family="graphic" style:parent-style-name="measure" style:list-style-name="L1">
      <style:graphic-properties draw:textarea-vertical-align="middle" draw:line-distance="0.597cm" draw:end-guide="0.003cm"/>
    </style:style>
    <style:style style:name="gr10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3.393cm" fo:padding-top="0.178cm" fo:padding-bottom="0.178cm" fo:padding-left="0.303cm" fo:padding-right="0.303cm"/>
    </style:style>
    <style:style style:name="gr11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6cm" fo:min-width="0.994cm" fo:padding-top="0.178cm" fo:padding-bottom="0.178cm" fo:padding-left="0.303cm" fo:padding-right="0.303cm"/>
    </style:style>
    <style:style style:name="gr11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6cm" fo:min-width="0.794cm" fo:padding-top="0.178cm" fo:padding-bottom="0.178cm" fo:padding-left="0.303cm" fo:padding-right="0.303cm"/>
    </style:style>
    <style:style style:name="gr11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592cm" fo:padding-top="0.178cm" fo:padding-bottom="0.178cm" fo:padding-left="0.303cm" fo:padding-right="0.303cm"/>
    </style:style>
    <style:style style:name="gr113" style:family="graphic" style:parent-style-name="standard">
      <style:graphic-properties svg:stroke-width="0.106cm" svg:stroke-color="#666666" draw:marker-start-width="0.659cm" draw:marker-end-width="0.659cm" draw:fill-color="#b3b3b3" draw:textarea-horizontal-align="justify" draw:textarea-vertical-align="middle" draw:auto-grow-height="false" fo:min-height="0.845cm" fo:min-width="0.594cm" fo:padding-top="0.178cm" fo:padding-bottom="0.178cm" fo:padding-left="0.303cm" fo:padding-right="0.303cm"/>
    </style:style>
    <style:style style:name="gr114" style:family="graphic" style:parent-style-name="standard">
      <style:graphic-properties draw:fill-color="#b84700" draw:opacity="50%" draw:textarea-horizontal-align="justify" draw:textarea-vertical-align="middle" draw:auto-grow-height="false" fo:min-height="16.15cm" fo:min-width="0cm" draw:shadow-opacity="50%"/>
    </style:style>
    <style:style style:name="gr115" style:family="graphic" style:parent-style-name="standard">
      <style:graphic-properties draw:fill-color="#b84700" draw:textarea-horizontal-align="justify" draw:textarea-vertical-align="middle" draw:auto-grow-height="false" fo:min-height="0.552cm" fo:min-width="0cm"/>
    </style:style>
    <style:style style:name="gr116" style:family="graphic" style:parent-style-name="standard">
      <style:graphic-properties draw:fill-color="#b84700" draw:textarea-horizontal-align="justify" draw:textarea-vertical-align="middle" draw:auto-grow-height="false" fo:min-height="0.551cm" fo:min-width="0cm"/>
    </style:style>
    <style:style style:name="gr117" style:family="graphic" style:parent-style-name="standard">
      <style:graphic-properties draw:fill="none" draw:fill-color="#b84700" draw:opacity="50%" draw:textarea-horizontal-align="justify" draw:textarea-vertical-align="middle" draw:auto-grow-height="false" fo:min-height="16.15cm" fo:min-width="0cm" draw:shadow-opacity="50%"/>
    </style:style>
    <style:style style:name="gr118" style:family="graphic" style:parent-style-name="standard">
      <style:graphic-properties draw:fill-color="#b84700" draw:opacity="50%" draw:textarea-horizontal-align="justify" draw:textarea-vertical-align="middle" draw:auto-grow-height="false" fo:min-height="0.149cm" fo:min-width="16.7cm" draw:shadow-opacity="50%"/>
    </style:style>
    <style:style style:name="gr119" style:family="graphic" style:parent-style-name="standard">
      <style:graphic-properties draw:fill-color="#b84700" draw:opacity="50%" draw:textarea-horizontal-align="justify" draw:textarea-vertical-align="middle" draw:auto-grow-height="false" fo:min-height="0.148cm" fo:min-width="16.7cm" draw:shadow-opacity="50%"/>
    </style:style>
    <style:style style:name="gr120" style:family="graphic" style:parent-style-name="standard">
      <style:graphic-properties draw:fill-color="#b84700" draw:opacity="50%" draw:textarea-horizontal-align="justify" draw:textarea-vertical-align="middle" draw:auto-grow-height="false" fo:min-height="0.148cm" fo:min-width="7.9cm" draw:shadow-opacity="50%"/>
    </style:style>
    <style:style style:name="gr121" style:family="graphic" style:parent-style-name="standard">
      <style:graphic-properties draw:fill-color="#b84700" draw:textarea-horizontal-align="justify" draw:textarea-vertical-align="middle" draw:auto-grow-height="false" fo:min-height="0.148cm" fo:min-width="0.3cm"/>
    </style:style>
    <style:style style:name="gr122" style:family="graphic" style:parent-style-name="standard">
      <style:graphic-properties draw:fill-color="#b84700" draw:opacity="50%" draw:textarea-horizontal-align="justify" draw:textarea-vertical-align="middle" draw:auto-grow-height="false" fo:min-height="0.149cm" fo:min-width="7.9cm" draw:shadow-opacity="50%"/>
    </style:style>
    <style:style style:name="gr123" style:family="graphic" style:parent-style-name="standard">
      <style:graphic-properties draw:fill-color="#b84700" draw:textarea-horizontal-align="justify" draw:textarea-vertical-align="middle" draw:auto-grow-height="false" fo:min-height="0.149cm" fo:min-width="0.3cm"/>
    </style:style>
    <style:style style:name="gr124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948cm" fo:min-width="0.3cm" draw:shadow-opacity="10%"/>
    </style:style>
    <style:style style:name="gr125" style:family="graphic" style:parent-style-name="standard">
      <style:graphic-properties draw:stroke-linejoin="miter" draw:fill-color="#e6e6e6" draw:textarea-horizontal-align="justify" draw:textarea-vertical-align="middle" draw:auto-grow-height="false" fo:min-height="0.15cm" fo:min-width="0.698cm"/>
    </style:style>
    <style:style style:name="gr126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49cm" fo:min-width="1.1cm" draw:shadow-opacity="10%"/>
    </style:style>
    <style:style style:name="gr127" style:family="graphic" style:parent-style-name="standard">
      <style:graphic-properties draw:stroke-linejoin="miter" draw:fill-color="#e6e6e6" draw:textarea-horizontal-align="justify" draw:textarea-vertical-align="middle" draw:auto-grow-height="false" fo:min-height="0.95cm" fo:min-width="0cm"/>
    </style:style>
    <style:style style:name="gr128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49cm" fo:min-width="2.3cm" draw:shadow-opacity="10%"/>
    </style:style>
    <style:style style:name="gr129" style:family="graphic" style:parent-style-name="standard">
      <style:graphic-properties draw:stroke-linejoin="miter" draw:fill-color="#e6e6e6" draw:textarea-horizontal-align="justify" draw:textarea-vertical-align="middle" draw:auto-grow-height="false" fo:min-height="2.15cm" fo:min-width="0cm"/>
    </style:style>
    <style:style style:name="gr130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949cm" fo:min-width="0.3cm" draw:shadow-opacity="10%"/>
    </style:style>
    <style:style style:name="gr131" style:family="graphic" style:parent-style-name="standard">
      <style:graphic-properties draw:stroke-linejoin="miter" draw:fill-color="#e6e6e6" draw:textarea-horizontal-align="justify" draw:textarea-vertical-align="middle" draw:auto-grow-height="false" fo:min-height="0.15cm" fo:min-width="0.699cm"/>
    </style:style>
    <style:style style:name="gr132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4.148cm" fo:min-width="0.3cm" draw:shadow-opacity="10%"/>
    </style:style>
    <style:style style:name="gr133" style:family="graphic" style:parent-style-name="standard">
      <style:graphic-properties draw:stroke-linejoin="miter" draw:fill-color="#e6e6e6" draw:textarea-horizontal-align="justify" draw:textarea-vertical-align="middle" draw:auto-grow-height="false" fo:min-height="0.15cm" fo:min-width="3.898cm"/>
    </style:style>
    <style:style style:name="gr134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49cm" fo:min-width="2.7cm" draw:shadow-opacity="10%"/>
    </style:style>
    <style:style style:name="gr135" style:family="graphic" style:parent-style-name="standard">
      <style:graphic-properties draw:stroke-linejoin="miter" draw:fill-color="#e6e6e6" draw:textarea-horizontal-align="justify" draw:textarea-vertical-align="middle" draw:auto-grow-height="false" fo:min-height="2.55cm" fo:min-width="0cm"/>
    </style:style>
    <style:style style:name="gr136" style:family="graphic" style:parent-style-name="standard">
      <style:graphic-properties draw:fill="none" draw:opacity="100%" draw:fill-image-width="0cm" draw:fill-image-height="0cm" draw:textarea-horizontal-align="justify" draw:textarea-vertical-align="middle" draw:auto-grow-height="false" fo:min-height="0.75cm" fo:min-width="0.5cm" draw:shadow-opacity="100%"/>
    </style:style>
    <style:style style:name="gr137" style:family="graphic" style:parent-style-name="standard">
      <style:graphic-properties draw:stroke="none" draw:fill="none" draw:opacity="100%" draw:fill-image-width="0cm" draw:fill-image-height="0cm" fo:min-height="5.212cm" draw:shadow-opacity="100%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0.217cm"/>
    </style:style>
    <style:style style:name="gr139" style:family="graphic" style:parent-style-name="standard">
      <style:graphic-properties draw:stroke="none" svg:stroke-color="#000000" draw:fill="none" draw:fill-color="#ffffff" draw:opacity="100%" draw:fill-image-width="0cm" draw:fill-image-height="0cm" fo:min-height="1.423cm" draw:shadow-opacity="100%"/>
    </style:style>
    <style:style style:name="gr140" style:family="graphic" style:parent-style-name="standard">
      <style:graphic-properties draw:fill-color="#b84700" draw:opacity="50%" draw:textarea-horizontal-align="justify" draw:textarea-vertical-align="middle" draw:auto-grow-height="false" fo:min-height="0.149cm" fo:min-width="14.3cm" draw:shadow-opacity="50%"/>
    </style:style>
    <style:style style:name="gr141" style:family="graphic" style:parent-style-name="standard">
      <style:graphic-properties draw:fill-color="#b84700" draw:opacity="50%" draw:textarea-horizontal-align="justify" draw:textarea-vertical-align="middle" draw:auto-grow-height="false" fo:min-height="0.148cm" fo:min-width="14.3cm" draw:shadow-opacity="50%"/>
    </style:style>
    <style:style style:name="gr142" style:family="graphic" style:parent-style-name="standard">
      <style:graphic-properties svg:stroke-width="0.7cm" svg:stroke-color="#000000" draw:marker-start-width="1.906cm" draw:marker-end-width="1.906cm" draw:stroke-linejoin="bevel" draw:fill="solid" draw:fill-color="#000000" draw:textarea-horizontal-align="justify" draw:textarea-vertical-align="middle" draw:auto-grow-height="false" fo:min-height="6.642cm" fo:min-width="14.392cm" fo:padding-top="0.479cm" fo:padding-bottom="0.479cm" fo:padding-left="0.604cm" fo:padding-right="0.604cm"/>
    </style:style>
    <style:style style:name="gr143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149cm" fo:min-width="31.5cm"/>
    </style:style>
    <style:style style:name="gr144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-color="#000000" draw:textarea-horizontal-align="right" draw:textarea-vertical-align="middle" draw:auto-grow-height="false" fo:min-height="0cm" fo:min-width="26.898cm" fo:padding-top="0.426cm" fo:padding-bottom="0.426cm" fo:padding-left="0.551cm" fo:padding-right="0.551cm"/>
    </style:style>
    <style:style style:name="gr145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000000" draw:textarea-horizontal-align="right" draw:textarea-vertical-align="middle" draw:auto-grow-height="false" fo:min-height="15.846cm" fo:min-width="0cm" fo:padding-top="0.276cm" fo:padding-bottom="0.276cm" fo:padding-left="0.401cm" fo:padding-right="0.401cm"/>
    </style:style>
    <style:style style:name="gr146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4.342cm" fo:min-width="6.493cm" fo:padding-top="0.429cm" fo:padding-bottom="0.429cm" fo:padding-left="0.554cm" fo:padding-right="0.554cm"/>
    </style:style>
    <style:style style:name="gr147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4.342cm" fo:min-width="6.492cm" fo:padding-top="0.429cm" fo:padding-bottom="0.429cm" fo:padding-left="0.554cm" fo:padding-right="0.554cm"/>
    </style:style>
    <style:style style:name="gr148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1.542cm" fo:min-width="6.492cm" fo:padding-top="0.429cm" fo:padding-bottom="0.429cm" fo:padding-left="0.554cm" fo:padding-right="0.554cm"/>
    </style:style>
    <style:style style:name="gr149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3.142cm" fo:min-width="6.492cm" fo:padding-top="0.429cm" fo:padding-bottom="0.429cm" fo:padding-left="0.554cm" fo:padding-right="0.554cm"/>
    </style:style>
    <style:style style:name="gr150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1.142cm" fo:min-width="6.492cm" fo:padding-top="0.429cm" fo:padding-bottom="0.429cm" fo:padding-left="0.554cm" fo:padding-right="0.554cm"/>
    </style:style>
    <style:style style:name="gr151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2.342cm" fo:min-width="6.492cm" fo:padding-top="0.429cm" fo:padding-bottom="0.429cm" fo:padding-left="0.554cm" fo:padding-right="0.554cm"/>
    </style:style>
    <style:style style:name="gr152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3.142cm" fo:min-width="6.493cm" fo:padding-top="0.429cm" fo:padding-bottom="0.429cm" fo:padding-left="0.554cm" fo:padding-right="0.554cm"/>
    </style:style>
    <style:style style:name="gr153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2.342cm" fo:min-width="6.493cm" fo:padding-top="0.429cm" fo:padding-bottom="0.429cm" fo:padding-left="0.554cm" fo:padding-right="0.554cm"/>
    </style:style>
    <style:style style:name="gr154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1.142cm" fo:min-width="6.493cm" fo:padding-top="0.429cm" fo:padding-bottom="0.429cm" fo:padding-left="0.554cm" fo:padding-right="0.554cm"/>
    </style:style>
    <style:style style:name="gr155" style:family="graphic" style:parent-style-name="measure" style:list-style-name="L1">
      <style:graphic-properties svg:stroke-width="0.018cm" svg:stroke-color="#000000" draw:marker-start-width="0.227cm" draw:marker-end-width="0.227cm" draw:stroke-linejoin="bevel" draw:textarea-vertical-align="middle" draw:line-distance="0.2cm" draw:placing="below"/>
    </style:style>
    <style:style style:name="gr156" style:family="graphic" style:parent-style-name="standard">
      <style:graphic-properties svg:stroke-width="0.6cm" svg:stroke-color="#333333" draw:marker-start-width="1.606cm" draw:marker-end-width="1.606cm" draw:stroke-linejoin="miter" draw:fill="solid" draw:fill-color="#000000" draw:textarea-horizontal-align="justify" draw:textarea-vertical-align="middle" draw:auto-grow-height="false" fo:min-height="0cm" fo:min-width="14.492cm" fo:padding-top="0.429cm" fo:padding-bottom="0.429cm" fo:padding-left="0.554cm" fo:padding-right="0.554cm"/>
    </style:style>
    <style:style style:name="gr157" style:family="graphic" style:parent-style-name="measure" style:list-style-name="L1">
      <style:graphic-properties draw:textarea-vertical-align="middle" draw:line-distance="0.51cm" draw:start-guide="0cm" draw:placing="above"/>
    </style:style>
    <style:style style:name="gr158" style:family="graphic" style:parent-style-name="measure" style:list-style-name="L1">
      <style:graphic-properties draw:textarea-vertical-align="middle" draw:line-distance="0.6cm" draw:placing="above"/>
    </style:style>
    <style:style style:name="gr159" style:family="graphic" style:parent-style-name="measure" style:list-style-name="L1">
      <style:graphic-properties draw:textarea-vertical-align="middle" draw:line-distance="0.494cm" draw:placing="above"/>
    </style:style>
    <style:style style:name="gr160" style:family="graphic" style:parent-style-name="standard">
      <style:graphic-properties svg:stroke-width="0.6cm" svg:stroke-color="#666666" draw:marker-start-width="1.606cm" draw:marker-end-width="1.606cm" draw:stroke-linejoin="miter" draw:fill="solid" draw:fill-color="#000000" draw:textarea-horizontal-align="justify" draw:textarea-vertical-align="middle" draw:auto-grow-height="false" fo:min-height="9.142cm" fo:min-width="0cm" fo:padding-top="0.429cm" fo:padding-bottom="0.429cm" fo:padding-left="0.554cm" fo:padding-right="0.554cm"/>
    </style:style>
    <style:style style:name="gr161" style:family="graphic" style:parent-style-name="standard">
      <style:graphic-properties svg:stroke-width="0.6cm" svg:stroke-color="#666666" draw:marker-start-width="1.606cm" draw:marker-end-width="1.606cm" draw:stroke-linejoin="miter" draw:fill="solid" draw:fill-color="#000000" draw:textarea-horizontal-align="justify" draw:textarea-vertical-align="middle" draw:auto-grow-height="false" fo:min-height="0cm" fo:min-width="0cm" fo:padding-top="0.429cm" fo:padding-bottom="0.429cm" fo:padding-left="0.554cm" fo:padding-right="0.554cm"/>
    </style:style>
    <style:style style:name="gr162" style:family="graphic" style:parent-style-name="standard">
      <style:graphic-properties draw:stroke="none" svg:stroke-width="0cm" svg:stroke-color="#000000" draw:marker-start-width="0.201cm" draw:marker-end-width="0.201cm" draw:stroke-linejoin="miter" draw:fill="hatch" draw:fill-color="#cccccc" draw:fill-hatch-name="Houtvezelwand" draw:fill-hatch-solid="false" draw:textarea-horizontal-align="right" draw:textarea-vertical-align="middle" draw:auto-grow-height="false" fo:min-height="7.545cm" fo:min-width="12.098cm" fo:padding-top="0.226cm" fo:padding-bottom="0.226cm" fo:padding-left="0.351cm" fo:padding-right="0.351cm"/>
    </style:style>
    <style:style style:name="gr163" style:family="graphic" style:parent-style-name="standard">
      <style:graphic-properties draw:stroke="none" svg:stroke-width="0cm" svg:stroke-color="#000000" draw:marker-start-width="0.201cm" draw:marker-end-width="0.201cm" draw:stroke-linejoin="miter" draw:fill="hatch" draw:fill-color="#cccccc" draw:fill-hatch-name="Houtvezelwand" draw:fill-hatch-solid="false" draw:textarea-horizontal-align="right" draw:textarea-vertical-align="middle" draw:auto-grow-height="false" fo:min-height="7.95cm" fo:min-width="14.498cm" fo:padding-top="0.226cm" fo:padding-bottom="0.226cm" fo:padding-left="0.351cm" fo:padding-right="0.351cm"/>
    </style:style>
    <style:style style:name="gr164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3.1cm" fo:padding-top="0.326cm" fo:padding-bottom="0.326cm" fo:padding-left="0.451cm" fo:padding-right="0.451cm"/>
    </style:style>
    <style:style style:name="gr165" style:family="graphic" style:parent-style-name="objectwithoutfill">
      <style:graphic-properties svg:stroke-width="0.3cm" svg:stroke-color="#b3b300" draw:marker-start-width="0.9cm" draw:marker-end-width="0.9cm" svg:stroke-linecap="round" draw:fill="none" draw:textarea-vertical-align="middle" fo:padding-top="0.275cm" fo:padding-bottom="0.275cm" fo:padding-left="0.4cm" fo:padding-right="0.4cm"/>
    </style:style>
    <style:style style:name="gr166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opacity="50%" draw:textarea-horizontal-align="justify" draw:textarea-vertical-align="middle" draw:auto-grow-height="false" fo:min-height="15.146cm" fo:min-width="6.496cm" fo:padding-top="0.227cm" fo:padding-bottom="0.227cm" fo:padding-left="0.352cm" fo:padding-right="0.352cm" draw:shadow-opacity="50%"/>
    </style:style>
    <style:style style:name="gr167" style:family="graphic" style:parent-style-name="standard">
      <style:graphic-properties svg:stroke-width="0cm" svg:stroke-color="#999999" draw:stroke-linejoin="miter" svg:stroke-linecap="round" draw:fill="hatch" draw:fill-color="#b3b3b3" draw:fill-hatch-name="Trap" draw:fill-hatch-solid="false" draw:textarea-horizontal-align="right" draw:textarea-vertical-align="middle" draw:auto-grow-height="false" fo:min-height="5.348cm" fo:min-width="1.5cm"/>
    </style:style>
    <style:style style:name="gr168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8cm" fo:min-width="0.088cm" fo:padding-top="0.231cm" fo:padding-bottom="0.231cm" fo:padding-left="0.356cm" fo:padding-right="0.356cm"/>
    </style:style>
    <style:style style:name="gr169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0cm" fo:min-width="1.69cm" fo:padding-top="0.23cm" fo:padding-bottom="0.23cm" fo:padding-left="0.355cm" fo:padding-right="0.355cm"/>
    </style:style>
    <style:style style:name="gr170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7cm" fo:min-width="1.288cm" fo:padding-top="0.231cm" fo:padding-bottom="0.231cm" fo:padding-left="0.356cm" fo:padding-right="0.356cm"/>
    </style:style>
    <style:style style:name="gr171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01cm" fo:min-width="1.5cm" draw:shadow-opacity="10%"/>
    </style:style>
    <style:style style:name="gr172" style:family="graphic" style:parent-style-name="standard">
      <style:graphic-properties draw:stroke-linejoin="miter" draw:fill-color="#e6e6e6" draw:textarea-horizontal-align="justify" draw:textarea-vertical-align="middle" draw:auto-grow-height="false" fo:min-height="1.75cm" fo:min-width="0cm"/>
    </style:style>
    <style:style style:name="gr173" style:family="graphic" style:parent-style-name="standard">
      <style:graphic-properties svg:stroke-width="0.4cm" svg:stroke-color="#999999" draw:marker-start-width="0.3cm" draw:marker-end-width="0.3cm" draw:stroke-linejoin="round" draw:fill-color="#b3b3b3" draw:textarea-horizontal-align="justify" draw:textarea-vertical-align="middle" draw:auto-grow-height="false" fo:min-height="0.15cm" fo:min-width="0.1cm" fo:padding-top="0.325cm" fo:padding-bottom="0.325cm" fo:padding-left="0.45cm" fo:padding-right="0.45cm"/>
    </style:style>
    <style:style style:name="gr174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cm" fo:min-width="0.488cm" fo:padding-top="0.231cm" fo:padding-bottom="0.231cm" fo:padding-left="0.356cm" fo:padding-right="0.356cm"/>
    </style:style>
    <style:style style:name="gr175" style:family="graphic" style:parent-style-name="standard">
      <style:graphic-properties draw:stroke="none" draw:fill="none" draw:fill-color="#ffff99" draw:fill-image-width="0cm" draw:fill-image-height="0cm" fo:min-height="1.13cm"/>
    </style:style>
    <style:style style:name="gr176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.348cm" fo:min-width="5.9cm" fo:padding-top="0.326cm" fo:padding-bottom="0.326cm" fo:padding-left="0.451cm" fo:padding-right="0.451cm"/>
    </style:style>
    <style:style style:name="gr177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4.715cm" fo:min-width="9.098cm" fo:padding-top="0.326cm" fo:padding-bottom="0.326cm" fo:padding-left="0.451cm" fo:padding-right="0.451cm"/>
    </style:style>
    <style:style style:name="gr178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4.547cm" fo:min-width="2.9cm" fo:padding-top="0.326cm" fo:padding-bottom="0.326cm" fo:padding-left="0.451cm" fo:padding-right="0.451cm"/>
    </style:style>
    <style:style style:name="gr179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9.381cm" fo:min-width="6.496cm" fo:padding-top="0.326cm" fo:padding-bottom="0.326cm" fo:padding-left="0.451cm" fo:padding-right="0.451cm"/>
    </style:style>
    <style:style style:name="gr180" style:family="graphic" style:parent-style-name="standard">
      <style:graphic-properties draw:stroke="none" draw:fill-color="#000000" draw:textarea-horizontal-align="justify" draw:textarea-vertical-align="middle" draw:auto-grow-height="false" fo:min-height="10.15cm" fo:min-width="0cm"/>
    </style:style>
    <style:style style:name="gr181" style:family="graphic" style:parent-style-name="standard">
      <style:graphic-properties draw:stroke="none" draw:fill-color="#000000" draw:textarea-horizontal-align="justify" draw:textarea-vertical-align="middle" draw:auto-grow-height="false" fo:min-height="0.149cm" fo:min-width="13.902cm"/>
    </style:style>
    <style:style style:name="gr182" style:family="graphic" style:parent-style-name="standard">
      <style:graphic-properties draw:stroke="none" draw:fill-color="#000000" draw:textarea-horizontal-align="justify" draw:textarea-vertical-align="middle" draw:auto-grow-height="false" fo:min-height="0.152cm" fo:min-width="4.302cm"/>
    </style:style>
    <style:style style:name="gr183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538cm" fo:min-width="1.688cm" fo:padding-top="0.231cm" fo:padding-bottom="0.231cm" fo:padding-left="0.356cm" fo:padding-right="0.356cm"/>
    </style:style>
    <style:style style:name="gr184" style:family="graphic" style:parent-style-name="standard">
      <style:graphic-properties draw:stroke-linejoin="miter" draw:fill-color="#e6e6e6" draw:textarea-horizontal-align="justify" draw:textarea-vertical-align="middle" draw:auto-grow-height="false" fo:min-height="0.55cm" fo:min-width="0cm"/>
    </style:style>
    <style:style style:name="gr185" style:family="graphic" style:parent-style-name="standard">
      <style:graphic-properties draw:stroke="none" draw:fill-color="#000000" draw:textarea-horizontal-align="justify" draw:textarea-vertical-align="middle" draw:auto-grow-height="false" fo:min-height="5.15cm" fo:min-width="0cm"/>
    </style:style>
    <style:style style:name="gr18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5cm" fo:min-width="2.594cm" fo:padding-top="0.178cm" fo:padding-bottom="0.178cm" fo:padding-left="0.303cm" fo:padding-right="0.303cm"/>
    </style:style>
    <style:style style:name="gr18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2.594cm" fo:padding-top="0.178cm" fo:padding-bottom="0.178cm" fo:padding-left="0.303cm" fo:padding-right="0.303cm"/>
    </style:style>
    <style:style style:name="gr18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643cm" fo:min-width="3.394cm" fo:padding-top="0.178cm" fo:padding-bottom="0.178cm" fo:padding-left="0.303cm" fo:padding-right="0.303cm"/>
    </style:style>
    <style:style style:name="gr189" style:family="graphic" style:parent-style-name="measure">
      <style:graphic-properties draw:textarea-vertical-align="middle" draw:line-distance="0cm" draw:placing="below"/>
    </style:style>
    <style:style style:name="gr190" style:family="graphic" style:parent-style-name="measure">
      <style:graphic-properties draw:textarea-vertical-align="middle" draw:line-distance="0.4cm" draw:start-guide="0cm" draw:placing="below"/>
    </style:style>
    <style:style style:name="gr191" style:family="graphic" style:parent-style-name="objectwithoutfill">
      <style:graphic-properties svg:stroke-width="0.2cm" svg:stroke-color="#b84700" draw:marker-start-width="0cm" draw:marker-end-width="0cm" svg:stroke-linecap="round" draw:fill="none" draw:textarea-vertical-align="middle" fo:padding-top="0.224cm" fo:padding-bottom="0.224cm" fo:padding-left="0.349cm" fo:padding-right="0.349cm"/>
    </style:style>
    <style:style style:name="gr192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opacity="0%" draw:textarea-horizontal-align="justify" draw:textarea-vertical-align="middle" draw:auto-grow-height="false" fo:min-height="6.34cm" fo:min-width="2.09cm" fo:padding-top="0.23cm" fo:padding-bottom="0.23cm" fo:padding-left="0.355cm" fo:padding-right="0.355cm" draw:shadow-opacity="0%"/>
    </style:style>
    <style:style style:name="gr193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opacity="0%" draw:textarea-horizontal-align="justify" draw:textarea-vertical-align="middle" draw:auto-grow-height="false" fo:min-height="0.741cm" fo:min-width="5.29cm" fo:padding-top="0.23cm" fo:padding-bottom="0.23cm" fo:padding-left="0.355cm" fo:padding-right="0.355cm" draw:shadow-opacity="0%"/>
    </style:style>
    <style:style style:name="gr194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opacity="0%" draw:textarea-horizontal-align="center" draw:textarea-vertical-align="middle" draw:auto-grow-height="false" fo:min-height="1.548cm" fo:min-width="8.097cm" fo:padding-top="0.226cm" fo:padding-bottom="0.226cm" fo:padding-left="0.351cm" fo:padding-right="0.351cm" draw:shadow-opacity="0%"/>
    </style:style>
    <style:style style:name="gr195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opacity="0%" draw:textarea-horizontal-align="justify" draw:textarea-vertical-align="middle" draw:auto-grow-height="false" fo:min-height="0.741cm" fo:min-width="2.293cm" fo:padding-top="0.23cm" fo:padding-bottom="0.23cm" fo:padding-left="0.355cm" fo:padding-right="0.355cm" draw:shadow-opacity="0%"/>
    </style:style>
    <style:style style:name="gr196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opacity="0%" draw:textarea-horizontal-align="justify" draw:textarea-vertical-align="middle" draw:auto-grow-height="false" fo:min-height="1.14cm" fo:min-width="3.89cm" fo:padding-top="0.23cm" fo:padding-bottom="0.23cm" fo:padding-left="0.355cm" fo:padding-right="0.355cm" draw:shadow-opacity="0%"/>
    </style:style>
    <style:style style:name="gr19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0.594cm" fo:padding-top="0.178cm" fo:padding-bottom="0.178cm" fo:padding-left="0.303cm" fo:padding-right="0.303cm"/>
    </style:style>
    <style:style style:name="gr19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5cm" fo:min-width="0.594cm" fo:padding-top="0.178cm" fo:padding-bottom="0.178cm" fo:padding-left="0.303cm" fo:padding-right="0.303cm"/>
    </style:style>
    <style:style style:name="gr19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4cm" fo:min-width="4.394cm" fo:padding-top="0.178cm" fo:padding-bottom="0.178cm" fo:padding-left="0.303cm" fo:padding-right="0.303cm"/>
    </style:style>
    <style:style style:name="gr200" style:family="graphic" style:parent-style-name="measure">
      <style:graphic-properties draw:textarea-vertical-align="middle"/>
    </style:style>
    <style:style style:name="gr20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4cm" fo:min-width="2.194cm" fo:padding-top="0.178cm" fo:padding-bottom="0.178cm" fo:padding-left="0.303cm" fo:padding-right="0.303cm"/>
    </style:style>
    <style:style style:name="gr20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0.595cm" fo:padding-top="0.178cm" fo:padding-bottom="0.178cm" fo:padding-left="0.303cm" fo:padding-right="0.303cm"/>
    </style:style>
    <style:style style:name="gr203" style:family="graphic" style:parent-style-name="measure">
      <style:graphic-properties draw:textarea-vertical-align="middle" draw:line-distance="0.433cm" draw:placing="below"/>
    </style:style>
    <style:style style:name="gr204" style:family="graphic" style:parent-style-name="standard">
      <style:graphic-properties svg:stroke-width="0.05cm" svg:stroke-color="#ffffff" draw:marker-start-width="0.35cm" draw:marker-end-width="0.35cm" draw:stroke-linejoin="miter" draw:fill-color="#e6e6e6" draw:textarea-horizontal-align="justify" draw:textarea-vertical-align="middle" draw:auto-grow-height="false" fo:min-height="0.1cm" fo:min-width="2.251cm" fo:padding-top="0.15cm" fo:padding-bottom="0.15cm" fo:padding-left="0.275cm" fo:padding-right="0.275cm"/>
    </style:style>
    <style:style style:name="gr205" style:family="graphic" style:parent-style-name="standard">
      <style:graphic-properties svg:stroke-width="0.05cm" svg:stroke-color="#ffffff" draw:marker-start-width="0.35cm" draw:marker-end-width="0.35cm" draw:stroke-linejoin="miter" draw:fill-color="#e6e6e6" draw:textarea-horizontal-align="justify" draw:textarea-vertical-align="middle" draw:auto-grow-height="false" fo:min-height="0cm" fo:min-width="2.051cm" fo:padding-top="0.15cm" fo:padding-bottom="0.15cm" fo:padding-left="0.275cm" fo:padding-right="0.275cm"/>
    </style:style>
    <style:style style:name="gr206" style:family="graphic" style:parent-style-name="objectwithoutfill">
      <style:graphic-properties svg:stroke-width="0.201cm" svg:stroke-color="#b3b3b3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207" style:family="graphic" style:parent-style-name="standard">
      <style:graphic-properties svg:stroke-width="0cm" svg:stroke-color="#999999" draw:stroke-linejoin="miter" svg:stroke-linecap="round" draw:fill="hatch" draw:fill-color="#008000" draw:fill-hatch-name="Black_20_90_20_Degrees" draw:fill-hatch-solid="true" draw:opacity="50%" draw:textarea-horizontal-align="right" draw:textarea-vertical-align="middle" draw:auto-grow-height="false" fo:min-height="16.15cm" fo:min-width="4.3cm" draw:shadow-opacity="50%"/>
    </style:style>
    <style:style style:name="gr208" style:family="graphic" style:parent-style-name="standard">
      <style:graphic-properties draw:stroke="none" draw:fill-color="#000000" draw:textarea-horizontal-align="justify" draw:textarea-vertical-align="middle" draw:auto-grow-height="false" fo:min-height="0.149cm" fo:min-width="3.9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10" style:family="graphic" style:parent-style-name="measure" style:list-style-name="L1">
      <style:graphic-properties draw:textarea-vertical-align="middle" draw:line-distance="0.6cm" draw:placing="above"/>
    </style:style>
    <style:style style:name="gr211" style:family="graphic" style:parent-style-name="measure" style:list-style-name="L1">
      <style:graphic-properties draw:textarea-vertical-align="middle" draw:line-distance="0.6cm" draw:placing="above"/>
    </style:style>
    <style:style style:name="gr212" style:family="graphic" style:parent-style-name="measure" style:list-style-name="L1">
      <style:graphic-properties draw:textarea-vertical-align="middle" draw:line-distance="0.6cm" draw:placing="above"/>
    </style:style>
    <style:style style:name="gr213" style:family="graphic" style:parent-style-name="measure" style:list-style-name="L1">
      <style:graphic-properties draw:textarea-vertical-align="middle" draw:line-distance="0.6cm" draw:placing="above"/>
    </style:style>
    <style:style style:name="gr214" style:family="graphic" style:parent-style-name="standard">
      <style:graphic-properties svg:stroke-width="0.7cm" svg:stroke-color="#729fcf" draw:marker-start-width="1.906cm" draw:marker-end-width="1.906cm" draw:stroke-linejoin="bevel" draw:fill="solid" draw:fill-color="#729fcf" draw:textarea-horizontal-align="justify" draw:textarea-vertical-align="middle" draw:auto-grow-height="false" fo:min-height="16.242cm" fo:min-width="14.392cm" fo:padding-top="0.479cm" fo:padding-bottom="0.479cm" fo:padding-left="0.604cm" fo:padding-right="0.604cm"/>
    </style:style>
    <style:style style:name="gr215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-color="#729fcf" draw:textarea-horizontal-align="right" draw:textarea-vertical-align="middle" draw:auto-grow-height="false" fo:min-height="0cm" fo:min-width="26.898cm" fo:padding-top="0.426cm" fo:padding-bottom="0.426cm" fo:padding-left="0.551cm" fo:padding-right="0.551cm"/>
    </style:style>
    <style:style style:name="gr216" style:family="graphic" style:parent-style-name="measure" style:list-style-name="L1">
      <style:graphic-properties draw:textarea-vertical-align="middle" draw:line-distance="1cm" draw:placing="below"/>
    </style:style>
    <style:style style:name="gr217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2.748cm" fo:min-width="0.898cm" fo:padding-top="0.326cm" fo:padding-bottom="0.326cm" fo:padding-left="0.451cm" fo:padding-right="0.451cm"/>
    </style:style>
    <style:style style:name="gr218" style:family="graphic" style:parent-style-name="standard">
      <style:graphic-properties draw:fill="hatch" draw:fill-color="#cccccc" draw:fill-hatch-name="Trap2" draw:fill-hatch-solid="true" draw:textarea-horizontal-align="justify" draw:textarea-vertical-align="middle" draw:auto-grow-height="false" fo:min-height="0.75cm" fo:min-width="0.699cm"/>
    </style:style>
    <style:style style:name="gr219" style:family="graphic" style:parent-style-name="standard">
      <style:graphic-properties draw:fill="hatch" draw:fill-color="#cccccc" draw:fill-hatch-name="Trap" draw:fill-hatch-solid="true" draw:textarea-horizontal-align="justify" draw:textarea-vertical-align="middle" draw:auto-grow-height="false" fo:min-height="1.35cm" fo:min-width="0.5cm"/>
    </style:style>
    <style:style style:name="gr220" style:family="graphic" style:parent-style-name="standard">
      <style:graphic-properties draw:fill="hatch" draw:fill-color="#cccccc" draw:fill-hatch-name="Trap" draw:fill-hatch-solid="true" draw:textarea-horizontal-align="justify" draw:textarea-vertical-align="middle" draw:auto-grow-height="false" fo:min-height="1.949cm" fo:min-width="0.5cm"/>
    </style:style>
    <style:style style:name="gr221" style:family="graphic" style:parent-style-name="standard">
      <style:graphic-properties svg:stroke-width="0.1cm" svg:stroke-color="#999999" draw:marker-start-width="0.5cm" draw:marker-end-width="0.5cm" draw:fill="hatch" draw:fill-color="#b3b3b3" draw:fill-hatch-name="Black_20_45_20_Degrees" draw:fill-hatch-solid="true" draw:textarea-horizontal-align="justify" draw:textarea-vertical-align="middle" draw:auto-grow-height="false" fo:min-height="1.587cm" fo:min-width="0.96cm" fo:padding-top="0.175cm" fo:padding-bottom="0.175cm" fo:padding-left="0.3cm" fo:padding-right="0.3cm" draw:shadow="hidden"/>
    </style:style>
    <style:style style:name="gr222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34cm" fo:min-width="0.2cm" fo:padding-top="0.225cm" fo:padding-bottom="0.225cm" fo:padding-left="0.35cm" fo:padding-right="0.35cm"/>
    </style:style>
    <style:style style:name="gr223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6cm" fo:min-width="0.887cm" fo:padding-top="0.231cm" fo:padding-bottom="0.231cm" fo:padding-left="0.356cm" fo:padding-right="0.356cm"/>
    </style:style>
    <style:style style:name="gr224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351cm" fo:min-width="0.7cm" draw:shadow-opacity="10%"/>
    </style:style>
    <style:style style:name="gr225" style:family="graphic" style:parent-style-name="standard">
      <style:graphic-properties draw:stroke-linejoin="miter" draw:fill-color="#e6e6e6" draw:textarea-horizontal-align="justify" draw:textarea-vertical-align="middle" draw:auto-grow-height="false" fo:min-height="0.65cm" fo:min-width="0cm"/>
    </style:style>
    <style:style style:name="gr226" style:family="graphic" style:parent-style-name="standard">
      <style:graphic-properties draw:stroke="solid" draw:stroke-dash="Ultrafine_20_Dashed" svg:stroke-width="0.053cm" svg:stroke-color="#804c19" draw:marker-start-width="0.252cm" draw:marker-end-width="0.252cm" draw:textarea-vertical-align="middle" fo:padding-top="0.151cm" fo:padding-bottom="0.151cm" fo:padding-left="0.276cm" fo:padding-right="0.276cm"/>
    </style:style>
    <style:style style:name="gr227" style:family="graphic" style:parent-style-name="objectwithoutfill">
      <style:graphic-properties svg:stroke-width="0.053cm" svg:stroke-color="#804c19" draw:fill="none" draw:textarea-vertical-align="middle" fo:padding-top="0.151cm" fo:padding-bottom="0.151cm" fo:padding-left="0.276cm" fo:padding-right="0.276cm"/>
    </style:style>
    <style:style style:name="gr228" style:family="graphic" style:parent-style-name="measure" style:list-style-name="L1">
      <style:graphic-properties draw:textarea-vertical-align="middle" draw:line-distance="0.6cm" draw:placing="above"/>
    </style:style>
    <style:style style:name="gr229" style:family="graphic" style:parent-style-name="measure" style:list-style-name="L1">
      <style:graphic-properties draw:textarea-vertical-align="middle" draw:line-distance="0.6cm" draw:placing="above"/>
    </style:style>
    <style:style style:name="gr230" style:family="graphic" style:parent-style-name="measure" style:list-style-name="L1">
      <style:graphic-properties draw:textarea-vertical-align="middle" draw:line-distance="0.6cm" draw:placing="above"/>
    </style:style>
    <style:style style:name="gr231" style:family="graphic" style:parent-style-name="measure" style:list-style-name="L1">
      <style:graphic-properties draw:textarea-vertical-align="middle" draw:line-distance="0.6cm" draw:placing="above"/>
    </style:style>
    <style:style style:name="gr232" style:family="graphic" style:parent-style-name="measure" style:list-style-name="L1">
      <style:graphic-properties draw:textarea-vertical-align="middle" draw:line-distance="1cm" draw:placing="below"/>
    </style:style>
    <style:style style:name="gr233" style:family="graphic" style:parent-style-name="standard">
      <style:graphic-properties svg:stroke-width="0.1cm" svg:stroke-color="#666666" draw:marker-start-width="0.106cm" draw:marker-end-width="0.106cm" draw:stroke-linejoin="bevel" draw:fill="solid" draw:fill-color="#666666" draw:textarea-horizontal-align="justify" draw:textarea-vertical-align="middle" draw:auto-grow-height="false" fo:min-height="5.643cm" fo:min-width="3.792cm" fo:padding-top="0.179cm" fo:padding-bottom="0.179cm" fo:padding-left="0.304cm" fo:padding-right="0.304cm"/>
    </style:style>
    <style:style style:name="gr234" style:family="graphic" style:parent-style-name="standard">
      <style:graphic-properties svg:stroke-width="0.1cm" svg:stroke-color="#666666" draw:marker-start-width="0.106cm" draw:marker-end-width="0.106cm" draw:stroke-linejoin="bevel" draw:fill="solid" draw:fill-color="#e6e6e6" draw:textarea-horizontal-align="justify" draw:textarea-vertical-align="middle" draw:auto-grow-height="false" fo:min-height="2.042cm" fo:min-width="3.792cm" fo:padding-top="0.179cm" fo:padding-bottom="0.179cm" fo:padding-left="0.304cm" fo:padding-right="0.304cm"/>
    </style:style>
    <style:style style:name="gr235" style:family="graphic" style:parent-style-name="objectwithoutfill">
      <style:graphic-properties svg:stroke-width="0.3cm" svg:stroke-color="#666600" draw:marker-start-width="0.9cm" draw:marker-end-width="0.9cm" svg:stroke-linecap="round" draw:fill="none" draw:textarea-vertical-align="middle" fo:padding-top="0.275cm" fo:padding-bottom="0.275cm" fo:padding-left="0.4cm" fo:padding-right="0.4cm"/>
    </style:style>
    <style:style style:name="gr236" style:family="graphic" style:parent-style-name="objectwithoutfill">
      <style:graphic-properties svg:stroke-width="0.1cm" svg:stroke-color="#0000ff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237" style:family="graphic" style:parent-style-name="objectwithoutfill">
      <style:graphic-properties svg:stroke-width="0.2cm" svg:stroke-color="#0000ff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238" style:family="graphic" style:parent-style-name="objectwithoutfill">
      <style:graphic-properties svg:stroke-width="0.1cm" svg:stroke-color="#ff0000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239" style:family="graphic" style:parent-style-name="measure" style:list-style-name="L1">
      <style:graphic-properties svg:stroke-width="0.018cm" svg:stroke-color="#000000" draw:marker-start-width="0.227cm" draw:marker-end-width="0.227cm" draw:stroke-linejoin="bevel" draw:textarea-vertical-align="middle" draw:line-distance="0.2cm" draw:placing="below"/>
    </style:style>
    <style:style style:name="gr240" style:family="graphic" style:parent-style-name="measure" style:list-style-name="L1">
      <style:graphic-properties draw:textarea-vertical-align="middle" draw:line-distance="0.51cm" draw:start-guide="0cm" draw:placing="above"/>
    </style:style>
    <style:style style:name="gr241" style:family="graphic" style:parent-style-name="measure" style:list-style-name="L1">
      <style:graphic-properties draw:textarea-vertical-align="middle" draw:line-distance="0.6cm" draw:placing="above"/>
    </style:style>
    <style:style style:name="gr242" style:family="graphic" style:parent-style-name="measure" style:list-style-name="L1">
      <style:graphic-properties draw:textarea-vertical-align="middle" draw:line-distance="0.494cm" draw:placing="above"/>
    </style:style>
    <style:style style:name="gr243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14cm" fo:min-width="7.69cm" fo:padding-top="0.23cm" fo:padding-bottom="0.23cm" fo:padding-left="0.355cm" fo:padding-right="0.355cm"/>
    </style:style>
    <style:style style:name="gr244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14cm" fo:min-width="2.49cm" fo:padding-top="0.23cm" fo:padding-bottom="0.23cm" fo:padding-left="0.355cm" fo:padding-right="0.355cm"/>
    </style:style>
    <style:style style:name="gr245" style:family="graphic" style:parent-style-name="standard">
      <style:graphic-properties svg:stroke-width="0cm" svg:stroke-color="#999999" draw:stroke-linejoin="miter" svg:stroke-linecap="round" draw:fill="hatch" draw:fill-color="#b3b3b3" draw:fill-hatch-name="Trap" draw:fill-hatch-solid="false" draw:textarea-horizontal-align="right" draw:textarea-vertical-align="middle" draw:auto-grow-height="false" fo:min-height="5.351cm" fo:min-width="1.5cm"/>
    </style:style>
    <style:style style:name="gr246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9cm" fo:min-width="0.088cm" fo:padding-top="0.231cm" fo:padding-bottom="0.231cm" fo:padding-left="0.356cm" fo:padding-right="0.356cm"/>
    </style:style>
    <style:style style:name="gr247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8cm" fo:min-width="1.288cm" fo:padding-top="0.231cm" fo:padding-bottom="0.231cm" fo:padding-left="0.356cm" fo:padding-right="0.356cm"/>
    </style:style>
    <style:style style:name="gr248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008cm" fo:min-width="1.5cm" draw:shadow-opacity="10%"/>
    </style:style>
    <style:style style:name="gr249" style:family="graphic" style:parent-style-name="standard">
      <style:graphic-properties svg:stroke-width="0.4cm" svg:stroke-color="#999999" draw:marker-start-width="0.3cm" draw:marker-end-width="0.3cm" draw:stroke-linejoin="round" draw:fill-color="#b3b3b3" draw:textarea-horizontal-align="justify" draw:textarea-vertical-align="middle" draw:auto-grow-height="false" fo:min-height="0.15cm" fo:min-width="0.102cm" fo:padding-top="0.325cm" fo:padding-bottom="0.325cm" fo:padding-left="0.45cm" fo:padding-right="0.45cm"/>
    </style:style>
    <style:style style:name="gr250" style:family="graphic" style:parent-style-name="standard">
      <style:graphic-properties draw:stroke="none" draw:fill="none" draw:fill-color="#ffff99" draw:fill-image-width="0cm" draw:fill-image-height="0cm" fo:min-height="1.131cm"/>
    </style:style>
    <style:style style:name="gr251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5.098cm" fo:padding-top="0.326cm" fo:padding-bottom="0.326cm" fo:padding-left="0.451cm" fo:padding-right="0.451cm"/>
    </style:style>
    <style:style style:name="gr252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4.548cm" fo:min-width="7.098cm" fo:padding-top="0.326cm" fo:padding-bottom="0.326cm" fo:padding-left="0.451cm" fo:padding-right="0.451cm"/>
    </style:style>
    <style:style style:name="gr253" style:family="graphic" style:parent-style-name="standard">
      <style:graphic-properties draw:stroke="none" draw:fill-color="#000000" draw:textarea-horizontal-align="justify" draw:textarea-vertical-align="middle" draw:auto-grow-height="false" fo:min-height="7.35cm" fo:min-width="0cm"/>
    </style:style>
    <style:style style:name="gr254" style:family="graphic" style:parent-style-name="standard">
      <style:graphic-properties draw:stroke="none" draw:fill-color="#000000" draw:textarea-horizontal-align="justify" draw:textarea-vertical-align="middle" draw:auto-grow-height="false" fo:min-height="7.55cm" fo:min-width="0cm"/>
    </style:style>
    <style:style style:name="gr255" style:family="graphic" style:parent-style-name="standard">
      <style:graphic-properties draw:stroke="none" draw:fill-color="#000000" draw:textarea-horizontal-align="justify" draw:textarea-vertical-align="middle" draw:auto-grow-height="false" fo:min-height="0.151cm" fo:min-width="7.5cm"/>
    </style:style>
    <style:style style:name="gr256" style:family="graphic" style:parent-style-name="standard">
      <style:graphic-properties draw:stroke="none" draw:fill-color="#000000" draw:textarea-horizontal-align="justify" draw:textarea-vertical-align="middle" draw:auto-grow-height="false" fo:min-height="0.15cm" fo:min-width="12.1cm"/>
    </style:style>
    <style:style style:name="gr257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1.54cm" fo:min-width="7.69cm" fo:padding-top="0.23cm" fo:padding-bottom="0.23cm" fo:padding-left="0.355cm" fo:padding-right="0.355cm"/>
    </style:style>
    <style:style style:name="gr258" style:family="graphic" style:parent-style-name="standard">
      <style:graphic-properties draw:stroke="dash" draw:stroke-dash="Fine_20_Dotted" svg:stroke-color="#c0c0c0" draw:fill="none" draw:textarea-horizontal-align="justify" draw:textarea-vertical-align="middle" draw:auto-grow-height="false" fo:min-height="0.148cm" fo:min-width="0cm"/>
    </style:style>
    <style:style style:name="gr259" style:family="graphic" style:parent-style-name="standard">
      <style:graphic-properties draw:fill-color="#666600" draw:textarea-horizontal-align="justify" draw:textarea-vertical-align="middle" draw:auto-grow-height="false" fo:min-height="0.052cm" fo:min-width="0cm"/>
    </style:style>
    <style:style style:name="gr26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61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33.5cm"/>
    </style:style>
    <style:style style:name="gr262" style:family="graphic" style:parent-style-name="standard">
      <style:graphic-properties draw:stroke="none" svg:stroke-color="#000000" draw:fill="none" draw:fill-color="#ffffff" draw:opacity="100%" draw:fill-image-width="0cm" draw:fill-image-height="0cm" fo:min-height="2.151cm" draw:shadow-opacity="100%"/>
    </style:style>
    <style:style style:name="gr263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7.9cm"/>
    </style:style>
    <style:style style:name="gr264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7.1cm"/>
    </style:style>
    <style:style style:name="gr265" style:family="graphic" style:parent-style-name="objectwithoutfill">
      <style:graphic-properties svg:stroke-width="0.6cm" svg:stroke-color="#b84700" draw:marker-start-width="1.35cm" draw:marker-end-width="1.35cm" svg:stroke-linecap="round" draw:fill="none" draw:textarea-vertical-align="middle" fo:padding-top="0.424cm" fo:padding-bottom="0.424cm" fo:padding-left="0.549cm" fo:padding-right="0.549cm"/>
    </style:style>
    <style:style style:name="gr266" style:family="graphic" style:parent-style-name="objectwithoutfill">
      <style:graphic-properties svg:stroke-width="0.6cm" svg:stroke-color="#b84700" draw:marker-start-width="1.099cm" draw:marker-end-width="1.099cm" draw:stroke-linejoin="none" svg:stroke-linecap="square" draw:fill="none" draw:textarea-vertical-align="middle" fo:padding-top="0.424cm" fo:padding-bottom="0.424cm" fo:padding-left="0.549cm" fo:padding-right="0.549cm"/>
    </style:style>
    <style:style style:name="gr267" style:family="graphic" style:parent-style-name="objectwithoutfill">
      <style:graphic-properties svg:stroke-width="0.6cm" svg:stroke-color="#b84700" draw:marker-start-width="1.099cm" draw:marker-end-width="1.099cm" draw:stroke-linejoin="none" svg:stroke-linecap="butt" draw:fill="none" draw:textarea-vertical-align="middle" fo:padding-top="0.424cm" fo:padding-bottom="0.424cm" fo:padding-left="0.549cm" fo:padding-right="0.549cm"/>
    </style:style>
    <style:style style:name="gr268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1cm" fo:min-width="29.1cm"/>
    </style:style>
    <style:style style:name="gr269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1cm" fo:min-width="1.9cm"/>
    </style:style>
    <style:style style:name="gr270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271" style:family="graphic" style:parent-style-name="measure" style:list-style-name="L1">
      <style:graphic-properties draw:textarea-vertical-align="middle" draw:line-distance="0.6cm"/>
    </style:style>
    <style:style style:name="gr272" style:family="graphic" style:parent-style-name="measure" style:list-style-name="L1">
      <style:graphic-properties draw:textarea-vertical-align="middle" draw:line-distance="0.6cm" draw:placing="above"/>
    </style:style>
    <style:style style:name="gr273" style:family="graphic" style:parent-style-name="objectwithoutfill">
      <style:graphic-properties svg:stroke-width="0.3cm" svg:stroke-color="#b847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274" style:family="graphic" style:parent-style-name="objectwithoutfill">
      <style:graphic-properties svg:stroke-width="0.6cm" svg:stroke-color="#b84700" draw:marker-start-width="1.099cm" draw:marker-end-width="1.099cm" svg:stroke-linecap="square" draw:fill="none" draw:textarea-vertical-align="middle" fo:padding-top="0.424cm" fo:padding-bottom="0.424cm" fo:padding-left="0.549cm" fo:padding-right="0.549cm"/>
    </style:style>
    <style:style style:name="gr275" style:family="graphic" style:parent-style-name="measure">
      <style:graphic-properties draw:textarea-vertical-align="middle" draw:line-distance="1.589cm" draw:end-guide="-0.014cm"/>
    </style:style>
    <style:style style:name="gr276" style:family="graphic" style:parent-style-name="measure" style:list-style-name="L1">
      <style:graphic-properties draw:textarea-vertical-align="middle" draw:line-distance="0.6cm" draw:placing="above"/>
    </style:style>
    <style:style style:name="gr277" style:family="graphic" style:parent-style-name="measure" style:list-style-name="L1">
      <style:graphic-properties draw:textarea-vertical-align="middle" draw:line-distance="1cm"/>
    </style:style>
    <style:style style:name="gr278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279" style:family="graphic" style:parent-style-name="measure">
      <style:graphic-properties draw:textarea-vertical-align="middle" draw:line-distance="1.589cm"/>
    </style:style>
    <style:style style:name="gr280" style:family="graphic" style:parent-style-name="measure">
      <style:graphic-properties draw:textarea-vertical-align="middle" draw:line-distance="1.588cm"/>
    </style:style>
    <style:style style:name="gr281" style:family="graphic" style:parent-style-name="measure" style:list-style-name="L1">
      <style:graphic-properties draw:textarea-vertical-align="middle" draw:line-distance="0.6cm" draw:placing="above"/>
    </style:style>
    <style:style style:name="gr282" style:family="graphic" style:parent-style-name="measure" style:list-style-name="L1">
      <style:graphic-properties draw:textarea-vertical-align="middle" draw:line-distance="0.6cm" draw:placing="above"/>
    </style:style>
    <style:style style:name="gr283" style:family="graphic" style:parent-style-name="measure" style:list-style-name="L1">
      <style:graphic-properties draw:textarea-vertical-align="middle" draw:line-distance="0.6cm" draw:placing="below"/>
    </style:style>
    <style:style style:name="gr284" style:family="graphic" style:parent-style-name="measure" style:list-style-name="L1">
      <style:graphic-properties draw:textarea-vertical-align="middle" draw:line-distance="1cm" draw:placing="above"/>
    </style:style>
    <style:style style:name="gr285" style:family="graphic" style:parent-style-name="measure" style:list-style-name="L1">
      <style:graphic-properties draw:textarea-vertical-align="middle" draw:line-distance="1cm" draw:placing="above"/>
    </style:style>
    <style:style style:name="gr286" style:family="graphic" style:parent-style-name="measure">
      <style:graphic-properties draw:textarea-vertical-align="middle" draw:line-distance="0.2cm" draw:end-guide="0.026cm"/>
    </style:style>
    <style:style style:name="gr287" style:family="graphic" style:parent-style-name="measure" style:list-style-name="L1">
      <style:graphic-properties draw:textarea-vertical-align="middle" draw:line-distance="1cm" draw:placing="above"/>
    </style:style>
    <style:style style:name="gr288" style:family="graphic" style:parent-style-name="measure" style:list-style-name="L1">
      <style:graphic-properties draw:textarea-vertical-align="middle" draw:line-distance="1cm" draw:placing="above"/>
    </style:style>
    <style:style style:name="gr289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290" style:family="graphic" style:parent-style-name="measure" style:list-style-name="L1">
      <style:graphic-properties draw:textarea-vertical-align="middle" draw:placing="below"/>
    </style:style>
    <style:style style:name="gr291" style:family="graphic" style:parent-style-name="objectwithoutfill">
      <style:graphic-properties svg:stroke-width="0.6cm" svg:stroke-color="#b84700" draw:marker-start-width="1.099cm" draw:marker-end-width="1.099cm" draw:stroke-linejoin="bevel" svg:stroke-linecap="square" draw:fill="none" draw:textarea-vertical-align="middle" fo:padding-top="0.424cm" fo:padding-bottom="0.424cm" fo:padding-left="0.549cm" fo:padding-right="0.549cm"/>
    </style:style>
    <style:style style:name="gr292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7.748cm" fo:min-width="3.501cm" fo:padding-top="0.126cm" fo:padding-bottom="0.126cm" fo:padding-left="0.251cm" fo:padding-right="0.251cm" draw:shadow-opacity="100%"/>
    </style:style>
    <style:style style:name="gr293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3.751cm" fo:min-width="7.498cm" fo:padding-top="0.126cm" fo:padding-bottom="0.126cm" fo:padding-left="0.251cm" fo:padding-right="0.251cm" draw:shadow-opacity="100%"/>
    </style:style>
    <style:style style:name="gr294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4.546cm" fo:min-width="1.894cm" fo:padding-top="0.126cm" fo:padding-bottom="0.126cm" fo:padding-left="0.251cm" fo:padding-right="0.251cm" draw:shadow-opacity="100%"/>
    </style:style>
    <style:style style:name="gr295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5.145cm" fo:min-width="9.69cm" fo:padding-top="0.429cm" fo:padding-bottom="0.429cm" fo:padding-left="0.554cm" fo:padding-right="0.554cm" draw:shadow-opacity="100%"/>
    </style:style>
    <style:style style:name="gr296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6.742cm" fo:min-width="4.491cm" fo:padding-top="0.429cm" fo:padding-bottom="0.429cm" fo:padding-left="0.554cm" fo:padding-right="0.554cm" draw:shadow-opacity="100%"/>
    </style:style>
    <style:style style:name="gr297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3.54cm" fo:min-width="3.293cm" fo:padding-top="0.429cm" fo:padding-bottom="0.429cm" fo:padding-left="0.554cm" fo:padding-right="0.554cm" draw:shadow-opacity="100%"/>
    </style:style>
    <style:style style:name="gr298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69cm" fo:padding-top="0.429cm" fo:padding-bottom="0.429cm" fo:padding-left="0.554cm" fo:padding-right="0.554cm" draw:shadow-opacity="100%"/>
    </style:style>
    <style:style style:name="gr299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0.742cm" fo:min-width="2.893cm" fo:padding-top="0.429cm" fo:padding-bottom="0.429cm" fo:padding-left="0.554cm" fo:padding-right="0.554cm" draw:shadow-opacity="100%"/>
    </style:style>
    <style:style style:name="gr300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1.348cm" fo:min-width="0.297cm" fo:padding-top="0.126cm" fo:padding-bottom="0.126cm" fo:padding-left="0.251cm" fo:padding-right="0.251cm" draw:shadow-opacity="100%"/>
    </style:style>
    <style:style style:name="gr30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1cm" fo:padding-top="0.429cm" fo:padding-bottom="0.429cm" fo:padding-left="0.554cm" fo:padding-right="0.554cm"/>
    </style:style>
    <style:style style:name="gr30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3.292cm" fo:padding-top="0.429cm" fo:padding-bottom="0.429cm" fo:padding-left="0.554cm" fo:padding-right="0.554cm"/>
    </style:style>
    <style:style style:name="gr30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3cm" fo:padding-top="0.429cm" fo:padding-bottom="0.429cm" fo:padding-left="0.554cm" fo:padding-right="0.554cm"/>
    </style:style>
    <style:style style:name="gr30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742cm" fo:min-width="0cm" fo:padding-top="0.429cm" fo:padding-bottom="0.429cm" fo:padding-left="0.554cm" fo:padding-right="0.554cm"/>
    </style:style>
    <style:style style:name="gr30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4.342cm" fo:min-width="0cm" fo:padding-top="0.429cm" fo:padding-bottom="0.429cm" fo:padding-left="0.554cm" fo:padding-right="0.554cm"/>
    </style:style>
    <style:style style:name="gr306" style:family="graphic" style:parent-style-name="objectwithoutfill">
      <style:graphic-properties svg:stroke-width="0.3cm" svg:stroke-color="#355e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307" style:family="graphic" style:parent-style-name="measure" style:list-style-name="L1">
      <style:graphic-properties draw:textarea-vertical-align="middle" draw:line-distance="0.6cm"/>
    </style:style>
    <style:style style:name="gr308" style:family="graphic" style:parent-style-name="measure" style:list-style-name="L1">
      <style:graphic-properties draw:textarea-vertical-align="middle" draw:line-distance="0.6cm" draw:placing="above"/>
    </style:style>
    <style:style style:name="gr309" style:family="graphic" style:parent-style-name="measure" style:list-style-name="L1">
      <style:graphic-properties draw:textarea-vertical-align="middle" draw:line-distance="0.6cm" draw:placing="above"/>
    </style:style>
    <style:style style:name="gr310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11" style:family="graphic" style:parent-style-name="measure" style:list-style-name="L1">
      <style:graphic-properties draw:textarea-vertical-align="middle" draw:line-distance="1cm"/>
    </style:style>
    <style:style style:name="gr312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313" style:family="graphic" style:parent-style-name="measure" style:list-style-name="L1">
      <style:graphic-properties draw:textarea-vertical-align="middle" draw:line-distance="0.6cm" draw:placing="above"/>
    </style:style>
    <style:style style:name="gr314" style:family="graphic" style:parent-style-name="measure" style:list-style-name="L1">
      <style:graphic-properties draw:textarea-vertical-align="middle" draw:line-distance="0.662cm" draw:placing="below"/>
    </style:style>
    <style:style style:name="gr315" style:family="graphic" style:parent-style-name="measure" style:list-style-name="L1">
      <style:graphic-properties draw:textarea-vertical-align="middle" draw:line-distance="-0.091cm" draw:placing="above"/>
    </style:style>
    <style:style style:name="gr316" style:family="graphic" style:parent-style-name="measure" style:list-style-name="L1">
      <style:graphic-properties draw:textarea-vertical-align="middle" draw:line-distance="0.6cm" draw:placing="above"/>
    </style:style>
    <style:style style:name="gr317" style:family="graphic" style:parent-style-name="measure" style:list-style-name="L1">
      <style:graphic-properties draw:textarea-vertical-align="middle" draw:line-distance="-0.1cm" draw:placing="above"/>
    </style:style>
    <style:style style:name="gr318" style:family="graphic" style:parent-style-name="measure" style:list-style-name="L1">
      <style:graphic-properties draw:textarea-vertical-align="middle" draw:line-distance="1cm" draw:placing="above"/>
    </style:style>
    <style:style style:name="gr319" style:family="graphic" style:parent-style-name="measure" style:list-style-name="L1">
      <style:graphic-properties draw:textarea-vertical-align="middle" draw:line-distance="1cm" draw:placing="above"/>
    </style:style>
    <style:style style:name="gr320" style:family="graphic" style:parent-style-name="measure" style:list-style-name="L1">
      <style:graphic-properties draw:textarea-vertical-align="middle" draw:line-distance="1cm" draw:placing="above"/>
    </style:style>
    <style:style style:name="gr321" style:family="graphic" style:parent-style-name="measure" style:list-style-name="L1">
      <style:graphic-properties draw:textarea-vertical-align="middle" draw:line-distance="1cm" draw:placing="above"/>
    </style:style>
    <style:style style:name="gr322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323" style:family="graphic" style:parent-style-name="measure" style:list-style-name="L1">
      <style:graphic-properties draw:textarea-vertical-align="middle" draw:placing="below"/>
    </style:style>
    <style:style style:name="gr324" style:family="graphic" style:parent-style-name="measure" style:list-style-name="L1">
      <style:graphic-properties draw:textarea-vertical-align="middle" draw:line-distance="1.8cm"/>
    </style:style>
    <style:style style:name="gr325" style:family="graphic" style:parent-style-name="standard">
      <style:graphic-properties draw:stroke="none" draw:fill="none" draw:fill-color="#e6e6e6" draw:textarea-horizontal-align="justify" draw:textarea-vertical-align="middle" draw:auto-grow-height="false" fo:min-height="1.35cm" fo:min-width="1.1cm"/>
    </style:style>
    <style:style style:name="gr326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327" style:family="graphic" style:parent-style-name="measure" style:list-style-name="L1">
      <style:graphic-properties draw:textarea-vertical-align="middle" draw:line-distance="0.6cm" draw:placing="above"/>
    </style:style>
    <style:style style:name="gr328" style:family="graphic" style:parent-style-name="measure" style:list-style-name="L1">
      <style:graphic-properties draw:textarea-vertical-align="middle" draw:line-distance="0.6cm" draw:placing="above"/>
    </style:style>
    <style:style style:name="gr329" style:family="graphic" style:parent-style-name="standard">
      <style:graphic-properties draw:fill-color="#e6e6e6" draw:textarea-horizontal-align="justify" draw:textarea-vertical-align="middle" draw:auto-grow-height="false" fo:min-height="0.95cm" fo:min-width="2.301cm"/>
    </style:style>
    <style:style style:name="gr330" style:family="graphic" style:parent-style-name="measure" style:list-style-name="L1">
      <style:graphic-properties draw:textarea-vertical-align="middle" draw:line-distance="0.6cm" draw:placing="above"/>
    </style:style>
    <style:style style:name="gr331" style:family="graphic" style:parent-style-name="measure" style:list-style-name="L1">
      <style:graphic-properties draw:textarea-vertical-align="middle" draw:line-distance="0.6cm" draw:placing="above"/>
    </style:style>
    <style:style style:name="gr332" style:family="graphic" style:parent-style-name="measure" style:list-style-name="L1">
      <style:graphic-properties draw:textarea-vertical-align="middle" draw:line-distance="0.6cm" draw:placing="above"/>
    </style:style>
    <style:style style:name="gr333" style:family="graphic" style:parent-style-name="measure" style:list-style-name="L1">
      <style:graphic-properties draw:textarea-vertical-align="middle" draw:line-distance="0.6cm" draw:placing="above"/>
    </style:style>
    <style:style style:name="gr334" style:family="graphic" style:parent-style-name="measure" style:list-style-name="L1">
      <style:graphic-properties draw:textarea-vertical-align="middle" draw:line-distance="0.6cm" draw:placing="above"/>
    </style:style>
    <style:style style:name="gr335" style:family="graphic" style:parent-style-name="standard">
      <style:graphic-properties draw:stroke="none" draw:fill="none" draw:fill-color="#e6e6e6" draw:textarea-horizontal-align="justify" draw:textarea-vertical-align="middle" draw:auto-grow-height="false" fo:min-height="2.95cm" fo:min-width="1.1cm"/>
    </style:style>
    <style:style style:name="gr336" style:family="graphic" style:parent-style-name="standard">
      <style:graphic-properties draw:fill-color="#b84747" draw:textarea-horizontal-align="justify" draw:textarea-vertical-align="middle" draw:auto-grow-height="false" fo:min-height="3.752cm" fo:min-width="1.5cm"/>
    </style:style>
    <style:style style:name="gr337" style:family="graphic" style:parent-style-name="standard">
      <style:graphic-properties draw:fill-color="#e6e6e6" draw:textarea-horizontal-align="justify" draw:textarea-vertical-align="middle" draw:auto-grow-height="false" fo:min-height="0.95cm" fo:min-width="0.698cm"/>
    </style:style>
    <style:style style:name="gr338" style:family="graphic" style:parent-style-name="standard">
      <style:graphic-properties draw:stroke="none" svg:stroke-color="#000000" draw:fill="none" draw:fill-color="#ffffff" draw:opacity="100%" draw:fill-image-width="0cm" draw:fill-image-height="0cm" fo:min-height="1.35cm" draw:shadow-opacity="100%"/>
    </style:style>
    <style:style style:name="gr339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5.142cm" fo:min-width="9.692cm" fo:padding-top="0.429cm" fo:padding-bottom="0.429cm" fo:padding-left="0.554cm" fo:padding-right="0.554cm" draw:shadow-opacity="100%"/>
    </style:style>
    <style:style style:name="gr340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7.748cm" fo:min-width="3.5cm" fo:padding-top="0.126cm" fo:padding-bottom="0.126cm" fo:padding-left="0.251cm" fo:padding-right="0.251cm" draw:shadow-opacity="100%"/>
    </style:style>
    <style:style style:name="gr341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3.75cm" fo:min-width="7.498cm" fo:padding-top="0.126cm" fo:padding-bottom="0.126cm" fo:padding-left="0.251cm" fo:padding-right="0.251cm" draw:shadow-opacity="100%"/>
    </style:style>
    <style:style style:name="gr342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4.546cm" fo:min-width="1.897cm" fo:padding-top="0.126cm" fo:padding-bottom="0.126cm" fo:padding-left="0.251cm" fo:padding-right="0.251cm" draw:shadow-opacity="100%"/>
    </style:style>
    <style:style style:name="gr343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3.541cm" fo:min-width="3.291cm" fo:padding-top="0.429cm" fo:padding-bottom="0.429cm" fo:padding-left="0.554cm" fo:padding-right="0.554cm" draw:shadow-opacity="100%"/>
    </style:style>
    <style:style style:name="gr344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66cm" fo:padding-top="0.429cm" fo:padding-bottom="0.429cm" fo:padding-left="0.554cm" fo:padding-right="0.554cm" draw:shadow-opacity="100%"/>
    </style:style>
    <style:style style:name="gr345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1.348cm" fo:min-width="0.298cm" fo:padding-top="0.126cm" fo:padding-bottom="0.126cm" fo:padding-left="0.251cm" fo:padding-right="0.251cm" draw:shadow-opacity="100%"/>
    </style:style>
    <style:style style:name="gr34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2cm" fo:padding-top="0.429cm" fo:padding-bottom="0.429cm" fo:padding-left="0.554cm" fo:padding-right="0.554cm"/>
    </style:style>
    <style:style style:name="gr347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cm" fo:min-width="29.1cm"/>
    </style:style>
    <style:style style:name="gr348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1cm" fo:min-width="9.1cm"/>
    </style:style>
    <style:style style:name="gr349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2cm" fo:padding-top="0.429cm" fo:padding-bottom="0.429cm" fo:padding-left="0.554cm" fo:padding-right="0.554cm"/>
    </style:style>
    <style:style style:name="gr350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cm" fo:min-width="1.9cm"/>
    </style:style>
    <style:style style:name="gr351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1cm" fo:min-width="15.5cm"/>
    </style:style>
    <style:style style:name="gr352" style:family="graphic" style:parent-style-name="measure" style:list-style-name="L1">
      <style:graphic-properties draw:textarea-vertical-align="middle" draw:line-distance="1cm" draw:placing="above"/>
    </style:style>
    <style:style style:name="gr353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35.5cm"/>
    </style:style>
    <style:style style:name="gr354" style:family="graphic" style:parent-style-name="standard">
      <style:graphic-properties draw:fill-color="#e6e6e6" draw:textarea-horizontal-align="justify" draw:textarea-vertical-align="middle" draw:auto-grow-height="false" fo:min-height="0.95cm" fo:min-width="1.899cm"/>
    </style:style>
    <style:style style:name="gr355" style:family="graphic" style:parent-style-name="standard">
      <style:graphic-properties draw:stroke="none" draw:fill="none" draw:fill-color="#e6e6e6" draw:textarea-horizontal-align="justify" draw:textarea-vertical-align="middle" draw:auto-grow-height="false" fo:min-height="0.55cm" fo:min-width="0.298cm"/>
    </style:style>
    <style:style style:name="gr356" style:family="graphic" style:parent-style-name="standard">
      <style:graphic-properties draw:fill-color="#e6e6e6" draw:textarea-horizontal-align="justify" draw:textarea-vertical-align="middle" draw:auto-grow-height="false" fo:min-height="0.35cm" fo:min-width="0.298cm"/>
    </style:style>
    <style:style style:name="gr357" style:family="graphic" style:parent-style-name="standard">
      <style:graphic-properties draw:fill-color="#e6e6e6" draw:textarea-horizontal-align="justify" draw:textarea-vertical-align="middle" draw:auto-grow-height="false" fo:min-height="0.95cm" fo:min-width="3.499cm"/>
    </style:style>
    <style:style style:name="gr358" style:family="graphic" style:parent-style-name="standard">
      <style:graphic-properties draw:fill-color="#b84747" draw:textarea-horizontal-align="justify" draw:textarea-vertical-align="middle" draw:auto-grow-height="false" fo:min-height="3.749cm" fo:min-width="1.5cm"/>
    </style:style>
    <style:style style:name="gr359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360" style:family="graphic" style:parent-style-name="measure" style:list-style-name="L1">
      <style:graphic-properties draw:textarea-vertical-align="middle" draw:line-distance="0.6cm" draw:placing="above"/>
    </style:style>
    <style:style style:name="gr361" style:family="graphic" style:parent-style-name="measure" style:list-style-name="L1">
      <style:graphic-properties draw:textarea-vertical-align="middle" draw:line-distance="0.6cm" draw:placing="above"/>
    </style:style>
    <style:style style:name="gr362" style:family="graphic" style:parent-style-name="measure" style:list-style-name="L1">
      <style:graphic-properties draw:textarea-vertical-align="middle" draw:line-distance="0.6cm" draw:placing="above"/>
    </style:style>
    <style:style style:name="gr363" style:family="graphic" style:parent-style-name="measure" style:list-style-name="L1">
      <style:graphic-properties draw:textarea-vertical-align="middle" draw:line-distance="0.6cm" draw:placing="above"/>
    </style:style>
    <style:style style:name="gr364" style:family="graphic" style:parent-style-name="measure" style:list-style-name="L1">
      <style:graphic-properties draw:textarea-vertical-align="middle" draw:line-distance="0.6cm" draw:placing="above"/>
    </style:style>
    <style:style style:name="gr365" style:family="graphic" style:parent-style-name="measure" style:list-style-name="L1">
      <style:graphic-properties draw:textarea-vertical-align="middle" draw:line-distance="0.6cm" draw:placing="above"/>
    </style:style>
    <style:style style:name="gr366" style:family="graphic" style:parent-style-name="measure" style:list-style-name="L1">
      <style:graphic-properties draw:textarea-vertical-align="middle" draw:line-distance="0.6cm" draw:placing="above"/>
    </style:style>
    <style:style style:name="gr367" style:family="graphic" style:parent-style-name="standard">
      <style:graphic-properties draw:opacity="50%" draw:textarea-horizontal-align="justify" draw:textarea-vertical-align="top" draw:auto-grow-height="false" fo:min-height="16.15cm" fo:min-width="6.5cm" draw:shadow-opacity="50%"/>
    </style:style>
    <style:style style:name="gr368" style:family="graphic" style:parent-style-name="standard">
      <style:graphic-properties draw:opacity="50%" draw:textarea-horizontal-align="justify" draw:textarea-vertical-align="top" draw:auto-grow-height="false" fo:min-height="16.15cm" fo:min-width="0.3cm" draw:shadow-opacity="50%"/>
    </style:style>
    <style:style style:name="gr369" style:family="graphic" style:parent-style-name="standard">
      <style:graphic-properties draw:opacity="50%" draw:textarea-horizontal-align="justify" draw:textarea-vertical-align="top" draw:auto-grow-height="false" fo:min-height="16.15cm" fo:min-width="2.7cm" draw:shadow-opacity="50%"/>
    </style:style>
    <style:style style:name="gr370" style:family="graphic" style:parent-style-name="standard">
      <style:graphic-properties draw:opacity="50%" draw:textarea-horizontal-align="justify" draw:textarea-vertical-align="top" draw:auto-grow-height="false" fo:min-height="16.15cm" fo:min-width="3.9cm" draw:shadow-opacity="50%"/>
    </style:style>
    <style:style style:name="gr371" style:family="graphic" style:parent-style-name="standard">
      <style:graphic-properties draw:opacity="50%" draw:textarea-horizontal-align="justify" draw:textarea-vertical-align="top" draw:auto-grow-height="false" fo:min-height="16.15cm" fo:min-width="4.3cm" draw:shadow-opacity="50%"/>
    </style:style>
    <style:style style:name="gr372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92cm" fo:padding-top="0.429cm" fo:padding-bottom="0.429cm" fo:padding-left="0.554cm" fo:padding-right="0.554cm" draw:shadow-opacity="100%"/>
    </style:style>
    <style:style style:name="gr37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4.492cm" fo:padding-top="0.429cm" fo:padding-bottom="0.429cm" fo:padding-left="0.554cm" fo:padding-right="0.554cm"/>
    </style:style>
    <style:style style:name="gr37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0.064cm" fo:padding-top="0.429cm" fo:padding-bottom="0.429cm" fo:padding-left="0.554cm" fo:padding-right="0.554cm"/>
    </style:style>
    <style:style style:name="gr37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4.484cm" fo:padding-top="0.429cm" fo:padding-bottom="0.429cm" fo:padding-left="0.554cm" fo:padding-right="0.554cm"/>
    </style:style>
    <style:style style:name="gr37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7.656cm" fo:padding-top="0.429cm" fo:padding-bottom="0.429cm" fo:padding-left="0.554cm" fo:padding-right="0.554cm"/>
    </style:style>
    <style:style style:name="gr377" style:family="graphic" style:parent-style-name="standard">
      <style:graphic-properties draw:fill="solid" draw:fill-color="#7da647" draw:fill-hatch-solid="true" draw:textarea-horizontal-align="justify" draw:textarea-vertical-align="middle" draw:auto-grow-height="false" fo:min-height="0.151cm" fo:min-width="29.1cm"/>
    </style:style>
    <style:style style:name="gr378" style:family="graphic" style:parent-style-name="measure" style:list-style-name="L1">
      <style:graphic-properties draw:textarea-vertical-align="middle" draw:line-distance="0.6cm" draw:placing="above"/>
    </style:style>
    <style:style style:name="gr379" style:family="graphic" style:parent-style-name="measure" style:list-style-name="L1">
      <style:graphic-properties draw:textarea-vertical-align="middle" draw:line-distance="0.6cm" draw:placing="above"/>
    </style:style>
    <style:style style:name="gr380" style:family="graphic" style:parent-style-name="measure" style:list-style-name="L1">
      <style:graphic-properties draw:textarea-vertical-align="middle" draw:line-distance="0.6cm" draw:placing="above"/>
    </style:style>
    <style:style style:name="gr381" style:family="graphic" style:parent-style-name="measure" style:list-style-name="L1">
      <style:graphic-properties draw:textarea-vertical-align="middle" draw:line-distance="0.6cm" draw:placing="above"/>
    </style:style>
    <style:style style:name="gr382" style:family="graphic" style:parent-style-name="measure" style:list-style-name="L1">
      <style:graphic-properties draw:textarea-vertical-align="middle" draw:line-distance="0.6cm" draw:placing="above"/>
    </style:style>
    <style:style style:name="gr383" style:family="graphic" style:parent-style-name="measure" style:list-style-name="L1">
      <style:graphic-properties draw:textarea-vertical-align="middle" draw:line-distance="0.6cm" draw:placing="above"/>
    </style:style>
    <style:style style:name="gr384" style:family="graphic" style:parent-style-name="measure" style:list-style-name="L1">
      <style:graphic-properties draw:textarea-vertical-align="middle" draw:line-distance="0.6cm" draw:placing="above"/>
    </style:style>
    <style:style style:name="gr385" style:family="graphic" style:parent-style-name="measure" style:list-style-name="L1">
      <style:graphic-properties draw:textarea-vertical-align="middle" draw:line-distance="0.6cm" draw:placing="above"/>
    </style:style>
    <style:style style:name="gr386" style:family="graphic" style:parent-style-name="measure" style:list-style-name="L1">
      <style:graphic-properties draw:textarea-vertical-align="middle" draw:line-distance="0.4cm" draw:placing="below"/>
    </style:style>
    <style:style style:name="gr387" style:family="graphic" style:parent-style-name="measure" style:list-style-name="L1">
      <style:graphic-properties draw:textarea-vertical-align="middle" draw:line-distance="0.2cm" draw:placing="below"/>
    </style:style>
    <style:style style:name="gr388" style:family="graphic" style:parent-style-name="measure" style:list-style-name="L1">
      <style:graphic-properties draw:textarea-vertical-align="middle" draw:line-distance="0.6cm" draw:placing="below"/>
    </style:style>
    <style:style style:name="gr389" style:family="graphic" style:parent-style-name="measure" style:list-style-name="L1">
      <style:graphic-properties draw:textarea-vertical-align="middle" draw:line-distance="0.8cm" draw:placing="below"/>
    </style:style>
    <style:style style:name="gr390" style:family="graphic" style:parent-style-name="measure" style:list-style-name="L1">
      <style:graphic-properties draw:textarea-vertical-align="middle" draw:line-distance="0.6cm" draw:placing="above"/>
    </style:style>
    <style:style style:name="gr391" style:family="graphic" style:parent-style-name="measure" style:list-style-name="L1">
      <style:graphic-properties draw:textarea-vertical-align="middle" draw:line-distance="0.6cm" draw:placing="below"/>
    </style:style>
    <style:style style:name="gr392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49cm" fo:min-width="15.9cm"/>
    </style:style>
    <style:style style:name="gr393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49cm" fo:min-width="18.3cm"/>
    </style:style>
    <style:style style:name="gr394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28.7cm"/>
    </style:style>
    <style:style style:name="gr395" style:family="graphic" style:parent-style-name="standard">
      <style:graphic-properties svg:stroke-width="0.1cm" draw:marker-start-width="0.5cm" draw:marker-end-width="0.5cm" draw:fill-color="#b84700" draw:opacity="50%" draw:textarea-horizontal-align="justify" draw:textarea-vertical-align="middle" draw:auto-grow-height="false" fo:min-height="8.049cm" fo:min-width="0cm" fo:padding-top="0.175cm" fo:padding-bottom="0.175cm" fo:padding-left="0.3cm" fo:padding-right="0.3cm" draw:shadow-opacity="50%"/>
    </style:style>
    <style:style style:name="gr396" style:family="graphic" style:parent-style-name="measure" style:list-style-name="L1">
      <style:graphic-properties draw:textarea-vertical-align="middle" draw:line-distance="0.5cm" draw:placing="below"/>
    </style:style>
    <style:style style:name="gr397" style:family="graphic" style:parent-style-name="measure" style:list-style-name="L1">
      <style:graphic-properties draw:textarea-vertical-align="middle" draw:line-distance="0.5cm" draw:placing="below"/>
    </style:style>
    <style:style style:name="gr398" style:family="graphic" style:parent-style-name="measure" style:list-style-name="L1">
      <style:graphic-properties draw:textarea-vertical-align="middle" draw:line-distance="1cm" draw:placing="above"/>
    </style:style>
    <style:style style:name="gr399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0.451cm" fo:min-width="15.8cm" fo:padding-top="0.175cm" fo:padding-bottom="0.175cm" fo:padding-left="0.3cm" fo:padding-right="0.3cm" draw:shadow-opacity="100%"/>
    </style:style>
    <style:style style:name="gr400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13.25cm" fo:min-width="0.2cm" fo:padding-top="0.175cm" fo:padding-bottom="0.175cm" fo:padding-left="0.3cm" fo:padding-right="0.3cm" draw:shadow-opacity="100%"/>
    </style:style>
    <style:style style:name="gr401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4.05cm" fo:min-width="0cm" fo:padding-top="0.175cm" fo:padding-bottom="0.175cm" fo:padding-left="0.3cm" fo:padding-right="0.3cm" draw:shadow-opacity="100%"/>
    </style:style>
    <style:style style:name="gr402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0.449cm" fo:min-width="0cm" fo:padding-top="0.175cm" fo:padding-bottom="0.175cm" fo:padding-left="0.3cm" fo:padding-right="0.3cm" draw:shadow-opacity="100%"/>
    </style:style>
    <style:style style:name="gr403" style:family="graphic" style:parent-style-name="measure" style:list-style-name="L1">
      <style:graphic-properties draw:textarea-vertical-align="middle" draw:line-distance="0.5cm" draw:placing="below"/>
    </style:style>
    <style:style style:name="gr404" style:family="graphic" style:parent-style-name="measure" style:list-style-name="L1">
      <style:graphic-properties draw:textarea-vertical-align="middle" draw:line-distance="1cm" draw:placing="above"/>
    </style:style>
    <style:style style:name="gr405" style:family="graphic" style:parent-style-name="measure" style:list-style-name="L1">
      <style:graphic-properties draw:textarea-vertical-align="middle" draw:line-distance="1cm" draw:placing="above"/>
    </style:style>
    <style:style style:name="gr406" style:family="graphic" style:parent-style-name="measure" style:list-style-name="L1">
      <style:graphic-properties draw:textarea-vertical-align="middle" draw:line-distance="0.6cm" draw:placing="above"/>
    </style:style>
    <style:style style:name="gr407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49cm" fo:min-width="1.9cm"/>
    </style:style>
    <style:style style:name="gr408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692cm" fo:padding-top="0.429cm" fo:padding-bottom="0.429cm" fo:padding-left="0.554cm" fo:padding-right="0.554cm" draw:shadow-opacity="100%"/>
    </style:style>
    <style:style style:name="gr40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6.09cm" fo:padding-top="0.23cm" fo:padding-bottom="0.23cm" fo:padding-left="0.355cm" fo:padding-right="0.355cm"/>
    </style:style>
    <style:style style:name="gr41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3.69cm" fo:padding-top="0.23cm" fo:padding-bottom="0.23cm" fo:padding-left="0.355cm" fo:padding-right="0.355cm"/>
    </style:style>
    <style:style style:name="gr41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6.49cm" fo:padding-top="0.23cm" fo:padding-bottom="0.23cm" fo:padding-left="0.355cm" fo:padding-right="0.355cm"/>
    </style:style>
    <style:style style:name="gr41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41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.69cm" fo:padding-top="0.23cm" fo:padding-bottom="0.23cm" fo:padding-left="0.355cm" fo:padding-right="0.355cm"/>
    </style:style>
    <style:style style:name="gr41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1cm" fo:min-width="0cm" fo:padding-top="0.23cm" fo:padding-bottom="0.23cm" fo:padding-left="0.355cm" fo:padding-right="0.355cm"/>
    </style:style>
    <style:style style:name="gr41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2.741cm" fo:min-width="0cm" fo:padding-top="0.23cm" fo:padding-bottom="0.23cm" fo:padding-left="0.355cm" fo:padding-right="0.355cm"/>
    </style:style>
    <style:style style:name="gr41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2.49cm" fo:padding-top="0.23cm" fo:padding-bottom="0.23cm" fo:padding-left="0.355cm" fo:padding-right="0.355cm"/>
    </style:style>
    <style:style style:name="gr4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0.217cm"/>
    </style:style>
    <style:style style:name="gr41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7.142cm" fo:min-width="0cm" fo:padding-top="0.429cm" fo:padding-bottom="0.429cm" fo:padding-left="0.554cm" fo:padding-right="0.554cm"/>
    </style:style>
    <style:style style:name="gr419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1cm" fo:min-width="18.3cm"/>
    </style:style>
    <style:style style:name="gr420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9cm"/>
    </style:style>
    <style:style style:name="gr421" style:family="graphic" style:parent-style-name="standard">
      <style:graphic-properties draw:stroke="none" svg:stroke-width="0cm" svg:stroke-color="#b84700" draw:marker-start-width="0.707cm" draw:marker-end-width="0.707cm" draw:fill="solid" draw:fill-color="#b84700" draw:textarea-horizontal-align="justify" draw:textarea-vertical-align="middle" draw:auto-grow-height="false" fo:min-height="0cm" fo:min-width="0cm" fo:padding-top="0.429cm" fo:padding-bottom="0.429cm" fo:padding-left="0.554cm" fo:padding-right="0.554cm"/>
    </style:style>
    <style:style style:name="gr42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3.292cm" fo:padding-top="0.429cm" fo:padding-bottom="0.429cm" fo:padding-left="0.554cm" fo:padding-right="0.554cm"/>
    </style:style>
    <style:style style:name="gr423" style:family="graphic" style:parent-style-name="standard">
      <style:graphic-properties draw:fill-color="#b84700" draw:textarea-horizontal-align="justify" draw:textarea-vertical-align="middle" draw:auto-grow-height="false" fo:min-height="2.95cm" fo:min-width="0cm"/>
    </style:style>
    <style:style style:name="gr424" style:family="graphic" style:parent-style-name="standard">
      <style:graphic-properties draw:fill-color="#314004" draw:opacity="90%" draw:textarea-horizontal-align="justify" draw:textarea-vertical-align="middle" draw:auto-grow-height="false" fo:min-height="4.55cm" fo:min-width="19.046cm"/>
    </style:style>
    <style:style style:name="gr425" style:family="graphic" style:parent-style-name="measure" style:list-style-name="L1">
      <style:graphic-properties draw:textarea-vertical-align="middle" draw:line-distance="0.6cm"/>
    </style:style>
    <style:style style:name="gr426" style:family="graphic" style:parent-style-name="measure" style:list-style-name="L1">
      <style:graphic-properties draw:textarea-vertical-align="middle" draw:line-distance="1cm"/>
    </style:style>
    <style:style style:name="gr42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542cm" fo:min-width="2.891cm" fo:padding-top="0.429cm" fo:padding-bottom="0.429cm" fo:padding-left="0.554cm" fo:padding-right="0.554cm"/>
    </style:style>
    <style:style style:name="gr428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0.549cm" fo:min-width="29.1cm"/>
    </style:style>
    <style:style style:name="gr429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30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291cm" fo:padding-top="0.429cm" fo:padding-bottom="0.429cm" fo:padding-left="0.554cm" fo:padding-right="0.554cm" draw:shadow-opacity="100%"/>
    </style:style>
    <style:style style:name="gr431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1cm"/>
    </style:style>
    <style:style style:name="gr432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1cm" fo:min-width="1.5cm"/>
    </style:style>
    <style:style style:name="gr433" style:family="graphic" style:parent-style-name="measure" style:list-style-name="L1">
      <style:graphic-properties draw:textarea-vertical-align="middle" draw:line-distance="0.6cm"/>
    </style:style>
    <style:style style:name="gr434" style:family="graphic" style:parent-style-name="measure" style:list-style-name="L1">
      <style:graphic-properties draw:textarea-vertical-align="middle" draw:line-distance="1cm"/>
    </style:style>
    <style:style style:name="gr435" style:family="graphic" style:parent-style-name="standard">
      <style:graphic-properties draw:fill-color="#e6e6e6" draw:textarea-horizontal-align="justify" draw:textarea-vertical-align="middle" draw:auto-grow-height="false" fo:min-height="4.15cm" fo:min-width="3.1cm"/>
    </style:style>
    <style:style style:name="gr436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752cm" fo:min-width="3.499cm" fo:padding-top="0.175cm" fo:padding-bottom="0.175cm" fo:padding-left="0.3cm" fo:padding-right="0.3cm"/>
    </style:style>
    <style:style style:name="gr437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95cm" fo:min-width="3.499cm" fo:padding-top="0.175cm" fo:padding-bottom="0.175cm" fo:padding-left="0.3cm" fo:padding-right="0.3cm"/>
    </style:style>
    <style:style style:name="gr438" style:family="graphic" style:parent-style-name="standard">
      <style:graphic-properties draw:fill-color="#e6e6e6" draw:textarea-horizontal-align="justify" draw:textarea-vertical-align="middle" draw:auto-grow-height="false" fo:min-height="4.152cm" fo:min-width="3.1cm"/>
    </style:style>
    <style:style style:name="gr439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652cm" fo:min-width="3.399cm" fo:padding-top="0.175cm" fo:padding-bottom="0.175cm" fo:padding-left="0.3cm" fo:padding-right="0.3cm"/>
    </style:style>
    <style:style style:name="gr440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85cm" fo:min-width="3.399cm" fo:padding-top="0.175cm" fo:padding-bottom="0.175cm" fo:padding-left="0.3cm" fo:padding-right="0.3cm"/>
    </style:style>
    <style:style style:name="gr441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1cm" fo:min-width="1.5cm"/>
    </style:style>
    <style:style style:name="gr442" style:family="graphic" style:parent-style-name="standard">
      <style:graphic-properties draw:stroke="none" draw:fill-color="#314004" draw:opacity="100%" draw:textarea-horizontal-align="justify" draw:textarea-vertical-align="middle" draw:auto-grow-height="false" fo:min-height="0.151cm" fo:min-width="7.1cm" draw:shadow-opacity="100%"/>
    </style:style>
    <style:style style:name="gr443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1cm" fo:min-width="3.1cm"/>
    </style:style>
    <style:style style:name="gr444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1cm" fo:min-width="3.201cm"/>
    </style:style>
    <style:style style:name="gr445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151cm" fo:min-width="18.3cm"/>
    </style:style>
    <style:style style:name="gr446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49cm" fo:min-width="18.3cm"/>
    </style:style>
    <style:style style:name="gr447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49cm" fo:min-width="1.5cm"/>
    </style:style>
    <style:style style:name="gr448" style:family="graphic" style:parent-style-name="standard">
      <style:graphic-properties draw:fill-color="#333333" draw:textarea-horizontal-align="justify" draw:textarea-vertical-align="middle" draw:auto-grow-height="false" fo:min-height="1.55cm" fo:min-width="1.1cm"/>
    </style:style>
    <style:style style:name="gr449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749cm" fo:min-width="0cm"/>
    </style:style>
    <style:style style:name="gr450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0cm"/>
    </style:style>
    <style:style style:name="gr451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1.5cm"/>
    </style:style>
    <style:style style:name="gr452" style:family="graphic" style:parent-style-name="standard">
      <style:graphic-properties draw:fill-color="#333333" draw:textarea-horizontal-align="justify" draw:textarea-vertical-align="middle" draw:auto-grow-height="false" fo:min-height="1.549cm" fo:min-width="1.1cm"/>
    </style:style>
    <style:style style:name="P1" style:family="paragraph">
      <loext:graphic-properties draw:fill="solid" draw:fill-color="#729fcf"/>
      <style:paragraph-properties fo:text-align="center"/>
      <style:text-properties fo:font-size="24pt" fo:language="nl" fo:country="NL" style:font-weight-complex="normal"/>
    </style:style>
    <style:style style:name="P2" style:family="paragraph">
      <loext:graphic-properties draw:fill="none" draw:fill-color="#cccccc"/>
      <style:paragraph-properties fo:text-align="center"/>
      <style:text-properties fo:language="nl" fo:country="NL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language="nl" fo:country="NL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3465a4"/>
      <style:paragraph-properties fo:text-align="center"/>
      <style:text-properties fo:font-size="24pt" fo:language="nl" fo:country="NL" style:font-weight-complex="normal"/>
    </style:style>
    <style:style style:name="P6" style:family="paragraph">
      <loext:graphic-properties draw:fill-color="#3465a4"/>
      <style:paragraph-properties fo:text-align="center"/>
      <style:text-properties fo:font-size="24pt" fo:language="nl" fo:country="NL"/>
    </style:style>
    <style:style style:name="P7" style:family="paragraph">
      <loext:graphic-properties draw:fill-color="#729fcf"/>
      <style:paragraph-properties fo:text-align="center"/>
      <style:text-properties fo:font-size="24pt" fo:language="nl" fo:country="NL"/>
    </style:style>
    <style:style style:name="P8" style:family="paragraph">
      <loext:graphic-properties draw:fill="solid" draw:fill-color="#004586"/>
      <style:paragraph-properties fo:text-align="center"/>
      <style:text-properties fo:font-size="24pt" fo:language="nl" fo:country="NL" style:font-weight-complex="normal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24pt" fo:language="nl" fo:country="NL"/>
    </style:style>
    <style:style style:name="P11" style:family="paragraph">
      <loext:graphic-properties draw:fill="solid" draw:fill-color="#e6e6e6"/>
      <style:paragraph-properties fo:text-align="center"/>
      <style:text-properties fo:font-size="24pt" fo:language="nl" fo:country="NL" style:font-weight-complex="normal"/>
    </style:style>
    <style:style style:name="P12" style:family="paragraph">
      <loext:graphic-properties draw:fill="hatch" draw:fill-color="#cccccc" draw:fill-hatch-name="Trap" draw:fill-hatch-solid="true"/>
      <style:paragraph-properties fo:text-align="center"/>
    </style:style>
    <style:style style:name="P13" style:family="paragraph">
      <loext:graphic-properties draw:fill-color="#b3b3b3"/>
      <style:paragraph-properties fo:text-align="center"/>
    </style:style>
    <style:style style:name="P14" style:family="paragraph">
      <loext:graphic-properties draw:fill="none" draw:fill-color="#ffffff"/>
      <style:text-properties fo:language="nl" fo:country="NL"/>
    </style:style>
    <style:style style:name="P15" style:family="paragraph">
      <loext:graphic-properties draw:fill-color="#b3b3b3"/>
      <style:paragraph-properties fo:text-align="center"/>
      <style:text-properties fo:language="nl" fo:country="NL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99" draw:fill-image-width="0cm" draw:fill-image-height="0cm"/>
      <style:paragraph-properties fo:text-align="center"/>
      <style:text-properties fo:language="nl" fo:country="NL"/>
    </style:style>
    <style:style style:name="P18" style:family="paragraph">
      <loext:graphic-properties draw:fill="solid" draw:fill-color="#cccccc" draw:fill-image-width="0cm" draw:fill-image-height="0cm"/>
      <style:paragraph-properties fo:text-align="center"/>
      <style:text-properties fo:language="nl" fo:country="NL"/>
    </style:style>
    <style:style style:name="P19" style:family="paragraph">
      <loext:graphic-properties draw:fill="solid" draw:fill-color="#b3b3b3"/>
      <style:paragraph-properties fo:text-align="center"/>
      <style:text-properties fo:language="nl" fo:country="NL"/>
    </style:style>
    <style:style style:name="P20" style:family="paragraph">
      <style:paragraph-properties fo:line-height="100%" fo:text-align="center"/>
    </style:style>
    <style:style style:name="P21" style:family="paragraph">
      <loext:graphic-properties draw:fill="hatch" draw:fill-color="#999999" draw:fill-hatch-name="Trap" draw:fill-hatch-solid="true" draw:opacity="50%"/>
      <style:paragraph-properties fo:line-height="100%" fo:text-align="center"/>
      <style:text-properties fo:font-size="10pt" fo:language="nl" fo:country="NL" style:font-size-asian="10pt" style:font-size-complex="10pt"/>
    </style:style>
    <style:style style:name="P22" style:family="paragraph">
      <loext:graphic-properties draw:fill="solid" draw:fill-color="#729fcf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23" style:family="paragraph">
      <loext:graphic-properties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24" style:family="paragraph">
      <loext:graphic-properties draw:fill="none" draw:fill-color="#cccccc"/>
      <style:paragraph-properties fo:text-align="center"/>
      <style:text-properties fo:font-size="24pt" fo:language="nl" fo:country="NL" style:font-weight-complex="normal"/>
    </style:style>
    <style:style style:name="P25" style:family="paragraph">
      <loext:graphic-properties draw:fill="none" draw:fill-color="#cccccc"/>
      <style:paragraph-properties fo:text-align="center"/>
      <style:text-properties fo:font-size="24pt" fo:language="nl" fo:country="NL"/>
    </style:style>
    <style:style style:name="P26" style:family="paragraph">
      <loext:graphic-properties draw:fill="none"/>
      <style:paragraph-properties fo:text-align="center"/>
      <style:text-properties fo:language="nl" fo:country="NL"/>
    </style:style>
    <style:style style:name="P27" style:family="paragraph">
      <style:paragraph-properties fo:margin-left="0.5cm" fo:margin-right="0cm" fo:text-align="end" fo:text-indent="0cm"/>
      <style:text-properties fo:language="nl" fo:country="NL"/>
    </style:style>
    <style:style style:name="P28" style:family="paragraph">
      <loext:graphic-properties draw:fill-color="#b84700" draw:opacity="50%"/>
      <style:paragraph-properties fo:text-align="center"/>
      <style:text-properties fo:language="nl" fo:country="NL"/>
    </style:style>
    <style:style style:name="P29" style:family="paragraph">
      <loext:graphic-properties draw:fill-color="#b84700"/>
      <style:paragraph-properties fo:text-align="center"/>
      <style:text-properties fo:language="nl" fo:country="NL"/>
    </style:style>
    <style:style style:name="P30" style:family="paragraph">
      <loext:graphic-properties draw:fill="none" draw:fill-color="#b84700" draw:opacity="50%"/>
      <style:paragraph-properties fo:text-align="center"/>
      <style:text-properties fo:language="nl" fo:country="NL"/>
    </style:style>
    <style:style style:name="P31" style:family="paragraph">
      <loext:graphic-properties draw:fill="solid" draw:fill-color="#e6e6e6" draw:opacity="10%"/>
      <style:paragraph-properties fo:text-align="center"/>
      <style:text-properties fo:language="nl" fo:country="NL"/>
    </style:style>
    <style:style style:name="P32" style:family="paragraph">
      <loext:graphic-properties draw:fill-color="#e6e6e6"/>
      <style:paragraph-properties fo:text-align="center"/>
      <style:text-properties fo:language="nl" fo:country="NL"/>
    </style:style>
    <style:style style:name="P33" style:family="paragraph">
      <loext:graphic-properties draw:fill="none" draw:opacity="100%" draw:fill-image-width="0cm" draw:fill-image-height="0cm"/>
      <style:paragraph-properties fo:text-align="center"/>
      <style:text-properties style:font-name="Courier New1" fo:font-size="13.8999996185303pt" fo:language="nl" fo:country="NL" style:font-size-asian="18pt" style:font-size-complex="18pt" style:font-weight-complex="normal"/>
    </style:style>
    <style:style style:name="P34" style:family="paragraph">
      <loext:graphic-properties draw:fill="none" draw:opacity="100%" draw:fill-image-width="0cm" draw:fill-image-height="0cm"/>
      <style:text-properties style:text-outline="true" fo:font-size="17.8999996185303pt" fo:language="nl" fo:country="NL" style:font-size-asian="18pt" style:font-size-complex="18pt" style:font-weight-complex="normal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 draw:fill-color="#ffffff" draw:opacity="100%" draw:fill-image-width="0cm" draw:fill-image-height="0cm"/>
      <style:text-properties fo:font-size="17.8999996185303pt" fo:language="nl" fo:country="NL" style:font-size-asian="18pt" style:font-size-complex="18pt" style:font-weight-complex="normal"/>
    </style:style>
    <style:style style:name="P37" style:family="paragraph">
      <loext:graphic-properties draw:fill="solid" draw:fill-color="#000000"/>
      <style:paragraph-properties fo:text-align="center"/>
      <style:text-properties fo:font-size="24pt" fo:language="nl" fo:country="NL" style:font-weight-complex="normal"/>
    </style:style>
    <style:style style:name="P38" style:family="paragraph">
      <loext:graphic-properties draw:fill-color="#000000"/>
      <style:paragraph-properties fo:text-align="center"/>
      <style:text-properties fo:font-size="24pt" fo:language="nl" fo:country="NL"/>
    </style:style>
    <style:style style:name="P39" style:family="paragraph">
      <loext:graphic-properties draw:fill="hatch" draw:fill-color="#cccccc" draw:fill-hatch-name="Houtvezelwand" draw:fill-hatch-solid="false"/>
      <style:paragraph-properties fo:text-align="center"/>
      <style:text-properties fo:font-size="24pt" fo:language="nl" fo:country="NL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-color="#cccccc" draw:opacity="50%"/>
      <style:paragraph-properties fo:text-align="center"/>
      <style:text-properties fo:font-size="24pt" fo:language="nl" fo:country="NL"/>
    </style:style>
    <style:style style:name="P42" style:family="paragraph">
      <loext:graphic-properties draw:fill="hatch" draw:fill-color="#b3b3b3" draw:fill-hatch-name="Trap" draw:fill-hatch-solid="false"/>
      <style:paragraph-properties fo:text-align="center"/>
      <style:text-properties fo:language="nl" fo:country="NL"/>
    </style:style>
    <style:style style:name="P43" style:family="paragraph">
      <loext:graphic-properties draw:fill="solid" draw:fill-color="#cccccc"/>
      <style:paragraph-properties fo:text-align="center"/>
      <style:text-properties fo:font-size="24pt" fo:language="nl" fo:country="NL" style:font-weight-complex="normal"/>
    </style:style>
    <style:style style:name="P44" style:family="paragraph">
      <loext:graphic-properties draw:fill-color="#b3b3b3"/>
      <style:paragraph-properties fo:text-align="center"/>
      <style:text-properties fo:font-size="14pt" fo:language="nl" fo:country="NL" style:font-size-asian="18pt" style:font-size-complex="18pt" style:font-weight-complex="normal"/>
    </style:style>
    <style:style style:name="P45" style:family="paragraph">
      <loext:graphic-properties draw:fill-color="#000000"/>
      <style:paragraph-properties fo:text-align="center"/>
    </style:style>
    <style:style style:name="P46" style:family="paragraph">
      <loext:graphic-properties draw:fill="solid" draw:fill-color="#cccccc" draw:opacity="0%"/>
      <style:paragraph-properties fo:text-align="center"/>
      <style:text-properties fo:font-size="16pt" fo:language="nl" fo:country="NL" style:font-size-asian="18pt" style:font-size-complex="18pt" style:font-weight-complex="normal"/>
    </style:style>
    <style:style style:name="P47" style:family="paragraph">
      <loext:graphic-properties draw:fill="solid" draw:fill-color="#cccccc" draw:opacity="0%"/>
      <style:paragraph-properties fo:text-align="center"/>
      <style:text-properties fo:font-size="24pt" fo:language="nl" fo:country="NL" style:font-weight-complex="normal"/>
    </style:style>
    <style:style style:name="P48" style:family="paragraph">
      <loext:graphic-properties draw:fill-color="#cccccc" draw:opacity="0%"/>
      <style:paragraph-properties fo:text-align="center"/>
      <style:text-properties fo:font-size="24pt" fo:language="nl" fo:country="NL"/>
    </style:style>
    <style:style style:name="P49" style:family="paragraph">
      <style:paragraph-properties fo:text-align="center"/>
      <style:text-properties fo:language="nl" fo:country="NL"/>
    </style:style>
    <style:style style:name="P50" style:family="paragraph">
      <loext:graphic-properties draw:fill="hatch" draw:fill-color="#008000" draw:fill-hatch-name="Black_20_90_20_Degrees" draw:fill-hatch-solid="true" draw:opacity="50%"/>
      <style:paragraph-properties fo:text-align="center"/>
      <style:text-properties fo:language="nl" fo:country="NL"/>
    </style:style>
    <style:style style:name="P51" style:family="paragraph">
      <loext:graphic-properties draw:fill="hatch" draw:fill-color="#cccccc" draw:fill-hatch-name="Trap2" draw:fill-hatch-solid="true"/>
      <style:paragraph-properties fo:text-align="center"/>
    </style:style>
    <style:style style:name="P52" style:family="paragraph">
      <loext:graphic-properties draw:fill="hatch" draw:fill-color="#b3b3b3" draw:fill-hatch-name="Black_20_45_20_Degrees" draw:fill-hatch-solid="true"/>
      <style:paragraph-properties fo:text-align="center"/>
    </style:style>
    <style:style style:name="P53" style:family="paragraph">
      <loext:graphic-properties draw:fill="solid" draw:fill-color="#666666"/>
      <style:paragraph-properties fo:text-align="center"/>
      <style:text-properties fo:font-size="24pt" fo:language="nl" fo:country="NL" style:font-weight-complex="normal"/>
    </style:style>
    <style:style style:name="P54" style:family="paragraph">
      <loext:graphic-properties draw:fill-color="#666600"/>
      <style:paragraph-properties fo:text-align="center"/>
    </style:style>
    <style:style style:name="P55" style:family="paragraph">
      <loext:graphic-properties draw:fill="none" draw:fill-color="#729fcf"/>
      <style:paragraph-properties fo:text-align="center"/>
      <style:text-properties fo:language="nl" fo:country="NL"/>
    </style:style>
    <style:style style:name="P56" style:family="paragraph">
      <loext:graphic-properties draw:fill="hatch" draw:fill-color="#808080" draw:fill-hatch-name="Black_20_45_20_Degrees_20_Wide" draw:fill-hatch-solid="true"/>
      <style:paragraph-properties fo:text-align="center"/>
      <style:text-properties fo:language="nl" fo:country="NL"/>
    </style:style>
    <style:style style:name="P57" style:family="paragraph">
      <loext:graphic-properties draw:fill="hatch" draw:fill-color="#c0c0c0" draw:fill-hatch-name="Hatching_20_betonplaat" draw:fill-hatch-solid="true"/>
      <style:paragraph-properties fo:text-align="center"/>
      <style:text-properties fo:language="nl" fo:country="NL"/>
    </style:style>
    <style:style style:name="P58" style:family="paragraph">
      <loext:graphic-properties draw:fill="hatch" draw:fill-color="#808080" draw:fill-hatch-name="Black_20_-45_20_Degrees" draw:fill-hatch-solid="true"/>
      <style:paragraph-properties fo:text-align="center"/>
      <style:text-properties fo:language="nl" fo:country="NL"/>
    </style:style>
    <style:style style:name="P59" style:family="paragraph">
      <loext:graphic-properties draw:fill="solid" draw:fill-color="#ffcc99" draw:fill-hatch-solid="false" draw:opacity="100%"/>
      <style:paragraph-properties fo:text-align="center"/>
      <style:text-properties fo:language="nl" fo:country="NL"/>
    </style:style>
    <style:style style:name="P60" style:family="paragraph">
      <loext:graphic-properties draw:fill="solid" draw:fill-color="#ffcc99" draw:fill-hatch-solid="false" draw:opacity="100%"/>
      <style:paragraph-properties fo:text-align="center"/>
      <style:text-properties fo:font-size="24pt" fo:language="nl" fo:country="NL" style:font-weight-complex="normal"/>
    </style:style>
    <style:style style:name="P61" style:family="paragraph">
      <loext:graphic-properties draw:fill="hatch" draw:fill-color="#ffffff" draw:fill-hatch-name="Red_20_Crossed_20_45_20_Degrees"/>
      <style:paragraph-properties fo:text-align="center"/>
      <style:text-properties fo:font-size="24pt" fo:language="nl" fo:country="NL" style:font-weight-complex="normal"/>
    </style:style>
    <style:style style:name="P62" style:family="paragraph">
      <loext:graphic-properties draw:fill="none" draw:fill-color="#e6e6e6"/>
      <style:paragraph-properties fo:text-align="center"/>
      <style:text-properties fo:language="nl" fo:country="NL"/>
    </style:style>
    <style:style style:name="P63" style:family="paragraph">
      <loext:graphic-properties draw:fill-color="#b84747"/>
      <style:paragraph-properties fo:text-align="center"/>
      <style:text-properties fo:language="nl" fo:country="NL"/>
    </style:style>
    <style:style style:name="P64" style:family="paragraph">
      <loext:graphic-properties draw:fill="none" draw:fill-color="#ffffff" draw:opacity="100%" draw:fill-image-width="0cm" draw:fill-image-height="0cm"/>
      <style:text-properties fo:font-size="13.8999996185303pt" fo:language="nl" fo:country="NL" style:font-size-asian="18pt" style:font-size-complex="18pt" style:font-weight-complex="normal"/>
    </style:style>
    <style:style style:name="P65" style:family="paragraph">
      <loext:graphic-properties draw:opacity="50%"/>
      <style:paragraph-properties fo:text-align="center"/>
    </style:style>
    <style:style style:name="P66" style:family="paragraph">
      <loext:graphic-properties draw:fill="solid" draw:fill-color="#7da647" draw:fill-hatch-solid="true"/>
      <style:paragraph-properties fo:text-align="center"/>
      <style:text-properties fo:language="nl" fo:country="NL"/>
    </style:style>
    <style:style style:name="P67" style:family="paragraph">
      <loext:graphic-properties draw:fill-color="#b84700" draw:opacity="100%"/>
      <style:paragraph-properties fo:text-align="center"/>
      <style:text-properties fo:language="nl" fo:country="NL"/>
    </style:style>
    <style:style style:name="P68" style:family="paragraph">
      <loext:graphic-properties draw:fill="hatch" draw:fill-color="#cccccc" draw:fill-hatch-name="Black_20_0_20_Degrees"/>
      <style:paragraph-properties fo:text-align="center"/>
      <style:text-properties fo:font-size="24pt" fo:language="nl" fo:country="NL" style:font-weight-complex="normal"/>
    </style:style>
    <style:style style:name="P69" style:family="paragraph">
      <loext:graphic-properties draw:fill="solid" draw:fill-color="#b84700"/>
      <style:paragraph-properties fo:text-align="center"/>
      <style:text-properties fo:font-size="24pt" fo:language="nl" fo:country="NL" style:font-weight-complex="normal"/>
    </style:style>
    <style:style style:name="P70" style:family="paragraph">
      <loext:graphic-properties draw:fill-color="#314004" draw:opacity="90%"/>
      <style:paragraph-properties fo:text-align="center"/>
      <style:text-properties fo:language="nl" fo:country="NL"/>
    </style:style>
    <style:style style:name="P7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.8999996185303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-color="#314004" draw:opacity="100%"/>
      <style:paragraph-properties fo:text-align="center"/>
      <style:text-properties fo:language="nl" fo:country="NL"/>
    </style:style>
    <style:style style:name="P73" style:family="paragraph">
      <loext:graphic-properties draw:fill-color="#333333"/>
      <style:paragraph-properties fo:text-align="center"/>
      <style:text-properties fo:language="nl" fo:country="NL"/>
    </style:style>
    <style:style style:name="T1" style:family="text">
      <style:text-properties fo:language="nl" fo:country="N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fo:language="nl" fo:country="NL" style:font-size-asian="18pt" style:font-size-complex="18pt" style:font-weight-complex="normal"/>
    </style:style>
    <style:style style:name="T4" style:family="text">
      <style:text-properties fo:font-size="10pt" fo:language="nl" fo:country="NL" style:font-size-asian="10pt" style:font-size-complex="10pt" style:font-weight-complex="normal"/>
    </style:style>
    <style:style style:name="T5" style:family="text">
      <style:text-properties fo:font-size="12pt" fo:language="nl" fo:country="NL" style:font-size-asian="18pt" style:font-size-complex="18pt" style:font-weight-complex="normal"/>
    </style:style>
    <style:style style:name="T6" style:family="text">
      <style:text-properties fo:font-size="14pt" fo:language="nl" fo:country="NL" style:font-size-asian="14pt" style:font-size-complex="14pt"/>
    </style:style>
    <style:style style:name="T7" style:family="text">
      <style:text-properties fo:font-size="24pt" fo:language="nl" fo:country="NL" style:font-weight-complex="normal"/>
    </style:style>
    <style:style style:name="T8" style:family="text">
      <style:text-properties fo:font-size="24pt" fo:language="nl" fo:country="NL"/>
    </style:style>
    <style:style style:name="T9" style:family="text">
      <style:text-properties style:font-name="Courier New1" fo:font-size="14pt" fo:language="nl" fo:country="NL" style:font-size-asian="18pt" style:font-size-complex="18pt" style:font-weight-complex="normal"/>
    </style:style>
    <style:style style:name="T10" style:family="text">
      <style:text-properties style:text-outline="true" fo:font-size="18pt" fo:language="nl" fo:country="NL" style:font-size-asian="18pt" style:font-size-complex="18pt" style:font-weight-complex="normal"/>
    </style:style>
    <style:style style:name="T11" style:family="text">
      <style:text-properties fo:font-size="18pt" fo:language="nl" fo:country="NL" style:font-size-asian="18pt" style:font-size-complex="18pt"/>
    </style:style>
    <style:style style:name="T12" style:family="text">
      <style:text-properties fo:font-size="16pt" fo:language="nl" fo:country="NL" style:font-size-asian="18pt" style:font-size-complex="18pt" style:font-weight-complex="normal"/>
    </style:style>
    <style:style style:name="T13" style:family="text">
      <style:text-properties fo:font-size="13.8999996185303pt" fo:language="nl" fo:country="N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6cm" svg:height="7.6cm" draw:transform="rotate (1.5707963267949) translate (24.9cm 22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5.6cm" svg:height="15.6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3" draw:layer="layout" svg:x1="6.098cm" svg:y1="14.869cm" svg:x2="6.098cm" svg:y2="6.869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3" draw:layer="layout" svg:x1="6.098cm" svg:y1="23.267cm" svg:x2="6.098cm" svg:y2="15.268cm">
            <text:p text:style-name="P3"><text:span text:style-name="T1"><text:measure text:kind="gap"/></text:span><text:span text:style-name="T1"><text:measure text:kind="value">3.999,5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5" draw:text-style-name="P4" draw:layer="layout" svg:x1="21.298cm" svg:y1="5.167cm" svg:x2="11.698cm" svg:y2="5.167cm">
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6" draw:text-style-name="P4" draw:layer="layout" svg:x1="26.098cm" svg:y1="5.167cm" svg:x2="21.298cm" svg:y2="5.167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7" draw:text-style-name="P4" draw:layer="layout" svg:x1="32.498cm" svg:y1="5.167cm" svg:x2="26.098cm" svg:y2="5.167cm">
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8" draw:text-style-name="P4" draw:layer="layout" svg:x1="11.698cm" svg:y1="5.167cm" svg:x2="6.898cm" svg:y2="5.167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9" draw:text-style-name="P5" draw:layer="layout" svg:width="15.6cm" svg:height="17.2cm" draw:transform="rotate (1.5707963267949) translate (6.9cm 22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28cm" svg:height="0.8cm" svg:x="5.7cm" svg:y="6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1" draw:text-style-name="P7" draw:layer="layout" svg:width="0.8cm" svg:height="16.398cm" svg:x="32.8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2" draw:text-style-name="P7" draw:layer="layout" svg:width="0.8cm" svg:height="16.4cm" svg:x="5.7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0" draw:text-style-name="P6" draw:layer="layout" svg:width="28cm" svg:height="0.8cm" svg:x="5.7cm" svg:y="23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measure draw:style-name="gr13" draw:text-style-name="P3" draw:layer="layout" svg:x1="5.698cm" svg:y1="24.067cm" svg:x2="5.698cm" svg:y2="6.067cm">
            <text:p text:style-name="P3"><text:span text:style-name="T1"><text:measure text:kind="gap"/></text:span><text:span text:style-name="T1"><text:measure text:kind="value">9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4" draw:text-style-name="P4" draw:layer="layout" svg:x1="33.698cm" svg:y1="6.067cm" svg:x2="5.698cm" svg:y2="6.067cm">
            <text:p text:style-name="P4"><text:span text:style-name="T2"><text:measure text:kind="gap"/></text:span><text:span text:style-name="T2"><text:measure text:kind="value">14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15" draw:text-style-name="P8" draw:layer="layout" svg:width="4.4cm" svg:height="8.4cm" draw:transform="rotate (1.5707963267949) translate (6.901cm 17.30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6" draw:text-style-name="P9" draw:layer="layout" svg:width="1.4cm" svg:height="1.4cm" draw:transform="rotate (-1.5707963267949) translate (10.7cm 11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7" draw:text-style-name="P10" draw:layer="layout" svg:width="2.6cm" svg:height="1.4cm" svg:x="6.7cm" svg:y="11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8" draw:text-style-name="P10" draw:layer="layout" svg:width="2.4cm" svg:height="0.2cm" svg:x="6.9cm" svg:y="16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" draw:text-style-name="P9" draw:layer="layout" svg:width="1.2cm" svg:height="1.2cm" draw:transform="rotate (1.5707963267949) translate (8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20" draw:text-style-name="P11" draw:layer="layout" svg:width="5.2cm" svg:height="2cm" draw:transform="rotate (1.5707963267949) translate (8.9cm 16.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1" draw:text-style-name="P12" draw:layer="layout" svg:width="1.8cm" svg:height="5.2cm" svg:x="9cm" svg:y="10.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22" draw:text-style-name="P10" draw:layer="layout" svg:width="3.4cm" svg:height="1.2cm" svg:x="6.7cm" svg:y="9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3" draw:layer="layout" svg:width="4cm" svg:height="4.2cm" draw:transform="rotate (-1.5707963267949) translate (11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" draw:text-style-name="P10" draw:layer="layout" svg:width="1.6cm" svg:height="1.2cm" svg:x="12.1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" draw:text-style-name="P9" draw:layer="layout" svg:width="0.8cm" svg:height="0.8cm" draw:transform="rotate (-1.5707963267949) translate (13.7cm 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" draw:text-style-name="P9" draw:layer="layout" svg:width="2.8cm" svg:height="2.799cm" draw:transform="rotate (-3.14159265358979) translate (12.9cm 12.46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7" draw:text-style-name="P9" draw:layer="layout" svg:width="0.402cm" svg:height="0.4cm" draw:transform="rotate (-1.5707963267949) translate (16.1cm 11.26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8" draw:text-style-name="P10" draw:layer="layout" svg:width="0.4cm" svg:height="1.2cm" svg:x="15.7cm" svg:y="10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9" draw:text-style-name="P10" draw:layer="layout" svg:width="4cm" svg:height="1.201cm" svg:x="17.3cm" svg:y="21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10.4cm" svg:height="1.2cm" svg:x="6.9cm" svg:y="21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1" draw:text-style-name="P9" draw:layer="layout" svg:width="2.6cm" svg:height="2.6cm" svg:x="11.1cm" svg:y="11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" draw:text-style-name="P9" draw:layer="layout" svg:width="7.2cm" svg:height="7.2cm" draw:transform="rotate (1.5707963267949) translate (6.9cm 2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3" draw:text-style-name="P9" draw:layer="layout" svg:width="2.4cm" svg:height="2.4cm" draw:transform="rotate (-3.14159265358979) translate (15.7cm 1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" draw:text-style-name="P10" draw:layer="layout" svg:width="2cm" svg:height="2.4cm" svg:x="14.1cm" svg:y="7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" draw:text-style-name="P10" draw:layer="layout" svg:width="4.8cm" svg:height="1.8cm" svg:x="6.5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0" draw:layer="layout" svg:width="7.6cm" svg:height="15.6cm" svg:x="24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0" draw:layer="layout" svg:width="7.6cm" svg:height="5.2cm" svg:x="16.5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14" draw:layer="layout" svg:width="0.003cm" svg:height="1.705cm" svg:x="8.1cm" svg:y="12.868cm">
            <draw:text-box>
              <text:p/>
            </draw:text-box>
          </draw:frame>
          <draw:g>
            <draw:custom-shape draw:style-name="gr39" draw:text-style-name="P15" draw:layer="layout" svg:width="1.002cm" svg:height="0.8cm" draw:transform="rotate (1.5707963267949) translate (14.7cm 8.61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" draw:text-style-name="P15" draw:layer="layout" svg:width="1.2cm" svg:height="0.4cm" draw:transform="rotate (-3.14159265358979) translate (15.7cm 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41" draw:text-style-name="P17" draw:layer="layout" svg:width="2cm" svg:height="1.381cm" svg:x="14.1cm" svg:y="7.667cm">
              <draw:text-box>
                <text:p text:style-name="P16"><text:span text:style-name="T1">wc</text:span></text:p>
              </draw:text-box>
            </draw:frame>
          </draw:g>
          <draw:custom-shape draw:style-name="gr42" draw:text-style-name="P15" draw:layer="layout" svg:width="0.8cm" svg:height="0.797cm" svg:x="15.3cm" svg:y="10.07cm">
            <text:p text:style-name="P16"><text:span text:style-name="T1">wb 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" draw:text-style-name="P18" draw:layer="layout" svg:width="2.8cm" svg:height="2.803cm" svg:x="12.1cm" svg:y="8.8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4" draw:text-style-name="P10" draw:layer="layout" svg:width="1.6cm" svg:height="6cm" svg:x="22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2.8cm" svg:height="2.798cm" svg:x="14.9cm" svg:y="11.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9" draw:layer="layout" svg:width="2.8cm" svg:height="2.8cm" svg:x="17.7cm" svg:y="14.46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9" draw:layer="layout" svg:width="2.8cm" svg:height="2.8cm" draw:transform="rotate (-3.14159265358979) translate (17.7cm 17.2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9" draw:layer="layout" svg:width="2.8cm" svg:height="2.801cm" draw:transform="rotate (-3.14159265358979) translate (20.5cm 20.06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6" draw:text-style-name="P9" draw:layer="layout" svg:width="6cm" svg:height="6cm" draw:transform="rotate (-3.14159265358979) translate (22.5cm 1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" draw:text-style-name="P9" draw:layer="layout" svg:width="2.8cm" svg:height="2.798cm" draw:transform="rotate (-3.14159265358979) translate (14.9cm 14.4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7" draw:text-style-name="P9" draw:layer="layout" svg:width="2cm" svg:height="1.999cm" svg:x="13.3cm" svg:y="10.0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" draw:text-style-name="P9" draw:layer="layout" svg:width="7.2cm" svg:height="7.2cm" svg:x="14.1cm" svg:y="14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8" draw:text-style-name="P9" draw:layer="layout" svg:width="4cm" svg:height="4.002cm" draw:transform="rotate (-3.14159265358979) translate (23.3cm 22.8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9" draw:layer="layout" svg:width="2.8cm" svg:height="2.8cm" svg:x="19.3cm" svg:y="16.06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9" draw:text-style-name="P10" draw:layer="layout" svg:width="2.4cm" svg:height="4.4cm" svg:x="21.7cm" svg:y="1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9" draw:layer="layout" svg:width="2.6cm" svg:height="2.6cm" draw:transform="rotate (-1.5707963267949) translate (13.7cm 14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50" draw:text-style-name="P19" draw:layer="layout" svg:width="1.6cm" svg:height="0.4cm" svg:x="12.1cm" svg:y="7.267cm">
              <text:p text:style-name="P16"><text:span text:style-name="T3"><text:s text:c="5"/></text:span><text:span text:style-name="T3">M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9" draw:text-style-name="P9" draw:layer="layout" svg:width="0.8cm" svg:height="0.8cm" draw:transform="rotate (1.5707963267949) translate (13.3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" draw:text-style-name="P10" draw:layer="layout" svg:width="4.4cm" svg:height="1.2cm" svg:x="6.5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2" draw:text-style-name="P9" draw:layer="layout" svg:width="2cm" svg:height="2.001cm" svg:x="10.9cm" svg:y="7.66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3" draw:text-style-name="P9" draw:layer="layout" svg:width="1.2cm" svg:height="1.2cm" draw:transform="rotate (-3.14159265358979) translate (12.9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4" draw:text-style-name="P15" draw:layer="layout" svg:width="1.599cm" svg:height="1.198cm" draw:transform="rotate (-2.35619449019235) translate (13.678cm 16.569cm)">
            <text:p text:style-name="P16"><text:span text:style-name="T1">wb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55" draw:text-style-name="P21" draw:layer="layout" svg:width="2cm" svg:height="5.603cm" svg:x="6.9cm" svg:y="9.267cm">
            <text:p text:style-name="P20"><text:span text:style-name="T4"/></text:p>
            <text:p text:style-name="P20"><text:span text:style-name="T4">40</text:span></text:p>
            <text:p text:style-name="P20"><text:span text:style-name="T4"/></text:p>
            <text:p text:style-name="P20"><text:span text:style-name="T4">80</text:span></text:p>
            <text:p text:style-name="P20"><text:span text:style-name="T4"/></text:p>
            <text:p text:style-name="P20"><text:span text:style-name="T4">120</text:span></text:p>
            <text:p text:style-name="P20"><text:span text:style-name="T4"/></text:p>
            <text:p text:style-name="P20"><text:span text:style-name="T4">160</text:span></text:p>
            <text:p text:style-name="P20"><text:span text:style-name="T4"/></text:p>
            <text:p text:style-name="P20"><text:span text:style-name="T4">200</text:span></text:p>
            <text:p text:style-name="P20"><text:span text:style-name="T4"/></text:p>
            <text:p text:style-name="P20"><text:span text:style-name="T4">240</text:span></text:p>
            <text:p text:style-name="P20"><text:span text:style-name="T4"/></text:p>
            <text:p text:style-name="P20"><text:span text:style-name="T4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56" draw:text-style-name="P16" draw:layer="layout" svg:width="2.599cm" svg:height="2.599cm" draw:transform="rotate (-3.14159265358979) translate (10.3cm 21.9cm)" svg:viewBox="0 0 2600 2600" svg:d="M2600 0h-2600v2600h800l1800-1800zM0 0zM800 800z">
            <text:p text:style-name="P16">bad</text:p>
          </draw:path>
          <draw:g>
            <draw:custom-shape draw:style-name="gr57" draw:text-style-name="P22" draw:layer="layout" svg:width="0.2cm" svg:height="0.2cm" draw:transform="rotate (1.5707963267949) translate (7.7cm 11.5cm)">
              <text:p text:style-name="P16"><text:span text:style-name="T5"><text:s text:c="3"/></text:span><text:span text:style-name="T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8.7cm 11.5cm)">
              <text:p text:style-name="P16"><text:span text:style-name="T5"><text:s text:c="3"/></text:span><text:span text:style-name="T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9.3cm 12.1cm)">
              <text:p text:style-name="P16"><text:span text:style-name="T5"><text:s text:c="3"/></text:span><text:span text:style-name="T5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7.3cm 12.1cm)">
              <text:p text:style-name="P16"><text:span text:style-name="T5"><text:s text:c="3"/></text:span><text:span text:style-name="T5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7.3cm 18.3cm)">
              <text:p text:style-name="P16"><text:span text:style-name="T5"><text:s text:c="3"/></text:span><text:span text:style-name="T5">4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9.3cm 18.3cm)">
              <text:p text:style-name="P16"><text:span text:style-name="T5"><text:s text:c="3"/></text:span><text:span text:style-name="T5">2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8.3cm 12.1cm)">
              <text:p text:style-name="P16"><text:span text:style-name="T5"><text:s text:c="3"/></text:span><text:span text:style-name="T5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8.3cm 18.3cm)">
              <text:p text:style-name="P16"><text:span text:style-name="T5"><text:s text:c="3"/></text:span><text:span text:style-name="T5">3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</draw:g>
        </draw:g>
        <draw:g>
          <draw:custom-shape draw:style-name="gr58" draw:text-style-name="P23" draw:layer="layout" svg:width="1.2cm" svg:height="0.799cm" svg:x="22.897cm" svg:y="18.867cm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3" draw:layer="layout" svg:width="5.201cm" svg:height="1.2cm" draw:transform="rotate (1.5707963267949) translate (16.497cm 12.467cm)">
            <text:p text:style-name="P16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3" draw:layer="layout" svg:width="4.4cm" svg:height="1.2cm" svg:x="16.497cm" svg:y="7.266cm">
            <text:p text:style-name="P16"><text:span text:style-name="T6">aanrec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4" draw:layer="layout" svg:width="3.2cm" svg:height="2.398cm" svg:x="18.097cm" svg:y="12.068cm">
            <text:p text:style-name="P16"><text:span text:style-name="T7">Keuken</text:span></text:p>
            <text:p text:style-name="P16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25" draw:layer="layout" svg:width="3.203cm" svg:height="1.6cm" svg:x="7.697cm" svg:y="7.466cm">
            <text:p text:style-name="P16"><text:span text:style-name="T8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24" draw:layer="layout" svg:width="5.853cm" svg:height="1.201cm" svg:x="10.497cm" svg:y="17.666cm">
            <text:p text:style-name="P16"><text:span text:style-name="T7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25" draw:layer="layout" svg:width="8.4cm" svg:height="14.799cm" svg:x="23.544cm" svg:y="7.928cm">
            <text:p text:style-name="P16"><text:span text:style-name="T8">Woonkamer /</text:span></text:p>
            <text:p text:style-name="P16"><text:span text:style-name="T8">Muziekkamer</text:span></text:p>
            <text:p text:style-name="P16"><text:span text:style-name="T8"/></text:p>
            <text:p text:style-name="P16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26" draw:layer="layout" svg:x1="21.697cm" svg:y1="23.667cm" svg:x2="23.697cm" svg:y2="24.467cm">
            <text:p/>
          </draw:line>
          <draw:line draw:style-name="gr65" draw:text-style-name="P26" draw:layer="layout" svg:x1="8.493cm" svg:y1="6.467cm" svg:x2="10.493cm" svg:y2="7.267cm">
            <text:p/>
          </draw:line>
          <draw:measure draw:style-name="gr66" draw:text-style-name="P3" draw:layer="layout" svg:x1="9.697cm" svg:y1="18.066cm" svg:x2="13.797cm" svg:y2="14.067cm">
            <text:p text:style-name="P3"><text:span text:style-name="T1"><text:measure text:kind="gap"/></text:span><text:span text:style-name="T1"><text:measure text:kind="value">2.863,5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7" draw:text-style-name="P3" draw:layer="layout" svg:x1="22.5cm" svg:y1="18.7cm" svg:x2="22.5cm" svg:y2="23.3cm">
            <text:p text:style-name="P3"><text:span text:style-name="T1"><text:measure text:kind="gap"/></text:span><text:span text:style-name="T1"><text:measure text:kind="value">2.3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8" draw:text-style-name="P27" draw:layer="layout" svg:x1="17.7cm" svg:y1="12.5cm" svg:x2="17.7cm" svg:y2="8.5cm">
            <text:p text:style-name="P27"><text:span text:style-name="T1"><text:measure text:kind="gap"/></text:span><text:span text:style-name="T1"><text:measure text:kind="value">2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9" draw:text-style-name="P4" draw:layer="layout" svg:x1="6.897cm" svg:y1="6.767cm" svg:x2="6.897cm" svg:y2="9.267cm">
            <text:p text:style-name="P4"><text:span text:style-name="T2"><text:measure text:kind="gap"/></text:span><text:span text:style-name="T2"><text:measure text:kind="value">1.25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70" draw:text-style-name="P23" draw:layer="layout" svg:width="2.263cm" svg:height="1.978cm" draw:transform="skewX (0.000523598775598274) rotate (0.785398163397448) translate (19.697cm 15.667cm)">
            <text:p text:style-name="P16"><text:span text:style-name="T6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71" draw:text-style-name="P4" draw:layer="layout" svg:x1="6.997cm" svg:y1="6.767cm" svg:x2="6.997cm" svg:y2="10.066cm">
            <text:p text:style-name="P4"><text:span text:style-name="T2"><text:measure text:kind="gap"/></text:span><text:span text:style-name="T2"><text:measure text:kind="value">1.649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72" draw:text-style-name="P27" draw:layer="layout" svg:x1="32.597cm" svg:y1="11.168cm" svg:x2="24.797cm" svg:y2="11.168cm">
            <text:p text:style-name="P27"><text:span text:style-name="T1"><text:measure text:kind="gap"/></text:span><text:span text:style-name="T1"><text:measure text:kind="value">3.9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custom-shape draw:style-name="gr73" draw:text-style-name="P23" draw:layer="layout" svg:width="1.979cm" svg:height="1.698cm" draw:transform="rotate (-0.785398163397448) translate (30.897cm 8.268cm)">
            <text:p text:style-name="P16"><text:span text:style-name="T6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23" draw:layer="layout" svg:width="1.978cm" svg:height="1.7cm" draw:transform="rotate (0.523598775598299) translate (25.534cm 9.056cm)">
            <text:p text:style-name="P16"><text:span text:style-name="T6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3" draw:layer="layout" svg:width="2cm" svg:height="1.2cm" draw:transform="rotate (1.5707963267949) translate (29.697cm 16.4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3" draw:layer="layout" svg:width="3.2cm" svg:height="1.6cm" svg:x="27.697cm" svg:y="15.667cm">
            <text:p text:style-name="P16"><text:span text:style-name="T6">Ba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3" draw:layer="layout" svg:width="3.174cm" svg:height="1.349cm" svg:x="27.297cm" svg:y="12.319cm">
            <text:p text:style-name="P16"><text:span text:style-name="T6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3" draw:layer="layout" svg:width="3.2cm" svg:height="3.999cm" svg:x="13.297cm" svg:y="18.867cm">
            <text:p text:style-name="P16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79" draw:text-style-name="P4" draw:layer="layout" svg:x1="16.1cm" svg:y1="7.1cm" svg:x2="16.1cm" svg:y2="9.1cm">
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68" draw:text-style-name="P27" draw:layer="layout" svg:x1="17.697cm" svg:y1="8.466cm" svg:x2="20.897cm" svg:y2="8.466cm">
            <text:p text:style-name="P27"><text:span text:style-name="T1"><text:measure text:kind="gap"/></text:span><text:span text:style-name="T1"><text:measure text:kind="value">1.6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80" draw:text-style-name="P4" draw:layer="layout" svg:x1="8.597cm" svg:y1="18.267cm" svg:x2="8.597cm" svg:y2="23.067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72" draw:text-style-name="P3" draw:layer="layout" svg:x1="23.3cm" svg:y1="9.7cm" svg:x2="23.3cm" svg:y2="14.5cm">
            <text:p text:style-name="P3"><text:span text:style-name="T1"><text:measure text:kind="gap"/></text:span><text:span text:style-name="T1"><text:measure text:kind="value">2.4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81" draw:text-style-name="P4" draw:layer="layout" svg:x1="14.297cm" svg:y1="13.866cm" svg:x2="21.697cm" svg:y2="21.265cm">
            <text:p text:style-name="P4"><text:span text:style-name="T2"><text:measure text:kind="gap"/></text:span><text:span text:style-name="T2"><text:measure text:kind="value">5.232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82" draw:text-style-name="P4" draw:layer="layout" svg:x1="11.347cm" svg:y1="10.917cm" svg:x2="14.297cm" svg:y2="13.866cm">
            <text:p text:style-name="P4"><text:span text:style-name="T2"><text:measure text:kind="gap"/></text:span><text:span text:style-name="T2"><text:measure text:kind="value">2.085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83" draw:text-style-name="P3" draw:layer="layout" svg:x1="22.797cm" svg:y1="7.166cm" svg:x2="22.797cm" svg:y2="18.567cm">
            <text:p text:style-name="P3"><text:span text:style-name="T1"><text:measure text:kind="gap"/></text:span><text:span text:style-name="T1"><text:measure text:kind="value">5.700,5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g>
            <draw:line draw:style-name="gr84" draw:text-style-name="P26" draw:layer="layout" svg:x1="24.497cm" svg:y1="12.067cm" svg:x2="24.497cm" svg:y2="9.667cm">
              <text:p/>
            </draw:line>
            <draw:line draw:style-name="gr85" draw:text-style-name="P26" draw:layer="layout" svg:x1="24.497cm" svg:y1="11.667cm" svg:x2="24.497cm" svg:y2="6.867cm">
              <text:p/>
            </draw:line>
            <draw:line draw:style-name="gr86" draw:text-style-name="P26" draw:layer="layout" svg:x1="24.497cm" svg:y1="7.267cm" svg:x2="24.497cm" svg:y2="9.667cm">
              <text:p/>
            </draw:line>
          </draw:g>
          <draw:g>
            <draw:line draw:style-name="gr84" draw:text-style-name="P26" draw:layer="layout" svg:x1="24.519cm" svg:y1="22.351cm" svg:x2="24.519cm" svg:y2="20.136cm">
              <text:p/>
            </draw:line>
            <draw:line draw:style-name="gr85" draw:text-style-name="P26" draw:layer="layout" svg:x1="24.519cm" svg:y1="22.351cm" svg:x2="24.519cm" svg:y2="17.551cm">
              <text:p/>
            </draw:line>
            <draw:line draw:style-name="gr86" draw:text-style-name="P26" draw:layer="layout" svg:x1="24.519cm" svg:y1="17.951cm" svg:x2="24.519cm" svg:y2="20.351cm">
              <text:p/>
            </draw:line>
            <draw:line draw:style-name="gr86" draw:text-style-name="P26" draw:layer="layout" svg:x1="24.519cm" svg:y1="22.351cm" svg:x2="24.519cm" svg:y2="22.751cm">
              <text:p/>
            </draw:line>
          </draw:g>
          <draw:g>
            <draw:line draw:style-name="gr85" draw:text-style-name="P26" draw:layer="layout" svg:x1="16.53cm" svg:y1="16.5cm" svg:x2="19.73cm" svg:y2="19.7cm">
              <text:p/>
            </draw:line>
            <draw:line draw:style-name="gr84" draw:text-style-name="P26" draw:layer="layout" svg:x1="16.53cm" svg:y1="16.5cm" svg:x2="18.13cm" svg:y2="18.1cm">
              <text:p/>
            </draw:line>
            <draw:line draw:style-name="gr86" draw:text-style-name="P26" draw:layer="layout" svg:x1="19.463cm" svg:y1="19.433cm" svg:x2="17.863cm" svg:y2="17.833cm">
              <text:p/>
            </draw:line>
          </draw:g>
          <draw:g>
            <draw:line draw:style-name="gr85" draw:text-style-name="P26" draw:layer="layout" svg:x1="17.697cm" svg:y1="14.067cm" svg:x2="20.897cm" svg:y2="17.267cm">
              <text:p/>
            </draw:line>
            <draw:line draw:style-name="gr84" draw:text-style-name="P26" draw:layer="layout" svg:x1="17.697cm" svg:y1="14.067cm" svg:x2="19.297cm" svg:y2="15.667cm">
              <text:p/>
            </draw:line>
            <draw:line draw:style-name="gr86" draw:text-style-name="P26" draw:layer="layout" svg:x1="20.63cm" svg:y1="17cm" svg:x2="19.03cm" svg:y2="15.4cm">
              <text:p/>
            </draw:line>
          </draw:g>
          <draw:g>
            <draw:line draw:style-name="gr85" draw:text-style-name="P26" draw:layer="layout" svg:x1="13.297cm" svg:y1="9.667cm" svg:x2="16.497cm" svg:y2="12.867cm">
              <text:p/>
            </draw:line>
            <draw:line draw:style-name="gr84" draw:text-style-name="P26" draw:layer="layout" svg:x1="13.297cm" svg:y1="9.667cm" svg:x2="14.897cm" svg:y2="11.267cm">
              <text:p/>
            </draw:line>
            <draw:line draw:style-name="gr86" draw:text-style-name="P26" draw:layer="layout" svg:x1="16.23cm" svg:y1="12.6cm" svg:x2="14.63cm" svg:y2="11cm">
              <text:p/>
            </draw:line>
          </draw:g>
          <draw:line draw:style-name="gr87" draw:text-style-name="P26" draw:layer="layout" svg:x1="11.697cm" svg:y1="8.067cm" svg:x2="12.497cm" svg:y2="9.667cm">
            <text:p/>
          </draw:line>
          <draw:g>
            <draw:line draw:style-name="gr85" draw:text-style-name="P26" draw:layer="layout" svg:x1="24.497cm" svg:y1="12.067cm" svg:x2="24.497cm" svg:y2="17.267cm">
              <text:p/>
            </draw:line>
            <draw:line draw:style-name="gr84" draw:text-style-name="P26" draw:layer="layout" svg:x1="24.497cm" svg:y1="12.067cm" svg:x2="24.497cm" svg:y2="14.467cm">
              <text:p/>
            </draw:line>
            <draw:line draw:style-name="gr86" draw:text-style-name="P26" draw:layer="layout" svg:x1="24.497cm" svg:y1="16.867cm" svg:x2="24.497cm" svg:y2="14.467cm">
              <text:p/>
            </draw:line>
          </draw:g>
          <draw:custom-shape draw:style-name="gr58" draw:text-style-name="P23" draw:layer="layout" svg:width="1.2cm" svg:height="0.799cm" svg:x="12.097cm" svg:y="22.067cm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23" draw:layer="layout" svg:width="1.2cm" svg:height="0.799cm" svg:x="16.497cm" svg:y="22.067cm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13" draw:layer="layout" svg:width="1.2cm" svg:height="1.201cm" draw:transform="rotate (-3.14159265358979) translate (17.697cm 13.6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9" draw:text-style-name="P23" draw:layer="layout" svg:width="5.2cm" svg:height="0.8cm" draw:transform="rotate (1.5707963267949) translate (24.897cm 19.666cm)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3" draw:layer="layout" svg:width="3.2cm" svg:height="1.6cm" svg:x="29.397cm" svg:y="21.368cm">
            <text:p text:style-name="P16"><text:span text:style-name="T6">Meng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23" draw:layer="layout" svg:width="1.2cm" svg:height="0.802cm" svg:x="24.797cm" svg:y="7.166cm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23" draw:layer="layout" svg:width="2.798cm" svg:height="0.8cm" draw:transform="rotate (1.5707963267949) translate (31.797cm 14.866cm)">
            <text:p text:style-name="P16"><text:span text:style-name="T6">dresso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1" draw:text-style-name="P23" draw:layer="layout" svg:width="2.798cm" svg:height="0.8cm" draw:transform="rotate (1.5707963267949) translate (31.797cm 18.066cm)">
            <text:p text:style-name="P16"><text:span text:style-name="T6">dresso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measure draw:style-name="gr92" draw:text-style-name="P3" draw:layer="layout" svg:x1="26.5cm" svg:y1="7.1cm" svg:x2="26.5cm" svg:y2="23.1cm">
            <text:p text:style-name="P3"><text:span text:style-name="T1"><text:measure text:kind="gap"/></text:span><text:span text:style-name="T1"><text:measure text:kind="value">8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custom-shape draw:style-name="gr93" draw:text-style-name="P23" draw:layer="layout" svg:width="3.2cm" svg:height="0.802cm" svg:x="27.697cm" svg:y="7.166cm">
            <text:p text:style-name="P16"><text:span text:style-name="T6">dresso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94" draw:text-style-name="P3" draw:layer="layout" svg:x1="24.197cm" svg:y1="14.566cm" svg:x2="17.697cm" svg:y2="14.566cm">
            <text:p text:style-name="P3"><text:span text:style-name="T1"><text:measure text:kind="gap"/></text:span><text:span text:style-name="T1"><text:measure text:kind="value">3.25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8" draw:text-style-name="P27" draw:layer="layout" svg:x1="24.197cm" svg:y1="8.717cm" svg:x2="24.797cm" svg:y2="8.717cm">
            <text:p text:style-name="P27"><text:span text:style-name="T1"><text:measure text:kind="gap"/></text:span><text:span text:style-name="T1"><text:measure text:kind="value">3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95" draw:text-style-name="P3" draw:layer="layout" svg:x1="9.997cm" svg:y1="22.866cm" svg:x2="21.297cm" svg:y2="22.866cm">
            <text:p text:style-name="P3"><text:span text:style-name="T1"><text:measure text:kind="gap"/></text:span><text:span text:style-name="T1"><text:measure text:kind="value">5.65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96" draw:text-style-name="P4" draw:layer="layout" svg:x1="15.9cm" svg:y1="9.1cm" svg:x2="15.9cm" svg:y2="11.7cm">
            <text:p text:style-name="P4"><text:span text:style-name="T2"><text:measure text:kind="gap"/></text:span><text:span text:style-name="T2"><text:measure text:kind="value">1.3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97" draw:text-style-name="P27" draw:layer="layout" svg:x1="13.197cm" svg:y1="9.116cm" svg:x2="16.197cm" svg:y2="9.116cm">
            <text:p text:style-name="P27"><text:span text:style-name="T1"><text:measure text:kind="gap"/></text:span><text:span text:style-name="T1"><text:measure text:kind="value">1.5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98" draw:text-style-name="P27" draw:layer="layout" svg:x1="11.997cm" svg:y1="7.516cm" svg:x2="13.797cm" svg:y2="7.516cm">
            <text:p text:style-name="P27"><text:span text:style-name="T1"><text:measure text:kind="gap"/></text:span><text:span text:style-name="T1"><text:measure text:kind="value">9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99" draw:text-style-name="P4" draw:layer="layout" svg:x1="11.797cm" svg:y1="7.166cm" svg:x2="11.797cm" svg:y2="9.366cm">
            <text:p text:style-name="P4"><text:span text:style-name="T2"><text:measure text:kind="gap"/></text:span><text:span text:style-name="T2"><text:measure text:kind="value">1.1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00" draw:text-style-name="P3" draw:layer="layout" svg:x1="21.597cm" svg:y1="23.166cm" svg:x2="24.197cm" svg:y2="23.166cm">
            <text:p text:style-name="P3"><text:span text:style-name="T1"><text:measure text:kind="gap"/></text:span><text:span text:style-name="T1"><text:measure text:kind="value">1.3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01" draw:text-style-name="P3" draw:layer="layout" svg:x1="6.797cm" svg:y1="22.866cm" svg:x2="9.797cm" svg:y2="22.866cm">
            <text:p text:style-name="P3"><text:span text:style-name="T1"><text:measure text:kind="gap"/></text:span><text:span text:style-name="T1"><text:measure text:kind="value">1.5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8" draw:text-style-name="P3" draw:layer="layout" svg:x1="32.597cm" svg:y1="10.867cm" svg:x2="33.697cm" svg:y2="10.867cm">
            <text:p text:style-name="P3"><text:span text:style-name="T1"><text:measure text:kind="gap"/></text:span><text:span text:style-name="T1"><text:measure text:kind="value">55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02" draw:text-style-name="P4" draw:layer="layout" svg:x1="8.597cm" svg:y1="18.267cm" svg:x2="8.597cm" svg:y2="11.867cm">
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03" draw:text-style-name="P3" draw:layer="layout" svg:x1="21.7cm" svg:y1="21.3cm" svg:x2="21.7cm" svg:y2="23.3cm">
            <text:p text:style-name="P3"><text:span text:style-name="T1"><text:measure text:kind="gap"/></text:span><text:span text:style-name="T1"><text:measure text:kind="value">1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8" draw:text-style-name="P3" draw:layer="layout" svg:x1="6.797cm" svg:y1="17.567cm" svg:x2="5.697cm" svg:y2="17.567cm">
            <text:p text:style-name="P3"><text:span text:style-name="T1"><text:measure text:kind="gap"/></text:span><text:span text:style-name="T1"><text:measure text:kind="value">55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04" draw:text-style-name="P4" draw:layer="layout" svg:x1="23.3cm" svg:y1="23.3cm" svg:x2="23.3cm" svg:y2="24.1cm">
            <text:p text:style-name="P4"><text:span text:style-name="T2"><text:measure text:kind="gap"/></text:span><text:span text:style-name="T2"><text:measure text:kind="value">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05" draw:text-style-name="P3" draw:layer="layout" svg:x1="6.7cm" svg:y1="10.7cm" svg:x2="10.1cm" svg:y2="10.7cm">
            <text:p text:style-name="P3"><text:span text:style-name="T1"><text:measure text:kind="gap"/></text:span><text:span text:style-name="T1"><text:measure text:kind="value">1.7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06" draw:text-style-name="P4" draw:layer="layout" svg:x1="13.647cm" svg:y1="14.767cm" svg:x2="21.697cm" svg:y2="22.516cm">
            <text:p text:style-name="P4"><text:span text:style-name="T2"><text:measure text:kind="gap"/></text:span><text:span text:style-name="T2"><text:measure text:kind="value">5.587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07" draw:text-style-name="P3" draw:layer="layout" svg:x1="15.84cm" svg:y1="15.512cm" svg:x2="17.297cm" svg:y2="13.966cm">
            <text:p text:style-name="P3"><text:span text:style-name="T1"><text:measure text:kind="gap"/></text:span><text:span text:style-name="T1"><text:measure text:kind="value">1.062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08" draw:text-style-name="P4" draw:layer="layout" svg:x1="6.9cm" svg:y1="6.9cm" svg:x2="6.9cm" svg:y2="6.1cm">
            <text:p text:style-name="P4"><text:span text:style-name="T2"><text:measure text:kind="gap"/></text:span><text:span text:style-name="T2"><text:measure text:kind="value">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109" draw:text-style-name="P23" draw:layer="layout" svg:width="3.999cm" svg:height="1.2cm" svg:x="7.3cm" svg:y="21.7cm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23" draw:layer="layout" svg:width="1.6cm" svg:height="1.002cm" svg:x="22.497cm" svg:y="17.466cm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3" draw:layer="layout" svg:width="1.4cm" svg:height="1.002cm" svg:x="22.697cm" svg:y="7.266cm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23" draw:layer="layout" svg:width="1.198cm" svg:height="1.2cm" draw:transform="rotate (1.5707963267949) translate (20.097cm 22.866cm)">
            <text:p text:style-name="P16"><text:span text:style-name="T6">kast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13" draw:text-style-name="P13" draw:layer="layout" svg:width="1.2cm" svg:height="1.201cm" draw:transform="rotate (-3.14159265358979) translate (21.297cm 21.641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measure draw:style-name="gr68" draw:text-style-name="P3" draw:layer="layout" svg:x1="19.3cm" svg:y1="22.901cm" svg:x2="19.3cm" svg:y2="24.001cm">
            <text:p text:style-name="P3"><text:span text:style-name="T1"><text:measure text:kind="gap"/></text:span><text:span text:style-name="T1"><text:measure text:kind="value">55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</draw:g>
        <draw:g>
          <draw:g>
            <draw:custom-shape draw:style-name="gr114" draw:text-style-name="P28" draw:layer="layout" svg:width="0.4cm" svg:height="16.4cm" svg:x="21.098cm" svg:y="6.867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5" draw:text-style-name="P29" draw:layer="layout" svg:width="0.4cm" svg:height="0.802cm" svg:x="21.098cm" svg:y="7.266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6" draw:text-style-name="P29" draw:layer="layout" svg:width="0.4cm" svg:height="0.801cm" svg:x="21.098cm" svg:y="22.068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7" draw:text-style-name="P30" draw:layer="layout" svg:width="0.2cm" svg:height="16.4cm" svg:x="21.4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30" draw:layer="layout" svg:width="0.2cm" svg:height="16.4cm" svg:x="20.8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8" draw:text-style-name="P28" draw:layer="layout" svg:width="17.2cm" svg:height="0.399cm" svg:x="6.898cm" svg:y="6.867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9" draw:text-style-name="P28" draw:layer="layout" svg:width="17.2cm" svg:height="0.398cm" svg:x="6.898cm" svg:y="22.869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9" draw:text-style-name="P28" draw:layer="layout" svg:width="17.2cm" svg:height="0.398cm" svg:x="6.898cm" svg:y="14.868cm">
              <text:p/>
              <draw:enhanced-geometry svg:viewBox="0 0 21600 21600" draw:mirror-horizontal="false" draw:type="rectangle" draw:enhanced-path="M 0 0 L 21600 0 21600 21600 0 21600 0 0 Z N"/>
            </draw:custom-shape>
          </draw:g>
          <draw:g>
            <draw:custom-shape draw:style-name="gr114" draw:text-style-name="P28" draw:layer="layout" svg:width="0.4cm" svg:height="16.4cm" svg:x="11.498cm" svg:y="6.867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5" draw:text-style-name="P29" draw:layer="layout" svg:width="0.4cm" svg:height="0.802cm" svg:x="11.498cm" svg:y="7.266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6" draw:text-style-name="P29" draw:layer="layout" svg:width="0.4cm" svg:height="0.801cm" svg:x="11.498cm" svg:y="22.068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7" draw:text-style-name="P30" draw:layer="layout" svg:width="0.2cm" svg:height="16.4cm" svg:x="11.8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30" draw:layer="layout" svg:width="0.2cm" svg:height="16.4cm" svg:x="11.2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14" draw:text-style-name="P28" draw:layer="layout" svg:width="0.4cm" svg:height="16.4cm" svg:x="27.398cm" svg:y="6.867cm">
              <text:p/>
              <draw:enhanced-geometry svg:viewBox="0 0 21600 21600" draw:type="rectangle" draw:enhanced-path="M 0 0 L 21600 0 21600 21600 0 21600 0 0 Z N"/>
            </draw:custom-shape>
            <draw:custom-shape draw:style-name="gr115" draw:text-style-name="P29" draw:layer="layout" svg:width="0.4cm" svg:height="0.802cm" svg:x="27.398cm" svg:y="7.266cm">
              <text:p/>
              <draw:enhanced-geometry svg:viewBox="0 0 21600 21600" draw:type="rectangle" draw:enhanced-path="M 0 0 L 21600 0 21600 21600 0 21600 0 0 Z N"/>
            </draw:custom-shape>
            <draw:custom-shape draw:style-name="gr116" draw:text-style-name="P29" draw:layer="layout" svg:width="0.4cm" svg:height="0.801cm" svg:x="27.398cm" svg:y="22.068cm">
              <text:p/>
              <draw:enhanced-geometry svg:viewBox="0 0 21600 21600" draw:type="rectangle" draw:enhanced-path="M 0 0 L 21600 0 21600 21600 0 21600 0 0 Z N"/>
            </draw:custom-shape>
            <draw:custom-shape draw:style-name="gr117" draw:text-style-name="P30" draw:layer="layout" svg:width="0.2cm" svg:height="16.4cm" svg:x="27.7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30" draw:layer="layout" svg:width="0.2cm" svg:height="16.4cm" svg:x="27.1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0" draw:text-style-name="P28" draw:layer="layout" svg:width="8.4cm" svg:height="0.398cm" svg:x="24.498cm" svg:y="22.869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29" draw:layer="layout" svg:width="0.8cm" svg:height="0.398cm" svg:x="32.098cm" svg:y="22.86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2" draw:text-style-name="P28" draw:layer="layout" svg:width="8.4cm" svg:height="0.399cm" svg:x="24.498cm" svg:y="6.867cm">
              <text:p/>
              <draw:enhanced-geometry svg:viewBox="0 0 21600 21600" draw:type="rectangle" draw:enhanced-path="M 0 0 L 21600 0 21600 21600 0 21600 0 0 Z N"/>
            </draw:custom-shape>
            <draw:custom-shape draw:style-name="gr123" draw:text-style-name="P29" draw:layer="layout" svg:width="0.8cm" svg:height="0.399cm" svg:x="32.098cm" svg:y="6.86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0" draw:text-style-name="P28" draw:layer="layout" svg:width="8.4cm" svg:height="0.398cm" svg:x="24.498cm" svg:y="14.868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29" draw:layer="layout" svg:width="0.8cm" svg:height="0.398cm" svg:x="32.098cm" svg:y="14.86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24" draw:text-style-name="P31" draw:layer="layout" svg:width="0.8cm" svg:height="1.198cm" svg:x="5.698cm" svg:y="13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5.898cm 1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29.2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29.4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27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27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9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9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8.0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8.2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1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1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6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6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6.4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6.6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29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29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27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27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8" draw:text-style-name="P31" draw:layer="layout" svg:width="2.8cm" svg:height="0.799cm" svg:x="21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9" draw:text-style-name="P32" draw:layer="layout" svg:width="0.402cm" svg:height="2.4cm" draw:transform="rotate (1.5707963267949) translate (21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5.6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5.8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5.698cm" svg:y="15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5.898cm 16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0" draw:text-style-name="P31" draw:layer="layout" svg:width="0.8cm" svg:height="1.199cm" svg:x="5.698cm" svg:y="2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32" draw:layer="layout" svg:width="1.199cm" svg:height="0.4cm" draw:transform="rotate (1.5707963267949) translate (5.8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2" draw:text-style-name="P31" draw:layer="layout" svg:width="0.8cm" svg:height="4.398cm" svg:x="32.8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3" draw:text-style-name="P32" draw:layer="layout" svg:width="4.398cm" svg:height="0.4cm" draw:transform="rotate (1.5707963267949) translate (33.098cm 13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4" draw:text-style-name="P31" draw:layer="layout" svg:width="3.2cm" svg:height="0.799cm" svg:x="7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5" draw:text-style-name="P32" draw:layer="layout" svg:width="0.402cm" svg:height="2.8cm" draw:transform="rotate (1.5707963267949) translate (7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2" draw:text-style-name="P31" draw:layer="layout" svg:width="0.8cm" svg:height="4.398cm" svg:x="32.898cm" svg:y="16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3" draw:text-style-name="P32" draw:layer="layout" svg:width="4.398cm" svg:height="0.4cm" draw:transform="rotate (1.5707963267949) translate (33.0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21.2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21.4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36" draw:text-style-name="P33" draw:layer="layout" svg:width="2cm" svg:height="1.999cm" svg:x="2.5cm" svg:y="4.468cm">
          <text:p text:style-name="P16"><text:span text:style-name="T9">O</text:span><text:span text:style-name="T9"><text:line-break/></text:span><text:span text:style-name="T9">N <text:s text:c="2"/>Z</text:span></text:p>
          <text:p text:style-name="P16"><text:span text:style-name="T9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7" draw:text-style-name="P34" draw:layer="layout" svg:width="9.58cm" svg:height="5.462cm" svg:x="5.717cm" svg:y="24.884cm">
          <draw:text-box>
            <text:p><text:span text:style-name="T10"><text:file-name text:display="name">julianapark-k31-12</text:file-name></text:span><text:span text:style-name="T10"> <text:s/></text:span><text:span text:style-name="T10"><text:date style:data-style-name="D4" text:date-value="2017-05-02">02-05-2017</text:date></text:span></text:p>
            <text:p><text:span text:style-name="T10">Arend Freije</text:span></text:p>
            <text:p><text:span text:style-name="T10">afreije@inn.nl</text:span></text:p>
            <text:p><text:span text:style-name="T10">06-87434979</text:span></text:p>
          </draw:text-box>
        </draw:frame>
        <draw:frame draw:style-name="gr138" draw:text-style-name="P35" draw:layer="layout" svg:width="0.717cm" svg:height="1.703cm" svg:x="17.7cm" svg:y="26.067cm">
          <draw:text-box>
            <text:p/>
          </draw:text-box>
        </draw:frame>
        <draw:frame draw:style-name="gr139" draw:text-style-name="P36" draw:layer="layout" svg:width="13.2cm" svg:height="1.673cm" svg:x="5.697cm" svg:y="3.268cm">
          <draw:text-box>
            <text:p><text:span text:style-name="T11">Begane grond, deuren, ramen</text:span></text:p>
          </draw:text-box>
        </draw:frame>
        <draw:frame draw:style-name="gr138" draw:text-style-name="P35" draw:layer="layout" svg:width="0.717cm" svg:height="1.703cm" svg:x="8.03cm" svg:y="10.467cm">
          <draw:text-box>
            <text:p/>
          </draw:text-box>
        </draw:frame>
      </draw:page>
      <draw:page draw:name="page2" draw:style-name="dp1" draw:master-page-name="Default">
        <draw:g>
          <draw:g>
            <draw:custom-shape draw:style-name="gr114" draw:text-style-name="P28" draw:layer="layout" svg:width="0.4cm" svg:height="16.4cm" svg:x="21.098cm" svg:y="6.867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5" draw:text-style-name="P29" draw:layer="layout" svg:width="0.4cm" svg:height="0.802cm" svg:x="21.098cm" svg:y="7.266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6" draw:text-style-name="P29" draw:layer="layout" svg:width="0.4cm" svg:height="0.801cm" svg:x="21.098cm" svg:y="22.068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7" draw:text-style-name="P30" draw:layer="layout" svg:width="0.2cm" svg:height="16.4cm" svg:x="21.4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30" draw:layer="layout" svg:width="0.2cm" svg:height="16.4cm" svg:x="20.8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40" draw:text-style-name="P28" draw:layer="layout" svg:width="14.8cm" svg:height="0.399cm" svg:x="6.898cm" svg:y="6.867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41" draw:text-style-name="P28" draw:layer="layout" svg:width="14.8cm" svg:height="0.398cm" svg:x="6.898cm" svg:y="22.869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41" draw:text-style-name="P28" draw:layer="layout" svg:width="14.8cm" svg:height="0.398cm" svg:x="6.898cm" svg:y="14.868cm">
              <text:p/>
              <draw:enhanced-geometry svg:viewBox="0 0 21600 21600" draw:mirror-horizontal="false" draw:type="rectangle" draw:enhanced-path="M 0 0 L 21600 0 21600 21600 0 21600 0 0 Z N"/>
            </draw:custom-shape>
          </draw:g>
          <draw:g>
            <draw:custom-shape draw:style-name="gr114" draw:text-style-name="P28" draw:layer="layout" svg:width="0.4cm" svg:height="16.4cm" svg:x="11.498cm" svg:y="6.867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5" draw:text-style-name="P29" draw:layer="layout" svg:width="0.4cm" svg:height="0.802cm" svg:x="11.498cm" svg:y="7.266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6" draw:text-style-name="P29" draw:layer="layout" svg:width="0.4cm" svg:height="0.801cm" svg:x="11.498cm" svg:y="22.068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17" draw:text-style-name="P30" draw:layer="layout" svg:width="0.2cm" svg:height="16.4cm" svg:x="11.8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30" draw:layer="layout" svg:width="0.2cm" svg:height="16.4cm" svg:x="11.2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42" draw:text-style-name="P37" draw:layer="layout" svg:width="15.6cm" svg:height="7.6cm" draw:transform="rotate (1.5707963267949) translate (24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2" draw:layer="layout" svg:width="32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3" draw:layer="layout" svg:x1="6.098cm" svg:y1="14.869cm" svg:x2="6.098cm" svg:y2="6.869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3" draw:layer="layout" svg:x1="6.098cm" svg:y1="23.267cm" svg:x2="6.098cm" svg:y2="15.268cm">
            <text:p text:style-name="P3"><text:span text:style-name="T1"><text:measure text:kind="gap"/></text:span><text:span text:style-name="T1"><text:measure text:kind="value">3.999,5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custom-shape draw:style-name="gr144" draw:text-style-name="P38" draw:layer="layout" svg:width="28cm" svg:height="0.802cm" svg:x="5.698cm" svg:y="6.0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5" draw:text-style-name="P38" draw:layer="layout" svg:width="0.8cm" svg:height="16.398cm" svg:x="32.8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45" draw:text-style-name="P38" draw:layer="layout" svg:width="0.8cm" svg:height="16.398cm" svg:x="5.6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44" draw:text-style-name="P38" draw:layer="layout" svg:width="28cm" svg:height="0.8cm" svg:x="5.698cm" svg:y="23.2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6" draw:text-style-name="P37" draw:layer="layout" svg:width="7.601cm" svg:height="5.2cm" draw:transform="rotate (1.5707963267949) translate (24.8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37" draw:layer="layout" svg:width="7.6cm" svg:height="5.2cm" draw:transform="rotate (1.5707963267949) translate (24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37" draw:layer="layout" svg:width="7.6cm" svg:height="2.4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37" draw:layer="layout" svg:width="7.6cm" svg:height="4cm" draw:transform="rotate (1.5707963267949) translate (9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37" draw:layer="layout" svg:width="7.6cm" svg:height="4cm" draw:transform="rotate (1.5707963267949) translate (13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37" draw:layer="layout" svg:width="7.6cm" svg:height="4cm" draw:transform="rotate (1.5707963267949) translate (17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37" draw:layer="layout" svg:width="7.6cm" svg:height="2cm" draw:transform="rotate (1.5707963267949) translate (22.0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37" draw:layer="layout" svg:width="7.6cm" svg:height="3.2cm" draw:transform="rotate (1.5707963267949) translate (30.0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37" draw:layer="layout" svg:width="7.601cm" svg:height="4cm" draw:transform="rotate (1.5707963267949) translate (13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37" draw:layer="layout" svg:width="7.601cm" svg:height="4cm" draw:transform="rotate (1.5707963267949) translate (9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37" draw:layer="layout" svg:width="7.601cm" svg:height="4cm" draw:transform="rotate (1.5707963267949) translate (17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37" draw:layer="layout" svg:width="7.601cm" svg:height="3.2cm" draw:transform="rotate (1.5707963267949) translate (30.0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37" draw:layer="layout" svg:width="7.601cm" svg:height="2cm" draw:transform="rotate (1.5707963267949) translate (22.0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55" draw:text-style-name="P4" draw:layer="layout" svg:x1="5.698cm" svg:y1="24.067cm" svg:x2="22.498cm" svg:y2="24.067cm">
            <text:p text:style-name="P4"><text:span text:style-name="T2"><text:measure text:kind="gap"/></text:span><text:span text:style-name="T2"><text:measure text:kind="value">8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156" draw:text-style-name="P37" draw:layer="layout" svg:width="15.6cm" svg:height="0.002cm" draw:transform="rotate (1.5707963267949) translate (22.0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57" draw:text-style-name="P4" draw:layer="layout" svg:x1="12.498cm" svg:y1="5.269cm" svg:x2="9.298cm" svg:y2="5.269cm">
            <text:p text:style-name="P4"><text:span text:style-name="T2"><text:measure text:kind="gap"/></text:span><text:span text:style-name="T2"><text:measure text:kind="value">1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58" draw:text-style-name="P4" draw:layer="layout" svg:x1="21.298cm" svg:y1="5.167cm" svg:x2="12.898cm" svg:y2="5.167cm">
            <text:p text:style-name="P4"><text:span text:style-name="T2"><text:measure text:kind="gap"/></text:span><text:span text:style-name="T2"><text:measure text:kind="value">4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59" draw:text-style-name="P4" draw:layer="layout" svg:x1="8.898cm" svg:y1="5.269cm" svg:x2="6.498cm" svg:y2="5.269cm">
            <text:p text:style-name="P4"><text:span text:style-name="T2"><text:measure text:kind="gap"/></text:span><text:span text:style-name="T2"><text:measure text:kind="value">1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160" draw:text-style-name="P37" draw:layer="layout" svg:width="0.003cm" svg:height="10cm" draw:transform="rotate (1.5707963267949) translate (23.298cm 6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37" draw:layer="layout" svg:width="0.002cm" svg:height="0.003cm" draw:transform="rotate (1.5707963267949) translate (23.298cm 23.6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2" draw:text-style-name="P39" draw:layer="layout" svg:width="12.8cm" svg:height="7.997cm" svg:x="8.898cm" svg:y="6.84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63" draw:text-style-name="P39" draw:layer="layout" svg:width="15.2cm" svg:height="8.402cm" svg:x="6.498cm" svg:y="14.8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4" draw:text-style-name="P10" draw:layer="layout" svg:width="4.002cm" svg:height="7.6cm" svg:x="9.298cm" svg:y="7.2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65" draw:text-style-name="P40" draw:layer="layout" svg:x1="8.898cm" svg:y1="7.268cm" svg:x2="11.298cm" svg:y2="7.268cm">
            <text:p/>
          </draw:line>
          <draw:custom-shape draw:style-name="gr166" draw:text-style-name="P41" draw:layer="layout" svg:width="7.2cm" svg:height="15.6cm" svg:x="22.498cm" svg:y="7.267cm">
            <text:p text:style-name="P16"><text:span text:style-name="T8"><text:s/></text:span><text:span text:style-name="T8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42" draw:layer="layout" svg:width="2cm" svg:height="5.598cm" svg:x="6.898cm" svg:y="9.269cm">
            <text:p text:style-name="P16"><text:span text:style-name="T3">Trap</text:span></text:p>
            <text:p text:style-name="P16"><text:span text:style-name="T3">0 -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5" draw:layer="layout" svg:width="0.8cm" svg:height="1.2cm" svg:x="9.3cm" svg:y="12.5cm">
            <text:p text:style-name="P16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9" draw:text-style-name="P43" draw:layer="layout" svg:width="2.4cm" svg:height="0.402cm" svg:x="6.498cm" svg:y="14.8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0" draw:text-style-name="P44" draw:layer="layout" svg:width="2cm" svg:height="1.999cm" svg:x="11.3cm" svg:y="7.301cm">
            <text:p text:style-name="P16"><text:span text:style-name="T3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71" draw:text-style-name="P31" draw:layer="layout" svg:width="2cm" svg:height="0.26cm" svg:x="11.5cm" svg:y="9.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32" draw:layer="layout" svg:width="0.129cm" svg:height="2cm" draw:transform="rotate (1.5707963267949) translate (11.5cm 9.8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3" draw:text-style-name="P15" draw:layer="layout" svg:width="1cm" svg:height="0.8cm" draw:transform="rotate (-3.14159265358979) translate (13.08cm 11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4" draw:text-style-name="P15" draw:layer="layout" svg:width="1.2cm" svg:height="0.402cm" draw:transform="rotate (-1.5707963267949) translate (13.482cm 10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5" draw:text-style-name="P17" draw:layer="layout" svg:width="2cm" svg:height="1.38cm" draw:transform="rotate (-1.5707963267949) translate (13.08cm 9.7cm)">
              <draw:text-box>
                <text:p text:style-name="P16"><text:span text:style-name="T1">wc</text:span></text:p>
              </draw:text-box>
            </draw:frame>
          </draw:g>
          <draw:custom-shape draw:style-name="gr176" draw:text-style-name="P10" draw:layer="layout" svg:width="6.802cm" svg:height="2cm" svg:x="6.498cm" svg:y="15.26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7" draw:text-style-name="P10" draw:layer="layout" svg:width="10cm" svg:height="5.367cm" svg:x="11.3cm" svg:y="17.53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8" draw:text-style-name="P10" draw:layer="layout" svg:width="3.802cm" svg:height="5.199cm" svg:x="6.898cm" svg:y="17.66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9" draw:text-style-name="P10" draw:layer="layout" svg:width="7.398cm" svg:height="10.033cm" svg:x="13.9cm" svg:y="7.2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0" draw:text-style-name="P45" draw:layer="layout" svg:width="0.4cm" svg:height="10.4cm" svg:x="13.5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45" draw:layer="layout" svg:width="14.402cm" svg:height="0.399cm" svg:x="6.898cm" svg:y="17.269cm">
            <text:p/>
            <draw:enhanced-geometry svg:viewBox="0 0 21600 21600" draw:type="rectangle" draw:enhanced-path="M 0 0 L 21600 0 21600 21600 0 21600 0 0 Z N"/>
          </draw:custom-shape>
          <draw:custom-shape draw:style-name="gr182" draw:text-style-name="P45" draw:layer="layout" svg:width="4.802cm" svg:height="0.402cm" svg:x="8.898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44" draw:layer="layout" svg:width="2.4cm" svg:height="1cm" svg:x="6.498cm" svg:y="6.87cm">
            <text:p text:style-name="P16"><text:span text:style-name="T3">BalV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4" draw:text-style-name="P32" draw:layer="layout" svg:width="0.201cm" svg:height="0.8cm" draw:transform="rotate (1.5707963267949) translate (5.698cm 7.6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45" draw:layer="layout" svg:width="0.4cm" svg:height="5.4cm" svg:x="10.9cm" svg:y="1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6" draw:text-style-name="P23" draw:layer="layout" svg:width="3.2cm" svg:height="4.001cm" svg:x="16.497cm" svg:y="7.267cm">
            <text:p text:style-name="P16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23" draw:layer="layout" svg:width="3.2cm" svg:height="4cm" svg:x="16.5cm" svg:y="18.9cm">
            <text:p text:style-name="P16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23" draw:layer="layout" svg:width="4cm" svg:height="1.999cm" draw:transform="rotate (1.5707963267949) translate (6.701cm 22.9cm)">
            <text:p text:style-name="P16"><text:span text:style-name="T6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89" draw:text-style-name="P3" draw:layer="layout" svg:x1="6.7cm" svg:y1="18.3cm" svg:x2="10.7cm" svg:y2="18.3cm">
            <text:p text:style-name="P3"><text:span text:style-name="T1"><text:measure text:kind="gap"/></text:span><text:span text:style-name="T1"><text:measure text:kind="value">2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90" draw:text-style-name="P3" draw:layer="layout" svg:x1="12.7cm" svg:y1="22.9cm" svg:x2="12.7cm" svg:y2="17.5cm">
            <text:p text:style-name="P3"><text:span text:style-name="T1"><text:measure text:kind="gap"/></text:span><text:span text:style-name="T1"><text:measure text:kind="value">2.7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191" draw:text-style-name="P26" draw:layer="layout" svg:x1="28.898cm" svg:y1="7.268cm" svg:x2="23.298cm" svg:y2="7.268cm">
            <text:p/>
          </draw:line>
          <draw:line draw:style-name="gr191" draw:text-style-name="P26" draw:layer="layout" svg:x1="28.898cm" svg:y1="22.868cm" svg:x2="23.298cm" svg:y2="22.868cm">
            <text:p/>
          </draw:line>
          <draw:line draw:style-name="gr191" draw:text-style-name="P26" draw:layer="layout" svg:x1="28.898cm" svg:y1="22.868cm" svg:x2="28.898cm" svg:y2="7.268cm">
            <text:p/>
          </draw:line>
          <draw:custom-shape draw:style-name="gr192" draw:text-style-name="P46" draw:layer="layout" svg:width="2.8cm" svg:height="6.8cm" svg:x="9.697cm" svg:y="8.068cm">
            <text:p text:style-name="P16"><text:span text:style-name="T12">Bad-</text:span><text:span text:style-name="T12"><text:line-break/></text:span><text:span text:style-name="T12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47" draw:layer="layout" svg:width="6cm" svg:height="1.201cm" svg:x="14.3cm" svg:y="15.1cm">
            <text:p text:style-name="P16"><text:span text:style-name="T7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48" draw:layer="layout" svg:width="8.799cm" svg:height="2cm" draw:transform="skewX (0.000523598775598299) translate (6.498cm 15.267cm)">
            <text:p text:style-name="P16"><text:span text:style-name="T8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47" draw:layer="layout" svg:width="3.003cm" svg:height="1.201cm" svg:x="7.697cm" svg:y="19.667cm">
            <text:p text:style-name="P16"><text:span text:style-name="T7">Slaap-</text:span></text:p>
            <text:p text:style-name="P16"><text:span text:style-name="T7">h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47" draw:layer="layout" svg:width="4.6cm" svg:height="1.6cm" svg:x="12.7cm" svg:y="19.5cm">
            <text:p text:style-name="P16"><text:span text:style-name="T7">Slaap-</text:span></text:p>
            <text:p text:style-name="P16"><text:span text:style-name="T7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23" draw:layer="layout" svg:width="1.2cm" svg:height="0.8cm" draw:transform="rotate (-3.14159265358979) translate (16.5cm 22.9cm)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23" draw:layer="layout" svg:width="1.2cm" svg:height="0.8cm" draw:transform="rotate (-3.14159265358979) translate (20.9cm 22.9cm)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23" draw:layer="layout" svg:width="1.2cm" svg:height="0.801cm" svg:x="19.697cm" svg:y="7.267cm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23" draw:layer="layout" svg:width="1.2cm" svg:height="0.801cm" svg:x="15.297cm" svg:y="7.267cm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23" draw:layer="layout" svg:width="5cm" svg:height="1cm" draw:transform="rotate (1.5707963267949) translate (13.9cm 12.3cm)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00" draw:text-style-name="P3" draw:layer="layout" svg:x1="11.3cm" svg:y1="19.3cm" svg:x2="21.5cm" svg:y2="19.3cm">
            <text:p text:style-name="P3"><text:span text:style-name="T1"><text:measure text:kind="gap"/></text:span><text:span text:style-name="T1"><text:measure text:kind="value">5.1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custom-shape draw:style-name="gr201" draw:text-style-name="P23" draw:layer="layout" svg:width="2.8cm" svg:height="1cm" draw:transform="rotate (1.5707963267949) translate (11.3cm 22.7cm)">
            <text:p text:style-name="P16"><text:span text:style-name="T6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2" draw:text-style-name="P23" draw:layer="layout" svg:width="1.201cm" svg:height="0.8cm" draw:transform="rotate (1.5707963267949) translate (10.1cm 22.9cm)">
            <text:p text:style-name="P16"><text:span text:style-name="T6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90" draw:text-style-name="P3" draw:layer="layout" svg:x1="19.9cm" svg:y1="17.3cm" svg:x2="19.897cm" svg:y2="7.168cm">
            <text:p text:style-name="P3"><text:span text:style-name="T1"><text:measure text:kind="gap"/></text:span><text:span text:style-name="T1"><text:measure text:kind="value">5.066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203" draw:text-style-name="P3" draw:layer="layout" svg:x1="13.9cm" svg:y1="13.1cm" svg:x2="21.5cm" svg:y2="13.1cm">
            <text:p text:style-name="P3"><text:span text:style-name="T1"><text:measure text:kind="gap"/></text:span><text:span text:style-name="T1"><text:measure text:kind="value">3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94" draw:text-style-name="P49" draw:layer="measurelines" svg:x1="6.397cm" svg:y1="17.269cm" svg:x2="6.397cm" svg:y2="15.269cm">
            <text:p text:style-name="P49"><text:span text:style-name="T1"><text:measure text:kind="gap"/></text:span><text:span text:style-name="T1"><text:measure text:kind="value">1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01" draw:text-style-name="P3" draw:layer="layout" svg:x1="9.1cm" svg:y1="13.8cm" svg:x2="13.3cm" svg:y2="13.8cm">
            <text:p text:style-name="P3"><text:span text:style-name="T1"><text:measure text:kind="gap"/></text:span><text:span text:style-name="T1"><text:measure text:kind="value">2.1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90" draw:text-style-name="P3" draw:layer="layout" svg:x1="9.1cm" svg:y1="14.9cm" svg:x2="9.1cm" svg:y2="7.3cm">
            <text:p text:style-name="P3"><text:span text:style-name="T1"><text:measure text:kind="gap"/></text:span><text:span text:style-name="T1"><text:measure text:kind="value">3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g>
            <draw:custom-shape draw:style-name="gr204" draw:text-style-name="P32" draw:layer="layout" svg:width="2.801cm" svg:height="0.4cm" draw:transform="rotate (1.5707963267949) translate (21.897cm 14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32" draw:layer="layout" svg:width="2.601cm" svg:height="0.2cm" draw:transform="rotate (1.5707963267949) translate (22.097cm 11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6" draw:text-style-name="P26" draw:layer="layout" svg:x1="22.098cm" svg:y1="9.468cm" svg:x2="22.098cm" svg:y2="14.668cm">
              <text:p/>
            </draw:line>
            <draw:line draw:style-name="gr86" draw:text-style-name="P26" draw:layer="layout" svg:x1="22.098cm" svg:y1="12.268cm" svg:x2="22.098cm" svg:y2="9.468cm">
              <text:p/>
            </draw:line>
          </draw:g>
          <draw:g>
            <draw:custom-shape draw:style-name="gr204" draw:text-style-name="P32" draw:layer="layout" svg:width="2.801cm" svg:height="0.4cm" draw:transform="rotate (1.5707963267949) translate (21.9cm 18.08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05" draw:text-style-name="P32" draw:layer="layout" svg:width="2.601cm" svg:height="0.2cm" draw:transform="rotate (1.5707963267949) translate (22.1cm 20.88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206" draw:text-style-name="P26" draw:layer="layout" svg:x1="22.101cm" svg:y1="20.7cm" svg:x2="22.101cm" svg:y2="15.5cm">
              <text:p/>
            </draw:line>
            <draw:line draw:style-name="gr86" draw:text-style-name="P26" draw:layer="layout" svg:x1="22.101cm" svg:y1="17.9cm" svg:x2="22.101cm" svg:y2="20.7cm">
              <text:p/>
            </draw:line>
          </draw:g>
        </draw:g>
        <draw:g>
          <draw:g>
            <draw:custom-shape draw:style-name="gr126" draw:text-style-name="P31" draw:layer="layout" svg:width="1.6cm" svg:height="0.799cm" svg:x="16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6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1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1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0.0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0.2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6.4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6.6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8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8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5.6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5.8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5.698cm" svg:y="13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5.898cm 1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5.698cm" svg:y="15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5.898cm 16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0" draw:text-style-name="P31" draw:layer="layout" svg:width="0.8cm" svg:height="1.199cm" svg:x="5.698cm" svg:y="2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32" draw:layer="layout" svg:width="1.199cm" svg:height="0.4cm" draw:transform="rotate (1.5707963267949) translate (5.8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5.6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5.8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36" draw:text-style-name="P33" draw:layer="layout" svg:width="2cm" svg:height="1.999cm" svg:x="2.5cm" svg:y="4.468cm">
          <text:p text:style-name="P16"><text:span text:style-name="T9">O</text:span><text:span text:style-name="T9"><text:line-break/></text:span><text:span text:style-name="T9">N <text:s text:c="2"/>Z</text:span></text:p>
          <text:p text:style-name="P16"><text:span text:style-name="T9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7" draw:text-style-name="P34" draw:layer="layout" svg:width="9.58cm" svg:height="5.462cm" svg:x="5.717cm" svg:y="24.886cm">
          <draw:text-box>
            <text:p><text:span text:style-name="T10"><text:file-name text:display="name">julianapark-k31-12</text:file-name></text:span><text:span text:style-name="T10"> <text:s/></text:span><text:span text:style-name="T10"><text:date style:data-style-name="D4" text:date-value="2017-05-02">02-05-2017</text:date></text:span></text:p>
            <text:p><text:span text:style-name="T10">Arend Freije</text:span></text:p>
            <text:p><text:span text:style-name="T10">afreije@inn.nl</text:span></text:p>
            <text:p><text:span text:style-name="T10">06-87434979</text:span></text:p>
          </draw:text-box>
        </draw:frame>
        <draw:frame draw:style-name="gr139" draw:text-style-name="P36" draw:layer="layout" svg:width="13.2cm" svg:height="1.673cm" svg:x="5.697cm" svg:y="3.269cm">
          <draw:text-box>
            <text:p><text:span text:style-name="T11">Etage, deuren, ramen</text:span></text:p>
          </draw:text-box>
        </draw:frame>
        <draw:custom-shape draw:style-name="gr207" draw:text-style-name="P50" draw:layer="layout" svg:width="4.8cm" svg:height="16.4cm" svg:x="28.898cm" svg:y="6.8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08" draw:text-style-name="P45" draw:layer="layout" svg:width="4.4cm" svg:height="0.399cm" svg:x="9.1cm" svg:y="14.9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5" draw:text-style-name="P26" draw:layer="layout" svg:x1="13.3cm" svg:y1="15.1cm" svg:x2="9.374cm" svg:y2="15.101cm">
              <text:p/>
            </draw:line>
            <draw:line draw:style-name="gr86" draw:text-style-name="P26" draw:layer="layout" svg:x1="9.373cm" svg:y1="15.101cm" svg:x2="11.5cm" svg:y2="15.1cm">
              <text:p/>
            </draw:line>
          </draw:g>
          <draw:g>
            <draw:custom-shape draw:style-name="gr208" draw:text-style-name="P45" draw:layer="layout" svg:width="4.4cm" svg:height="0.399cm" draw:transform="rotate (1.56049888420813) translate (13.456cm 17.3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line draw:style-name="gr85" draw:text-style-name="P26" draw:layer="layout" svg:x1="13.658cm" svg:y1="17.102cm" svg:x2="13.697cm" svg:y2="13.176cm">
              <text:p/>
            </draw:line>
            <draw:line draw:style-name="gr86" draw:text-style-name="P26" draw:layer="layout" svg:x1="13.698cm" svg:y1="13.175cm" svg:x2="13.677cm" svg:y2="15.302cm">
              <text:p/>
            </draw:line>
          </draw:g>
          <draw:g>
            <draw:custom-shape draw:style-name="gr208" draw:text-style-name="P45" draw:layer="layout" svg:width="4.4cm" svg:height="0.399cm" svg:x="6.5cm" svg:y="17.3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5" draw:text-style-name="P26" draw:layer="layout" svg:x1="10.7cm" svg:y1="17.5cm" svg:x2="6.774cm" svg:y2="17.501cm">
              <text:p/>
            </draw:line>
            <draw:line draw:style-name="gr86" draw:text-style-name="P26" draw:layer="layout" svg:x1="6.773cm" svg:y1="17.501cm" svg:x2="8.9cm" svg:y2="17.5cm">
              <text:p/>
            </draw:line>
          </draw:g>
          <draw:g>
            <draw:custom-shape draw:style-name="gr208" draw:text-style-name="P45" draw:layer="layout" svg:width="4.4cm" svg:height="0.399cm" svg:x="11.3cm" svg:y="17.3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85" draw:text-style-name="P26" draw:layer="layout" svg:x1="11.5cm" svg:y1="17.5cm" svg:x2="15.426cm" svg:y2="17.501cm">
              <text:p/>
            </draw:line>
            <draw:line draw:style-name="gr86" draw:text-style-name="P26" draw:layer="layout" svg:x1="15.427cm" svg:y1="17.501cm" svg:x2="13.3cm" svg:y2="17.5cm">
              <text:p/>
            </draw:line>
          </draw:g>
        </draw:g>
        <draw:frame draw:style-name="gr209" draw:text-style-name="P35" draw:layer="layout" svg:width="0.502cm" svg:height="1.187cm" svg:x="8.1cm" svg:y="20.086cm">
          <draw:text-box>
            <text:p/>
          </draw:text-box>
        </draw:frame>
      </draw:page>
      <draw:page draw:name="page3" draw:style-name="dp1" draw:master-page-name="Default">
        <draw:g>
          <draw:custom-shape draw:style-name="gr1" draw:text-style-name="P1" draw:layer="layout" svg:width="15.6cm" svg:height="7.6cm" draw:transform="rotate (1.5707963267949) translate (24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5.6cm" svg:height="15.6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3" draw:layer="layout" svg:x1="6.098cm" svg:y1="14.869cm" svg:x2="6.098cm" svg:y2="6.869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3" draw:layer="layout" svg:x1="6.098cm" svg:y1="23.267cm" svg:x2="6.098cm" svg:y2="15.268cm">
            <text:p text:style-name="P3"><text:span text:style-name="T1"><text:measure text:kind="gap"/></text:span><text:span text:style-name="T1"><text:measure text:kind="value">3.999,5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210" draw:text-style-name="P4" draw:layer="layout" svg:x1="21.298cm" svg:y1="5.167cm" svg:x2="11.698cm" svg:y2="5.167cm">
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11" draw:text-style-name="P4" draw:layer="layout" svg:x1="26.098cm" svg:y1="5.167cm" svg:x2="21.298cm" svg:y2="5.167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12" draw:text-style-name="P4" draw:layer="layout" svg:x1="32.498cm" svg:y1="5.167cm" svg:x2="26.098cm" svg:y2="5.167cm">
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13" draw:text-style-name="P4" draw:layer="layout" svg:x1="11.698cm" svg:y1="5.167cm" svg:x2="6.898cm" svg:y2="5.167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214" draw:text-style-name="P1" draw:layer="layout" svg:width="15.6cm" svg:height="17.2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5" draw:text-style-name="P7" draw:layer="layout" svg:width="28cm" svg:height="0.802cm" svg:x="5.698cm" svg:y="6.0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1" draw:text-style-name="P7" draw:layer="layout" svg:width="0.8cm" svg:height="16.398cm" svg:x="32.8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1" draw:text-style-name="P7" draw:layer="layout" svg:width="0.8cm" svg:height="16.398cm" svg:x="5.6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15" draw:text-style-name="P7" draw:layer="layout" svg:width="28cm" svg:height="0.8cm" svg:x="5.698cm" svg:y="23.2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measure draw:style-name="gr13" draw:text-style-name="P3" draw:layer="layout" svg:x1="5.698cm" svg:y1="24.067cm" svg:x2="5.698cm" svg:y2="6.067cm">
            <text:p text:style-name="P3"><text:span text:style-name="T1"><text:measure text:kind="gap"/></text:span><text:span text:style-name="T1"><text:measure text:kind="value">9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216" draw:text-style-name="P4" draw:layer="layout" svg:x1="33.698cm" svg:y1="6.067cm" svg:x2="5.698cm" svg:y2="6.067cm">
            <text:p text:style-name="P4"><text:span text:style-name="T2"><text:measure text:kind="gap"/></text:span><text:span text:style-name="T2"><text:measure text:kind="value">14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16" draw:text-style-name="P9" draw:layer="layout" svg:width="1.4cm" svg:height="1.4cm" draw:transform="rotate (-1.5707963267949) translate (10.7cm 11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7" draw:text-style-name="P10" draw:layer="layout" svg:width="2.6cm" svg:height="1.4cm" svg:x="6.7cm" svg:y="11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8" draw:text-style-name="P10" draw:layer="layout" svg:width="2.4cm" svg:height="0.2cm" svg:x="6.9cm" svg:y="16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" draw:text-style-name="P9" draw:layer="layout" svg:width="1.2cm" svg:height="1.2cm" draw:transform="rotate (1.5707963267949) translate (8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7" draw:text-style-name="P10" draw:layer="layout" svg:width="1.8cm" svg:height="3.4cm" svg:x="9.3cm" svg:y="1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3.4cm" svg:height="1.2cm" svg:x="6.7cm" svg:y="9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3" draw:layer="layout" svg:width="4cm" svg:height="4.2cm" draw:transform="rotate (-1.5707963267949) translate (11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" draw:text-style-name="P10" draw:layer="layout" svg:width="1.6cm" svg:height="1.2cm" svg:x="12.1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" draw:text-style-name="P9" draw:layer="layout" svg:width="0.8cm" svg:height="0.8cm" draw:transform="rotate (-1.5707963267949) translate (13.7cm 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" draw:text-style-name="P9" draw:layer="layout" svg:width="2.8cm" svg:height="2.799cm" draw:transform="rotate (-3.14159265358979) translate (12.9cm 12.46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7" draw:text-style-name="P9" draw:layer="layout" svg:width="0.402cm" svg:height="0.4cm" draw:transform="rotate (-1.5707963267949) translate (16.1cm 11.26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8" draw:text-style-name="P10" draw:layer="layout" svg:width="0.4cm" svg:height="1.2cm" svg:x="15.7cm" svg:y="10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9" draw:text-style-name="P10" draw:layer="layout" svg:width="4cm" svg:height="1.201cm" svg:x="17.3cm" svg:y="21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10.4cm" svg:height="1.2cm" svg:x="6.9cm" svg:y="21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1" draw:text-style-name="P9" draw:layer="layout" svg:width="2.6cm" svg:height="2.6cm" svg:x="11.1cm" svg:y="11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" draw:text-style-name="P9" draw:layer="layout" svg:width="7.2cm" svg:height="7.2cm" draw:transform="rotate (1.5707963267949) translate (6.9cm 2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3" draw:text-style-name="P9" draw:layer="layout" svg:width="2.4cm" svg:height="2.4cm" draw:transform="rotate (-3.14159265358979) translate (15.7cm 1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" draw:text-style-name="P10" draw:layer="layout" svg:width="2cm" svg:height="2.4cm" svg:x="14.1cm" svg:y="7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" draw:text-style-name="P10" draw:layer="layout" svg:width="4.8cm" svg:height="1.8cm" svg:x="6.5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0" draw:layer="layout" svg:width="7.6cm" svg:height="15.6cm" svg:x="24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0" draw:layer="layout" svg:width="7.6cm" svg:height="5.2cm" svg:x="16.5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14" draw:layer="layout" svg:width="0.003cm" svg:height="1.705cm" svg:x="8.1cm" svg:y="12.868cm">
            <draw:text-box>
              <text:p/>
            </draw:text-box>
          </draw:frame>
          <draw:g>
            <draw:custom-shape draw:style-name="gr39" draw:text-style-name="P15" draw:layer="layout" svg:width="1.002cm" svg:height="0.8cm" draw:transform="rotate (1.5707963267949) translate (14.7cm 8.61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" draw:text-style-name="P15" draw:layer="layout" svg:width="1.2cm" svg:height="0.4cm" draw:transform="rotate (-3.14159265358979) translate (15.7cm 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41" draw:text-style-name="P17" draw:layer="layout" svg:width="2cm" svg:height="1.381cm" svg:x="14.1cm" svg:y="7.667cm">
              <draw:text-box>
                <text:p text:style-name="P16"><text:span text:style-name="T1">wc</text:span></text:p>
              </draw:text-box>
            </draw:frame>
          </draw:g>
          <draw:custom-shape draw:style-name="gr42" draw:text-style-name="P15" draw:layer="layout" svg:width="0.8cm" svg:height="0.797cm" svg:x="15.3cm" svg:y="10.07cm">
            <text:p text:style-name="P16"><text:span text:style-name="T1">wb 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" draw:text-style-name="P18" draw:layer="layout" svg:width="2.8cm" svg:height="2.803cm" svg:x="12.1cm" svg:y="8.8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4" draw:text-style-name="P10" draw:layer="layout" svg:width="1.6cm" svg:height="6cm" svg:x="22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2.8cm" svg:height="2.798cm" svg:x="14.9cm" svg:y="11.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9" draw:layer="layout" svg:width="2.8cm" svg:height="2.8cm" svg:x="17.7cm" svg:y="14.46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9" draw:layer="layout" svg:width="2.8cm" svg:height="2.8cm" draw:transform="rotate (-3.14159265358979) translate (17.7cm 17.2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9" draw:layer="layout" svg:width="2.8cm" svg:height="2.801cm" draw:transform="rotate (-3.14159265358979) translate (20.5cm 20.06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6" draw:text-style-name="P9" draw:layer="layout" svg:width="6cm" svg:height="6cm" draw:transform="rotate (-3.14159265358979) translate (22.5cm 1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" draw:text-style-name="P9" draw:layer="layout" svg:width="2.8cm" svg:height="2.798cm" draw:transform="rotate (-3.14159265358979) translate (14.9cm 14.4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7" draw:text-style-name="P9" draw:layer="layout" svg:width="2cm" svg:height="1.999cm" svg:x="13.3cm" svg:y="10.0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" draw:text-style-name="P9" draw:layer="layout" svg:width="7.2cm" svg:height="7.2cm" svg:x="14.1cm" svg:y="14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8" draw:text-style-name="P9" draw:layer="layout" svg:width="4cm" svg:height="4.002cm" draw:transform="rotate (-3.14159265358979) translate (23.3cm 22.8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9" draw:layer="layout" svg:width="2.8cm" svg:height="2.8cm" svg:x="19.3cm" svg:y="16.06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9" draw:text-style-name="P10" draw:layer="layout" svg:width="2.4cm" svg:height="4.4cm" svg:x="21.7cm" svg:y="1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9" draw:layer="layout" svg:width="2.6cm" svg:height="2.6cm" draw:transform="rotate (-1.5707963267949) translate (13.7cm 14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50" draw:text-style-name="P19" draw:layer="layout" svg:width="1.6cm" svg:height="0.4cm" svg:x="12.1cm" svg:y="7.267cm">
              <text:p text:style-name="P16"><text:span text:style-name="T3"><text:s text:c="5"/></text:span><text:span text:style-name="T3">M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9" draw:text-style-name="P9" draw:layer="layout" svg:width="0.8cm" svg:height="0.8cm" draw:transform="rotate (1.5707963267949) translate (13.3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" draw:text-style-name="P10" draw:layer="layout" svg:width="4.4cm" svg:height="1.2cm" svg:x="6.5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2" draw:text-style-name="P9" draw:layer="layout" svg:width="2cm" svg:height="2.001cm" svg:x="10.9cm" svg:y="7.66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3" draw:text-style-name="P9" draw:layer="layout" svg:width="1.2cm" svg:height="1.2cm" draw:transform="rotate (-3.14159265358979) translate (12.9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218" draw:text-style-name="P51" draw:layer="layout" svg:width="1.199cm" svg:height="1cm" svg:x="6.9cm" svg:y="13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19" draw:text-style-name="P12" draw:layer="layout" svg:width="1cm" svg:height="1.6cm" svg:x="8.099cm" svg:y="13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20" draw:text-style-name="P12" draw:layer="layout" svg:width="1cm" svg:height="2.199cm" svg:x="6.9cm" svg:y="14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path draw:style-name="gr221" draw:text-style-name="P52" draw:layer="layout" svg:width="1.198cm" svg:height="1.599cm" svg:x="7.901cm" svg:y="14.7cm" svg:viewBox="0 0 1199 1600" svg:d="M1199 0h-1199v1600h400l799-800zM0 0zM1198 1599z">
              <text:p/>
            </draw:path>
          </draw:g>
          <draw:custom-shape draw:style-name="gr222" draw:text-style-name="P9" draw:layer="layout" svg:width="1.8cm" svg:height="1.8cm" draw:transform="rotate (1.5707963267949) translate (9.3cm 13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3" draw:text-style-name="P15" draw:layer="layout" svg:width="1.599cm" svg:height="1.198cm" draw:transform="rotate (-2.35619449019235) translate (11.1cm 12.169cm)">
            <text:p text:style-name="P16"><text:span text:style-name="T1">wb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55" draw:text-style-name="P21" draw:layer="layout" svg:width="2cm" svg:height="5.603cm" svg:x="6.9cm" svg:y="9.267cm">
            <text:p text:style-name="P20"><text:span text:style-name="T4"/></text:p>
            <text:p text:style-name="P20"><text:span text:style-name="T4">40</text:span></text:p>
            <text:p text:style-name="P20"><text:span text:style-name="T4"/></text:p>
            <text:p text:style-name="P20"><text:span text:style-name="T4">80</text:span></text:p>
            <text:p text:style-name="P20"><text:span text:style-name="T4"/></text:p>
            <text:p text:style-name="P20"><text:span text:style-name="T4">120</text:span></text:p>
            <text:p text:style-name="P20"><text:span text:style-name="T4"/></text:p>
            <text:p text:style-name="P20"><text:span text:style-name="T4">160</text:span></text:p>
            <text:p text:style-name="P20"><text:span text:style-name="T4"/></text:p>
            <text:p text:style-name="P20"><text:span text:style-name="T4">200</text:span></text:p>
            <text:p text:style-name="P20"><text:span text:style-name="T4"/></text:p>
            <text:p text:style-name="P20"><text:span text:style-name="T4">240</text:span></text:p>
            <text:p text:style-name="P20"><text:span text:style-name="T4"/></text:p>
            <text:p text:style-name="P20"><text:span text:style-name="T4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56" draw:text-style-name="P16" draw:layer="layout" svg:width="2.599cm" svg:height="2.599cm" svg:x="7.1cm" svg:y="16.9cm" svg:viewBox="0 0 2600 2600" svg:d="M2600 0h-2600v2600h800l1800-1800zM0 0zM800 800z">
            <text:p text:style-name="P16">bad</text:p>
          </draw:path>
          <draw:g>
            <draw:custom-shape draw:style-name="gr57" draw:text-style-name="P22" draw:layer="layout" svg:width="0.2cm" svg:height="0.2cm" draw:transform="rotate (1.5707963267949) translate (8.9cm 12.1cm)">
              <text:p text:style-name="P16"><text:span text:style-name="T5"><text:s text:c="3"/></text:span><text:span text:style-name="T5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7.3cm 12.1cm)">
              <text:p text:style-name="P16"><text:span text:style-name="T5"><text:s text:c="3"/></text:span><text:span text:style-name="T5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8.5cm 11.7cm)">
              <text:p text:style-name="P16"><text:span text:style-name="T5"><text:s text:c="3"/></text:span><text:span text:style-name="T5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7.7cm 11.7cm)">
              <text:p text:style-name="P16"><text:span text:style-name="T5"><text:s text:c="3"/></text:span><text:span text:style-name="T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10.1cm 11.7cm)">
              <text:p text:style-name="P16"><text:span text:style-name="T5"><text:s text:c="3"/></text:span><text:span text:style-name="T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9.3cm 11.7cm)">
              <text:p text:style-name="P16"><text:span text:style-name="T5"><text:s text:c="3"/></text:span><text:span text:style-name="T5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8.1cm 12.1cm)">
              <text:p text:style-name="P16"><text:span text:style-name="T5"><text:s text:c="3"/></text:span><text:span text:style-name="T5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9.7cm 12.1cm)">
              <text:p text:style-name="P16"><text:span text:style-name="T5"><text:s text:c="3"/></text:span><text:span text:style-name="T5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24" draw:text-style-name="P31" draw:layer="layout" svg:width="0.8cm" svg:height="1.198cm" svg:x="5.698cm" svg:y="13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5.898cm 1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29.2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29.4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27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27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26.0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26.2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9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9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8.0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8.2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1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1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6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6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3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3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8.0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8.2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16.4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16.6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29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29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27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27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26.0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26.2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8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8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8" draw:text-style-name="P31" draw:layer="layout" svg:width="2.8cm" svg:height="0.799cm" svg:x="21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9" draw:text-style-name="P32" draw:layer="layout" svg:width="0.402cm" svg:height="2.4cm" draw:transform="rotate (1.5707963267949) translate (21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6" draw:text-style-name="P31" draw:layer="layout" svg:width="1.6cm" svg:height="0.799cm" svg:x="21.2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32" draw:layer="layout" svg:width="0.402cm" svg:height="1.2cm" draw:transform="rotate (1.5707963267949) translate (21.4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24" draw:text-style-name="P31" draw:layer="layout" svg:width="1.2cm" svg:height="0.601cm" svg:x="14.898cm" svg:y="6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5" draw:text-style-name="P32" draw:layer="layout" svg:width="0.298cm" svg:height="0.9cm" draw:transform="rotate (1.5707963267949) translate (15.048cm 6.6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5.6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5.8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5.698cm" svg:y="15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5.898cm 16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0" draw:text-style-name="P31" draw:layer="layout" svg:width="0.8cm" svg:height="1.199cm" svg:x="5.698cm" svg:y="2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32" draw:layer="layout" svg:width="1.199cm" svg:height="0.4cm" draw:transform="rotate (1.5707963267949) translate (5.8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32.898cm" svg:y="7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33.098cm 8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32.8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33.0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32.898cm" svg:y="10.4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33.098cm 11.6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32.898cm" svg:y="12.0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33.098cm 13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32.898cm" svg:y="13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33.098cm 1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32.898cm" svg:y="15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33.098cm 16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32.898cm" svg:y="16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33.098cm 18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31" draw:layer="layout" svg:width="0.8cm" svg:height="1.198cm" svg:x="32.898cm" svg:y="18.4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32" draw:layer="layout" svg:width="1.198cm" svg:height="0.4cm" draw:transform="rotate (1.5707963267949) translate (33.098cm 19.6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0" draw:text-style-name="P31" draw:layer="layout" svg:width="0.8cm" svg:height="1.199cm" svg:x="32.898cm" svg:y="2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32" draw:layer="layout" svg:width="1.199cm" svg:height="0.4cm" draw:transform="rotate (1.5707963267949) translate (33.0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0" draw:text-style-name="P31" draw:layer="layout" svg:width="0.8cm" svg:height="1.199cm" svg:x="32.898cm" svg:y="21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32" draw:layer="layout" svg:width="1.199cm" svg:height="0.4cm" draw:transform="rotate (1.5707963267949) translate (33.098cm 22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4" draw:text-style-name="P31" draw:layer="layout" svg:width="3.2cm" svg:height="0.799cm" svg:x="7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5" draw:text-style-name="P32" draw:layer="layout" svg:width="0.402cm" svg:height="2.8cm" draw:transform="rotate (1.5707963267949) translate (7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36" draw:text-style-name="P33" draw:layer="layout" svg:width="2cm" svg:height="1.999cm" svg:x="2.5cm" svg:y="4.468cm">
          <text:p text:style-name="P16"><text:span text:style-name="T9">O</text:span><text:span text:style-name="T9"><text:line-break/></text:span><text:span text:style-name="T9">N <text:s text:c="2"/>Z</text:span></text:p>
          <text:p text:style-name="P16"><text:span text:style-name="T9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7" draw:text-style-name="P34" draw:layer="layout" svg:width="9.58cm" svg:height="5.462cm" svg:x="5.717cm" svg:y="24.884cm">
          <draw:text-box>
            <text:p><text:span text:style-name="T10"><text:file-name text:display="name">julianapark-k31-12</text:file-name></text:span><text:span text:style-name="T10"> <text:s/></text:span><text:span text:style-name="T10"><text:date style:data-style-name="D4" text:date-value="2017-05-02">02-05-2017</text:date></text:span></text:p>
            <text:p><text:span text:style-name="T10">Arend Freije</text:span></text:p>
            <text:p><text:span text:style-name="T10">afreije@inn.nl</text:span></text:p>
            <text:p><text:span text:style-name="T10">06-87434979</text:span></text:p>
          </draw:text-box>
        </draw:frame>
        <draw:frame draw:style-name="gr138" draw:text-style-name="P35" draw:layer="layout" svg:width="0.717cm" svg:height="1.703cm" svg:x="17.7cm" svg:y="26.067cm">
          <draw:text-box>
            <text:p/>
          </draw:text-box>
        </draw:frame>
        <draw:frame draw:style-name="gr139" draw:text-style-name="P36" draw:layer="layout" svg:width="13.2cm" svg:height="1.673cm" svg:x="5.697cm" svg:y="3.268cm">
          <draw:text-box>
            <text:p><text:span text:style-name="T11">Begane grond, electra</text:span></text:p>
          </draw:text-box>
        </draw:frame>
        <draw:g>
          <draw:g>
            <draw:ellipse draw:style-name="gr226" draw:text-style-name="P16" draw:layer="layout" svg:width="0.379cm" svg:height="0.48cm" draw:transform="rotate (1.5707963267949) translate (32.02cm 7.807cm)" draw:kind="arc" draw:start-angle="267.38" draw:end-angle="95.02">
              <text:p/>
            </draw:ellipse>
            <draw:line draw:style-name="gr227" draw:text-style-name="P40" draw:layer="layout" svg:x1="32.259cm" svg:y1="7.669cm" svg:x2="32.25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5.62cm 7.807cm)" draw:kind="arc" draw:start-angle="267.38" draw:end-angle="95.02">
              <text:p/>
            </draw:ellipse>
            <draw:line draw:style-name="gr227" draw:text-style-name="P40" draw:layer="layout" svg:x1="25.859cm" svg:y1="7.669cm" svg:x2="25.85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6.02cm 7.807cm)" draw:kind="arc" draw:start-angle="267.38" draw:end-angle="95.02">
              <text:p/>
            </draw:ellipse>
            <draw:line draw:style-name="gr227" draw:text-style-name="P40" draw:layer="layout" svg:x1="26.259cm" svg:y1="7.669cm" svg:x2="26.25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30.82cm 7.807cm)" draw:kind="arc" draw:start-angle="267.38" draw:end-angle="95.02">
              <text:p/>
            </draw:ellipse>
            <draw:line draw:style-name="gr227" draw:text-style-name="P40" draw:layer="layout" svg:x1="31.059cm" svg:y1="7.669cm" svg:x2="31.05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30.42cm 7.807cm)" draw:kind="arc" draw:start-angle="267.38" draw:end-angle="95.02">
              <text:p/>
            </draw:ellipse>
            <draw:line draw:style-name="gr227" draw:text-style-name="P40" draw:layer="layout" svg:x1="30.659cm" svg:y1="7.669cm" svg:x2="30.65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31.62cm 7.807cm)" draw:kind="arc" draw:start-angle="267.38" draw:end-angle="95.02">
              <text:p/>
            </draw:ellipse>
            <draw:line draw:style-name="gr227" draw:text-style-name="P40" draw:layer="layout" svg:x1="31.859cm" svg:y1="7.669cm" svg:x2="31.85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7.3cm 7.807cm)" draw:kind="arc" draw:start-angle="267.38" draw:end-angle="95.02">
              <text:p/>
            </draw:ellipse>
            <draw:line draw:style-name="gr227" draw:text-style-name="P40" draw:layer="layout" svg:x1="27.539cm" svg:y1="7.669cm" svg:x2="27.53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7.62cm 7.807cm)" draw:kind="arc" draw:start-angle="267.38" draw:end-angle="95.02">
              <text:p/>
            </draw:ellipse>
            <draw:line draw:style-name="gr227" draw:text-style-name="P40" draw:layer="layout" svg:x1="27.859cm" svg:y1="7.669cm" svg:x2="27.85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8.82cm 7.807cm)" draw:kind="arc" draw:start-angle="267.38" draw:end-angle="95.02">
              <text:p/>
            </draw:ellipse>
            <draw:line draw:style-name="gr227" draw:text-style-name="P40" draw:layer="layout" svg:x1="29.059cm" svg:y1="7.669cm" svg:x2="29.05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9.22cm 7.807cm)" draw:kind="arc" draw:start-angle="267.38" draw:end-angle="95.02">
              <text:p/>
            </draw:ellipse>
            <draw:line draw:style-name="gr227" draw:text-style-name="P40" draw:layer="layout" svg:x1="29.459cm" svg:y1="7.669cm" svg:x2="29.45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8.1cm 7.807cm)" draw:kind="arc" draw:start-angle="267.38" draw:end-angle="95.02">
              <text:p/>
            </draw:ellipse>
            <draw:line draw:style-name="gr227" draw:text-style-name="P40" draw:layer="layout" svg:x1="18.339cm" svg:y1="7.669cm" svg:x2="18.33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6.9cm 7.807cm)" draw:kind="arc" draw:start-angle="267.38" draw:end-angle="95.02">
              <text:p/>
            </draw:ellipse>
            <draw:line draw:style-name="gr227" draw:text-style-name="P40" draw:layer="layout" svg:x1="17.139cm" svg:y1="7.669cm" svg:x2="17.13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6.5cm 7.807cm)" draw:kind="arc" draw:start-angle="267.38" draw:end-angle="95.02">
              <text:p/>
            </draw:ellipse>
            <draw:line draw:style-name="gr227" draw:text-style-name="P40" draw:layer="layout" svg:x1="16.739cm" svg:y1="7.669cm" svg:x2="16.73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7.7cm 7.807cm)" draw:kind="arc" draw:start-angle="267.38" draw:end-angle="95.02">
              <text:p/>
            </draw:ellipse>
            <draw:line draw:style-name="gr227" draw:text-style-name="P40" draw:layer="layout" svg:x1="17.939cm" svg:y1="7.669cm" svg:x2="17.93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32.02cm 22.708cm)" draw:kind="arc" draw:start-angle="84.74" draw:end-angle="272.86">
              <text:p/>
            </draw:ellipse>
            <draw:line draw:style-name="gr227" draw:text-style-name="P40" draw:layer="layout" svg:x1="32.259cm" svg:y1="22.469cm" svg:x2="32.2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5.62cm 22.708cm)" draw:kind="arc" draw:start-angle="84.74" draw:end-angle="272.86">
              <text:p/>
            </draw:ellipse>
            <draw:line draw:style-name="gr227" draw:text-style-name="P40" draw:layer="layout" svg:x1="25.859cm" svg:y1="22.469cm" svg:x2="25.8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6.02cm 22.708cm)" draw:kind="arc" draw:start-angle="84.74" draw:end-angle="272.86">
              <text:p/>
            </draw:ellipse>
            <draw:line draw:style-name="gr227" draw:text-style-name="P40" draw:layer="layout" svg:x1="26.259cm" svg:y1="22.469cm" svg:x2="26.2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30.82cm 22.708cm)" draw:kind="arc" draw:start-angle="84.74" draw:end-angle="272.86">
              <text:p/>
            </draw:ellipse>
            <draw:line draw:style-name="gr227" draw:text-style-name="P40" draw:layer="layout" svg:x1="31.059cm" svg:y1="22.469cm" svg:x2="31.0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30.42cm 22.708cm)" draw:kind="arc" draw:start-angle="84.74" draw:end-angle="272.86">
              <text:p/>
            </draw:ellipse>
            <draw:line draw:style-name="gr227" draw:text-style-name="P40" draw:layer="layout" svg:x1="30.659cm" svg:y1="22.469cm" svg:x2="30.6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31.62cm 22.708cm)" draw:kind="arc" draw:start-angle="84.74" draw:end-angle="272.86">
              <text:p/>
            </draw:ellipse>
            <draw:line draw:style-name="gr227" draw:text-style-name="P40" draw:layer="layout" svg:x1="31.859cm" svg:y1="22.469cm" svg:x2="31.8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7.3cm 22.708cm)" draw:kind="arc" draw:start-angle="84.74" draw:end-angle="272.86">
              <text:p/>
            </draw:ellipse>
            <draw:line draw:style-name="gr227" draw:text-style-name="P40" draw:layer="layout" svg:x1="27.539cm" svg:y1="22.469cm" svg:x2="27.53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7.62cm 22.708cm)" draw:kind="arc" draw:start-angle="84.74" draw:end-angle="272.86">
              <text:p/>
            </draw:ellipse>
            <draw:line draw:style-name="gr227" draw:text-style-name="P40" draw:layer="layout" svg:x1="27.859cm" svg:y1="22.469cm" svg:x2="27.8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8.82cm 22.708cm)" draw:kind="arc" draw:start-angle="84.74" draw:end-angle="272.86">
              <text:p/>
            </draw:ellipse>
            <draw:line draw:style-name="gr227" draw:text-style-name="P40" draw:layer="layout" svg:x1="29.059cm" svg:y1="22.469cm" svg:x2="29.0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9.22cm 22.708cm)" draw:kind="arc" draw:start-angle="84.74" draw:end-angle="272.86">
              <text:p/>
            </draw:ellipse>
            <draw:line draw:style-name="gr227" draw:text-style-name="P40" draw:layer="layout" svg:x1="29.459cm" svg:y1="22.469cm" svg:x2="29.4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0.82cm 22.708cm)" draw:kind="arc" draw:start-angle="84.74" draw:end-angle="272.86">
              <text:p/>
            </draw:ellipse>
            <draw:line draw:style-name="gr227" draw:text-style-name="P40" draw:layer="layout" svg:x1="21.059cm" svg:y1="22.469cm" svg:x2="21.0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4.42cm 22.708cm)" draw:kind="arc" draw:start-angle="84.74" draw:end-angle="272.86">
              <text:p/>
            </draw:ellipse>
            <draw:line draw:style-name="gr227" draw:text-style-name="P40" draw:layer="layout" svg:x1="14.659cm" svg:y1="22.469cm" svg:x2="14.6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4.82cm 22.708cm)" draw:kind="arc" draw:start-angle="84.74" draw:end-angle="272.86">
              <text:p/>
            </draw:ellipse>
            <draw:line draw:style-name="gr227" draw:text-style-name="P40" draw:layer="layout" svg:x1="15.059cm" svg:y1="22.469cm" svg:x2="15.0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9.62cm 22.708cm)" draw:kind="arc" draw:start-angle="84.74" draw:end-angle="272.86">
              <text:p/>
            </draw:ellipse>
            <draw:line draw:style-name="gr227" draw:text-style-name="P40" draw:layer="layout" svg:x1="19.859cm" svg:y1="22.469cm" svg:x2="19.8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9.22cm 22.708cm)" draw:kind="arc" draw:start-angle="84.74" draw:end-angle="272.86">
              <text:p/>
            </draw:ellipse>
            <draw:line draw:style-name="gr227" draw:text-style-name="P40" draw:layer="layout" svg:x1="19.459cm" svg:y1="22.469cm" svg:x2="19.4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0.42cm 22.708cm)" draw:kind="arc" draw:start-angle="84.74" draw:end-angle="272.86">
              <text:p/>
            </draw:ellipse>
            <draw:line draw:style-name="gr227" draw:text-style-name="P40" draw:layer="layout" svg:x1="20.659cm" svg:y1="22.469cm" svg:x2="20.6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6.1cm 22.708cm)" draw:kind="arc" draw:start-angle="84.74" draw:end-angle="272.86">
              <text:p/>
            </draw:ellipse>
            <draw:line draw:style-name="gr227" draw:text-style-name="P40" draw:layer="layout" svg:x1="16.339cm" svg:y1="22.469cm" svg:x2="16.33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6.42cm 22.708cm)" draw:kind="arc" draw:start-angle="84.74" draw:end-angle="272.86">
              <text:p/>
            </draw:ellipse>
            <draw:line draw:style-name="gr227" draw:text-style-name="P40" draw:layer="layout" svg:x1="16.659cm" svg:y1="22.469cm" svg:x2="16.65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1.7cm 22.708cm)" draw:kind="arc" draw:start-angle="84.74" draw:end-angle="272.86">
              <text:p/>
            </draw:ellipse>
            <draw:line draw:style-name="gr227" draw:text-style-name="P40" draw:layer="layout" svg:x1="11.939cm" svg:y1="22.469cm" svg:x2="11.93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1.3cm 22.708cm)" draw:kind="arc" draw:start-angle="84.74" draw:end-angle="272.86">
              <text:p/>
            </draw:ellipse>
            <draw:line draw:style-name="gr227" draw:text-style-name="P40" draw:layer="layout" svg:x1="11.539cm" svg:y1="22.469cm" svg:x2="11.539cm" svg:y2="22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2.5cm 7.807cm)" draw:kind="arc" draw:start-angle="267.38" draw:end-angle="95.02">
              <text:p/>
            </draw:ellipse>
            <draw:line draw:style-name="gr227" draw:text-style-name="P40" draw:layer="layout" svg:x1="22.739cm" svg:y1="7.669cm" svg:x2="22.73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1.3cm 7.807cm)" draw:kind="arc" draw:start-angle="267.38" draw:end-angle="95.02">
              <text:p/>
            </draw:ellipse>
            <draw:line draw:style-name="gr227" draw:text-style-name="P40" draw:layer="layout" svg:x1="21.539cm" svg:y1="7.669cm" svg:x2="21.53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0.9cm 7.807cm)" draw:kind="arc" draw:start-angle="267.38" draw:end-angle="95.02">
              <text:p/>
            </draw:ellipse>
            <draw:line draw:style-name="gr227" draw:text-style-name="P40" draw:layer="layout" svg:x1="21.139cm" svg:y1="7.669cm" svg:x2="21.13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2.1cm 7.807cm)" draw:kind="arc" draw:start-angle="267.38" draw:end-angle="95.02">
              <text:p/>
            </draw:ellipse>
            <draw:line draw:style-name="gr227" draw:text-style-name="P40" draw:layer="layout" svg:x1="22.339cm" svg:y1="7.669cm" svg:x2="22.339cm" svg:y2="7.269cm">
              <text:p/>
            </draw:line>
          </draw:g>
          <draw:g>
            <draw:ellipse draw:style-name="gr226" draw:text-style-name="P16" draw:layer="layout" svg:width="0.377cm" svg:height="0.479cm" draw:transform="rotate (-3.14159265358979) translate (17.037cm 9.269cm)" draw:kind="arc" draw:start-angle="267.38" draw:end-angle="95.02">
              <text:p/>
            </draw:ellipse>
            <draw:line draw:style-name="gr227" draw:text-style-name="P40" draw:layer="layout" svg:x1="16.899cm" svg:y1="9.029cm" svg:x2="16.499cm" svg:y2="9.029cm">
              <text:p/>
            </draw:line>
          </draw:g>
          <draw:g>
            <draw:ellipse draw:style-name="gr226" draw:text-style-name="P16" draw:layer="layout" svg:width="0.377cm" svg:height="0.482cm" draw:transform="rotate (-3.14159265358979) translate (17.037cm 11.75cm)" draw:kind="arc" draw:start-angle="267.38" draw:end-angle="95.02">
              <text:p/>
            </draw:ellipse>
            <draw:line draw:style-name="gr227" draw:text-style-name="P40" draw:layer="layout" svg:x1="16.899cm" svg:y1="11.509cm" svg:x2="16.499cm" svg:y2="11.509cm">
              <text:p/>
            </draw:line>
          </draw:g>
          <draw:g>
            <draw:ellipse draw:style-name="gr226" draw:text-style-name="P16" draw:layer="layout" svg:width="0.377cm" svg:height="0.482cm" draw:transform="rotate (-3.14159265358979) translate (17.037cm 12.07cm)" draw:kind="arc" draw:start-angle="267.38" draw:end-angle="95.02">
              <text:p/>
            </draw:ellipse>
            <draw:line draw:style-name="gr227" draw:text-style-name="P40" draw:layer="layout" svg:x1="16.899cm" svg:y1="11.829cm" svg:x2="16.499cm" svg:y2="11.829cm">
              <text:p/>
            </draw:line>
          </draw:g>
          <draw:g>
            <draw:ellipse draw:style-name="gr226" draw:text-style-name="P16" draw:layer="layout" svg:width="0.377cm" svg:height="0.478cm" draw:transform="rotate (-3.14159265358979) translate (17.037cm 9.668cm)" draw:kind="arc" draw:start-angle="267.38" draw:end-angle="95.02">
              <text:p/>
            </draw:ellipse>
            <draw:line draw:style-name="gr227" draw:text-style-name="P40" draw:layer="layout" svg:x1="16.899cm" svg:y1="9.429cm" svg:x2="16.499cm" svg:y2="9.429cm">
              <text:p/>
            </draw:line>
          </draw:g>
          <draw:g>
            <draw:ellipse draw:style-name="gr226" draw:text-style-name="P16" draw:layer="layout" svg:width="0.378cm" svg:height="0.474cm" draw:transform="rotate (0.789063354826636) translate (17.46cm 18.565cm)" draw:kind="arc" draw:start-angle="267.38" draw:end-angle="95.02">
              <text:p/>
            </draw:ellipse>
            <draw:line draw:style-name="gr227" draw:text-style-name="P40" draw:layer="layout" svg:x1="17.727cm" svg:y1="18.635cm" svg:x2="18.01cm" svg:y2="18.352cm">
              <text:p/>
            </draw:line>
          </draw:g>
          <draw:g>
            <draw:ellipse draw:style-name="gr226" draw:text-style-name="P16" draw:layer="layout" svg:width="0.378cm" svg:height="0.475cm" draw:transform="skewX (0.0020943951023931) rotate (0.787318025574642) translate (15.46cm 16.563cm)" draw:kind="arc" draw:start-angle="267.38" draw:end-angle="95.02">
              <text:p/>
            </draw:ellipse>
            <draw:line draw:style-name="gr227" draw:text-style-name="P40" draw:layer="layout" svg:x1="15.727cm" svg:y1="16.635cm" svg:x2="16.01cm" svg:y2="16.352cm">
              <text:p/>
            </draw:line>
          </draw:g>
          <draw:g>
            <draw:ellipse draw:style-name="gr226" draw:text-style-name="P16" draw:layer="layout" svg:width="0.377cm" svg:height="0.478cm" draw:transform="skewX (0.00418879020478645) rotate (0.787318025574642) translate (15.177cm 16.279cm)" draw:kind="arc" draw:start-angle="267.38" draw:end-angle="95.02">
              <text:p/>
            </draw:ellipse>
            <draw:line draw:style-name="gr227" draw:text-style-name="P40" draw:layer="layout" svg:x1="15.444cm" svg:y1="16.352cm" svg:x2="15.727cm" svg:y2="16.069cm">
              <text:p/>
            </draw:line>
          </draw:g>
          <draw:g>
            <draw:ellipse draw:style-name="gr226" draw:text-style-name="P16" draw:layer="layout" svg:width="0.378cm" svg:height="0.477cm" draw:transform="skewX (-0.00209439510239324) rotate (0.785398163397448) translate (17.176cm 18.281cm)" draw:kind="arc" draw:start-angle="267.38" draw:end-angle="95.02">
              <text:p/>
            </draw:ellipse>
            <draw:line draw:style-name="gr227" draw:text-style-name="P40" draw:layer="layout" svg:x1="17.444cm" svg:y1="18.352cm" svg:x2="17.727cm" svg:y2="18.069cm">
              <text:p/>
            </draw:line>
          </draw:g>
          <draw:g>
            <draw:ellipse draw:style-name="gr226" draw:text-style-name="P16" draw:layer="layout" svg:width="0.38cm" svg:height="0.481cm" draw:transform="rotate (-3.14159265358979) translate (9.54cm 20.55cm)" draw:kind="arc" draw:start-angle="84.74" draw:end-angle="272.86">
              <text:p/>
            </draw:ellipse>
            <draw:line draw:style-name="gr227" draw:text-style-name="P40" draw:layer="layout" svg:x1="9.299cm" svg:y1="20.309cm" svg:x2="9.699cm" svg:y2="20.309cm">
              <text:p/>
            </draw:line>
          </draw:g>
          <draw:g>
            <draw:ellipse draw:style-name="gr226" draw:text-style-name="P16" draw:layer="layout" svg:width="0.38cm" svg:height="0.478cm" draw:transform="rotate (-3.14159265358979) translate (9.54cm 21.748cm)" draw:kind="arc" draw:start-angle="84.74" draw:end-angle="272.86">
              <text:p/>
            </draw:ellipse>
            <draw:line draw:style-name="gr227" draw:text-style-name="P40" draw:layer="layout" svg:x1="9.299cm" svg:y1="21.509cm" svg:x2="9.699cm" svg:y2="21.509cm">
              <text:p/>
            </draw:line>
          </draw:g>
          <draw:g>
            <draw:ellipse draw:style-name="gr226" draw:text-style-name="P16" draw:layer="layout" svg:width="0.38cm" svg:height="0.481cm" draw:transform="rotate (-3.14159265358979) translate (9.54cm 22.15cm)" draw:kind="arc" draw:start-angle="84.74" draw:end-angle="272.86">
              <text:p/>
            </draw:ellipse>
            <draw:line draw:style-name="gr227" draw:text-style-name="P40" draw:layer="layout" svg:x1="9.299cm" svg:y1="21.909cm" svg:x2="9.699cm" svg:y2="21.909cm">
              <text:p/>
            </draw:line>
          </draw:g>
          <draw:g>
            <draw:ellipse draw:style-name="gr226" draw:text-style-name="P16" draw:layer="layout" svg:width="0.38cm" svg:height="0.482cm" draw:transform="rotate (-3.14159265358979) translate (9.54cm 20.95cm)" draw:kind="arc" draw:start-angle="84.74" draw:end-angle="272.86">
              <text:p/>
            </draw:ellipse>
            <draw:line draw:style-name="gr227" draw:text-style-name="P40" draw:layer="layout" svg:x1="9.299cm" svg:y1="20.709cm" svg:x2="9.699cm" svg:y2="20.70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9.62cm 7.807cm)" draw:kind="arc" draw:start-angle="267.38" draw:end-angle="95.02">
              <text:p/>
            </draw:ellipse>
            <draw:line draw:style-name="gr227" draw:text-style-name="P40" draw:layer="layout" svg:x1="19.859cm" svg:y1="7.669cm" svg:x2="19.859cm" svg:y2="7.2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19.22cm 7.807cm)" draw:kind="arc" draw:start-angle="267.38" draw:end-angle="95.02">
              <text:p/>
            </draw:ellipse>
            <draw:line draw:style-name="gr227" draw:text-style-name="P40" draw:layer="layout" svg:x1="19.459cm" svg:y1="7.669cm" svg:x2="19.459cm" svg:y2="7.269cm">
              <text:p/>
            </draw:line>
          </draw:g>
          <draw:g>
            <draw:ellipse draw:style-name="gr226" draw:text-style-name="P16" draw:layer="layout" svg:width="0.38cm" svg:height="0.482cm" draw:transform="rotate (-3.14159265358979) translate (32.34cm 8.87cm)" draw:kind="arc" draw:start-angle="84.74" draw:end-angle="272.86">
              <text:p/>
            </draw:ellipse>
            <draw:line draw:style-name="gr227" draw:text-style-name="P40" draw:layer="layout" svg:x1="32.099cm" svg:y1="8.629cm" svg:x2="32.499cm" svg:y2="8.629cm">
              <text:p/>
            </draw:line>
          </draw:g>
          <draw:g>
            <draw:ellipse draw:style-name="gr226" draw:text-style-name="P16" draw:layer="layout" svg:width="0.38cm" svg:height="0.479cm" draw:transform="rotate (-3.14159265358979) translate (32.34cm 15.349cm)" draw:kind="arc" draw:start-angle="84.74" draw:end-angle="272.86">
              <text:p/>
            </draw:ellipse>
            <draw:line draw:style-name="gr227" draw:text-style-name="P40" draw:layer="layout" svg:x1="32.099cm" svg:y1="15.109cm" svg:x2="32.499cm" svg:y2="15.109cm">
              <text:p/>
            </draw:line>
          </draw:g>
          <draw:g>
            <draw:ellipse draw:style-name="gr226" draw:text-style-name="P16" draw:layer="layout" svg:width="0.38cm" svg:height="0.478cm" draw:transform="rotate (-3.14159265358979) translate (32.34cm 18.548cm)" draw:kind="arc" draw:start-angle="84.74" draw:end-angle="272.86">
              <text:p/>
            </draw:ellipse>
            <draw:line draw:style-name="gr227" draw:text-style-name="P40" draw:layer="layout" svg:x1="32.099cm" svg:y1="18.309cm" svg:x2="32.499cm" svg:y2="18.309cm">
              <text:p/>
            </draw:line>
          </draw:g>
          <draw:g>
            <draw:ellipse draw:style-name="gr226" draw:text-style-name="P16" draw:layer="layout" svg:width="0.38cm" svg:height="0.479cm" draw:transform="rotate (-3.14159265358979) translate (32.34cm 12.149cm)" draw:kind="arc" draw:start-angle="84.74" draw:end-angle="272.86">
              <text:p/>
            </draw:ellipse>
            <draw:line draw:style-name="gr227" draw:text-style-name="P40" draw:layer="layout" svg:x1="32.099cm" svg:y1="11.909cm" svg:x2="32.499cm" svg:y2="11.909cm">
              <text:p/>
            </draw:line>
          </draw:g>
          <draw:g>
            <draw:ellipse draw:style-name="gr226" draw:text-style-name="P16" draw:layer="layout" svg:width="0.38cm" svg:height="0.478cm" draw:transform="rotate (-3.14159265358979) translate (32.34cm 21.748cm)" draw:kind="arc" draw:start-angle="84.74" draw:end-angle="272.86">
              <text:p/>
            </draw:ellipse>
            <draw:line draw:style-name="gr227" draw:text-style-name="P40" draw:layer="layout" svg:x1="32.099cm" svg:y1="21.509cm" svg:x2="32.499cm" svg:y2="21.509cm">
              <text:p/>
            </draw:line>
          </draw:g>
          <draw:g>
            <draw:ellipse draw:style-name="gr226" draw:text-style-name="P16" draw:layer="layout" svg:width="0.38cm" svg:height="0.481cm" draw:transform="rotate (-3.14159265358979) translate (13.54cm 8.47cm)" draw:kind="arc" draw:start-angle="84.74" draw:end-angle="272.86">
              <text:p/>
            </draw:ellipse>
            <draw:line draw:style-name="gr227" draw:text-style-name="P40" draw:layer="layout" svg:x1="13.299cm" svg:y1="8.229cm" svg:x2="13.699cm" svg:y2="8.229cm">
              <text:p/>
            </draw:line>
          </draw:g>
          <draw:g>
            <draw:ellipse draw:style-name="gr226" draw:text-style-name="P16" draw:layer="layout" svg:width="0.379cm" svg:height="0.48cm" draw:transform="rotate (-1.5707963267949) translate (9.7cm 10.331cm)" draw:kind="arc" draw:start-angle="267.38" draw:end-angle="95.02">
              <text:p/>
            </draw:ellipse>
            <draw:line draw:style-name="gr227" draw:text-style-name="P40" draw:layer="layout" svg:x1="9.459cm" svg:y1="10.469cm" svg:x2="9.459cm" svg:y2="10.869cm">
              <text:p/>
            </draw:line>
          </draw:g>
          <draw:g>
            <draw:ellipse draw:style-name="gr226" draw:text-style-name="P16" draw:layer="layout" svg:width="0.379cm" svg:height="0.48cm" draw:transform="rotate (-1.5707963267949) translate (10.1cm 10.331cm)" draw:kind="arc" draw:start-angle="267.38" draw:end-angle="95.02">
              <text:p/>
            </draw:ellipse>
            <draw:line draw:style-name="gr227" draw:text-style-name="P40" draw:layer="layout" svg:x1="9.859cm" svg:y1="10.469cm" svg:x2="9.859cm" svg:y2="10.869cm">
              <text:p/>
            </draw:line>
          </draw:g>
          <draw:g>
            <draw:ellipse draw:style-name="gr226" draw:text-style-name="P16" draw:layer="layout" svg:width="0.377cm" svg:height="0.479cm" draw:transform="rotate (-3.14159265358979) translate (7.037cm 7.349cm)" draw:kind="arc" draw:start-angle="267.38" draw:end-angle="95.02">
              <text:p/>
            </draw:ellipse>
            <draw:line draw:style-name="gr227" draw:text-style-name="P40" draw:layer="layout" svg:x1="6.899cm" svg:y1="7.109cm" svg:x2="6.499cm" svg:y2="7.109cm">
              <text:p/>
            </draw:line>
          </draw:g>
          <draw:g>
            <draw:ellipse draw:style-name="gr226" draw:text-style-name="P16" draw:layer="layout" svg:width="0.377cm" svg:height="0.478cm" draw:transform="rotate (-3.14159265358979) translate (7.037cm 7.748cm)" draw:kind="arc" draw:start-angle="267.38" draw:end-angle="95.02">
              <text:p/>
            </draw:ellipse>
            <draw:line draw:style-name="gr227" draw:text-style-name="P40" draw:layer="layout" svg:x1="6.899cm" svg:y1="7.509cm" svg:x2="6.499cm" svg:y2="7.509cm">
              <text:p/>
            </draw:line>
          </draw:g>
          <draw:g>
            <draw:ellipse draw:style-name="gr226" draw:text-style-name="P16" draw:layer="layout" svg:width="0.379cm" svg:height="0.481cm" draw:transform="skewX (-0.00418879020478635) rotate (-2.35985968162153) translate (22.25cm 17.48cm)" draw:kind="arc" draw:start-angle="267.14" draw:end-angle="95.02">
              <text:p/>
            </draw:ellipse>
            <draw:line draw:style-name="gr227" draw:text-style-name="P40" draw:layer="layout" svg:x1="21.982cm" svg:y1="17.409cm" svg:x2="21.699cm" svg:y2="17.692cm">
              <text:p/>
            </draw:line>
          </draw:g>
          <draw:g>
            <draw:ellipse draw:style-name="gr226" draw:text-style-name="P16" draw:layer="layout" svg:width="0.38cm" svg:height="0.48cm" draw:transform="skewX (-0.0041887902047865) rotate (-2.35811435236954) translate (22.533cm 17.763cm)" draw:kind="arc" draw:start-angle="267.14" draw:end-angle="95.02">
              <text:p/>
            </draw:ellipse>
            <draw:line draw:style-name="gr227" draw:text-style-name="P40" draw:layer="layout" svg:x1="22.265cm" svg:y1="17.692cm" svg:x2="21.982cm" svg:y2="17.975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2.6cm 19.409cm)" draw:kind="arc" draw:start-angle="267.38" draw:end-angle="95.02">
              <text:p/>
            </draw:ellipse>
            <draw:line draw:style-name="gr227" draw:text-style-name="P40" draw:layer="layout" svg:x1="22.839cm" svg:y1="19.269cm" svg:x2="22.839cm" svg:y2="18.869cm">
              <text:p/>
            </draw:line>
          </draw:g>
          <draw:g>
            <draw:ellipse draw:style-name="gr226" draw:text-style-name="P16" draw:layer="layout" svg:width="0.379cm" svg:height="0.48cm" draw:transform="rotate (1.5707963267949) translate (22.2cm 19.409cm)" draw:kind="arc" draw:start-angle="267.38" draw:end-angle="95.02">
              <text:p/>
            </draw:ellipse>
            <draw:line draw:style-name="gr227" draw:text-style-name="P40" draw:layer="layout" svg:x1="22.439cm" svg:y1="19.269cm" svg:x2="22.439cm" svg:y2="18.869cm">
              <text:p/>
            </draw:line>
          </draw:g>
        </draw:g>
      </draw:page>
      <draw:page draw:name="page4" draw:style-name="dp1" draw:master-page-name="Default">
        <draw:g>
          <draw:custom-shape draw:style-name="gr214" draw:text-style-name="P1" draw:layer="layout" svg:width="15.6cm" svg:height="17.2cm" draw:transform="rotate (1.5707963267949) translate (6.9cm 22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5.6cm" svg:height="7.6cm" draw:transform="rotate (1.5707963267949) translate (24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3" draw:layer="layout" svg:x1="6.098cm" svg:y1="14.869cm" svg:x2="6.098cm" svg:y2="6.869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3" draw:layer="layout" svg:x1="6.1cm" svg:y1="23.3cm" svg:x2="6.1cm" svg:y2="15.3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228" draw:text-style-name="P4" draw:layer="layout" svg:x1="21.298cm" svg:y1="5.167cm" svg:x2="11.698cm" svg:y2="5.167cm">
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29" draw:text-style-name="P4" draw:layer="layout" svg:x1="26.098cm" svg:y1="5.167cm" svg:x2="21.298cm" svg:y2="5.167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30" draw:text-style-name="P4" draw:layer="layout" svg:x1="32.498cm" svg:y1="5.167cm" svg:x2="26.098cm" svg:y2="5.167cm">
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31" draw:text-style-name="P4" draw:layer="layout" svg:x1="11.698cm" svg:y1="5.167cm" svg:x2="6.898cm" svg:y2="5.167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215" draw:text-style-name="P7" draw:layer="layout" svg:width="28cm" svg:height="0.8cm" svg:x="5.698cm" svg:y="6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1" draw:text-style-name="P7" draw:layer="layout" svg:width="0.8cm" svg:height="16.398cm" svg:x="32.8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2" draw:text-style-name="P7" draw:layer="layout" svg:width="0.8cm" svg:height="16.4cm" svg:x="5.7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15" draw:text-style-name="P7" draw:layer="layout" svg:width="28cm" svg:height="0.8cm" svg:x="5.7cm" svg:y="23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measure draw:style-name="gr13" draw:text-style-name="P3" draw:layer="layout" svg:x1="5.7cm" svg:y1="24.1cm" svg:x2="5.7cm" svg:y2="6.1cm">
            <text:p text:style-name="P3"><text:span text:style-name="T1"><text:measure text:kind="gap"/></text:span><text:span text:style-name="T1"><text:measure text:kind="value">9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232" draw:text-style-name="P4" draw:layer="layout" svg:x1="33.698cm" svg:y1="6.067cm" svg:x2="5.698cm" svg:y2="6.067cm">
            <text:p text:style-name="P4"><text:span text:style-name="T2"><text:measure text:kind="gap"/></text:span><text:span text:style-name="T2"><text:measure text:kind="value">14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233" draw:text-style-name="P53" draw:layer="layout" svg:width="4.4cm" svg:height="6.001cm" draw:transform="rotate (1.5707963267949) translate (9.287cm 17.30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" draw:text-style-name="P10" draw:layer="layout" svg:width="4.8cm" svg:height="1.8cm" svg:x="6.5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3.4cm" svg:height="1.2cm" svg:x="6.7cm" svg:y="9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10" draw:layer="layout" svg:width="2.6cm" svg:height="1.4cm" svg:x="6.7cm" svg:y="11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55" draw:text-style-name="P21" draw:layer="layout" svg:width="2cm" svg:height="5.603cm" svg:x="6.9cm" svg:y="9.267cm">
            <text:p text:style-name="P20"><text:span text:style-name="T4"/></text:p>
            <text:p text:style-name="P20"><text:span text:style-name="T4">40</text:span></text:p>
            <text:p text:style-name="P20"><text:span text:style-name="T4"/></text:p>
            <text:p text:style-name="P20"><text:span text:style-name="T4">80</text:span></text:p>
            <text:p text:style-name="P20"><text:span text:style-name="T4"/></text:p>
            <text:p text:style-name="P20"><text:span text:style-name="T4">120</text:span></text:p>
            <text:p text:style-name="P20"><text:span text:style-name="T4"/></text:p>
            <text:p text:style-name="P20"><text:span text:style-name="T4">160</text:span></text:p>
            <text:p text:style-name="P20"><text:span text:style-name="T4"/></text:p>
            <text:p text:style-name="P20"><text:span text:style-name="T4">200</text:span></text:p>
            <text:p text:style-name="P20"><text:span text:style-name="T4"/></text:p>
            <text:p text:style-name="P20"><text:span text:style-name="T4">240</text:span></text:p>
            <text:p text:style-name="P20"><text:span text:style-name="T4"/></text:p>
            <text:p text:style-name="P20"><text:span text:style-name="T4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4" draw:text-style-name="P11" draw:layer="layout" svg:width="4.4cm" svg:height="2.4cm" draw:transform="rotate (1.5707963267949) translate (6.9cm 17.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218" draw:text-style-name="P51" draw:layer="layout" svg:width="1.199cm" svg:height="1cm" svg:x="6.9cm" svg:y="13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19" draw:text-style-name="P12" draw:layer="layout" svg:width="1cm" svg:height="1.6cm" svg:x="8.099cm" svg:y="13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20" draw:text-style-name="P12" draw:layer="layout" svg:width="1cm" svg:height="2.199cm" svg:x="6.9cm" svg:y="14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path draw:style-name="gr221" draw:text-style-name="P52" draw:layer="layout" svg:width="1.198cm" svg:height="1.599cm" svg:x="7.901cm" svg:y="14.7cm" svg:viewBox="0 0 1199 1600" svg:d="M1199 0h-1199v1600h400l799-800zM0 0zM1198 1599z">
              <text:p/>
            </draw:path>
          </draw:g>
          <draw:custom-shape draw:style-name="gr16" draw:text-style-name="P9" draw:layer="layout" svg:width="1.4cm" svg:height="1.4cm" draw:transform="rotate (-1.5707963267949) translate (10.7cm 11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8" draw:text-style-name="P10" draw:layer="layout" svg:width="2.4cm" svg:height="0.2cm" svg:x="6.9cm" svg:y="16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" draw:text-style-name="P9" draw:layer="layout" svg:width="1.2cm" svg:height="1.2cm" draw:transform="rotate (1.5707963267949) translate (8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7" draw:text-style-name="P10" draw:layer="layout" svg:width="1.8cm" svg:height="3.4cm" svg:x="9.3cm" svg:y="1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3" draw:layer="layout" svg:width="4cm" svg:height="4.2cm" draw:transform="rotate (-1.5707963267949) translate (11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" draw:text-style-name="P10" draw:layer="layout" svg:width="1.6cm" svg:height="1.2cm" svg:x="12.1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" draw:text-style-name="P9" draw:layer="layout" svg:width="0.8cm" svg:height="0.8cm" draw:transform="rotate (-1.5707963267949) translate (13.7cm 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" draw:text-style-name="P9" draw:layer="layout" svg:width="2.8cm" svg:height="2.799cm" draw:transform="rotate (-3.14159265358979) translate (12.9cm 12.46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7" draw:text-style-name="P9" draw:layer="layout" svg:width="0.402cm" svg:height="0.4cm" draw:transform="rotate (-1.5707963267949) translate (16.1cm 11.26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8" draw:text-style-name="P10" draw:layer="layout" svg:width="0.4cm" svg:height="1.2cm" svg:x="15.7cm" svg:y="10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9" draw:text-style-name="P10" draw:layer="layout" svg:width="4cm" svg:height="1.201cm" svg:x="17.3cm" svg:y="21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10.4cm" svg:height="1.2cm" svg:x="6.9cm" svg:y="21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1" draw:text-style-name="P9" draw:layer="layout" svg:width="2.6cm" svg:height="2.6cm" svg:x="11.1cm" svg:y="11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" draw:text-style-name="P9" draw:layer="layout" svg:width="7.2cm" svg:height="7.2cm" draw:transform="rotate (1.5707963267949) translate (6.9cm 2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3" draw:text-style-name="P9" draw:layer="layout" svg:width="2.4cm" svg:height="2.4cm" draw:transform="rotate (-3.14159265358979) translate (15.7cm 1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" draw:text-style-name="P10" draw:layer="layout" svg:width="2cm" svg:height="2.4cm" svg:x="14.1cm" svg:y="7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6" draw:text-style-name="P10" draw:layer="layout" svg:width="7.6cm" svg:height="15.6cm" svg:x="24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0" draw:layer="layout" svg:width="7.6cm" svg:height="5.2cm" svg:x="16.5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14" draw:layer="layout" svg:width="0.003cm" svg:height="1.705cm" svg:x="8.1cm" svg:y="12.868cm">
            <draw:text-box>
              <text:p/>
            </draw:text-box>
          </draw:frame>
          <draw:g>
            <draw:custom-shape draw:style-name="gr39" draw:text-style-name="P15" draw:layer="layout" svg:width="1.002cm" svg:height="0.8cm" draw:transform="rotate (1.5707963267949) translate (14.7cm 8.61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40" draw:text-style-name="P15" draw:layer="layout" svg:width="1.2cm" svg:height="0.4cm" draw:transform="rotate (-3.14159265358979) translate (15.7cm 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41" draw:text-style-name="P17" draw:layer="layout" svg:width="2cm" svg:height="1.381cm" svg:x="14.1cm" svg:y="7.667cm">
              <draw:text-box>
                <text:p text:style-name="P16"><text:span text:style-name="T1">wc</text:span></text:p>
              </draw:text-box>
            </draw:frame>
          </draw:g>
          <draw:custom-shape draw:style-name="gr42" draw:text-style-name="P15" draw:layer="layout" svg:width="0.8cm" svg:height="0.797cm" svg:x="15.3cm" svg:y="10.07cm">
            <text:p text:style-name="P16"><text:span text:style-name="T1">wb 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" draw:text-style-name="P18" draw:layer="layout" svg:width="2.8cm" svg:height="2.803cm" svg:x="12.1cm" svg:y="8.8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4" draw:text-style-name="P10" draw:layer="layout" svg:width="1.6cm" svg:height="6cm" svg:x="22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2.8cm" svg:height="2.798cm" svg:x="14.9cm" svg:y="11.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9" draw:layer="layout" svg:width="2.8cm" svg:height="2.8cm" svg:x="17.7cm" svg:y="14.46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9" draw:layer="layout" svg:width="2.8cm" svg:height="2.8cm" draw:transform="rotate (-3.14159265358979) translate (17.7cm 17.2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9" draw:layer="layout" svg:width="2.8cm" svg:height="2.801cm" draw:transform="rotate (-3.14159265358979) translate (20.5cm 20.06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6" draw:text-style-name="P9" draw:layer="layout" svg:width="6cm" svg:height="6cm" draw:transform="rotate (-3.14159265358979) translate (22.5cm 1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" draw:text-style-name="P9" draw:layer="layout" svg:width="2.8cm" svg:height="2.798cm" draw:transform="rotate (-3.14159265358979) translate (14.9cm 14.4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7" draw:text-style-name="P9" draw:layer="layout" svg:width="2cm" svg:height="1.999cm" svg:x="13.3cm" svg:y="10.0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" draw:text-style-name="P9" draw:layer="layout" svg:width="7.2cm" svg:height="7.2cm" svg:x="14.1cm" svg:y="14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8" draw:text-style-name="P9" draw:layer="layout" svg:width="4cm" svg:height="4.002cm" draw:transform="rotate (-3.14159265358979) translate (23.3cm 22.8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9" draw:layer="layout" svg:width="2.8cm" svg:height="2.8cm" svg:x="19.3cm" svg:y="16.06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9" draw:text-style-name="P10" draw:layer="layout" svg:width="2.4cm" svg:height="4.4cm" svg:x="21.7cm" svg:y="1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9" draw:layer="layout" svg:width="2.6cm" svg:height="2.6cm" draw:transform="rotate (-1.5707963267949) translate (13.7cm 14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50" draw:text-style-name="P19" draw:layer="layout" svg:width="1.6cm" svg:height="0.4cm" svg:x="12.1cm" svg:y="7.267cm">
              <text:p text:style-name="P16"><text:span text:style-name="T3"><text:s text:c="5"/></text:span><text:span text:style-name="T3">M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9" draw:text-style-name="P9" draw:layer="layout" svg:width="0.8cm" svg:height="0.8cm" draw:transform="rotate (1.5707963267949) translate (13.3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" draw:text-style-name="P10" draw:layer="layout" svg:width="4.4cm" svg:height="1.2cm" svg:x="6.5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2" draw:text-style-name="P9" draw:layer="layout" svg:width="2cm" svg:height="2.001cm" svg:x="10.9cm" svg:y="7.66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3" draw:text-style-name="P9" draw:layer="layout" svg:width="1.2cm" svg:height="1.2cm" draw:transform="rotate (-3.14159265358979) translate (12.9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2" draw:text-style-name="P9" draw:layer="layout" svg:width="1.8cm" svg:height="1.8cm" draw:transform="rotate (1.5707963267949) translate (9.3cm 13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3" draw:text-style-name="P15" draw:layer="layout" svg:width="1.599cm" svg:height="1.198cm" draw:transform="rotate (-2.35619449019235) translate (11.1cm 12.169cm)">
            <text:p text:style-name="P16"><text:span text:style-name="T1">wb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path draw:style-name="gr56" draw:text-style-name="P16" draw:layer="layout" svg:width="2.599cm" svg:height="2.599cm" svg:x="7.1cm" svg:y="16.9cm" svg:viewBox="0 0 2600 2600" svg:d="M2600 0h-2600v2600h800l1800-1800zM0 0zM800 800z">
            <text:p text:style-name="P16">bad</text:p>
          </draw:path>
          <draw:g>
            <draw:custom-shape draw:style-name="gr57" draw:text-style-name="P22" draw:layer="layout" svg:width="0.2cm" svg:height="0.2cm" draw:transform="rotate (1.5707963267949) translate (8.9cm 12.1cm)">
              <text:p text:style-name="P16"><text:span text:style-name="T5"><text:s text:c="3"/></text:span><text:span text:style-name="T5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7.3cm 12.1cm)">
              <text:p text:style-name="P16"><text:span text:style-name="T5"><text:s text:c="3"/></text:span><text:span text:style-name="T5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8.5cm 11.7cm)">
              <text:p text:style-name="P16"><text:span text:style-name="T5"><text:s text:c="3"/></text:span><text:span text:style-name="T5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7.7cm 11.7cm)">
              <text:p text:style-name="P16"><text:span text:style-name="T5"><text:s text:c="3"/></text:span><text:span text:style-name="T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10.1cm 11.7cm)">
              <text:p text:style-name="P16"><text:span text:style-name="T5"><text:s text:c="3"/></text:span><text:span text:style-name="T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9.3cm 11.7cm)">
              <text:p text:style-name="P16"><text:span text:style-name="T5"><text:s text:c="3"/></text:span><text:span text:style-name="T5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8.1cm 12.1cm)">
              <text:p text:style-name="P16"><text:span text:style-name="T5"><text:s text:c="3"/></text:span><text:span text:style-name="T5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2" draw:layer="layout" svg:width="0.2cm" svg:height="0.2cm" draw:transform="rotate (1.5707963267949) translate (9.7cm 12.1cm)">
              <text:p text:style-name="P16"><text:span text:style-name="T5"><text:s text:c="3"/></text:span><text:span text:style-name="T5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235" draw:text-style-name="P40" draw:layer="layout" svg:x1="10.3cm" svg:y1="12.1cm" svg:x2="9.3cm" svg:y2="11.3cm">
            <text:p/>
          </draw:line>
          <draw:line draw:style-name="gr235" draw:text-style-name="P40" draw:layer="layout" svg:x1="19.3cm" svg:y1="7.7cm" svg:x2="15.9cm" svg:y2="11.1cm">
            <text:p/>
          </draw:line>
          <draw:line draw:style-name="gr235" draw:text-style-name="P40" draw:layer="layout" svg:x1="14.499cm" svg:y1="8.068cm" svg:x2="14.899cm" svg:y2="7.668cm">
            <text:p/>
          </draw:line>
          <draw:line draw:style-name="gr235" draw:text-style-name="P40" draw:layer="layout" svg:x1="15.9cm" svg:y1="10.7cm" svg:x2="15.5cm" svg:y2="11.1cm">
            <text:p/>
          </draw:line>
          <draw:line draw:style-name="gr235" draw:text-style-name="P40" draw:layer="layout" svg:x1="3.699cm" svg:y1="8.068cm" svg:x2="14.499cm" svg:y2="8.068cm">
            <text:p/>
          </draw:line>
          <draw:line draw:style-name="gr235" draw:text-style-name="P40" draw:layer="layout" svg:x1="7.1cm" svg:y1="18.1cm" svg:x2="6.7cm" svg:y2="18.1cm">
            <text:p/>
          </draw:line>
          <draw:line draw:style-name="gr235" draw:text-style-name="P40" draw:layer="layout" svg:x1="11.699cm" svg:y1="7.268cm" svg:x2="11.699cm" svg:y2="7.668cm">
            <text:p/>
          </draw:line>
          <draw:line draw:style-name="gr235" draw:text-style-name="P40" draw:layer="layout" svg:x1="16.5cm" svg:y1="9.7cm" svg:x2="16.5cm" svg:y2="10.5cm">
            <text:p/>
          </draw:line>
          <draw:line draw:style-name="gr235" draw:text-style-name="P40" draw:layer="layout" svg:x1="11.299cm" svg:y1="8.068cm" svg:x2="11.699cm" svg:y2="7.668cm">
            <text:p/>
          </draw:line>
          <draw:line draw:style-name="gr235" draw:text-style-name="P40" draw:layer="layout" svg:x1="9.3cm" svg:y1="11.3cm" svg:x2="9.1cm" svg:y2="11.1cm">
            <text:p/>
          </draw:line>
          <draw:line draw:style-name="gr235" draw:text-style-name="P40" draw:layer="layout" svg:x1="6.3cm" svg:y1="8.5cm" svg:x2="5.9cm" svg:y2="8.1cm">
            <text:p/>
          </draw:line>
          <draw:line draw:style-name="gr235" draw:text-style-name="P40" draw:layer="layout" svg:x1="6.3cm" svg:y1="8.5cm" svg:x2="6.3cm" svg:y2="17.7cm">
            <text:p/>
          </draw:line>
          <draw:line draw:style-name="gr235" draw:text-style-name="P40" draw:layer="layout" svg:x1="6.7cm" svg:y1="18.1cm" svg:x2="6.3cm" svg:y2="17.7cm">
            <text:p/>
          </draw:line>
          <draw:line draw:style-name="gr235" draw:text-style-name="P40" draw:layer="layout" svg:x1="6.7cm" svg:y1="11.1cm" svg:x2="6.3cm" svg:y2="10.7cm">
            <text:p/>
          </draw:line>
          <draw:line draw:style-name="gr235" draw:text-style-name="P40" draw:layer="layout" svg:x1="15.9cm" svg:y1="11.1cm" svg:x2="6.7cm" svg:y2="11.1cm">
            <text:p/>
          </draw:line>
        </draw:g>
        <draw:custom-shape draw:style-name="gr136" draw:text-style-name="P33" draw:layer="layout" svg:width="2cm" svg:height="1.999cm" svg:x="2.5cm" svg:y="4.468cm">
          <text:p text:style-name="P16"><text:span text:style-name="T9">O</text:span><text:span text:style-name="T9"><text:line-break/></text:span><text:span text:style-name="T9">N <text:s text:c="2"/>Z</text:span></text:p>
          <text:p text:style-name="P16"><text:span text:style-name="T9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7" draw:text-style-name="P34" draw:layer="layout" svg:width="9.58cm" svg:height="5.462cm" svg:x="5.717cm" svg:y="24.884cm">
          <draw:text-box>
            <text:p><text:span text:style-name="T10"><text:file-name text:display="name">julianapark-k31-12</text:file-name></text:span><text:span text:style-name="T10"> <text:s/></text:span><text:span text:style-name="T10"><text:date style:data-style-name="D4" text:date-value="2017-05-02">02-05-2017</text:date></text:span></text:p>
            <text:p><text:span text:style-name="T10">Arend Freije</text:span></text:p>
            <text:p><text:span text:style-name="T10">afreije@inn.nl</text:span></text:p>
            <text:p><text:span text:style-name="T10">06-87434979</text:span></text:p>
          </draw:text-box>
        </draw:frame>
        <draw:frame draw:style-name="gr138" draw:text-style-name="P35" draw:layer="layout" svg:width="0.717cm" svg:height="1.703cm" svg:x="17.7cm" svg:y="26.067cm">
          <draw:text-box>
            <text:p/>
          </draw:text-box>
        </draw:frame>
        <draw:frame draw:style-name="gr139" draw:text-style-name="P36" draw:layer="layout" svg:width="13.2cm" svg:height="1.673cm" svg:x="5.697cm" svg:y="3.269cm">
          <draw:text-box>
            <text:p><text:span text:style-name="T11">Begane grond, sanitair</text:span></text:p>
          </draw:text-box>
        </draw:frame>
        <draw:g>
          <draw:line draw:style-name="gr236" draw:text-style-name="P40" draw:layer="layout" svg:x1="10.1cm" svg:y1="11.9cm" svg:x2="10.5cm" svg:y2="11.9cm">
            <text:p/>
          </draw:line>
          <draw:line draw:style-name="gr236" draw:text-style-name="P40" draw:layer="layout" svg:x1="6.899cm" svg:y1="12.7cm" svg:x2="16.9cm" svg:y2="12.734cm">
            <text:p/>
          </draw:line>
          <draw:line draw:style-name="gr236" draw:text-style-name="P40" draw:layer="layout" svg:x1="6.9cm" svg:y1="17.9cm" svg:x2="7.3cm" svg:y2="17.9cm">
            <text:p/>
          </draw:line>
          <draw:line draw:style-name="gr236" draw:text-style-name="P40" draw:layer="layout" svg:x1="16.1cm" svg:y1="10.5cm" svg:x2="16.9cm" svg:y2="10.5cm">
            <text:p/>
          </draw:line>
          <draw:line draw:style-name="gr236" draw:text-style-name="P40" draw:layer="layout" svg:x1="16.5cm" svg:y1="9.9cm" svg:x2="16.9cm" svg:y2="9.9cm">
            <text:p/>
          </draw:line>
          <draw:line draw:style-name="gr236" draw:text-style-name="P40" draw:layer="layout" svg:x1="19.699cm" svg:y1="7.666cm" svg:x2="19.699cm" svg:y2="7.266cm">
            <text:p/>
          </draw:line>
          <draw:line draw:style-name="gr236" draw:text-style-name="P40" draw:layer="layout" svg:x1="10.5cm" svg:y1="12.7cm" svg:x2="10.5cm" svg:y2="11.3cm">
            <text:p/>
          </draw:line>
          <draw:line draw:style-name="gr236" draw:text-style-name="P40" draw:layer="layout" svg:x1="16.9cm" svg:y1="12.7cm" svg:x2="16.9cm" svg:y2="7.266cm">
            <text:p/>
          </draw:line>
          <draw:line draw:style-name="gr237" draw:text-style-name="P40" draw:layer="layout" svg:x1="3.699cm" svg:y1="7.666cm" svg:x2="13.299cm" svg:y2="7.666cm">
            <text:p/>
          </draw:line>
          <draw:line draw:style-name="gr236" draw:text-style-name="P40" draw:layer="layout" svg:x1="13.699cm" svg:y1="7.266cm" svg:x2="19.699cm" svg:y2="7.266cm">
            <text:p/>
          </draw:line>
          <draw:line draw:style-name="gr236" draw:text-style-name="P40" draw:layer="layout" svg:x1="15.299cm" svg:y1="7.666cm" svg:x2="15.299cm" svg:y2="7.266cm">
            <text:p/>
          </draw:line>
          <draw:line draw:style-name="gr236" draw:text-style-name="P40" draw:layer="layout" svg:x1="6.9cm" svg:y1="17.9cm" svg:x2="6.9cm" svg:y2="12.7cm">
            <text:p/>
          </draw:line>
          <draw:line draw:style-name="gr236" draw:text-style-name="P40" draw:layer="layout" svg:x1="12.099cm" svg:y1="7.266cm" svg:x2="13.699cm" svg:y2="7.266cm">
            <text:p/>
          </draw:line>
          <draw:line draw:style-name="gr236" draw:text-style-name="P40" draw:layer="layout" svg:x1="9.3cm" svg:y1="11.3cm" svg:x2="10.5cm" svg:y2="11.3cm">
            <text:p/>
          </draw:line>
        </draw:g>
        <draw:g>
          <draw:line draw:style-name="gr238" draw:text-style-name="P40" draw:layer="layout" svg:x1="9.3cm" svg:y1="12.3cm" svg:x2="9.5cm" svg:y2="12.3cm">
            <text:p/>
          </draw:line>
          <draw:line draw:style-name="gr238" draw:text-style-name="P40" draw:layer="layout" svg:x1="9.3cm" svg:y1="12.5cm" svg:x2="9.3cm" svg:y2="11.9cm">
            <text:p/>
          </draw:line>
          <draw:line draw:style-name="gr238" draw:text-style-name="P40" draw:layer="layout" svg:x1="16.7cm" svg:y1="7.7cm" svg:x2="16.7cm" svg:y2="12.5cm">
            <text:p/>
          </draw:line>
          <draw:line draw:style-name="gr238" draw:text-style-name="P40" draw:layer="layout" svg:x1="16.7cm" svg:y1="7.7cm" svg:x2="18.9cm" svg:y2="7.7cm">
            <text:p/>
          </draw:line>
          <draw:line draw:style-name="gr238" draw:text-style-name="P40" draw:layer="layout" svg:x1="6.7cm" svg:y1="18.3cm" svg:x2="6.7cm" svg:y2="12.5cm">
            <text:p/>
          </draw:line>
          <draw:line draw:style-name="gr238" draw:text-style-name="P40" draw:layer="layout" svg:x1="16.7cm" svg:y1="12.5cm" svg:x2="6.7cm" svg:y2="12.5cm">
            <text:p/>
          </draw:line>
          <draw:line draw:style-name="gr238" draw:text-style-name="P40" draw:layer="layout" svg:x1="16.5cm" svg:y1="9.3cm" svg:x2="16.7cm" svg:y2="9.3cm">
            <text:p/>
          </draw:line>
          <draw:line draw:style-name="gr238" draw:text-style-name="P40" draw:layer="layout" svg:x1="6.7cm" svg:y1="18.3cm" svg:x2="7.3cm" svg:y2="18.3cm">
            <text:p/>
          </draw:line>
        </draw:g>
        <draw:g>
          <draw:custom-shape draw:style-name="gr57" draw:text-style-name="P22" draw:layer="layout" svg:width="0.2cm" svg:height="0.2cm" draw:transform="rotate (1.5707963267949) translate (8.9cm 12.1cm)">
            <text:p text:style-name="P16"><text:span text:style-name="T5"><text:s text:c="3"/></text:span><text:span text:style-name="T5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2" draw:layer="layout" svg:width="0.2cm" svg:height="0.2cm" draw:transform="rotate (1.5707963267949) translate (7.3cm 12.1cm)">
            <text:p text:style-name="P16"><text:span text:style-name="T5"><text:s text:c="3"/></text:span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2" draw:layer="layout" svg:width="0.2cm" svg:height="0.2cm" draw:transform="rotate (1.5707963267949) translate (8.5cm 11.7cm)">
            <text:p text:style-name="P16"><text:span text:style-name="T5"><text:s text:c="3"/></text:span><text:span text:style-name="T5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2" draw:layer="layout" svg:width="0.2cm" svg:height="0.2cm" draw:transform="rotate (1.5707963267949) translate (7.7cm 11.7cm)">
            <text:p text:style-name="P16"><text:span text:style-name="T5"><text:s text:c="3"/></text:span><text:span text:style-name="T5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2" draw:layer="layout" svg:width="0.2cm" svg:height="0.2cm" draw:transform="rotate (1.5707963267949) translate (10.1cm 11.7cm)">
            <text:p text:style-name="P16"><text:span text:style-name="T5"><text:s text:c="3"/></text:span><text:span text:style-name="T5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2" draw:layer="layout" svg:width="0.2cm" svg:height="0.2cm" draw:transform="rotate (1.5707963267949) translate (9.3cm 11.7cm)">
            <text:p text:style-name="P16"><text:span text:style-name="T5"><text:s text:c="3"/></text:span><text:span text:style-name="T5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2" draw:layer="layout" svg:width="0.2cm" svg:height="0.2cm" draw:transform="rotate (1.5707963267949) translate (8.1cm 12.1cm)">
            <text:p text:style-name="P16"><text:span text:style-name="T5"><text:s text:c="3"/></text:span><text:span text:style-name="T5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2" draw:layer="layout" svg:width="0.2cm" svg:height="0.2cm" draw:transform="rotate (1.5707963267949) translate (9.7cm 12.1cm)">
            <text:p text:style-name="P16"><text:span text:style-name="T5"><text:s text:c="3"/></text:span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custom-shape draw:style-name="gr143" draw:text-style-name="P2" draw:layer="layout" svg:width="32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3" draw:layer="layout" svg:x1="6.098cm" svg:y1="14.869cm" svg:x2="6.098cm" svg:y2="6.869cm">
            <text:p text:style-name="P3"><text:span text:style-name="T1"><text:measure text:kind="gap"/></text:span><text:span text:style-name="T1"><text:measure text:kind="value">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3" draw:layer="layout" svg:x1="6.098cm" svg:y1="23.267cm" svg:x2="6.098cm" svg:y2="15.268cm">
            <text:p text:style-name="P3"><text:span text:style-name="T1"><text:measure text:kind="gap"/></text:span><text:span text:style-name="T1"><text:measure text:kind="value">3.999,5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custom-shape draw:style-name="gr144" draw:text-style-name="P38" draw:layer="layout" svg:width="28cm" svg:height="0.802cm" svg:x="5.7cm" svg:y="6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5" draw:text-style-name="P38" draw:layer="layout" svg:width="0.8cm" svg:height="16.398cm" svg:x="5.7cm" svg:y="6.902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44" draw:text-style-name="P38" draw:layer="layout" svg:width="28cm" svg:height="0.8cm" svg:x="5.698cm" svg:y="23.2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8" draw:text-style-name="P37" draw:layer="layout" svg:width="7.6cm" svg:height="2.4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37" draw:layer="layout" svg:width="7.6cm" svg:height="4cm" draw:transform="rotate (1.5707963267949) translate (9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37" draw:layer="layout" svg:width="7.6cm" svg:height="4cm" draw:transform="rotate (1.5707963267949) translate (13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37" draw:layer="layout" svg:width="7.6cm" svg:height="4cm" draw:transform="rotate (1.5707963267949) translate (17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37" draw:layer="layout" svg:width="7.601cm" svg:height="4cm" draw:transform="rotate (1.5707963267949) translate (13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37" draw:layer="layout" svg:width="7.601cm" svg:height="4cm" draw:transform="rotate (1.5707963267949) translate (9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37" draw:layer="layout" svg:width="7.601cm" svg:height="4cm" draw:transform="rotate (1.5707963267949) translate (17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39" draw:text-style-name="P4" draw:layer="layout" svg:x1="5.698cm" svg:y1="24.067cm" svg:x2="22.498cm" svg:y2="24.067cm">
            <text:p text:style-name="P4"><text:span text:style-name="T2"><text:measure text:kind="gap"/></text:span><text:span text:style-name="T2"><text:measure text:kind="value">8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156" draw:text-style-name="P37" draw:layer="layout" svg:width="15.6cm" svg:height="0.002cm" draw:transform="rotate (1.5707963267949) translate (22.0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40" draw:text-style-name="P4" draw:layer="layout" svg:x1="12.498cm" svg:y1="5.269cm" svg:x2="9.298cm" svg:y2="5.269cm">
            <text:p text:style-name="P4"><text:span text:style-name="T2"><text:measure text:kind="gap"/></text:span><text:span text:style-name="T2"><text:measure text:kind="value">1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41" draw:text-style-name="P4" draw:layer="layout" svg:x1="21.298cm" svg:y1="5.167cm" svg:x2="12.898cm" svg:y2="5.167cm">
            <text:p text:style-name="P4"><text:span text:style-name="T2"><text:measure text:kind="gap"/></text:span><text:span text:style-name="T2"><text:measure text:kind="value">4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42" draw:text-style-name="P4" draw:layer="layout" svg:x1="8.898cm" svg:y1="5.269cm" svg:x2="6.498cm" svg:y2="5.269cm">
            <text:p text:style-name="P4"><text:span text:style-name="T2"><text:measure text:kind="gap"/></text:span><text:span text:style-name="T2"><text:measure text:kind="value">1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243" draw:text-style-name="P43" draw:layer="layout" svg:width="8.4cm" svg:height="7.6cm" svg:x="12.9cm" svg:y="7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44" draw:text-style-name="P43" draw:layer="layout" svg:width="3.2cm" svg:height="7.6cm" svg:x="9.3cm" svg:y="7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66" draw:text-style-name="P41" draw:layer="layout" svg:width="7.2cm" svg:height="15.6cm" svg:x="22.448cm" svg:y="7.268cm">
            <text:p text:style-name="P16"><text:span text:style-name="T8"><text:s/></text:span><text:span text:style-name="T8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5" draw:text-style-name="P42" draw:layer="layout" svg:width="2cm" svg:height="5.601cm" svg:x="6.848cm" svg:y="9.267cm">
            <text:p text:style-name="P16"><text:span text:style-name="T3">Trap</text:span></text:p>
            <text:p text:style-name="P16"><text:span text:style-name="T3">0 -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6" draw:text-style-name="P15" draw:layer="layout" svg:width="0.8cm" svg:height="1.201cm" svg:x="9.248cm" svg:y="10.867cm">
            <text:p text:style-name="P16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9" draw:text-style-name="P43" draw:layer="layout" svg:width="2.4cm" svg:height="0.4cm" svg:x="6.5cm" svg:y="14.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47" draw:text-style-name="P44" draw:layer="layout" svg:width="2cm" svg:height="2cm" svg:x="9.248cm" svg:y="12.868cm">
            <text:p text:style-name="P16"><text:span text:style-name="T3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248" draw:text-style-name="P31" draw:layer="layout" svg:width="2cm" svg:height="0.258cm" svg:x="9.248cm" svg:y="9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32" draw:layer="layout" svg:width="0.129cm" svg:height="2cm" draw:transform="rotate (1.5707963267949) translate (9.248cm 10.0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9" draw:text-style-name="P15" draw:layer="layout" svg:width="1.002cm" svg:height="0.8cm" draw:transform="rotate (-1.5707963267949) translate (10.648cm 7.6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4" draw:text-style-name="P15" draw:layer="layout" svg:width="1.2cm" svg:height="0.399cm" svg:x="9.648cm" svg:y="7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50" draw:text-style-name="P17" draw:layer="layout" svg:width="2cm" svg:height="1.381cm" svg:x="9.248cm" svg:y="7.667cm">
              <draw:text-box>
                <text:p text:style-name="P16"><text:span text:style-name="T1">wc</text:span></text:p>
              </draw:text-box>
            </draw:frame>
          </draw:g>
          <draw:custom-shape draw:style-name="gr251" draw:text-style-name="P10" draw:layer="layout" svg:width="6cm" svg:height="7.6cm" svg:x="15.248cm" svg:y="15.26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2" draw:text-style-name="P10" draw:layer="layout" svg:width="8cm" svg:height="5.2cm" svg:x="6.848cm" svg:y="17.66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3" draw:text-style-name="P45" draw:layer="layout" svg:width="0.4cm" svg:height="7.6cm" svg:x="12.5cm" svg:y="7.3cm">
            <text:p/>
            <draw:enhanced-geometry svg:viewBox="0 0 21600 21600" draw:type="rectangle" draw:enhanced-path="M 0 0 L 21600 0 21600 21600 0 21600 0 0 Z N"/>
          </draw:custom-shape>
          <draw:custom-shape draw:style-name="gr254" draw:text-style-name="P45" draw:layer="layout" svg:width="0.4cm" svg:height="7.8cm" svg:x="14.9cm" svg:y="15.1cm">
            <text:p/>
            <draw:enhanced-geometry svg:viewBox="0 0 21600 21600" draw:type="rectangle" draw:enhanced-path="M 0 0 L 21600 0 21600 21600 0 21600 0 0 Z N"/>
          </draw:custom-shape>
          <draw:custom-shape draw:style-name="gr255" draw:text-style-name="P45" draw:layer="layout" svg:width="8cm" svg:height="0.401cm" svg:x="6.848cm" svg:y="17.267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45" draw:layer="layout" svg:width="12.6cm" svg:height="0.4cm" svg:x="8.9cm" svg:y="1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7" draw:text-style-name="P43" draw:layer="layout" svg:width="8.4cm" svg:height="2cm" svg:x="6.5cm" svg:y="15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g>
          <draw:line draw:style-name="gr235" draw:text-style-name="P40" draw:layer="layout" svg:x1="9.3cm" svg:y1="12.9cm" svg:x2="9.3cm" svg:y2="11.3cm">
            <text:p/>
          </draw:line>
          <draw:line draw:style-name="gr235" draw:text-style-name="P40" draw:layer="layout" svg:x1="10.499cm" svg:y1="7.668cm" svg:x2="10.899cm" svg:y2="7.268cm">
            <text:p/>
          </draw:line>
          <draw:line draw:style-name="gr235" draw:text-style-name="P40" draw:layer="layout" svg:x1="9.7cm" svg:y1="11.7cm" svg:x2="9.3cm" svg:y2="11.3cm">
            <text:p/>
          </draw:line>
          <draw:line draw:style-name="gr235" draw:text-style-name="P40" draw:layer="layout" svg:x1="11.299cm" svg:y1="7.268cm" svg:x2="10.899cm" svg:y2="7.268cm">
            <text:p/>
          </draw:line>
          <draw:line draw:style-name="gr235" draw:text-style-name="P40" draw:layer="layout" svg:x1="9.7cm" svg:y1="13.3cm" svg:x2="9.3cm" svg:y2="12.9cm">
            <text:p/>
          </draw:line>
          <draw:g>
            <draw:custom-shape draw:style-name="gr258" draw:text-style-name="P40" draw:layer="layout" svg:width="0.4cm" svg:height="0.398cm" svg:x="9.1cm" svg:y="11.102cm">
              <text:p/>
              <draw:enhanced-geometry svg:viewBox="0 0 21600 21600" draw:type="rectangle" draw:enhanced-path="M 0 0 L 21600 0 21600 21600 0 21600 0 0 Z N"/>
            </draw:custom-shape>
            <draw:custom-shape draw:style-name="gr259" draw:text-style-name="P54" draw:layer="layout" svg:width="0.3cm" svg:height="0.302cm" svg:x="9.15cm" svg:y="11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0" draw:text-style-name="P45" draw:layer="layout" svg:width="0.2cm" svg:height="0.2cm" svg:x="9.2cm" svg:y="11.2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36" draw:text-style-name="P33" draw:layer="layout" svg:width="2cm" svg:height="1.999cm" svg:x="2.5cm" svg:y="4.468cm">
          <text:p text:style-name="P16"><text:span text:style-name="T9">O</text:span><text:span text:style-name="T9"><text:line-break/></text:span><text:span text:style-name="T9">N <text:s text:c="2"/>Z</text:span></text:p>
          <text:p text:style-name="P16"><text:span text:style-name="T9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7" draw:text-style-name="P34" draw:layer="layout" svg:width="9.58cm" svg:height="5.462cm" svg:x="5.717cm" svg:y="24.886cm">
          <draw:text-box>
            <text:p><text:span text:style-name="T10"><text:file-name text:display="name">julianapark-k31-12</text:file-name></text:span><text:span text:style-name="T10"> <text:s/></text:span><text:span text:style-name="T10"><text:date style:data-style-name="D4" text:date-value="2017-05-02">02-05-2017</text:date></text:span></text:p>
            <text:p><text:span text:style-name="T10">Arend Freije</text:span></text:p>
            <text:p><text:span text:style-name="T10">afreije@inn.nl</text:span></text:p>
            <text:p><text:span text:style-name="T10">06-87434979</text:span></text:p>
          </draw:text-box>
        </draw:frame>
        <draw:g>
          <draw:line draw:style-name="gr236" draw:text-style-name="P40" draw:layer="layout" svg:x1="9.3cm" svg:y1="11.3cm" svg:x2="9.7cm" svg:y2="11.3cm">
            <text:p/>
          </draw:line>
          <draw:line draw:style-name="gr236" draw:text-style-name="P40" draw:layer="layout" svg:x1="9.7cm" svg:y1="12.9cm" svg:x2="9.7cm" svg:y2="11.3cm">
            <text:p/>
          </draw:line>
          <draw:line draw:style-name="gr236" draw:text-style-name="P40" draw:layer="layout" svg:x1="9.7cm" svg:y1="12.9cm" svg:x2="9.3cm" svg:y2="13.3cm">
            <text:p/>
          </draw:line>
          <draw:line draw:style-name="gr236" draw:text-style-name="P40" draw:layer="layout" svg:x1="10.9cm" svg:y1="7.3cm" svg:x2="11.9cm" svg:y2="7.3cm">
            <text:p/>
          </draw:line>
        </draw:g>
        <draw:g>
          <draw:line draw:style-name="gr238" draw:text-style-name="P40" draw:layer="layout" svg:x1="9.5cm" svg:y1="12.9cm" svg:x2="9.5cm" svg:y2="11.7cm">
            <text:p/>
          </draw:line>
          <draw:line draw:style-name="gr238" draw:text-style-name="P40" draw:layer="layout" svg:x1="9.3cm" svg:y1="13.1cm" svg:x2="9.5cm" svg:y2="12.9cm">
            <text:p/>
          </draw:line>
        </draw:g>
        <draw:frame draw:style-name="gr139" draw:text-style-name="P36" draw:layer="layout" svg:width="13.2cm" svg:height="1.673cm" svg:x="5.697cm" svg:y="3.269cm">
          <draw:text-box>
            <text:p><text:span text:style-name="T11">Etage, sanitair</text:span></text:p>
          </draw:text-box>
        </draw:frame>
      </draw:page>
      <draw:page draw:name="page6" draw:style-name="dp1" draw:master-page-name="Default">
        <draw:custom-shape draw:style-name="gr261" draw:text-style-name="P55" draw:layer="layout" svg:width="34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8" draw:text-style-name="P14" draw:layer="layout" svg:width="0.717cm" svg:height="1.703cm" svg:x="22.697cm" svg:y="17.668cm">
          <draw:text-box>
            <text:p/>
          </draw:text-box>
        </draw:frame>
        <draw:custom-shape draw:style-name="gr136" draw:text-style-name="P33" draw:layer="layout" svg:width="2cm" svg:height="1.999cm" svg:x="2.5cm" svg:y="4.467cm">
          <text:p text:style-name="P16"><text:span text:style-name="T9"><text:line-break/></text:span><text:span text:style-name="T9">N <text:s text:c="2"/>Z</text:span></text:p>
          <text:p text:style-name="P16"><text:span text:style-name="T9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2" draw:text-style-name="P36" draw:layer="layout" svg:width="8.8cm" svg:height="2.401cm" svg:x="5.697cm" svg:y="4.868cm">
          <draw:text-box>
            <text:p><text:span text:style-name="T11">Spanten vanaf Westzijde</text:span></text:p>
          </draw:text-box>
        </draw:frame>
        <draw:g>
          <draw:custom-shape draw:style-name="gr263" draw:text-style-name="P56" draw:layer="layout" svg:width="8.4cm" svg:height="0.4cm" svg:x="26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4" draw:text-style-name="P56" draw:layer="layout" svg:width="17.6cm" svg:height="0.4cm" svg:x="8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5" draw:text-style-name="P26" draw:layer="layout" svg:x1="22.897cm" svg:y1="16.868cm" svg:x2="22.897cm" svg:y2="12.468cm">
            <text:p/>
          </draw:line>
          <draw:line draw:style-name="gr266" draw:text-style-name="P26" draw:layer="layout" svg:x1="8.497cm" svg:y1="16.868cm" svg:x2="25.297cm" svg:y2="16.868cm">
            <text:p/>
          </draw:line>
          <draw:line draw:style-name="gr267" draw:text-style-name="P26" draw:layer="layout" svg:x1="25.697cm" svg:y1="16.868cm" svg:x2="31.697cm" svg:y2="16.868cm">
            <text:p/>
          </draw:line>
          <draw:custom-shape draw:style-name="gr268" draw:text-style-name="P57" draw:layer="layout" svg:width="29.6cm" svg:height="2.001cm" svg:x="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9" draw:text-style-name="P58" draw:layer="layout" svg:width="2.4cm" svg:height="0.401cm" svg:x="12.0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9" draw:text-style-name="P58" draw:layer="layout" svg:width="2.4cm" svg:height="0.401cm" svg:x="21.6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9" draw:text-style-name="P58" draw:layer="layout" svg:width="2.4cm" svg:height="0.401cm" svg:x="2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0" draw:text-style-name="P26" draw:layer="layout" svg:x1="10.097cm" svg:y1="10.868cm" svg:x2="19.697cm" svg:y2="10.868cm">
            <text:p/>
          </draw:line>
          <draw:measure draw:style-name="gr271" draw:text-style-name="P4" draw:layer="layout" svg:x1="7.296cm" svg:y1="12.067cm" svg:x2="7.296cm" svg:y2="8.068cm">
            <text:p text:style-name="P4"><text:span text:style-name="T2"><text:measure text:kind="gap"/></text:span><text:span text:style-name="T2"><text:measure text:kind="value">1.999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72" draw:text-style-name="P4" draw:layer="layout" svg:x1="23.196cm" svg:y1="16.867cm" svg:x2="23.196cm" svg:y2="22.068cm">
            <text:p text:style-name="P4"><text:span text:style-name="T2"><text:measure text:kind="gap"/></text:span><text:span text:style-name="T2"><text:measure text:kind="value">2.600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273" draw:text-style-name="P26" draw:layer="layout" svg:x1="13.297cm" svg:y1="22.468cm" svg:x2="13.297cm" svg:y2="9.268cm">
            <text:p/>
          </draw:line>
          <draw:line draw:style-name="gr274" draw:text-style-name="P26" draw:layer="layout" svg:x1="8.497cm" svg:y1="11.668cm" svg:x2="14.897cm" svg:y2="8.468cm">
            <text:p/>
          </draw:line>
          <draw:measure draw:style-name="gr275" draw:text-style-name="P49" draw:layer="layout" svg:x1="14.896cm" svg:y1="8.468cm" svg:x2="22.896cm" svg:y2="12.468cm">
            <text:p text:style-name="P49"><text:span text:style-name="T1"><text:measure text:kind="gap"/></text:span><text:span text:style-name="T1"><text:measure text:kind="value">4.472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276" draw:text-style-name="P4" draw:layer="layout" svg:x1="35.296cm" svg:y1="18.068cm" svg:x2="35.296cm" svg:y2="22.468cm">
            <text:p text:style-name="P4"><text:span text:style-name="T2"><text:measure text:kind="gap"/></text:span><text:span text:style-name="T2"><text:measure text:kind="value">2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274" draw:text-style-name="P26" draw:layer="layout" svg:x1="14.897cm" svg:y1="8.468cm" svg:x2="22.897cm" svg:y2="12.468cm">
            <text:p/>
          </draw:line>
          <draw:line draw:style-name="gr273" draw:text-style-name="P26" draw:layer="layout" svg:x1="22.897cm" svg:y1="22.468cm" svg:x2="22.897cm" svg:y2="16.868cm">
            <text:p/>
          </draw:line>
          <draw:measure draw:style-name="gr277" draw:text-style-name="P4" draw:layer="layout" svg:x1="7.696cm" svg:y1="22.468cm" svg:x2="7.696cm" svg:y2="12.067cm">
            <text:p text:style-name="P4"><text:span text:style-name="T2"><text:measure text:kind="gap"/></text:span><text:span text:style-name="T2"><text:measure text:kind="value">5.200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78" draw:text-style-name="P4" draw:layer="layout" svg:x1="16.572cm" svg:y1="16.468cm" svg:x2="16.572cm" svg:y2="11.268cm">
            <text:p text:style-name="P4"><text:span text:style-name="T2"><text:measure text:kind="gap"/></text:span><text:span text:style-name="T2"><text:measure text:kind="value">2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274" draw:text-style-name="P26" draw:layer="layout" svg:x1="31.697cm" svg:y1="16.868cm" svg:x2="34.097cm" svg:y2="18.068cm">
            <text:p/>
          </draw:line>
          <draw:measure draw:style-name="gr279" draw:text-style-name="P49" draw:layer="layout" svg:x1="8.496cm" svg:y1="11.668cm" svg:x2="14.896cm" svg:y2="8.468cm">
            <text:p text:style-name="P49"><text:span text:style-name="T1"><text:measure text:kind="gap"/></text:span><text:span text:style-name="T1"><text:measure text:kind="value">3.577,5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279" draw:text-style-name="P49" draw:layer="layout" svg:x1="31.696cm" svg:y1="16.867cm" svg:x2="34.896cm" svg:y2="18.467cm">
            <text:p text:style-name="P49"><text:span text:style-name="T1"><text:measure text:kind="gap"/></text:span><text:span text:style-name="T1"><text:measure text:kind="value">1.789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280" draw:text-style-name="P49" draw:layer="layout" svg:x1="22.896cm" svg:y1="12.468cm" svg:x2="31.696cm" svg:y2="16.867cm">
            <text:p text:style-name="P49"><text:span text:style-name="T1"><text:measure text:kind="gap"/></text:span><text:span text:style-name="T1"><text:measure text:kind="value">4.919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281" draw:text-style-name="P4" draw:layer="layout" svg:x1="25.696cm" svg:y1="17.268cm" svg:x2="8.096cm" svg:y2="17.268cm">
            <text:p text:style-name="P4"><text:span text:style-name="T2"><text:measure text:kind="gap"/></text:span><text:span text:style-name="T2"><text:measure text:kind="value">8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82" draw:text-style-name="P4" draw:layer="layout" svg:x1="34.896cm" svg:y1="17.668cm" svg:x2="31.696cm" svg:y2="17.668cm">
            <text:p text:style-name="P4"><text:span text:style-name="T2"><text:measure text:kind="gap"/></text:span><text:span text:style-name="T2"><text:measure text:kind="value">1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83" draw:text-style-name="P4" draw:layer="layout" svg:x1="22.496cm" svg:y1="12.468cm" svg:x2="22.496cm" svg:y2="16.867cm">
            <text:p text:style-name="P4"><text:span text:style-name="T2"><text:measure text:kind="gap"/></text:span><text:span text:style-name="T2"><text:measure text:kind="value">2.199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84" draw:text-style-name="P4" draw:layer="layout" svg:x1="22.896cm" svg:y1="22.468cm" svg:x2="13.296cm" svg:y2="22.468cm">
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85" draw:text-style-name="P4" draw:layer="layout" svg:x1="34.096cm" svg:y1="22.468cm" svg:x2="27.696cm" svg:y2="22.468cm">
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86" draw:text-style-name="P49" draw:layer="layout" svg:x1="35.296cm" svg:y1="23.994cm" svg:x2="7.296cm" svg:y2="23.994cm">
            <text:p text:style-name="P49"><text:span text:style-name="T1"><text:measure text:kind="gap"/></text:span><text:span text:style-name="T1"><text:measure text:kind="value">1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287" draw:text-style-name="P4" draw:layer="layout" svg:x1="13.296cm" svg:y1="22.468cm" svg:x2="8.496cm" svg:y2="22.468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88" draw:text-style-name="P4" draw:layer="layout" svg:x1="27.696cm" svg:y1="22.468cm" svg:x2="22.896cm" svg:y2="22.468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269" draw:text-style-name="P58" draw:layer="layout" svg:width="2.4cm" svg:height="0.401cm" svg:x="32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5" draw:text-style-name="P26" draw:layer="layout" svg:x1="34.097cm" svg:y1="22.468cm" svg:x2="34.097cm" svg:y2="18.068cm">
            <text:p/>
          </draw:line>
          <draw:line draw:style-name="gr273" draw:text-style-name="P26" draw:layer="layout" svg:x1="27.697cm" svg:y1="22.468cm" svg:x2="27.697cm" svg:y2="16.868cm">
            <text:p/>
          </draw:line>
          <draw:measure draw:style-name="gr289" draw:text-style-name="P4" draw:layer="layout" svg:x1="31.696cm" svg:y1="17.268cm" svg:x2="25.696cm" svg:y2="17.268cm">
            <text:p text:style-name="P4"><text:span text:style-name="T2"><text:measure text:kind="gap"/></text:span><text:span text:style-name="T2"><text:measure text:kind="value">3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90" draw:text-style-name="P4" draw:layer="layout" svg:x1="19.696cm" svg:y1="11.268cm" svg:x2="10.096cm" svg:y2="11.268cm">
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  <draw:frame draw:style-name="gr137" draw:text-style-name="P34" draw:layer="layout" svg:width="9.58cm" svg:height="5.462cm" svg:x="5.717cm" svg:y="24.886cm">
          <draw:text-box>
            <text:p><text:span text:style-name="T10"><text:file-name text:display="name">julianapark-k31-12</text:file-name></text:span><text:span text:style-name="T10"> <text:s/></text:span><text:span text:style-name="T10"><text:date style:data-style-name="D4" text:date-value="2017-05-02">02-05-2017</text:date></text:span></text:p>
            <text:p><text:span text:style-name="T10">Arend Freije</text:span></text:p>
            <text:p><text:span text:style-name="T10">afreije@inn.nl</text:span></text:p>
            <text:p><text:span text:style-name="T10">06-87434979</text:span></text:p>
          </draw:text-box>
        </draw:frame>
      </draw:page>
      <draw:page draw:name="page7" draw:style-name="dp1" draw:master-page-name="Default">
        <draw:g>
          <draw:line draw:style-name="gr291" draw:text-style-name="P26" draw:layer="layout" svg:x1="13.299cm" svg:y1="11.268cm" svg:x2="13.299cm" svg:y2="11.668cm">
            <text:p/>
          </draw:line>
          <draw:line draw:style-name="gr291" draw:text-style-name="P26" draw:layer="layout" svg:x1="13.299cm" svg:y1="17.268cm" svg:x2="13.299cm" svg:y2="17.668cm">
            <text:p/>
          </draw:line>
          <draw:line draw:style-name="gr291" draw:text-style-name="P26" draw:layer="layout" svg:x1="22.899cm" svg:y1="17.268cm" svg:x2="22.899cm" svg:y2="17.668cm">
            <text:p/>
          </draw:line>
          <draw:line draw:style-name="gr291" draw:text-style-name="P26" draw:layer="layout" svg:x1="27.699cm" svg:y1="17.268cm" svg:x2="27.699cm" svg:y2="17.668cm">
            <text:p/>
          </draw:line>
        </draw:g>
        <draw:g>
          <draw:custom-shape draw:style-name="gr292" draw:text-style-name="P59" draw:layer="layout" svg:width="4.003cm" svg:height="8cm" draw:transform="rotate (-1.5707963267949) translate (22.895cm 7.638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3" draw:text-style-name="P59" draw:layer="layout" svg:width="8cm" svg:height="4.003cm" draw:transform="rotate (-3.14159265358979) translate (14.895cm 11.64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4" draw:text-style-name="P59" draw:layer="layout" svg:width="2.396cm" svg:height="4.798cm" draw:transform="rotate (-1.5707963267949) translate (35.695cm 15.60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5" draw:text-style-name="P60" draw:layer="layout" svg:width="10.798cm" svg:height="16.003cm" draw:transform="rotate (1.5707963267949) translate (7.297cm 22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6" draw:text-style-name="P60" draw:layer="layout" svg:width="5.599cm" svg:height="7.6cm" draw:transform="rotate (1.5707963267949) translate (23.297cm 22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60" draw:layer="layout" svg:width="4.401cm" svg:height="4.398cm" draw:transform="rotate (1.5707963267949) translate (30.897cm 22.4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98" draw:text-style-name="P60" draw:layer="layout" svg:width="1.577cm" svg:height="6cm" draw:transform="rotate (1.5707963267949) translate (24.897cm 16.772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99" draw:text-style-name="P60" draw:layer="layout" svg:width="4.001cm" svg:height="1.6cm" draw:transform="rotate (1.5707963267949) translate (23.297cm 16.84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00" draw:text-style-name="P59" draw:layer="layout" svg:width="0.799cm" svg:height="1.6cm" draw:transform="rotate (-1.5707963267949) translate (24.897cm 12.04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3" draw:text-style-name="P56" draw:layer="layout" svg:width="8.4cm" svg:height="0.4cm" svg:x="26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4" draw:text-style-name="P56" draw:layer="layout" svg:width="17.6cm" svg:height="0.4cm" svg:x="8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5" draw:text-style-name="P26" draw:layer="layout" svg:x1="22.897cm" svg:y1="16.868cm" svg:x2="22.897cm" svg:y2="12.468cm">
            <text:p/>
          </draw:line>
          <draw:custom-shape draw:style-name="gr301" draw:text-style-name="P61" draw:layer="layout" svg:width="3.999cm" svg:height="0.8cm" draw:transform="rotate (1.5707963267949) translate (23.296cm 16.8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266" draw:text-style-name="P26" draw:layer="layout" svg:x1="8.497cm" svg:y1="16.868cm" svg:x2="25.297cm" svg:y2="16.868cm">
            <text:p/>
          </draw:line>
          <draw:line draw:style-name="gr267" draw:text-style-name="P26" draw:layer="layout" svg:x1="25.697cm" svg:y1="16.868cm" svg:x2="31.697cm" svg:y2="16.868cm">
            <text:p/>
          </draw:line>
          <draw:custom-shape draw:style-name="gr268" draw:text-style-name="P57" draw:layer="layout" svg:width="29.6cm" svg:height="2.001cm" svg:x="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2" draw:text-style-name="P61" draw:layer="layout" svg:width="4.4cm" svg:height="0.8cm" draw:transform="rotate (1.5707963267949) translate (34.496cm 22.4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191" draw:text-style-name="P26" draw:layer="layout" svg:x1="24.897cm" svg:y1="12.468cm" svg:x2="25.297cm" svg:y2="12.068cm">
            <text:p/>
          </draw:line>
          <draw:custom-shape draw:style-name="gr303" draw:text-style-name="P61" draw:layer="layout" svg:width="10.401cm" svg:height="0.8cm" draw:transform="rotate (1.5707963267949) translate (7.296cm 22.44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04" draw:text-style-name="P61" draw:layer="layout" svg:width="0.799cm" svg:height="7.6cm" draw:transform="rotate (1.5707963267949) translate (24.096cm 16.8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05" draw:text-style-name="P61" draw:layer="layout" svg:width="0.799cm" svg:height="15.2cm" draw:transform="rotate (1.5707963267949) translate (8.096cm 16.8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191" draw:text-style-name="P26" draw:layer="layout" svg:x1="30.497cm" svg:y1="14.468cm" svg:x2="24.897cm" svg:y2="14.468cm">
            <text:p/>
          </draw:line>
          <draw:line draw:style-name="gr191" draw:text-style-name="P26" draw:layer="layout" svg:x1="30.497cm" svg:y1="15.268cm" svg:x2="24.897cm" svg:y2="15.268cm">
            <text:p/>
          </draw:line>
          <draw:line draw:style-name="gr191" draw:text-style-name="P26" draw:layer="layout" svg:x1="30.497cm" svg:y1="14.868cm" svg:x2="24.897cm" svg:y2="14.868cm">
            <text:p/>
          </draw:line>
          <draw:line draw:style-name="gr191" draw:text-style-name="P26" draw:layer="layout" svg:x1="30.497cm" svg:y1="14.468cm" svg:x2="30.497cm" svg:y2="15.668cm">
            <text:p/>
          </draw:line>
          <draw:line draw:style-name="gr306" draw:text-style-name="P26" draw:layer="layout" svg:x1="25.697cm" svg:y1="12.068cm" svg:x2="22.897cm" svg:y2="11.668cm">
            <text:p/>
          </draw:line>
          <draw:line draw:style-name="gr191" draw:text-style-name="P26" draw:layer="layout" svg:x1="25.297cm" svg:y1="12.068cm" svg:x2="22.497cm" svg:y2="11.668cm">
            <text:p/>
          </draw:line>
          <draw:custom-shape draw:style-name="gr269" draw:text-style-name="P58" draw:layer="layout" svg:width="2.4cm" svg:height="0.401cm" svg:x="12.0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9" draw:text-style-name="P58" draw:layer="layout" svg:width="2.4cm" svg:height="0.401cm" svg:x="21.6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9" draw:text-style-name="P58" draw:layer="layout" svg:width="2.4cm" svg:height="0.401cm" svg:x="28.1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0" draw:text-style-name="P26" draw:layer="layout" svg:x1="10.097cm" svg:y1="10.868cm" svg:x2="19.697cm" svg:y2="10.868cm">
            <text:p/>
          </draw:line>
          <draw:measure draw:style-name="gr307" draw:text-style-name="P4" draw:layer="measurelines" svg:x1="7.296cm" svg:y1="12.067cm" svg:x2="7.296cm" svg:y2="8.068cm">
            <text:p text:style-name="P4"><text:span text:style-name="T2"><text:measure text:kind="gap"/></text:span><text:span text:style-name="T2"><text:measure text:kind="value">1.999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08" draw:text-style-name="P4" draw:layer="layout" svg:x1="23.196cm" svg:y1="16.867cm" svg:x2="23.196cm" svg:y2="22.068cm">
            <text:p text:style-name="P4"><text:span text:style-name="T2"><text:measure text:kind="gap"/></text:span><text:span text:style-name="T2"><text:measure text:kind="value">2.600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273" draw:text-style-name="P26" draw:layer="layout" svg:x1="13.297cm" svg:y1="22.468cm" svg:x2="13.297cm" svg:y2="9.268cm">
            <text:p/>
          </draw:line>
          <draw:line draw:style-name="gr274" draw:text-style-name="P26" draw:layer="layout" svg:x1="8.497cm" svg:y1="11.668cm" svg:x2="14.897cm" svg:y2="8.468cm">
            <text:p/>
          </draw:line>
          <draw:measure draw:style-name="gr275" draw:text-style-name="P49" draw:layer="layout" svg:x1="14.896cm" svg:y1="8.468cm" svg:x2="23.696cm" svg:y2="12.868cm">
            <text:p text:style-name="P49"><text:span text:style-name="T1"><text:measure text:kind="gap"/></text:span><text:span text:style-name="T1"><text:measure text:kind="value">4.919,5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309" draw:text-style-name="P4" draw:layer="layout" svg:x1="35.296cm" svg:y1="18.068cm" svg:x2="35.296cm" svg:y2="22.468cm">
            <text:p text:style-name="P4"><text:span text:style-name="T2"><text:measure text:kind="gap"/></text:span><text:span text:style-name="T2"><text:measure text:kind="value">2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274" draw:text-style-name="P26" draw:layer="layout" svg:x1="14.897cm" svg:y1="8.468cm" svg:x2="22.897cm" svg:y2="12.468cm">
            <text:p/>
          </draw:line>
          <draw:line draw:style-name="gr310" draw:text-style-name="P26" draw:layer="layout" svg:x1="7.297cm" svg:y1="11.668cm" svg:x2="15.297cm" svg:y2="7.668cm">
            <text:p/>
          </draw:line>
          <draw:line draw:style-name="gr273" draw:text-style-name="P26" draw:layer="layout" svg:x1="22.897cm" svg:y1="22.468cm" svg:x2="22.897cm" svg:y2="16.868cm">
            <text:p/>
          </draw:line>
          <draw:line draw:style-name="gr310" draw:text-style-name="P26" draw:layer="layout" svg:x1="23.697cm" svg:y1="12.868cm" svg:x2="14.897cm" svg:y2="8.468cm">
            <text:p/>
          </draw:line>
          <draw:measure draw:style-name="gr311" draw:text-style-name="P4" draw:layer="layout" svg:x1="7.696cm" svg:y1="22.468cm" svg:x2="7.696cm" svg:y2="12.067cm">
            <text:p text:style-name="P4"><text:span text:style-name="T2"><text:measure text:kind="gap"/></text:span><text:span text:style-name="T2"><text:measure text:kind="value">5.200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310" draw:text-style-name="P26" draw:layer="layout" svg:x1="24.897cm" svg:y1="12.868cm" svg:x2="14.497cm" svg:y2="7.668cm">
            <text:p/>
          </draw:line>
          <draw:line draw:style-name="gr310" draw:text-style-name="P26" draw:layer="layout" svg:x1="7.697cm" svg:y1="12.068cm" svg:x2="14.897cm" svg:y2="8.468cm">
            <text:p/>
          </draw:line>
          <draw:measure draw:style-name="gr312" draw:text-style-name="P4" draw:layer="layout" svg:x1="16.571cm" svg:y1="16.068cm" svg:x2="16.571cm" svg:y2="10.868cm">
            <text:p text:style-name="P4"><text:span text:style-name="T2"><text:measure text:kind="gap"/></text:span><text:span text:style-name="T2"><text:measure text:kind="value">2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274" draw:text-style-name="P26" draw:layer="layout" svg:x1="31.697cm" svg:y1="16.868cm" svg:x2="34.097cm" svg:y2="18.068cm">
            <text:p/>
          </draw:line>
          <draw:line draw:style-name="gr310" draw:text-style-name="P26" draw:layer="layout" svg:x1="8.097cm" svg:y1="16.868cm" svg:x2="25.297cm" svg:y2="16.868cm">
            <text:p/>
          </draw:line>
          <draw:line draw:style-name="gr310" draw:text-style-name="P26" draw:layer="layout" svg:x1="8.097cm" svg:y1="16.068cm" svg:x2="25.297cm" svg:y2="16.068cm">
            <text:p/>
          </draw:line>
          <draw:measure draw:style-name="gr279" draw:text-style-name="P49" draw:layer="layout" svg:x1="7.696cm" svg:y1="12.067cm" svg:x2="14.896cm" svg:y2="8.468cm">
            <text:p text:style-name="P49"><text:span text:style-name="T1"><text:measure text:kind="gap"/></text:span><text:span text:style-name="T1"><text:measure text:kind="value">4.024,5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279" draw:text-style-name="P49" draw:layer="layout" svg:x1="31.696cm" svg:y1="16.867cm" svg:x2="34.896cm" svg:y2="18.467cm">
            <text:p text:style-name="P49"><text:span text:style-name="T1"><text:measure text:kind="gap"/></text:span><text:span text:style-name="T1"><text:measure text:kind="value">1.789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280" draw:text-style-name="P49" draw:layer="layout" svg:x1="23.696cm" svg:y1="12.868cm" svg:x2="31.696cm" svg:y2="16.867cm">
            <text:p text:style-name="P49"><text:span text:style-name="T1"><text:measure text:kind="gap"/></text:span><text:span text:style-name="T1"><text:measure text:kind="value">4.472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313" draw:text-style-name="P4" draw:layer="layout" svg:x1="23.296cm" svg:y1="17.167cm" svg:x2="8.096cm" svg:y2="17.167cm">
            <text:p text:style-name="P4"><text:span text:style-name="T2"><text:measure text:kind="gap"/></text:span><text:span text:style-name="T2"><text:measure text:kind="value">7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310" draw:text-style-name="P26" draw:layer="layout" svg:x1="8.097cm" svg:y1="22.468cm" svg:x2="8.097cm" svg:y2="12.068cm">
            <text:p/>
          </draw:line>
          <draw:measure draw:style-name="gr314" draw:text-style-name="P4" draw:layer="layout" svg:x1="30.496cm" svg:y1="16.53cm" svg:x2="24.096cm" svg:y2="16.53cm">
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310" draw:text-style-name="P26" draw:layer="layout" svg:x1="7.297cm" svg:y1="22.468cm" svg:x2="7.297cm" svg:y2="11.668cm">
            <text:p/>
          </draw:line>
          <draw:line draw:style-name="gr310" draw:text-style-name="P26" draw:layer="layout" svg:x1="23.297cm" svg:y1="16.068cm" svg:x2="23.297cm" svg:y2="12.868cm">
            <text:p/>
          </draw:line>
          <draw:line draw:style-name="gr310" draw:text-style-name="P26" draw:layer="layout" svg:x1="25.697cm" svg:y1="16.068cm" svg:x2="31.697cm" svg:y2="16.068cm">
            <text:p/>
          </draw:line>
          <draw:line draw:style-name="gr310" draw:text-style-name="P26" draw:layer="layout" svg:x1="35.297cm" svg:y1="22.468cm" svg:x2="35.297cm" svg:y2="18.068cm">
            <text:p/>
          </draw:line>
          <draw:line draw:style-name="gr310" draw:text-style-name="P26" draw:layer="layout" svg:x1="35.297cm" svg:y1="18.068cm" svg:x2="31.297cm" svg:y2="16.068cm">
            <text:p/>
          </draw:line>
          <draw:measure draw:style-name="gr315" draw:text-style-name="P4" draw:layer="layout" svg:x1="21.788cm" svg:y1="12.067cm" svg:x2="21.788cm" svg:y2="16.068cm">
            <text:p text:style-name="P4"><text:span text:style-name="T2"><text:measure text:kind="gap"/></text:span><text:span text:style-name="T2"><text:measure text:kind="value">2.000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16" draw:text-style-name="P4" draw:layer="layout" svg:x1="34.896cm" svg:y1="17.668cm" svg:x2="31.696cm" svg:y2="17.668cm">
            <text:p text:style-name="P4"><text:span text:style-name="T2"><text:measure text:kind="gap"/></text:span><text:span text:style-name="T2"><text:measure text:kind="value">1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17" draw:text-style-name="P4" draw:layer="layout" svg:x1="22.396cm" svg:y1="12.868cm" svg:x2="22.396cm" svg:y2="16.068cm">
            <text:p text:style-name="P4"><text:span text:style-name="T2"><text:measure text:kind="gap"/></text:span><text:span text:style-name="T2"><text:measure text:kind="value">1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18" draw:text-style-name="P4" draw:layer="layout" svg:x1="22.896cm" svg:y1="22.468cm" svg:x2="13.296cm" svg:y2="22.468cm">
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19" draw:text-style-name="P4" draw:layer="layout" svg:x1="34.096cm" svg:y1="22.468cm" svg:x2="29.296cm" svg:y2="22.468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86" draw:text-style-name="P49" draw:layer="layout" svg:x1="35.296cm" svg:y1="23.994cm" svg:x2="7.296cm" svg:y2="23.994cm">
            <text:p text:style-name="P49"><text:span text:style-name="T1"><text:measure text:kind="gap"/></text:span><text:span text:style-name="T1"><text:measure text:kind="value">1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310" draw:text-style-name="P26" draw:layer="layout" svg:x1="24.097cm" svg:y1="16.068cm" svg:x2="24.097cm" svg:y2="12.868cm">
            <text:p/>
          </draw:line>
          <draw:measure draw:style-name="gr320" draw:text-style-name="P4" draw:layer="layout" svg:x1="13.296cm" svg:y1="22.468cm" svg:x2="8.496cm" svg:y2="22.468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310" draw:text-style-name="P26" draw:layer="layout" svg:x1="34.497cm" svg:y1="22.468cm" svg:x2="34.497cm" svg:y2="18.068cm">
            <text:p/>
          </draw:line>
          <draw:measure draw:style-name="gr321" draw:text-style-name="P4" draw:layer="layout" svg:x1="29.296cm" svg:y1="22.468cm" svg:x2="22.896cm" svg:y2="22.468cm">
            <text:p text:style-name="P4"><text:span text:style-name="T2"><text:measure text:kind="gap"/></text:span><text:span text:style-name="T2"><text:measure text:kind="value">3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306" draw:text-style-name="P26" draw:layer="layout" svg:x1="36.497cm" svg:y1="18.468cm" svg:x2="14.897cm" svg:y2="7.668cm">
            <text:p/>
          </draw:line>
          <draw:line draw:style-name="gr310" draw:text-style-name="P26" draw:layer="layout" svg:x1="19.297cm" svg:y1="9.668cm" svg:x2="16.097cm" svg:y2="8.068cm">
            <text:p/>
          </draw:line>
          <draw:line draw:style-name="gr310" draw:text-style-name="P26" draw:layer="layout" svg:x1="23.172cm" svg:y1="11.628cm" svg:x2="20.097cm" svg:y2="10.068cm">
            <text:p/>
          </draw:line>
          <draw:line draw:style-name="gr310" draw:text-style-name="P26" draw:layer="layout" svg:x1="34.497cm" svg:y1="17.268cm" svg:x2="31.297cm" svg:y2="15.668cm">
            <text:p/>
          </draw:line>
          <draw:line draw:style-name="gr306" draw:text-style-name="P26" draw:layer="layout" svg:x1="14.897cm" svg:y1="7.668cm" svg:x2="6.097cm" svg:y2="12.068cm">
            <text:p/>
          </draw:line>
          <draw:custom-shape draw:style-name="gr269" draw:text-style-name="P58" draw:layer="layout" svg:width="2.4cm" svg:height="0.401cm" svg:x="32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5" draw:text-style-name="P26" draw:layer="layout" svg:x1="34.097cm" svg:y1="22.468cm" svg:x2="34.097cm" svg:y2="18.068cm">
            <text:p/>
          </draw:line>
          <draw:line draw:style-name="gr273" draw:text-style-name="P26" draw:layer="layout" svg:x1="29.297cm" svg:y1="22.468cm" svg:x2="29.297cm" svg:y2="16.868cm">
            <text:p/>
          </draw:line>
          <draw:line draw:style-name="gr310" draw:text-style-name="P26" draw:layer="layout" svg:x1="25.697cm" svg:y1="16.868cm" svg:x2="31.697cm" svg:y2="16.868cm">
            <text:p/>
          </draw:line>
          <draw:line draw:style-name="gr310" draw:text-style-name="P26" draw:layer="layout" svg:x1="34.897cm" svg:y1="18.468cm" svg:x2="31.697cm" svg:y2="16.868cm">
            <text:p/>
          </draw:line>
          <draw:measure draw:style-name="gr322" draw:text-style-name="P4" draw:layer="layout" svg:x1="31.696cm" svg:y1="17.167cm" svg:x2="24.096cm" svg:y2="17.167cm">
            <text:p text:style-name="P4"><text:span text:style-name="T2"><text:measure text:kind="gap"/></text:span><text:span text:style-name="T2"><text:measure text:kind="value">3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23" draw:text-style-name="P4" draw:layer="layout" svg:x1="19.696cm" svg:y1="11.268cm" svg:x2="10.096cm" svg:y2="11.268cm">
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24" draw:text-style-name="P4" draw:layer="layout" svg:x1="22.896cm" svg:y1="22.468cm" svg:x2="22.896cm" svg:y2="12.067cm">
            <text:p text:style-name="P4"><text:span text:style-name="T2"><text:measure text:kind="gap"/></text:span><text:span text:style-name="T2"><text:measure text:kind="value">5.200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310" draw:text-style-name="P26" draw:layer="layout" svg:x1="24.897cm" svg:y1="16.068cm" svg:x2="24.897cm" svg:y2="12.868cm">
            <text:p/>
          </draw:line>
        </draw:g>
        <draw:custom-shape draw:style-name="gr261" draw:text-style-name="P55" draw:layer="layout" svg:width="34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25" draw:text-style-name="P62" draw:layer="layout" svg:width="1.6cm" svg:height="1.6cm" draw:transform="rotate (-1.5707963267949) translate (14.9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14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27" draw:text-style-name="P4" draw:layer="layout" svg:x1="18.9cm" svg:y1="20.868cm" svg:x2="14.1cm" svg:y2="20.868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28" draw:text-style-name="P4" draw:layer="layout" svg:x1="35.3cm" svg:y1="20.868cm" svg:x2="33.3cm" svg:y2="20.868cm">
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25" draw:text-style-name="P62" draw:layer="layout" svg:width="1.6cm" svg:height="1.6cm" draw:transform="rotate (-1.5707963267949) translate (16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16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19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19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21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1.1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19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19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14.9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14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16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16.3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21.3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1.1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32.5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9" draw:text-style-name="P32" draw:layer="layout" svg:width="2.801cm" svg:height="1.2cm" draw:transform="rotate (-1.5707963267949) translate (32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11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11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30" draw:text-style-name="P4" draw:layer="layout" svg:x1="28.5cm" svg:y1="20.868cm" svg:x2="23.7cm" svg:y2="20.868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31" draw:text-style-name="P4" draw:layer="layout" svg:x1="23.7cm" svg:y1="20.868cm" svg:x2="18.9cm" svg:y2="20.868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32" draw:text-style-name="P4" draw:layer="layout" svg:x1="14.1cm" svg:y1="20.868cm" svg:x2="9.3cm" svg:y2="20.868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33" draw:text-style-name="P4" draw:layer="layout" svg:x1="9.3cm" svg:y1="20.868cm" svg:x2="7.3cm" svg:y2="20.868cm">
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34" draw:text-style-name="P4" draw:layer="layout" svg:x1="33.3cm" svg:y1="20.868cm" svg:x2="28.5cm" svg:y2="20.868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35" draw:text-style-name="P62" draw:layer="layout" svg:width="1.6cm" svg:height="3.2cm" draw:transform="rotate (-1.5707963267949) translate (26.1cm 18.9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9" draw:text-style-name="P32" draw:layer="layout" svg:width="2.801cm" svg:height="1.2cm" draw:transform="rotate (-1.5707963267949) translate (24.29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9" draw:text-style-name="P32" draw:layer="layout" svg:width="2.801cm" svg:height="1.2cm" draw:transform="rotate (-1.5707963267949) translate (25.89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6" draw:text-style-name="P63" draw:layer="layout" svg:width="2cm" svg:height="4.002cm" svg:x="23.497cm" svg:y="18.067cm">
              <text:p/>
              <draw:enhanced-geometry svg:viewBox="0 0 21600 21600" draw:type="rectangle" draw:enhanced-path="M 0 0 L 21600 0 21600 21600 0 21600 0 0 Z N"/>
            </draw:custom-shape>
            <draw:custom-shape draw:style-name="gr337" draw:text-style-name="P32" draw:layer="layout" svg:width="1.198cm" svg:height="1.2cm" draw:transform="rotate (-1.5707963267949) translate (25.097cm 18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7" draw:text-style-name="P32" draw:layer="layout" svg:width="1.198cm" svg:height="1.2cm" draw:transform="rotate (-1.5707963267949) translate (25.097cm 20.0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11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11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custom-shape draw:style-name="gr136" draw:text-style-name="P33" draw:layer="layout" svg:width="2cm" svg:height="1.999cm" svg:x="2.5cm" svg:y="4.467cm">
          <text:p text:style-name="P16"><text:span text:style-name="T9"><text:line-break/></text:span><text:span text:style-name="T9">N <text:s text:c="2"/>Z</text:span></text:p>
          <text:p text:style-name="P16"><text:span text:style-name="T9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8" draw:text-style-name="P64" draw:layer="layout" svg:width="8.8cm" svg:height="1.6cm" svg:x="5.697cm" svg:y="4.067cm">
          <draw:text-box>
            <text:p><text:span text:style-name="T13">Gevel Westzijde</text:span></text:p>
          </draw:text-box>
        </draw:frame>
        <draw:frame draw:style-name="gr137" draw:text-style-name="P34" draw:layer="layout" svg:width="9.58cm" svg:height="5.462cm" svg:x="5.717cm" svg:y="24.886cm">
          <draw:text-box>
            <text:p><text:span text:style-name="T10"><text:file-name text:display="name">julianapark-k31-12</text:file-name></text:span><text:span text:style-name="T10"> <text:s/></text:span><text:span text:style-name="T10"><text:date style:data-style-name="D4" text:date-value="2017-05-02">02-05-2017</text:date></text:span></text:p>
            <text:p><text:span text:style-name="T10">Arend Freije</text:span></text:p>
            <text:p><text:span text:style-name="T10">afreije@inn.nl</text:span></text:p>
            <text:p><text:span text:style-name="T10">06-87434979</text:span></text:p>
          </draw:text-box>
        </draw:frame>
      </draw:page>
      <draw:page draw:name="page8" draw:style-name="dp1" draw:master-page-name="Default">
        <draw:g>
          <draw:line draw:style-name="gr291" draw:text-style-name="P26" draw:layer="layout" svg:x1="29.299cm" svg:y1="11.268cm" svg:x2="29.299cm" svg:y2="11.668cm">
            <text:p/>
          </draw:line>
          <draw:line draw:style-name="gr291" draw:text-style-name="P26" draw:layer="layout" svg:x1="14.899cm" svg:y1="17.268cm" svg:x2="14.899cm" svg:y2="17.668cm">
            <text:p/>
          </draw:line>
          <draw:line draw:style-name="gr291" draw:text-style-name="P26" draw:layer="layout" svg:x1="19.699cm" svg:y1="17.268cm" svg:x2="19.699cm" svg:y2="17.668cm">
            <text:p/>
          </draw:line>
          <draw:line draw:style-name="gr291" draw:text-style-name="P26" draw:layer="layout" svg:x1="29.299cm" svg:y1="17.268cm" svg:x2="29.299cm" svg:y2="17.668cm">
            <text:p/>
          </draw:line>
        </draw:g>
        <draw:g>
          <draw:custom-shape draw:style-name="gr339" draw:text-style-name="P60" draw:layer="layout" svg:width="10.8cm" svg:height="16cm" draw:transform="rotate (1.5707963267949) translate (19.234cm 22.4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0" draw:text-style-name="P59" draw:layer="layout" svg:width="4.002cm" svg:height="8cm" draw:transform="rotate (-1.5707963267949) translate (27.697cm 7.666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1" draw:text-style-name="P59" draw:layer="layout" svg:width="8cm" svg:height="4.002cm" draw:transform="rotate (-3.14159265358979) translate (35.697cm 11.6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2" draw:text-style-name="P59" draw:layer="layout" svg:width="2.399cm" svg:height="4.798cm" draw:transform="rotate (-1.5707963267949) translate (11.635cm 15.579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6" draw:text-style-name="P60" draw:layer="layout" svg:width="5.599cm" svg:height="7.6cm" draw:transform="rotate (1.5707963267949) translate (11.697cm 22.46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3" draw:text-style-name="P60" draw:layer="layout" svg:width="4.399cm" svg:height="4.399cm" draw:transform="rotate (1.5707963267949) translate (7.208cm 22.43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4" draw:text-style-name="P60" draw:layer="layout" svg:width="1.574cm" svg:height="6cm" draw:transform="rotate (1.5707963267949) translate (11.697cm 16.79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99" draw:text-style-name="P60" draw:layer="layout" svg:width="4.001cm" svg:height="1.6cm" draw:transform="rotate (1.5707963267949) translate (17.697cm 16.842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5" draw:text-style-name="P59" draw:layer="layout" svg:width="0.8cm" svg:height="1.6cm" draw:transform="rotate (-1.5707963267949) translate (19.297cm 12.0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line draw:style-name="gr265" draw:text-style-name="P26" draw:layer="layout" svg:x1="19.697cm" svg:y1="16.867cm" svg:x2="19.697cm" svg:y2="12.467cm">
            <text:p/>
          </draw:line>
          <draw:custom-shape draw:style-name="gr346" draw:text-style-name="P61" draw:layer="layout" svg:width="4cm" svg:height="0.8cm" draw:transform="rotate (1.5707963267949) translate (18.4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66" draw:text-style-name="P26" draw:layer="layout" svg:x1="34.097cm" svg:y1="16.867cm" svg:x2="18.897cm" svg:y2="16.867cm">
            <text:p/>
          </draw:line>
          <draw:line draw:style-name="gr267" draw:text-style-name="P26" draw:layer="layout" svg:x1="18.497cm" svg:y1="16.867cm" svg:x2="10.897cm" svg:y2="16.867cm">
            <text:p/>
          </draw:line>
          <draw:custom-shape draw:style-name="gr347" draw:text-style-name="P57" draw:layer="layout" svg:width="29.6cm" svg:height="2cm" svg:x="6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8" draw:text-style-name="P56" draw:layer="layout" svg:width="9.6cm" svg:height="0.401cm" svg:x="8.496cm" svg:y="22.0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02" draw:text-style-name="P61" draw:layer="layout" svg:width="4.4cm" svg:height="0.8cm" draw:transform="rotate (1.5707963267949) translate (7.2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91" draw:text-style-name="P26" draw:layer="layout" svg:x1="17.697cm" svg:y1="12.467cm" svg:x2="17.297cm" svg:y2="12.067cm">
            <text:p/>
          </draw:line>
          <draw:custom-shape draw:style-name="gr349" draw:text-style-name="P61" draw:layer="layout" svg:width="10.4cm" svg:height="0.8cm" draw:transform="rotate (1.5707963267949) translate (34.4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4" draw:text-style-name="P61" draw:layer="layout" svg:width="0.8cm" svg:height="7.6cm" draw:transform="rotate (1.5707963267949) translate (10.8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5" draw:text-style-name="P61" draw:layer="layout" svg:width="0.8cm" svg:height="15.2cm" draw:transform="rotate (1.5707963267949) translate (19.2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91" draw:text-style-name="P26" draw:layer="layout" svg:x1="12.097cm" svg:y1="14.467cm" svg:x2="17.697cm" svg:y2="14.467cm">
            <text:p/>
          </draw:line>
          <draw:line draw:style-name="gr191" draw:text-style-name="P26" draw:layer="layout" svg:x1="12.097cm" svg:y1="15.267cm" svg:x2="17.697cm" svg:y2="15.267cm">
            <text:p/>
          </draw:line>
          <draw:line draw:style-name="gr191" draw:text-style-name="P26" draw:layer="layout" svg:x1="12.097cm" svg:y1="14.867cm" svg:x2="17.697cm" svg:y2="14.867cm">
            <text:p/>
          </draw:line>
          <draw:line draw:style-name="gr191" draw:text-style-name="P26" draw:layer="layout" svg:x1="12.097cm" svg:y1="14.467cm" svg:x2="12.097cm" svg:y2="15.667cm">
            <text:p/>
          </draw:line>
          <draw:line draw:style-name="gr306" draw:text-style-name="P26" draw:layer="layout" svg:x1="16.897cm" svg:y1="12.067cm" svg:x2="19.697cm" svg:y2="11.667cm">
            <text:p/>
          </draw:line>
          <draw:line draw:style-name="gr191" draw:text-style-name="P26" draw:layer="layout" svg:x1="17.297cm" svg:y1="12.067cm" svg:x2="20.097cm" svg:y2="11.667cm">
            <text:p/>
          </draw:line>
          <draw:custom-shape draw:style-name="gr350" draw:text-style-name="P58" draw:layer="layout" svg:width="2.4cm" svg:height="0.4cm" svg:x="28.0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0" draw:text-style-name="P58" draw:layer="layout" svg:width="2.4cm" svg:height="0.4cm" svg:x="18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0" draw:text-style-name="P58" draw:layer="layout" svg:width="2.4cm" svg:height="0.4cm" svg:x="13.6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70" draw:text-style-name="P26" draw:layer="layout" svg:x1="32.497cm" svg:y1="10.867cm" svg:x2="22.897cm" svg:y2="10.867cm">
            <text:p/>
          </draw:line>
          <draw:custom-shape draw:style-name="gr351" draw:text-style-name="P56" draw:layer="layout" svg:width="16cm" svg:height="0.401cm" svg:x="18.496cm" svg:y="22.0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73" draw:text-style-name="P26" draw:layer="layout" svg:x1="29.297cm" svg:y1="22.467cm" svg:x2="29.297cm" svg:y2="9.267cm">
            <text:p/>
          </draw:line>
          <draw:line draw:style-name="gr274" draw:text-style-name="P26" draw:layer="layout" svg:x1="34.097cm" svg:y1="11.667cm" svg:x2="27.697cm" svg:y2="8.467cm">
            <text:p/>
          </draw:line>
          <draw:line draw:style-name="gr274" draw:text-style-name="P26" draw:layer="layout" svg:x1="27.697cm" svg:y1="8.467cm" svg:x2="19.697cm" svg:y2="12.467cm">
            <text:p/>
          </draw:line>
          <draw:line draw:style-name="gr310" draw:text-style-name="P26" draw:layer="layout" svg:x1="35.297cm" svg:y1="11.667cm" svg:x2="27.297cm" svg:y2="7.667cm">
            <text:p/>
          </draw:line>
          <draw:line draw:style-name="gr273" draw:text-style-name="P26" draw:layer="layout" svg:x1="19.697cm" svg:y1="22.467cm" svg:x2="19.697cm" svg:y2="16.867cm">
            <text:p/>
          </draw:line>
          <draw:line draw:style-name="gr310" draw:text-style-name="P26" draw:layer="layout" svg:x1="18.897cm" svg:y1="12.867cm" svg:x2="27.697cm" svg:y2="8.467cm">
            <text:p/>
          </draw:line>
          <draw:line draw:style-name="gr310" draw:text-style-name="P26" draw:layer="layout" svg:x1="17.697cm" svg:y1="12.867cm" svg:x2="28.097cm" svg:y2="7.667cm">
            <text:p/>
          </draw:line>
          <draw:line draw:style-name="gr310" draw:text-style-name="P26" draw:layer="layout" svg:x1="34.897cm" svg:y1="12.067cm" svg:x2="27.697cm" svg:y2="8.467cm">
            <text:p/>
          </draw:line>
          <draw:line draw:style-name="gr274" draw:text-style-name="P26" draw:layer="layout" svg:x1="10.897cm" svg:y1="16.867cm" svg:x2="8.497cm" svg:y2="18.067cm">
            <text:p/>
          </draw:line>
          <draw:line draw:style-name="gr310" draw:text-style-name="P26" draw:layer="layout" svg:x1="34.497cm" svg:y1="16.867cm" svg:x2="19.297cm" svg:y2="16.867cm">
            <text:p/>
          </draw:line>
          <draw:line draw:style-name="gr310" draw:text-style-name="P26" draw:layer="layout" svg:x1="34.497cm" svg:y1="16.067cm" svg:x2="19.297cm" svg:y2="16.067cm">
            <text:p/>
          </draw:line>
          <draw:line draw:style-name="gr310" draw:text-style-name="P26" draw:layer="layout" svg:x1="34.497cm" svg:y1="22.467cm" svg:x2="34.497cm" svg:y2="12.067cm">
            <text:p/>
          </draw:line>
          <draw:line draw:style-name="gr310" draw:text-style-name="P26" draw:layer="layout" svg:x1="35.297cm" svg:y1="22.467cm" svg:x2="35.297cm" svg:y2="11.667cm">
            <text:p/>
          </draw:line>
          <draw:line draw:style-name="gr310" draw:text-style-name="P26" draw:layer="layout" svg:x1="19.297cm" svg:y1="16.867cm" svg:x2="19.297cm" svg:y2="12.867cm">
            <text:p/>
          </draw:line>
          <draw:line draw:style-name="gr310" draw:text-style-name="P26" draw:layer="layout" svg:x1="18.497cm" svg:y1="16.067cm" svg:x2="10.897cm" svg:y2="16.067cm">
            <text:p/>
          </draw:line>
          <draw:line draw:style-name="gr310" draw:text-style-name="P26" draw:layer="layout" svg:x1="7.297cm" svg:y1="22.467cm" svg:x2="7.297cm" svg:y2="18.067cm">
            <text:p/>
          </draw:line>
          <draw:line draw:style-name="gr310" draw:text-style-name="P26" draw:layer="layout" svg:x1="7.297cm" svg:y1="18.067cm" svg:x2="11.297cm" svg:y2="16.067cm">
            <text:p/>
          </draw:line>
          <draw:measure draw:style-name="gr352" draw:text-style-name="P4" draw:layer="layout" svg:x1="19.696cm" svg:y1="22.467cm" svg:x2="29.296cm" svg:y2="22.467cm">
            <text:p text:style-name="P4"><text:span text:style-name="T2"><text:measure text:kind="gap"/></text:span><text:span text:style-name="T2"><text:measure text:kind="value">4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286" draw:text-style-name="P49" draw:layer="layout" svg:x1="7.296cm" svg:y1="23.994cm" svg:x2="35.296cm" svg:y2="23.994cm">
            <text:p text:style-name="P49"><text:span text:style-name="T1"><text:measure text:kind="gap"/></text:span><text:span text:style-name="T1"><text:measure text:kind="value">1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310" draw:text-style-name="P26" draw:layer="layout" svg:x1="18.497cm" svg:y1="16.067cm" svg:x2="18.497cm" svg:y2="12.867cm">
            <text:p/>
          </draw:line>
          <draw:line draw:style-name="gr310" draw:text-style-name="P26" draw:layer="layout" svg:x1="8.097cm" svg:y1="22.467cm" svg:x2="8.097cm" svg:y2="18.067cm">
            <text:p/>
          </draw:line>
          <draw:line draw:style-name="gr306" draw:text-style-name="P26" draw:layer="layout" svg:x1="6.097cm" svg:y1="18.467cm" svg:x2="27.697cm" svg:y2="7.667cm">
            <text:p/>
          </draw:line>
          <draw:line draw:style-name="gr310" draw:text-style-name="P26" draw:layer="layout" svg:x1="23.297cm" svg:y1="9.667cm" svg:x2="26.497cm" svg:y2="8.067cm">
            <text:p/>
          </draw:line>
          <draw:line draw:style-name="gr310" draw:text-style-name="P26" draw:layer="layout" svg:x1="19.422cm" svg:y1="11.627cm" svg:x2="22.497cm" svg:y2="10.067cm">
            <text:p/>
          </draw:line>
          <draw:line draw:style-name="gr310" draw:text-style-name="P26" draw:layer="layout" svg:x1="8.097cm" svg:y1="17.267cm" svg:x2="11.297cm" svg:y2="15.667cm">
            <text:p/>
          </draw:line>
          <draw:line draw:style-name="gr306" draw:text-style-name="P26" draw:layer="layout" svg:x1="27.697cm" svg:y1="7.667cm" svg:x2="36.497cm" svg:y2="12.067cm">
            <text:p/>
          </draw:line>
          <draw:custom-shape draw:style-name="gr350" draw:text-style-name="P58" draw:layer="layout" svg:width="2.4cm" svg:height="0.4cm" svg:x="7.6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65" draw:text-style-name="P26" draw:layer="layout" svg:x1="8.497cm" svg:y1="22.467cm" svg:x2="8.497cm" svg:y2="18.067cm">
            <text:p/>
          </draw:line>
          <draw:line draw:style-name="gr273" draw:text-style-name="P26" draw:layer="layout" svg:x1="14.897cm" svg:y1="22.467cm" svg:x2="14.897cm" svg:y2="16.867cm">
            <text:p/>
          </draw:line>
          <draw:line draw:style-name="gr310" draw:text-style-name="P26" draw:layer="layout" svg:x1="19.297cm" svg:y1="16.867cm" svg:x2="10.897cm" svg:y2="16.867cm">
            <text:p/>
          </draw:line>
          <draw:line draw:style-name="gr310" draw:text-style-name="P26" draw:layer="layout" svg:x1="7.697cm" svg:y1="18.467cm" svg:x2="10.897cm" svg:y2="16.867cm">
            <text:p/>
          </draw:line>
          <draw:line draw:style-name="gr310" draw:text-style-name="P26" draw:layer="layout" svg:x1="17.697cm" svg:y1="16.067cm" svg:x2="17.697cm" svg:y2="12.867cm">
            <text:p/>
          </draw:line>
        </draw:g>
        <draw:custom-shape draw:style-name="gr353" draw:text-style-name="P55" draw:layer="layout" svg:width="36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8" draw:text-style-name="P14" draw:layer="layout" svg:width="0.717cm" svg:height="1.703cm" svg:x="22.697cm" svg:y="17.668cm">
          <draw:text-box>
            <text:p/>
          </draw:text-box>
        </draw:frame>
        <draw:custom-shape draw:style-name="gr136" draw:text-style-name="P33" draw:layer="layout" svg:width="2cm" svg:height="1.999cm" svg:x="2.498cm" svg:y="4.467cm">
          <text:p text:style-name="P16"><text:span text:style-name="T9"><text:line-break/></text:span><text:span text:style-name="T9">Z <text:s text:c="2"/>N</text:span></text:p>
          <text:p text:style-name="P16"><text:span text:style-name="T9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8" draw:text-style-name="P64" draw:layer="layout" svg:width="8.8cm" svg:height="1.6cm" svg:x="5.697cm" svg:y="4.067cm">
          <draw:text-box>
            <text:p><text:span text:style-name="T13">Gevel Oostzijde</text:span></text:p>
          </draw:text-box>
        </draw:frame>
        <draw:frame draw:style-name="gr137" draw:text-style-name="P34" draw:layer="layout" svg:width="9.58cm" svg:height="5.462cm" svg:x="5.717cm" svg:y="24.886cm">
          <draw:text-box>
            <text:p><text:span text:style-name="T10"><text:file-name text:display="name">julianapark-k31-12</text:file-name></text:span><text:span text:style-name="T10"> <text:s/></text:span><text:span text:style-name="T10"><text:date style:data-style-name="D4" text:date-value="2017-05-02">02-05-2017</text:date></text:span></text:p>
            <text:p><text:span text:style-name="T10">Arend Freije</text:span></text:p>
            <text:p><text:span text:style-name="T10">afreije@inn.nl</text:span></text:p>
            <text:p><text:span text:style-name="T10">06-87434979</text:span></text:p>
          </draw:text-box>
        </draw:frame>
        <draw:g>
          <draw:g>
            <draw:custom-shape draw:style-name="gr325" draw:text-style-name="P62" draw:layer="layout" svg:width="1.6cm" svg:height="1.6cm" draw:transform="rotate (-1.5707963267949) translate (13.298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32" draw:layer="layout" svg:width="2.399cm" svg:height="1.2cm" draw:transform="rotate (-1.5707963267949) translate (13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24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4.2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21.2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1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22.8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2.6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5" draw:text-style-name="P62" draw:layer="layout" svg:width="0.798cm" svg:height="0.8cm" draw:transform="rotate (-1.5707963267949) translate (26.098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6" draw:text-style-name="P32" draw:layer="layout" svg:width="0.798cm" svg:height="0.6cm" draw:transform="rotate (-1.5707963267949) translate (25.998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11.698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32" draw:layer="layout" svg:width="2.399cm" svg:height="1.2cm" draw:transform="rotate (-1.5707963267949) translate (11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19.6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19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18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17.8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57" draw:text-style-name="P32" draw:layer="layout" svg:width="3.999cm" svg:height="1.2cm" draw:transform="rotate (-1.5707963267949) translate (32.898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7" draw:text-style-name="P32" draw:layer="layout" svg:width="3.999cm" svg:height="1.2cm" draw:transform="rotate (-1.5707963267949) translate (31.298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8" draw:text-style-name="P63" draw:layer="layout" svg:width="2cm" svg:height="3.999cm" svg:x="30.498cm" svg:y="18.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9" draw:text-style-name="P32" draw:layer="layout" svg:width="1.2cm" svg:height="1.2cm" draw:transform="rotate (-1.5707963267949) translate (32.098cm 18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9" draw:text-style-name="P32" draw:layer="layout" svg:width="1.2cm" svg:height="1.2cm" draw:transform="rotate (-1.5707963267949) translate (32.098cm 20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60" draw:text-style-name="P4" draw:layer="layout" svg:x1="33.298cm" svg:y1="20.97cm" svg:x2="35.298cm" svg:y2="20.97cm">
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61" draw:text-style-name="P4" draw:layer="layout" svg:x1="9.298cm" svg:y1="20.97cm" svg:x2="14.098cm" svg:y2="20.97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62" draw:text-style-name="P4" draw:layer="layout" svg:x1="7.298cm" svg:y1="20.97cm" svg:x2="9.298cm" svg:y2="20.97cm">
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25" draw:text-style-name="P62" draw:layer="layout" svg:width="1.6cm" svg:height="1.6cm" draw:transform="rotate (-1.5707963267949) translate (27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7.4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30.8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30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24.4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4.2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22.8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2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63" draw:text-style-name="P4" draw:layer="layout" svg:x1="14.098cm" svg:y1="20.97cm" svg:x2="18.898cm" svg:y2="20.97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64" draw:text-style-name="P4" draw:layer="layout" svg:x1="18.898cm" svg:y1="20.97cm" svg:x2="23.698cm" svg:y2="20.97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65" draw:text-style-name="P4" draw:layer="layout" svg:x1="23.698cm" svg:y1="20.97cm" svg:x2="28.498cm" svg:y2="20.97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66" draw:text-style-name="P4" draw:layer="layout" svg:x1="28.498cm" svg:y1="20.97cm" svg:x2="33.298cm" svg:y2="20.97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</draw:page>
      <draw:page draw:name="page9" draw:style-name="dp1" draw:master-page-name="Default">
        <draw:g>
          <draw:custom-shape draw:style-name="gr367" draw:text-style-name="P65" draw:layer="layout" svg:width="7cm" svg:height="16.4cm" svg:x="27.5cm" svg:y="6.1cm">
            <text:p text:style-name="P16">3.5×</text:p>
            <text:p text:style-name="P16">(6.5+8.2+6.5)</text:p>
            <text:p text:style-name="P16"/>
            <text:p text:style-name="P16">0</text:p>
            <draw:enhanced-geometry svg:viewBox="0 0 21600 21600" draw:mirror-horizontal="true" draw:type="rectangle" draw:enhanced-path="M 0 0 L 21600 0 21600 21600 0 21600 0 0 Z N"/>
          </draw:custom-shape>
          <draw:custom-shape draw:style-name="gr367" draw:text-style-name="P65" draw:layer="layout" svg:width="7cm" svg:height="16.4cm" svg:x="20.5cm" svg:y="6.1cm">
            <text:p text:style-name="P16">3.5×</text:p>
            <text:p text:style-name="P16">(6.5+8.2+6.5)</text:p>
            <text:p text:style-name="P16"/>
            <text:p text:style-name="P16">0</text:p>
            <draw:enhanced-geometry svg:viewBox="0 0 21600 21600" draw:mirror-horizontal="true" draw:type="rectangle" draw:enhanced-path="M 0 0 L 21600 0 21600 21600 0 21600 0 0 Z N"/>
          </draw:custom-shape>
          <draw:custom-shape draw:style-name="gr368" draw:text-style-name="P65" draw:layer="layout" svg:width="0.8cm" svg:height="16.4cm" svg:x="34.5cm" svg:y="6.1cm">
            <text:p text:style-name="P16">0</text:p>
            <text:p text:style-name="P16"/>
            <text:p text:style-name="P16"/>
            <text:p text:style-name="P16">5.4×</text:p>
            <text:p text:style-name="P16">9</text:p>
            <draw:enhanced-geometry svg:viewBox="0 0 21600 21600" draw:type="rectangle" draw:enhanced-path="M 0 0 L 21600 0 21600 21600 0 21600 0 0 Z N"/>
          </draw:custom-shape>
          <draw:custom-shape draw:style-name="gr368" draw:text-style-name="P65" draw:layer="layout" svg:width="0.8cm" svg:height="16.4cm" svg:x="7.3cm" svg:y="6.1cm">
            <text:p text:style-name="P16">0</text:p>
            <text:p text:style-name="P16"/>
            <text:p text:style-name="P16"/>
            <text:p text:style-name="P16">3×</text:p>
            <text:p text:style-name="P16">9</text:p>
            <draw:enhanced-geometry svg:viewBox="0 0 21600 21600" draw:type="rectangle" draw:enhanced-path="M 0 0 L 21600 0 21600 21600 0 21600 0 0 Z N"/>
          </draw:custom-shape>
          <draw:custom-shape draw:style-name="gr369" draw:text-style-name="P65" draw:layer="layout" svg:width="3.2cm" svg:height="16.4cm" svg:x="8.1cm" svg:y="6.1cm">
            <text:p text:style-name="P16">1.6×</text:p>
            <text:p text:style-name="P16">(2.8+8.2+2.8)</text:p>
            <text:p text:style-name="P16"/>
            <text:p text:style-name="P16">0</text:p>
            <draw:enhanced-geometry svg:viewBox="0 0 21600 21600" draw:mirror-horizontal="true" draw:type="rectangle" draw:enhanced-path="M 0 0 L 21600 0 21600 21600 0 21600 0 0 Z N"/>
          </draw:custom-shape>
          <draw:custom-shape draw:style-name="gr370" draw:text-style-name="P65" draw:layer="layout" svg:width="4.4cm" svg:height="16.4cm" svg:x="16.1cm" svg:y="6.1cm">
            <text:p text:style-name="P16">2.2×</text:p>
            <text:p text:style-name="P16">(5+8.2+5)</text:p>
            <text:p text:style-name="P16"/>
            <text:p text:style-name="P16">(2+2.6)×</text:p>
            <text:p text:style-name="P16">8.2</text:p>
            <draw:enhanced-geometry svg:viewBox="0 0 21600 21600" draw:type="rectangle" draw:enhanced-path="M 0 0 L 21600 0 21600 21600 0 21600 0 0 Z N"/>
          </draw:custom-shape>
          <draw:custom-shape draw:style-name="gr371" draw:text-style-name="P65" draw:layer="layout" svg:width="4.8cm" svg:height="16.4cm" svg:x="11.3cm" svg:y="6.1cm">
            <text:p text:style-name="P16">2.4×</text:p>
            <text:p text:style-name="P16">(3.4+8.2+3.4)</text:p>
            <text:p text:style-name="P16"/>
            <text:p text:style-name="P16">0</text:p>
            <draw:enhanced-geometry svg:viewBox="0 0 21600 21600" draw:mirror-horizontal="false" draw:type="rectangle" draw:enhanced-path="M 0 0 L 21600 0 21600 21600 0 21600 0 0 Z N"/>
          </draw:custom-shape>
        </draw:g>
        <draw:g>
          <draw:custom-shape draw:style-name="gr339" draw:text-style-name="P60" draw:layer="layout" svg:width="10.8cm" svg:height="16cm" draw:transform="rotate (1.5707963267949) translate (19.234cm 22.4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0" draw:text-style-name="P59" draw:layer="layout" svg:width="4.002cm" svg:height="8cm" draw:transform="rotate (-1.5707963267949) translate (27.697cm 7.666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1" draw:text-style-name="P59" draw:layer="layout" svg:width="8cm" svg:height="4.002cm" draw:transform="rotate (-3.14159265358979) translate (35.697cm 11.6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2" draw:text-style-name="P59" draw:layer="layout" svg:width="2.399cm" svg:height="4.798cm" draw:transform="rotate (-1.5707963267949) translate (11.635cm 15.579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6" draw:text-style-name="P60" draw:layer="layout" svg:width="5.599cm" svg:height="7.6cm" draw:transform="rotate (1.5707963267949) translate (11.697cm 22.46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3" draw:text-style-name="P60" draw:layer="layout" svg:width="4.399cm" svg:height="4.399cm" draw:transform="rotate (1.5707963267949) translate (7.208cm 22.43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2" draw:text-style-name="P60" draw:layer="layout" svg:width="1.6cm" svg:height="6cm" draw:transform="rotate (1.5707963267949) translate (11.697cm 16.86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99" draw:text-style-name="P60" draw:layer="layout" svg:width="4.001cm" svg:height="1.6cm" draw:transform="rotate (1.5707963267949) translate (17.697cm 16.842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5" draw:text-style-name="P59" draw:layer="layout" svg:width="0.8cm" svg:height="1.6cm" draw:transform="rotate (-1.5707963267949) translate (19.297cm 12.0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73" draw:text-style-name="P61" draw:layer="layout" svg:width="5.6cm" svg:height="0.8cm" draw:transform="rotate (1.5707963267949) translate (15.9cm 22.5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6" draw:text-style-name="P61" draw:layer="layout" svg:width="4cm" svg:height="0.8cm" draw:transform="rotate (1.5707963267949) translate (18.4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7" draw:text-style-name="P57" draw:layer="layout" svg:width="29.6cm" svg:height="2cm" svg:x="6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02" draw:text-style-name="P61" draw:layer="layout" svg:width="4.4cm" svg:height="0.8cm" draw:transform="rotate (1.5707963267949) translate (7.2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91" draw:text-style-name="P26" draw:layer="layout" svg:x1="17.697cm" svg:y1="12.467cm" svg:x2="17.297cm" svg:y2="12.067cm">
            <text:p/>
          </draw:line>
          <draw:custom-shape draw:style-name="gr349" draw:text-style-name="P61" draw:layer="layout" svg:width="10.4cm" svg:height="0.8cm" draw:transform="rotate (1.5707963267949) translate (34.4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4" draw:text-style-name="P61" draw:layer="layout" svg:width="0.8cm" svg:height="7.6cm" draw:transform="rotate (1.5707963267949) translate (10.8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5" draw:text-style-name="P61" draw:layer="layout" svg:width="0.8cm" svg:height="15.2cm" draw:transform="rotate (1.5707963267949) translate (19.2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91" draw:text-style-name="P26" draw:layer="layout" svg:x1="12.097cm" svg:y1="14.467cm" svg:x2="17.697cm" svg:y2="14.467cm">
            <text:p/>
          </draw:line>
          <draw:line draw:style-name="gr191" draw:text-style-name="P26" draw:layer="layout" svg:x1="12.097cm" svg:y1="15.267cm" svg:x2="17.697cm" svg:y2="15.267cm">
            <text:p/>
          </draw:line>
          <draw:line draw:style-name="gr191" draw:text-style-name="P26" draw:layer="layout" svg:x1="12.097cm" svg:y1="14.867cm" svg:x2="17.697cm" svg:y2="14.867cm">
            <text:p/>
          </draw:line>
          <draw:line draw:style-name="gr191" draw:text-style-name="P26" draw:layer="layout" svg:x1="12.097cm" svg:y1="14.467cm" svg:x2="12.097cm" svg:y2="15.667cm">
            <text:p/>
          </draw:line>
          <draw:line draw:style-name="gr306" draw:text-style-name="P26" draw:layer="layout" svg:x1="16.897cm" svg:y1="12.067cm" svg:x2="19.697cm" svg:y2="11.667cm">
            <text:p/>
          </draw:line>
          <draw:line draw:style-name="gr191" draw:text-style-name="P26" draw:layer="layout" svg:x1="17.297cm" svg:y1="12.067cm" svg:x2="20.097cm" svg:y2="11.667cm">
            <text:p/>
          </draw:line>
          <draw:line draw:style-name="gr310" draw:text-style-name="P26" draw:layer="layout" svg:x1="35.297cm" svg:y1="11.667cm" svg:x2="27.297cm" svg:y2="7.667cm">
            <text:p/>
          </draw:line>
          <draw:line draw:style-name="gr310" draw:text-style-name="P26" draw:layer="layout" svg:x1="18.897cm" svg:y1="12.867cm" svg:x2="27.697cm" svg:y2="8.467cm">
            <text:p/>
          </draw:line>
          <draw:line draw:style-name="gr310" draw:text-style-name="P26" draw:layer="layout" svg:x1="17.697cm" svg:y1="12.867cm" svg:x2="28.097cm" svg:y2="7.667cm">
            <text:p/>
          </draw:line>
          <draw:line draw:style-name="gr310" draw:text-style-name="P26" draw:layer="layout" svg:x1="34.897cm" svg:y1="12.067cm" svg:x2="27.697cm" svg:y2="8.467cm">
            <text:p/>
          </draw:line>
          <draw:line draw:style-name="gr310" draw:text-style-name="P26" draw:layer="layout" svg:x1="34.497cm" svg:y1="16.067cm" svg:x2="19.297cm" svg:y2="16.067cm">
            <text:p/>
          </draw:line>
          <draw:line draw:style-name="gr310" draw:text-style-name="P26" draw:layer="layout" svg:x1="34.497cm" svg:y1="22.467cm" svg:x2="34.497cm" svg:y2="12.067cm">
            <text:p/>
          </draw:line>
          <draw:line draw:style-name="gr310" draw:text-style-name="P26" draw:layer="layout" svg:x1="35.297cm" svg:y1="22.467cm" svg:x2="35.297cm" svg:y2="11.667cm">
            <text:p/>
          </draw:line>
          <draw:line draw:style-name="gr310" draw:text-style-name="P26" draw:layer="layout" svg:x1="19.297cm" svg:y1="16.867cm" svg:x2="19.297cm" svg:y2="12.867cm">
            <text:p/>
          </draw:line>
          <draw:line draw:style-name="gr310" draw:text-style-name="P26" draw:layer="layout" svg:x1="18.497cm" svg:y1="16.067cm" svg:x2="10.897cm" svg:y2="16.067cm">
            <text:p/>
          </draw:line>
          <draw:line draw:style-name="gr310" draw:text-style-name="P26" draw:layer="layout" svg:x1="7.297cm" svg:y1="22.467cm" svg:x2="7.297cm" svg:y2="18.067cm">
            <text:p/>
          </draw:line>
          <draw:line draw:style-name="gr310" draw:text-style-name="P26" draw:layer="layout" svg:x1="7.297cm" svg:y1="18.067cm" svg:x2="11.297cm" svg:y2="16.067cm">
            <text:p/>
          </draw:line>
          <draw:measure draw:style-name="gr286" draw:text-style-name="P49" draw:layer="layout" svg:x1="7.296cm" svg:y1="23.994cm" svg:x2="35.296cm" svg:y2="23.994cm">
            <text:p text:style-name="P49"><text:span text:style-name="T1"><text:measure text:kind="gap"/></text:span><text:span text:style-name="T1"><text:measure text:kind="value">1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310" draw:text-style-name="P26" draw:layer="layout" svg:x1="18.497cm" svg:y1="16.067cm" svg:x2="18.497cm" svg:y2="12.867cm">
            <text:p/>
          </draw:line>
          <draw:line draw:style-name="gr310" draw:text-style-name="P26" draw:layer="layout" svg:x1="8.097cm" svg:y1="22.467cm" svg:x2="8.097cm" svg:y2="18.067cm">
            <text:p/>
          </draw:line>
          <draw:line draw:style-name="gr306" draw:text-style-name="P26" draw:layer="layout" svg:x1="6.097cm" svg:y1="18.467cm" svg:x2="27.697cm" svg:y2="7.667cm">
            <text:p/>
          </draw:line>
          <draw:line draw:style-name="gr310" draw:text-style-name="P26" draw:layer="layout" svg:x1="23.297cm" svg:y1="9.667cm" svg:x2="26.497cm" svg:y2="8.067cm">
            <text:p/>
          </draw:line>
          <draw:line draw:style-name="gr310" draw:text-style-name="P26" draw:layer="layout" svg:x1="19.422cm" svg:y1="11.627cm" svg:x2="22.497cm" svg:y2="10.067cm">
            <text:p/>
          </draw:line>
          <draw:line draw:style-name="gr310" draw:text-style-name="P26" draw:layer="layout" svg:x1="8.097cm" svg:y1="17.267cm" svg:x2="11.297cm" svg:y2="15.667cm">
            <text:p/>
          </draw:line>
          <draw:line draw:style-name="gr306" draw:text-style-name="P26" draw:layer="layout" svg:x1="27.697cm" svg:y1="7.667cm" svg:x2="36.497cm" svg:y2="12.067cm">
            <text:p/>
          </draw:line>
          <draw:line draw:style-name="gr310" draw:text-style-name="P26" draw:layer="layout" svg:x1="18.497cm" svg:y1="16.867cm" svg:x2="10.897cm" svg:y2="16.867cm">
            <text:p/>
          </draw:line>
          <draw:line draw:style-name="gr310" draw:text-style-name="P26" draw:layer="layout" svg:x1="7.697cm" svg:y1="18.467cm" svg:x2="10.897cm" svg:y2="16.867cm">
            <text:p/>
          </draw:line>
          <draw:custom-shape draw:style-name="gr374" draw:text-style-name="P61" draw:layer="layout" svg:width="11.172cm" svg:height="0.798cm" draw:transform="skewX (0.001221730476396) rotate (0.462686784703697) translate (17.673cm 12.605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5" draw:text-style-name="P61" draw:layer="layout" svg:width="5.592cm" svg:height="0.801cm" draw:transform="skewX (-0.00244346095279199) rotate (0.462686784703697) translate (6.912cm 17.80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6" draw:text-style-name="P61" draw:layer="layout" svg:width="8.764cm" svg:height="0.803cm" draw:transform="rotate (0.462686784703697) translate (27.452cm 11.703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7" draw:text-style-name="P66" draw:layer="layout" svg:width="29.6cm" svg:height="0.401cm" svg:x="6.496cm" svg:y="22.039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10" draw:text-style-name="P26" draw:layer="layout" svg:x1="34.497cm" svg:y1="16.867cm" svg:x2="18.097cm" svg:y2="16.867cm">
            <text:p/>
          </draw:line>
        </draw:g>
        <draw:custom-shape draw:style-name="gr353" draw:text-style-name="P55" draw:layer="layout" svg:width="36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25" draw:text-style-name="P62" draw:layer="layout" svg:width="1.6cm" svg:height="1.6cm" draw:transform="rotate (-1.5707963267949) translate (13.397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32" draw:layer="layout" svg:width="2.399cm" svg:height="1.2cm" draw:transform="rotate (-1.5707963267949) translate (13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24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4.3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21.3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1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22.9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2.7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5" draw:text-style-name="P62" draw:layer="layout" svg:width="0.798cm" svg:height="0.8cm" draw:transform="rotate (-1.5707963267949) translate (26.197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6" draw:text-style-name="P32" draw:layer="layout" svg:width="0.798cm" svg:height="0.6cm" draw:transform="rotate (-1.5707963267949) translate (26.097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11.797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32" draw:layer="layout" svg:width="2.399cm" svg:height="1.2cm" draw:transform="rotate (-1.5707963267949) translate (11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19.7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19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18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17.9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57" draw:text-style-name="P32" draw:layer="layout" svg:width="3.999cm" svg:height="1.2cm" draw:transform="rotate (-1.5707963267949) translate (32.9cm 18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7" draw:text-style-name="P32" draw:layer="layout" svg:width="3.999cm" svg:height="1.2cm" draw:transform="rotate (-1.5707963267949) translate (31.397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8" draw:text-style-name="P63" draw:layer="layout" svg:width="2cm" svg:height="3.999cm" svg:x="30.597cm" svg:y="18.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9" draw:text-style-name="P32" draw:layer="layout" svg:width="1.2cm" svg:height="1.2cm" draw:transform="rotate (-1.5707963267949) translate (32.197cm 18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9" draw:text-style-name="P32" draw:layer="layout" svg:width="1.2cm" svg:height="1.2cm" draw:transform="rotate (-1.5707963267949) translate (32.197cm 20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78" draw:text-style-name="P4" draw:layer="layout" svg:x1="33.397cm" svg:y1="21.801cm" svg:x2="35.397cm" svg:y2="21.801cm">
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79" draw:text-style-name="P4" draw:layer="layout" svg:x1="9.397cm" svg:y1="21.801cm" svg:x2="14.197cm" svg:y2="21.80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80" draw:text-style-name="P4" draw:layer="layout" svg:x1="7.397cm" svg:y1="21.801cm" svg:x2="9.397cm" svg:y2="21.801cm">
            <text:p text:style-name="P4"><text:span text:style-name="T2"><text:measure text:kind="gap"/></text:span><text:span text:style-name="T2"><text:measure text:kind="value">1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25" draw:text-style-name="P62" draw:layer="layout" svg:width="1.6cm" svg:height="1.6cm" draw:transform="rotate (-1.5707963267949) translate (27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7.5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30.9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30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24.5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4.3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5" draw:text-style-name="P62" draw:layer="layout" svg:width="1.6cm" svg:height="1.6cm" draw:transform="rotate (-1.5707963267949) translate (22.9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6" draw:text-style-name="P32" draw:layer="layout" svg:width="1.6cm" svg:height="1.2cm" draw:transform="rotate (-1.5707963267949) translate (22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81" draw:text-style-name="P4" draw:layer="layout" svg:x1="14.197cm" svg:y1="21.801cm" svg:x2="18.997cm" svg:y2="21.80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82" draw:text-style-name="P4" draw:layer="layout" svg:x1="18.997cm" svg:y1="21.8cm" svg:x2="23.797cm" svg:y2="21.8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83" draw:text-style-name="P4" draw:layer="layout" svg:x1="23.797cm" svg:y1="21.801cm" svg:x2="28.597cm" svg:y2="21.80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84" draw:text-style-name="P4" draw:layer="layout" svg:x1="28.597cm" svg:y1="21.801cm" svg:x2="33.397cm" svg:y2="21.801cm">
            <text:p text:style-name="P4"><text:span text:style-name="T2"><text:measure text:kind="gap"/></text:span><text:span text:style-name="T2"><text:measure text:kind="value">2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85" draw:text-style-name="P4" draw:layer="layout" svg:x1="7.7cm" svg:y1="22.1cm" svg:x2="7.7cm" svg:y2="17.5cm">
            <text:p text:style-name="P4"><text:span text:style-name="T2"><text:measure text:kind="gap"/></text:span><text:span text:style-name="T2"><text:measure text:kind="value">2.3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86" draw:text-style-name="P4" draw:layer="layout" svg:x1="17.7cm" svg:y1="22.1cm" svg:x2="17.7cm" svg:y2="12.1cm">
            <text:p text:style-name="P4"><text:span text:style-name="T2"><text:measure text:kind="gap"/></text:span><text:span text:style-name="T2"><text:measure text:kind="value">5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87" draw:text-style-name="P4" draw:layer="layout" svg:x1="14.1cm" svg:y1="22.1cm" svg:x2="14.1cm" svg:y2="15.3cm">
            <text:p text:style-name="P4"><text:span text:style-name="T2"><text:measure text:kind="gap"/></text:span><text:span text:style-name="T2"><text:measure text:kind="value">3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88" draw:text-style-name="P4" draw:layer="layout" svg:x1="23.3cm" svg:y1="22.1cm" svg:x2="23.3cm" svg:y2="9.1cm">
            <text:p text:style-name="P4"><text:span text:style-name="T2"><text:measure text:kind="gap"/></text:span><text:span text:style-name="T2"><text:measure text:kind="value">6.5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89" draw:text-style-name="P4" draw:layer="layout" svg:x1="34.9cm" svg:y1="22.1cm" svg:x2="34.9cm" svg:y2="11.3cm">
            <text:p text:style-name="P4"><text:span text:style-name="T2"><text:measure text:kind="gap"/></text:span><text:span text:style-name="T2"><text:measure text:kind="value">5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90" draw:text-style-name="P4" draw:layer="layout" svg:x1="9.4cm" svg:y1="22.1cm" svg:x2="9.4cm" svg:y2="16.5cm">
            <text:p text:style-name="P4"><text:span text:style-name="T2"><text:measure text:kind="gap"/></text:span><text:span text:style-name="T2"><text:measure text:kind="value">2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91" draw:text-style-name="P4" draw:layer="layout" svg:x1="30.9cm" svg:y1="22.1cm" svg:x2="30.9cm" svg:y2="9.1cm">
            <text:p text:style-name="P4"><text:span text:style-name="T2"><text:measure text:kind="gap"/></text:span><text:span text:style-name="T2"><text:measure text:kind="value">6.5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  <draw:g>
          <draw:line draw:style-name="gr273" draw:text-style-name="P26" draw:layer="layout" svg:x1="30.499cm" svg:y1="22.467cm" svg:x2="30.499cm" svg:y2="16.467cm">
            <text:p/>
          </draw:line>
          <draw:line draw:style-name="gr306" draw:text-style-name="P26" draw:layer="layout" svg:x1="24.899cm" svg:y1="18.867cm" svg:x2="32.899cm" svg:y2="14.867cm">
            <text:p/>
          </draw:line>
          <draw:line draw:style-name="gr306" draw:text-style-name="P26" draw:layer="layout" svg:x1="32.899cm" svg:y1="14.867cm" svg:x2="37.699cm" svg:y2="17.267cm">
            <text:p/>
          </draw:line>
          <draw:line draw:style-name="gr273" draw:text-style-name="P26" draw:layer="layout" svg:x1="28.899cm" svg:y1="17.267cm" svg:x2="36.899cm" svg:y2="17.267cm">
            <text:p/>
          </draw:line>
          <draw:line draw:style-name="gr273" draw:text-style-name="P26" draw:layer="layout" svg:x1="32.899cm" svg:y1="15.267cm" svg:x2="37.699cm" svg:y2="17.667cm">
            <text:p/>
          </draw:line>
          <draw:line draw:style-name="gr273" draw:text-style-name="P26" draw:layer="layout" svg:x1="24.899cm" svg:y1="19.267cm" svg:x2="32.899cm" svg:y2="15.267cm">
            <text:p/>
          </draw:line>
          <draw:line draw:style-name="gr273" draw:text-style-name="P26" draw:layer="layout" svg:x1="26.499cm" svg:y1="22.467cm" svg:x2="26.499cm" svg:y2="18.467cm">
            <text:p/>
          </draw:line>
          <draw:line draw:style-name="gr273" draw:text-style-name="P26" draw:layer="layout" svg:x1="25.699cm" svg:y1="18.867cm" svg:x2="26.499cm" svg:y2="19.267cm">
            <text:p/>
          </draw:line>
        </draw:g>
        <draw:frame draw:style-name="gr138" draw:text-style-name="P14" draw:layer="layout" svg:width="0.717cm" svg:height="1.703cm" svg:x="22.697cm" svg:y="17.668cm">
          <draw:text-box>
            <text:p/>
          </draw:text-box>
        </draw:frame>
        <draw:custom-shape draw:style-name="gr136" draw:text-style-name="P33" draw:layer="layout" svg:width="2cm" svg:height="1.999cm" svg:x="2.498cm" svg:y="4.467cm">
          <text:p text:style-name="P16"><text:span text:style-name="T9"><text:line-break/></text:span><text:span text:style-name="T9">Z <text:s text:c="2"/>N</text:span></text:p>
          <text:p text:style-name="P16"><text:span text:style-name="T9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8" draw:text-style-name="P64" draw:layer="layout" svg:width="8.8cm" svg:height="1.6cm" svg:x="5.697cm" svg:y="4.067cm">
          <draw:text-box>
            <text:p><text:span text:style-name="T13">Gevel Oostzijde met car port</text:span></text:p>
          </draw:text-box>
        </draw:frame>
        <draw:frame draw:style-name="gr137" draw:text-style-name="P34" draw:layer="layout" svg:width="9.58cm" svg:height="5.462cm" svg:x="5.717cm" svg:y="24.886cm">
          <draw:text-box>
            <text:p><text:span text:style-name="T10"><text:file-name text:display="name">julianapark-k31-12</text:file-name></text:span><text:span text:style-name="T10"> <text:s/></text:span><text:span text:style-name="T10"><text:date style:data-style-name="D4" text:date-value="2017-05-02">02-05-2017</text:date></text:span></text:p>
            <text:p><text:span text:style-name="T10">Arend Freije</text:span></text:p>
            <text:p><text:span text:style-name="T10">afreije@inn.nl</text:span></text:p>
            <text:p><text:span text:style-name="T10">06-87434979</text:span></text:p>
          </draw:text-box>
        </draw:frame>
      </draw:page>
      <draw:page draw:name="page10" draw:style-name="dp1" draw:master-page-name="Default">
        <draw:custom-shape draw:style-name="gr392" draw:text-style-name="P56" draw:layer="layout" svg:width="16.4cm" svg:height="0.399cm" svg:x="7.698cm" svg:y="22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57" draw:layer="layout" svg:width="18.8cm" svg:height="1.999cm" svg:x="6.498cm" svg:y="22.468cm">
          <text:p/>
          <draw:enhanced-geometry svg:viewBox="0 0 21600 21600" draw:type="rectangle" draw:enhanced-path="M 0 0 L 21600 0 21600 21600 0 21600 0 0 Z N"/>
        </draw:custom-shape>
        <draw:custom-shape draw:style-name="gr394" draw:text-style-name="P55" draw:layer="layout" svg:width="29.2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95" draw:text-style-name="P28" draw:layer="layout" svg:width="0.4cm" svg:height="8.399cm" svg:x="15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5" draw:text-style-name="P28" draw:layer="layout" svg:width="0.4cm" svg:height="8.399cm" svg:x="7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5" draw:text-style-name="P28" draw:layer="layout" svg:width="0.4cm" svg:height="8.399cm" svg:x="23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96" draw:text-style-name="P4" draw:layer="measurelines" svg:x1="24.596cm" svg:y1="16.869cm" svg:x2="24.596cm" svg:y2="10.869cm">
            <text:p text:style-name="P4"><text:span text:style-name="T2"><text:measure text:kind="gap"/></text:span><text:span text:style-name="T2"><text:measure text:kind="value">3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97" draw:text-style-name="P4" draw:layer="layout" svg:x1="24.596cm" svg:y1="22.47cm" svg:x2="24.596cm" svg:y2="16.869cm">
            <text:p text:style-name="P4"><text:span text:style-name="T2"><text:measure text:kind="gap"/></text:span><text:span text:style-name="T2"><text:measure text:kind="value">2.800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398" draw:text-style-name="P4" draw:layer="layout" svg:x1="23.696cm" svg:y1="22.47cm" svg:x2="8.096cm" svg:y2="22.47cm">
            <text:p text:style-name="P4"><text:span text:style-name="T2"><text:measure text:kind="gap"/></text:span><text:span text:style-name="T2"><text:measure text:kind="value">7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399" draw:text-style-name="P67" draw:layer="layout" svg:width="16.4cm" svg:height="0.801cm" svg:x="7.696cm" svg:y="10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9" draw:text-style-name="P67" draw:layer="layout" svg:width="16.4cm" svg:height="0.801cm" svg:x="7.696cm" svg:y="16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0" draw:text-style-name="P67" draw:layer="layout" svg:width="0.8cm" svg:height="13.6cm" svg:x="22.8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1" draw:text-style-name="P67" draw:layer="layout" svg:width="0.4cm" svg:height="4.4cm" svg:x="7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0" draw:text-style-name="P67" draw:layer="layout" svg:width="0.8cm" svg:height="13.6cm" svg:x="8.0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2" draw:text-style-name="P67" draw:layer="layout" svg:width="0.4cm" svg:height="0.799cm" svg:x="7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2" draw:text-style-name="P67" draw:layer="layout" svg:width="0.4cm" svg:height="0.799cm" svg:x="23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1" draw:text-style-name="P67" draw:layer="layout" svg:width="0.4cm" svg:height="4.4cm" svg:x="23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1" draw:text-style-name="P67" draw:layer="layout" svg:width="0.4cm" svg:height="4.4cm" svg:x="15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2" draw:text-style-name="P67" draw:layer="layout" svg:width="0.4cm" svg:height="0.799cm" svg:x="15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03" draw:text-style-name="P4" draw:layer="layout" svg:x1="24.596cm" svg:y1="10.869cm" svg:x2="24.596cm" svg:y2="6.87cm">
            <text:p text:style-name="P4"><text:span text:style-name="T2"><text:measure text:kind="gap"/></text:span><text:span text:style-name="T2"><text:measure text:kind="value">1.999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404" draw:text-style-name="P4" draw:layer="layout" svg:x1="15.696cm" svg:y1="7.27cm" svg:x2="8.096cm" svg:y2="7.27cm">
            <text:p text:style-name="P4"><text:span text:style-name="T2"><text:measure text:kind="gap"/></text:span><text:span text:style-name="T2"><text:measure text:kind="value">3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405" draw:text-style-name="P4" draw:layer="layout" svg:x1="23.696cm" svg:y1="7.27cm" svg:x2="16.096cm" svg:y2="7.27cm">
            <text:p text:style-name="P4"><text:span text:style-name="T2"><text:measure text:kind="gap"/></text:span><text:span text:style-name="T2"><text:measure text:kind="value">3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406" draw:text-style-name="P4" draw:layer="layout" svg:x1="7.696cm" svg:y1="22.47cm" svg:x2="7.696cm" svg:y2="8.87cm">
            <text:p text:style-name="P4"><text:span text:style-name="T2"><text:measure text:kind="gap"/></text:span><text:span text:style-name="T2"><text:measure text:kind="value">6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  <draw:frame draw:style-name="gr138" draw:text-style-name="P14" draw:layer="layout" svg:width="0.717cm" svg:height="1.703cm" svg:x="21.497cm" svg:y="17.668cm">
          <draw:text-box>
            <text:p/>
          </draw:text-box>
        </draw:frame>
        <draw:frame draw:style-name="gr262" draw:text-style-name="P36" draw:layer="layout" svg:width="8.8cm" svg:height="2.401cm" svg:x="6.9cm" svg:y="4.868cm">
          <draw:text-box>
            <text:p><text:span text:style-name="T11">Spanten vanaf Noordzijde</text:span></text:p>
          </draw:text-box>
        </draw:frame>
        <draw:custom-shape draw:style-name="gr407" draw:text-style-name="P58" draw:layer="layout" svg:width="2.4cm" svg:height="0.399cm" svg:x="21.698cm" svg:y="2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7" draw:text-style-name="P58" draw:layer="layout" svg:width="2.4cm" svg:height="0.399cm" svg:x="7.698cm" svg:y="2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3" draw:layer="layout" svg:width="2cm" svg:height="1.999cm" svg:x="2.5cm" svg:y="4.467cm">
          <text:p text:style-name="P16"><text:span text:style-name="T9"><text:line-break/></text:span><text:span text:style-name="T9">O <text:s text:c="2"/>W</text:span></text:p>
          <text:p text:style-name="P16"><text:span text:style-name="T9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7" draw:text-style-name="P34" draw:layer="layout" svg:width="9.58cm" svg:height="5.462cm" svg:x="5.717cm" svg:y="24.886cm">
          <draw:text-box>
            <text:p><text:span text:style-name="T10"><text:file-name text:display="name">julianapark-k31-12</text:file-name></text:span><text:span text:style-name="T10"> <text:s/></text:span><text:span text:style-name="T10"><text:date style:data-style-name="D4" text:date-value="2017-05-02">02-05-2017</text:date></text:span></text:p>
            <text:p><text:span text:style-name="T10">Arend Freije</text:span></text:p>
            <text:p><text:span text:style-name="T10">afreije@inn.nl</text:span></text:p>
            <text:p><text:span text:style-name="T10">06-87434979</text:span></text:p>
          </draw:text-box>
        </draw:frame>
      </draw:page>
      <draw:page draw:name="page11" draw:style-name="dp1" draw:master-page-name="Default">
        <draw:custom-shape draw:style-name="gr408" draw:text-style-name="P60" draw:layer="layout" svg:width="10.8cm" svg:height="18cm" draw:transform="rotate (1.5707963267949) translate (6.9cm 22.4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09" draw:text-style-name="P68" draw:layer="layout" svg:width="6.8cm" svg:height="4.402cm" svg:x="14.1cm" svg:y="17.266cm">
            <text:p text:style-name="P16"><text:span text:style-name="T7">Bad-</text:span></text:p>
            <text:p text:style-name="P16"><text:span text:style-name="T7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0" draw:text-style-name="P68" draw:layer="layout" svg:width="4.4cm" svg:height="4.402cm" svg:x="7.7cm" svg:y="17.266cm">
            <text:p text:style-name="P16"><text:span text:style-name="T7">Entree</text:span></text:p>
            <text:p text:style-name="P16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1" draw:text-style-name="P68" draw:layer="layout" svg:width="7.2cm" svg:height="4.4cm" svg:x="7.7cm" svg:y="11.667cm">
            <text:p text:style-name="P16"><text:span text:style-name="T7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2" draw:text-style-name="P68" draw:layer="layout" svg:width="6cm" svg:height="4.4cm" svg:x="18.1cm" svg:y="11.667cm">
            <text:p text:style-name="P16"><text:span text:style-name="T7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3" draw:text-style-name="P68" draw:layer="layout" svg:width="2.4cm" svg:height="4.4cm" svg:x="15.3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4" draw:text-style-name="P68" draw:layer="layout" svg:width="0.4cm" svg:height="3.601cm" svg:x="13.7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5" draw:text-style-name="P68" draw:layer="layout" svg:width="0.4cm" svg:height="3.201cm" svg:x="13.3cm" svg:y="1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6" draw:text-style-name="P68" draw:layer="layout" svg:width="3.2cm" svg:height="4.402cm" svg:x="20.9cm" svg:y="17.266cm">
            <text:p text:style-name="P16"><text:span text:style-name="T7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7" draw:text-style-name="P14" draw:layer="layout" svg:width="0.717cm" svg:height="1.704cm" svg:x="14.5cm" svg:y="20.466cm">
            <draw:text-box>
              <text:p/>
            </draw:text-box>
          </draw:frame>
        </draw:g>
        <draw:g>
          <draw:line draw:style-name="gr310" draw:text-style-name="P26" draw:layer="layout" svg:x1="7.698cm" svg:y1="16.868cm" svg:x2="24.098cm" svg:y2="16.868cm">
            <text:p/>
          </draw:line>
          <draw:custom-shape draw:style-name="gr418" draw:text-style-name="P61" draw:layer="layout" svg:width="0.799cm" svg:height="8cm" draw:transform="rotate (1.5707963267949) translate (16.0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8" draw:text-style-name="P61" draw:layer="layout" svg:width="0.799cm" svg:height="8cm" draw:transform="rotate (1.5707963267949) translate (7.6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9" draw:text-style-name="P57" draw:layer="layout" svg:width="18.8cm" svg:height="2.001cm" svg:x="6.4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20" draw:text-style-name="P56" draw:layer="layout" svg:width="16.4cm" svg:height="0.4cm" svg:x="7.698cm" svg:y="22.068cm">
            <text:p/>
            <draw:enhanced-geometry svg:viewBox="0 0 21600 21600" draw:type="rectangle" draw:enhanced-path="M 0 0 L 21600 0 21600 21600 0 21600 0 0 Z N"/>
          </draw:custom-shape>
          <draw:custom-shape draw:style-name="gr421" draw:text-style-name="P69" draw:layer="layout" svg:width="0.8cm" svg:height="0.4cm" draw:transform="rotate (1.5707963267949) translate (15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21" draw:text-style-name="P69" draw:layer="layout" svg:width="0.8cm" svg:height="0.4cm" draw:transform="rotate (1.5707963267949) translate (23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21" draw:text-style-name="P69" draw:layer="layout" svg:width="0.8cm" svg:height="0.4cm" draw:transform="rotate (1.5707963267949) translate (7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22" draw:text-style-name="P61" draw:layer="layout" svg:width="14.4cm" svg:height="0.8cm" draw:transform="rotate (1.5707963267949) translate (24.0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2" draw:text-style-name="P61" draw:layer="layout" svg:width="14.4cm" svg:height="0.8cm" draw:transform="rotate (1.5707963267949) translate (6.8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0" draw:text-style-name="P26" draw:layer="layout" svg:x1="7.698cm" svg:y1="16.068cm" svg:x2="24.098cm" svg:y2="16.068cm">
            <text:p/>
          </draw:line>
          <draw:custom-shape draw:style-name="gr423" draw:text-style-name="P29" draw:layer="layout" svg:width="0.4cm" svg:height="3.2cm" svg:x="7.698cm" svg:y="8.468cm">
            <text:p/>
            <draw:enhanced-geometry svg:viewBox="0 0 21600 21600" draw:type="rectangle" draw:enhanced-path="M 0 0 L 21600 0 21600 21600 0 21600 0 0 Z N"/>
          </draw:custom-shape>
          <draw:custom-shape draw:style-name="gr423" draw:text-style-name="P29" draw:layer="layout" svg:width="0.4cm" svg:height="3.2cm" svg:x="15.698cm" svg:y="8.468cm">
            <text:p/>
            <draw:enhanced-geometry svg:viewBox="0 0 21600 21600" draw:type="rectangle" draw:enhanced-path="M 0 0 L 21600 0 21600 21600 0 21600 0 0 Z N"/>
          </draw:custom-shape>
          <draw:custom-shape draw:style-name="gr423" draw:text-style-name="P29" draw:layer="layout" svg:width="0.4cm" svg:height="3.2cm" svg:x="23.698cm" svg:y="8.4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37" draw:text-style-name="P32" draw:layer="layout" svg:width="1.198cm" svg:height="1.2cm" draw:transform="rotate (-1.5707963267949) translate (22.4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7" draw:text-style-name="P32" draw:layer="layout" svg:width="1.198cm" svg:height="1.2cm" draw:transform="rotate (-1.5707963267949) translate (17.6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7" draw:text-style-name="P32" draw:layer="layout" svg:width="1.198cm" svg:height="1.2cm" draw:transform="rotate (-1.5707963267949) translate (16.0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6" draw:text-style-name="P32" draw:layer="layout" svg:width="1.6cm" svg:height="1.2cm" draw:transform="rotate (-1.5707963267949) translate (17.6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6" draw:text-style-name="P32" draw:layer="layout" svg:width="1.6cm" svg:height="1.2cm" draw:transform="rotate (-1.5707963267949) translate (10.4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7" draw:text-style-name="P32" draw:layer="layout" svg:width="1.198cm" svg:height="1.2cm" draw:transform="rotate (-1.5707963267949) translate (10.4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6" draw:text-style-name="P32" draw:layer="layout" svg:width="1.6cm" svg:height="1.2cm" draw:transform="rotate (-1.5707963267949) translate (22.4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6" draw:text-style-name="P32" draw:layer="layout" svg:width="1.6cm" svg:height="1.2cm" draw:transform="rotate (-1.5707963267949) translate (16.0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6" draw:text-style-name="P32" draw:layer="layout" svg:width="1.6cm" svg:height="1.2cm" draw:transform="rotate (-1.5707963267949) translate (12.0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6" draw:text-style-name="P32" draw:layer="layout" svg:width="1.6cm" svg:height="1.2cm" draw:transform="rotate (-1.5707963267949) translate (20.8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424" draw:text-style-name="P70" draw:layer="layout" svg:width="19.546cm" svg:height="4.8cm" svg:x="6.096cm" svg:y="7.669cm">
            <text:p/>
            <draw:enhanced-geometry svg:viewBox="0 0 21600 21600" draw:type="rectangle" draw:enhanced-path="M 0 0 L 21600 0 21600 21600 0 21600 0 0 Z N"/>
          </draw:custom-shape>
        </draw:g>
        <draw:frame draw:style-name="gr138" draw:text-style-name="P14" draw:layer="layout" svg:width="0.717cm" svg:height="1.703cm" svg:x="22.897cm" svg:y="18.067cm">
          <draw:text-box>
            <text:p/>
          </draw:text-box>
        </draw:frame>
        <draw:frame draw:style-name="gr138" draw:text-style-name="P14" draw:layer="layout" svg:width="0.717cm" svg:height="1.703cm" svg:x="20.9cm" svg:y="13.667cm">
          <draw:text-box>
            <text:p/>
          </draw:text-box>
        </draw:frame>
        <draw:measure draw:style-name="gr425" draw:text-style-name="P71" draw:layer="layout" svg:x1="5.961cm" svg:y1="12.065cm" svg:x2="5.961cm" svg:y2="8.067cm">
          <text:p text:style-name="P71"><text:span text:style-name="T2"><text:measure text:kind="gap"/></text:span><text:span text:style-name="T2"><text:measure text:kind="value">1.999</text:measure></text:span><text:span text:style-name="T2"> </text:span><text:span text:style-name="T2"><text:measure text:kind="unit">mm</text:measure></text:span><text:span text:style-name="T2"><text:measure text:kind="gap"/></text:span></text:p>
        </draw:measure>
        <draw:measure draw:style-name="gr426" draw:text-style-name="P71" draw:layer="layout" svg:x1="6.363cm" svg:y1="22.468cm" svg:x2="6.363cm" svg:y2="12.068cm">
          <text:p text:style-name="P71"><text:span text:style-name="T2"><text:measure text:kind="gap"/></text:span><text:span text:style-name="T2"><text:measure text:kind="value">5.200</text:measure></text:span><text:span text:style-name="T2"> </text:span><text:span text:style-name="T2"><text:measure text:kind="unit">mm</text:measure></text:span><text:span text:style-name="T2"><text:measure text:kind="gap"/></text:span></text:p>
        </draw:measure>
        <draw:custom-shape draw:style-name="gr427" draw:text-style-name="P61" draw:layer="layout" svg:width="3.999cm" svg:height="16.4cm" draw:transform="rotate (1.5707963267949) translate (7.7cm 12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8" draw:text-style-name="P64" draw:layer="layout" svg:width="8.8cm" svg:height="1.6cm" svg:x="4.5cm" svg:y="4.067cm">
          <draw:text-box>
            <text:p><text:span text:style-name="T13">Gevel Noordzijde</text:span></text:p>
          </draw:text-box>
        </draw:frame>
        <draw:custom-shape draw:style-name="gr428" draw:text-style-name="P55" draw:layer="layout" svg:width="29.6cm" svg:height="20.799cm" svg:x="4.498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3" draw:layer="layout" svg:width="2cm" svg:height="1.999cm" svg:x="2.5cm" svg:y="4.467cm">
          <text:p text:style-name="P16"><text:span text:style-name="T9"><text:line-break/></text:span><text:span text:style-name="T9">O <text:s text:c="2"/>W</text:span></text:p>
          <text:p text:style-name="P16"><text:span text:style-name="T9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7" draw:text-style-name="P34" draw:layer="layout" svg:width="9.58cm" svg:height="5.462cm" svg:x="5.717cm" svg:y="24.886cm">
          <draw:text-box>
            <text:p><text:span text:style-name="T10"><text:file-name text:display="name">julianapark-k31-12</text:file-name></text:span><text:span text:style-name="T10"> <text:s/></text:span><text:span text:style-name="T10"><text:date style:data-style-name="D4" text:date-value="2017-05-02">02-05-2017</text:date></text:span></text:p>
            <text:p><text:span text:style-name="T10">Arend Freije</text:span></text:p>
            <text:p><text:span text:style-name="T10">afreije@inn.nl</text:span></text:p>
            <text:p><text:span text:style-name="T10">06-87434979</text:span></text:p>
          </draw:text-box>
        </draw:frame>
        <draw:g>
          <draw:line draw:style-name="gr429" draw:text-style-name="P26" draw:layer="layout" svg:x1="11.297cm" svg:y1="20.468cm" svg:x2="12.097cm" svg:y2="20.468cm">
            <text:p/>
          </draw:line>
          <draw:line draw:style-name="gr429" draw:text-style-name="P26" draw:layer="layout" svg:x1="10.897cm" svg:y1="20.868cm" svg:x2="11.697cm" svg:y2="20.868cm">
            <text:p/>
          </draw:line>
          <draw:line draw:style-name="gr429" draw:text-style-name="P26" draw:layer="layout" svg:x1="10.497cm" svg:y1="21.268cm" svg:x2="11.297cm" svg:y2="21.268cm">
            <text:p/>
          </draw:line>
          <draw:line draw:style-name="gr429" draw:text-style-name="P26" draw:layer="layout" svg:x1="10.097cm" svg:y1="21.668cm" svg:x2="10.897cm" svg:y2="21.668cm">
            <text:p/>
          </draw:line>
          <draw:line draw:style-name="gr429" draw:text-style-name="P26" draw:layer="layout" svg:x1="12.897cm" svg:y1="18.868cm" svg:x2="13.697cm" svg:y2="18.868cm">
            <text:p/>
          </draw:line>
          <draw:line draw:style-name="gr429" draw:text-style-name="P26" draw:layer="layout" svg:x1="12.497cm" svg:y1="19.268cm" svg:x2="13.297cm" svg:y2="19.268cm">
            <text:p/>
          </draw:line>
          <draw:line draw:style-name="gr429" draw:text-style-name="P26" draw:layer="layout" svg:x1="12.097cm" svg:y1="19.668cm" svg:x2="12.897cm" svg:y2="19.668cm">
            <text:p/>
          </draw:line>
          <draw:line draw:style-name="gr429" draw:text-style-name="P26" draw:layer="layout" svg:x1="11.697cm" svg:y1="20.068cm" svg:x2="12.497cm" svg:y2="20.068cm">
            <text:p/>
          </draw:line>
          <draw:line draw:style-name="gr429" draw:text-style-name="P26" draw:layer="layout" svg:x1="14.497cm" svg:y1="17.268cm" svg:x2="15.297cm" svg:y2="17.268cm">
            <text:p/>
          </draw:line>
          <draw:line draw:style-name="gr429" draw:text-style-name="P26" draw:layer="layout" svg:x1="14.097cm" svg:y1="17.668cm" svg:x2="14.897cm" svg:y2="17.668cm">
            <text:p/>
          </draw:line>
          <draw:line draw:style-name="gr429" draw:text-style-name="P26" draw:layer="layout" svg:x1="13.697cm" svg:y1="18.068cm" svg:x2="14.497cm" svg:y2="18.068cm">
            <text:p/>
          </draw:line>
          <draw:line draw:style-name="gr429" draw:text-style-name="P26" draw:layer="layout" svg:x1="13.297cm" svg:y1="18.468cm" svg:x2="14.097cm" svg:y2="18.468cm">
            <text:p/>
          </draw:line>
          <draw:line draw:style-name="gr429" draw:text-style-name="P26" draw:layer="layout" svg:x1="15.297cm" svg:y1="16.468cm" svg:x2="16.097cm" svg:y2="16.468cm">
            <text:p/>
          </draw:line>
          <draw:line draw:style-name="gr429" draw:text-style-name="P26" draw:layer="layout" svg:x1="14.897cm" svg:y1="16.868cm" svg:x2="15.697cm" svg:y2="16.868cm">
            <text:p/>
          </draw:line>
        </draw:g>
      </draw:page>
      <draw:page draw:name="page12" draw:style-name="dp1" draw:master-page-name="Default">
        <draw:custom-shape draw:style-name="gr430" draw:text-style-name="P60" draw:layer="layout" svg:width="10.399cm" svg:height="18cm" draw:transform="rotate (1.5707963267949) translate (6.9cm 22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10" draw:text-style-name="P26" draw:layer="layout" svg:x1="7.698cm" svg:y1="16.868cm" svg:x2="24.098cm" svg:y2="16.868cm">
            <text:p/>
          </draw:line>
          <draw:custom-shape draw:style-name="gr418" draw:text-style-name="P61" draw:layer="layout" svg:width="0.799cm" svg:height="8cm" draw:transform="rotate (1.5707963267949) translate (16.0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8" draw:text-style-name="P61" draw:layer="layout" svg:width="0.799cm" svg:height="8cm" draw:transform="rotate (1.5707963267949) translate (7.6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9" draw:text-style-name="P57" draw:layer="layout" svg:width="18.8cm" svg:height="2.001cm" svg:x="6.4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31" draw:text-style-name="P56" draw:layer="layout" svg:width="15.6cm" svg:height="0.4cm" svg:x="8.098cm" svg:y="22.068cm">
            <text:p/>
            <draw:enhanced-geometry svg:viewBox="0 0 21600 21600" draw:type="rectangle" draw:enhanced-path="M 0 0 L 21600 0 21600 21600 0 21600 0 0 Z N"/>
          </draw:custom-shape>
          <draw:custom-shape draw:style-name="gr269" draw:text-style-name="P58" draw:layer="layout" svg:width="2.4cm" svg:height="0.401cm" svg:x="7.2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32" draw:text-style-name="P58" draw:layer="layout" svg:width="2cm" svg:height="0.401cm" svg:x="14.8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269" draw:text-style-name="P58" draw:layer="layout" svg:width="2.4cm" svg:height="0.401cm" svg:x="22.0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22" draw:text-style-name="P61" draw:layer="layout" svg:width="14.4cm" svg:height="0.8cm" draw:transform="rotate (1.5707963267949) translate (24.0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2" draw:text-style-name="P61" draw:layer="layout" svg:width="14.4cm" svg:height="0.8cm" draw:transform="rotate (1.5707963267949) translate (6.8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0" draw:text-style-name="P26" draw:layer="layout" svg:x1="7.698cm" svg:y1="16.068cm" svg:x2="24.098cm" svg:y2="16.068cm">
            <text:p/>
          </draw:line>
        </draw:g>
        <draw:frame draw:style-name="gr138" draw:text-style-name="P14" draw:layer="layout" svg:width="0.717cm" svg:height="1.703cm" svg:x="24.795cm" svg:y="18.067cm">
          <draw:text-box>
            <text:p/>
          </draw:text-box>
        </draw:frame>
        <draw:measure draw:style-name="gr433" draw:text-style-name="P71" draw:layer="layout" svg:x1="5.961cm" svg:y1="12.065cm" svg:x2="5.961cm" svg:y2="8.067cm">
          <text:p text:style-name="P71"><text:span text:style-name="T2"><text:measure text:kind="gap"/></text:span><text:span text:style-name="T2"><text:measure text:kind="value">1.999</text:measure></text:span><text:span text:style-name="T2"> </text:span><text:span text:style-name="T2"><text:measure text:kind="unit">mm</text:measure></text:span><text:span text:style-name="T2"><text:measure text:kind="gap"/></text:span></text:p>
        </draw:measure>
        <draw:measure draw:style-name="gr434" draw:text-style-name="P71" draw:layer="layout" svg:x1="6.363cm" svg:y1="22.468cm" svg:x2="6.363cm" svg:y2="12.068cm">
          <text:p text:style-name="P71"><text:span text:style-name="T2"><text:measure text:kind="gap"/></text:span><text:span text:style-name="T2"><text:measure text:kind="value">5.200</text:measure></text:span><text:span text:style-name="T2"> </text:span><text:span text:style-name="T2"><text:measure text:kind="unit">mm</text:measure></text:span><text:span text:style-name="T2"><text:measure text:kind="gap"/></text:span></text:p>
        </draw:measure>
        <draw:g>
          <draw:custom-shape draw:style-name="gr435" draw:text-style-name="P32" draw:layer="layout" svg:width="3.6cm" svg:height="4.4cm" draw:transform="rotate (-1.5707963267949) translate (22.1cm 18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6" draw:text-style-name="P32" draw:layer="layout" svg:width="3.999cm" svg:height="2.002cm" draw:transform="rotate (-1.5707963267949) translate (18.1cm 12.0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7" draw:text-style-name="P32" draw:layer="layout" svg:width="3.999cm" svg:height="2.2cm" draw:transform="rotate (-1.5707963267949) translate (20.3cm 12.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8" draw:text-style-name="P32" draw:layer="layout" svg:width="3.6cm" svg:height="4.402cm" draw:transform="rotate (-1.5707963267949) translate (14.1cm 18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9" draw:text-style-name="P32" draw:layer="layout" svg:width="3.999cm" svg:height="2.002cm" draw:transform="rotate (-1.5707963267949) translate (15.7cm 12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0" draw:text-style-name="P32" draw:layer="layout" svg:width="3.999cm" svg:height="2.2cm" draw:transform="rotate (-1.5707963267949) translate (13.698cm 12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1" draw:text-style-name="P70" draw:layer="layout" svg:width="2cm" svg:height="3.601cm" svg:x="23.3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1" draw:text-style-name="P70" draw:layer="layout" svg:width="2cm" svg:height="3.601cm" svg:x="6.5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2" draw:text-style-name="P72" draw:layer="layout" svg:width="7.6cm" svg:height="0.401cm" svg:x="12.1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3" draw:text-style-name="P70" draw:layer="layout" svg:width="3.6cm" svg:height="0.801cm" svg:x="8.5cm" svg:y="11.6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4" draw:text-style-name="P70" draw:layer="layout" svg:width="3.701cm" svg:height="0.801cm" svg:x="19.673cm" svg:y="11.6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2" draw:text-style-name="P72" draw:layer="layout" svg:width="7.6cm" svg:height="0.401cm" svg:x="12.1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5" draw:text-style-name="P70" draw:layer="layout" svg:width="18.8cm" svg:height="0.401cm" svg:x="6.5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6" draw:text-style-name="P70" draw:layer="layout" svg:width="18.8cm" svg:height="0.799cm" svg:x="6.5cm" svg:y="15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47" draw:text-style-name="P70" draw:layer="layout" svg:width="2cm" svg:height="1.999cm" svg:x="12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8" draw:text-style-name="P73" draw:layer="layout" svg:width="1.6cm" svg:height="1.8cm" svg:x="13.1cm" svg:y="7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45" draw:text-style-name="P70" draw:layer="layout" svg:width="18.8cm" svg:height="0.401cm" svg:x="6.5cm" svg:y="7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9" draw:text-style-name="P70" draw:layer="layout" svg:width="0.4cm" svg:height="3.999cm" svg:x="6.5cm" svg:y="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9" draw:text-style-name="P70" draw:layer="layout" svg:width="0.4cm" svg:height="3.999cm" svg:x="24.9cm" svg:y="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0" draw:text-style-name="P70" draw:layer="layout" svg:width="0.4cm" svg:height="2cm" svg:x="6.5cm" svg:y="16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0" draw:text-style-name="P70" draw:layer="layout" svg:width="0.4cm" svg:height="2cm" svg:x="24.9cm" svg:y="16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47" draw:text-style-name="P70" draw:layer="layout" svg:width="2cm" svg:height="1.999cm" svg:x="14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8" draw:text-style-name="P73" draw:layer="layout" svg:width="1.6cm" svg:height="1.8cm" svg:x="15.1cm" svg:y="7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7" draw:text-style-name="P70" draw:layer="layout" svg:width="2cm" svg:height="1.999cm" svg:x="16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8" draw:text-style-name="P73" draw:layer="layout" svg:width="1.6cm" svg:height="1.8cm" svg:x="17.1cm" svg:y="7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7" draw:text-style-name="P70" draw:layer="layout" svg:width="2cm" svg:height="1.999cm" svg:x="6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8" draw:text-style-name="P73" draw:layer="layout" svg:width="1.6cm" svg:height="1.8cm" svg:x="7.1cm" svg:y="7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7" draw:text-style-name="P70" draw:layer="layout" svg:width="2cm" svg:height="1.999cm" svg:x="8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8" draw:text-style-name="P73" draw:layer="layout" svg:width="1.6cm" svg:height="1.8cm" svg:x="9.1cm" svg:y="7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7" draw:text-style-name="P70" draw:layer="layout" svg:width="2cm" svg:height="1.999cm" svg:x="10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8" draw:text-style-name="P73" draw:layer="layout" svg:width="1.6cm" svg:height="1.8cm" svg:x="11.1cm" svg:y="7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7" draw:text-style-name="P70" draw:layer="layout" svg:width="2cm" svg:height="1.999cm" svg:x="18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8" draw:text-style-name="P73" draw:layer="layout" svg:width="1.6cm" svg:height="1.8cm" svg:x="19.1cm" svg:y="7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7" draw:text-style-name="P70" draw:layer="layout" svg:width="2cm" svg:height="1.999cm" svg:x="20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8" draw:text-style-name="P73" draw:layer="layout" svg:width="1.6cm" svg:height="1.8cm" svg:x="21.1cm" svg:y="7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7" draw:text-style-name="P70" draw:layer="layout" svg:width="2cm" svg:height="1.999cm" svg:x="22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8" draw:text-style-name="P73" draw:layer="layout" svg:width="1.6cm" svg:height="1.8cm" svg:x="23.1cm" svg:y="7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6.9cm" svg:y="9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7.1cm" svg:y="9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8.9cm" svg:y="9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9.1cm" svg:y="9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10.9cm" svg:y="9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11.1cm" svg:y="9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12.9cm" svg:y="9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13.1cm" svg:y="9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14.9cm" svg:y="9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15.1cm" svg:y="9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16.9cm" svg:y="9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17.1cm" svg:y="9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18.9cm" svg:y="9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19.1cm" svg:y="9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20.9cm" svg:y="9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21.1cm" svg:y="9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22.9cm" svg:y="9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23.1cm" svg:y="9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6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7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8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9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10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11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12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13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14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15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16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17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18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19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20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21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70" draw:layer="layout" svg:width="2cm" svg:height="2cm" svg:x="22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73" draw:layer="layout" svg:width="1.6cm" svg:height="1.799cm" svg:x="23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191" draw:text-style-name="P26" draw:layer="layout" svg:x1="23.299cm" svg:y1="14.469cm" svg:x2="8.499cm" svg:y2="14.469cm">
            <text:p/>
          </draw:line>
          <draw:line draw:style-name="gr191" draw:text-style-name="P26" draw:layer="layout" svg:x1="23.299cm" svg:y1="15.269cm" svg:x2="8.499cm" svg:y2="15.269cm">
            <text:p/>
          </draw:line>
          <draw:line draw:style-name="gr191" draw:text-style-name="P26" draw:layer="layout" svg:x1="23.299cm" svg:y1="14.869cm" svg:x2="8.499cm" svg:y2="14.869cm">
            <text:p/>
          </draw:line>
          <draw:line draw:style-name="gr191" draw:text-style-name="P26" draw:layer="layout" svg:x1="23.299cm" svg:y1="14.469cm" svg:x2="23.299cm" svg:y2="15.669cm">
            <text:p/>
          </draw:line>
          <draw:line draw:style-name="gr191" draw:text-style-name="P26" draw:layer="layout" svg:x1="12.099cm" svg:y1="12.869cm" svg:x2="12.099cm" svg:y2="12.069cm">
            <text:p/>
          </draw:line>
          <draw:line draw:style-name="gr191" draw:text-style-name="P26" draw:layer="layout" svg:x1="8.499cm" svg:y1="14.469cm" svg:x2="8.499cm" svg:y2="15.669cm">
            <text:p/>
          </draw:line>
          <draw:line draw:style-name="gr191" draw:text-style-name="P26" draw:layer="layout" svg:x1="13.299cm" svg:y1="14.469cm" svg:x2="13.299cm" svg:y2="15.669cm">
            <text:p/>
          </draw:line>
          <draw:line draw:style-name="gr191" draw:text-style-name="P26" draw:layer="layout" svg:x1="18.499cm" svg:y1="14.469cm" svg:x2="18.499cm" svg:y2="15.669cm">
            <text:p/>
          </draw:line>
          <draw:line draw:style-name="gr191" draw:text-style-name="P26" draw:layer="layout" svg:x1="19.699cm" svg:y1="12.869cm" svg:x2="19.699cm" svg:y2="12.069cm">
            <text:p/>
          </draw:line>
          <draw:line draw:style-name="gr191" draw:text-style-name="P26" draw:layer="layout" svg:x1="19.699cm" svg:y1="12.069cm" svg:x2="12.099cm" svg:y2="12.069cm">
            <text:p/>
          </draw:line>
        </draw:g>
        <draw:custom-shape draw:style-name="gr136" draw:text-style-name="P33" draw:layer="layout" svg:width="2cm" svg:height="1.999cm" svg:x="2.5cm" svg:y="4.467cm">
          <text:p text:style-name="P16"><text:span text:style-name="T9"><text:line-break/></text:span><text:span text:style-name="T9">W <text:s text:c="2"/>O</text:span></text:p>
          <text:p text:style-name="P16"><text:span text:style-name="T9">Z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8" draw:text-style-name="P64" draw:layer="layout" svg:width="8.8cm" svg:height="1.6cm" svg:x="4.5cm" svg:y="4.067cm">
          <draw:text-box>
            <text:p><text:span text:style-name="T13">Gevel Zuidzijde</text:span></text:p>
          </draw:text-box>
        </draw:frame>
        <draw:custom-shape draw:style-name="gr428" draw:text-style-name="P55" draw:layer="layout" svg:width="29.6cm" svg:height="20.799cm" svg:x="4.498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7" draw:text-style-name="P34" draw:layer="layout" svg:width="9.58cm" svg:height="5.462cm" svg:x="5.717cm" svg:y="24.886cm">
          <draw:text-box>
            <text:p><text:span text:style-name="T10"><text:file-name text:display="name">julianapark-k31-12</text:file-name></text:span><text:span text:style-name="T10"> <text:s/></text:span><text:span text:style-name="T10"><text:date style:data-style-name="D4" text:date-value="2017-05-02">02-05-2017</text:date></text:span></text:p>
            <text:p><text:span text:style-name="T10">Arend Freije</text:span></text:p>
            <text:p><text:span text:style-name="T10">afreije@inn.nl</text:span></text:p>
            <text:p><text:span text:style-name="T10">06-8743497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Hatching_20_betonplaat" draw:display-name="Hatching betonplaat" draw:style="single" draw:color="#808080" draw:distance="0.102cm" draw:rotation="450"/>
    <draw:hatch draw:name="Houtvezelwand" draw:style="single" draw:color="#b84700" draw:distance="0.102cm" draw:rotation="1350"/>
    <draw:hatch draw:name="Red_20_Crossed_20_45_20_Degrees" draw:display-name="Red Crossed 45 Degrees" draw:style="double" draw:color="#800000" draw:distance="0.076cm" draw:rotation="450"/>
    <draw:hatch draw:name="Trap" draw:style="single" draw:color="#000000" draw:distance="0.3cm" draw:rotation="0"/>
    <draw:hatch draw:name="Trap2" draw:style="single" draw:color="#000000" draw:distance="0.3cm" draw:rotation="900"/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0DT4H52M15S</meta:editing-duration>
    <meta:editing-cycles>545</meta:editing-cycles>
    <meta:generator>LibreOffice/5.0.2.2$Linux_X86_64 LibreOffice_project/00m0$Build-2</meta:generator>
    <dc:date>2017-05-02T00:13:16.631165743</dc:date>
    <meta:print-date>2017-03-14T08:27:27.604361285</meta:print-date>
    <meta:document-statistic meta:object-count="1672"/>
  </office:meta>
</office:document-meta>
</file>